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 style:data-style-name="N121">
      <style:table-cell-properties style:rotation-align="non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424242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close</text:p>
          </table:table-cell>
          <table:table-cell office:value-type="string" calcext:value-type="string">
            <text:p>winter</text:p>
          </table:table-cell>
        </table:table-row>
        <table:table-row table:style-name="ro1">
          <table:table-cell table:style-name="ce2" office:value-type="date" office:date-value="2014-03-18" calcext:value-type="date">
            <text:p>18-Mar-14</text:p>
          </table:table-cell>
          <table:table-cell table:style-name="ce5" office:value-type="float" office:value="46.94" calcext:value-type="float">
            <text:p>46.94</text:p>
          </table:table-cell>
          <table:table-cell table:style-name="ce6" table:formula="of:=DATE(2014; MONTH([.A2]);DAY([.A2]))" office:value-type="date" office:date-value="2014-03-18" calcext:value-type="date">
            <text:p>03/18/14</text:p>
          </table:table-cell>
        </table:table-row>
        <table:table-row table:style-name="ro1">
          <table:table-cell table:style-name="ce2" office:value-type="date" office:date-value="2014-03-11" calcext:value-type="date">
            <text:p>11-Mar-14</text:p>
          </table:table-cell>
          <table:table-cell table:style-name="ce5" office:value-type="float" office:value="48.42" calcext:value-type="float">
            <text:p>48.42</text:p>
          </table:table-cell>
          <table:table-cell table:style-name="ce6" table:formula="of:=DATE(2014; MONTH([.A3]);DAY([.A3]))" office:value-type="date" office:date-value="2014-03-11" calcext:value-type="date">
            <text:p>03/11/14</text:p>
          </table:table-cell>
        </table:table-row>
        <table:table-row table:style-name="ro1">
          <table:table-cell table:style-name="ce2" office:value-type="date" office:date-value="2014-03-04" calcext:value-type="date">
            <text:p>04-Mar-14</text:p>
          </table:table-cell>
          <table:table-cell table:style-name="ce5" office:value-type="float" office:value="51.15" calcext:value-type="float">
            <text:p>51.15</text:p>
          </table:table-cell>
          <table:table-cell table:style-name="ce6" table:formula="of:=DATE(2014; MONTH([.A4]);DAY([.A4]))" office:value-type="date" office:date-value="2014-03-04" calcext:value-type="date">
            <text:p>03/04/14</text:p>
          </table:table-cell>
        </table:table-row>
        <table:table-row table:style-name="ro1">
          <table:table-cell table:style-name="ce2" office:value-type="date" office:date-value="2014-02-25" calcext:value-type="date">
            <text:p>25-Feb-14</text:p>
          </table:table-cell>
          <table:table-cell table:style-name="ce5" office:value-type="float" office:value="51.28" calcext:value-type="float">
            <text:p>51.28</text:p>
          </table:table-cell>
          <table:table-cell table:style-name="ce6" table:formula="of:=DATE(2014; MONTH([.A5]);DAY([.A5]))" office:value-type="date" office:date-value="2014-02-25" calcext:value-type="date">
            <text:p>02/25/14</text:p>
          </table:table-cell>
        </table:table-row>
        <table:table-row table:style-name="ro1">
          <table:table-cell table:style-name="ce2" office:value-type="date" office:date-value="2014-02-18" calcext:value-type="date">
            <text:p>18-Feb-14</text:p>
          </table:table-cell>
          <table:table-cell table:style-name="ce5" office:value-type="float" office:value="52.01" calcext:value-type="float">
            <text:p>52.01</text:p>
          </table:table-cell>
          <table:table-cell table:style-name="ce6" table:formula="of:=DATE(2014; MONTH([.A6]);DAY([.A6]))" office:value-type="date" office:date-value="2014-02-18" calcext:value-type="date">
            <text:p>02/18/14</text:p>
          </table:table-cell>
        </table:table-row>
        <table:table-row table:style-name="ro1">
          <table:table-cell table:style-name="ce2" office:value-type="date" office:date-value="2014-02-11" calcext:value-type="date">
            <text:p>11-Feb-14</text:p>
          </table:table-cell>
          <table:table-cell table:style-name="ce5" office:value-type="float" office:value="54.6" calcext:value-type="float">
            <text:p>54.6</text:p>
          </table:table-cell>
          <table:table-cell table:style-name="ce6" table:formula="of:=DATE(2014; MONTH([.A7]);DAY([.A7]))" office:value-type="date" office:date-value="2014-02-11" calcext:value-type="date">
            <text:p>02/11/14</text:p>
          </table:table-cell>
        </table:table-row>
        <table:table-row table:style-name="ro1">
          <table:table-cell table:style-name="ce2" office:value-type="date" office:date-value="2014-02-04" calcext:value-type="date">
            <text:p>04-Feb-14</text:p>
          </table:table-cell>
          <table:table-cell table:style-name="ce5" office:value-type="float" office:value="56.85" calcext:value-type="float">
            <text:p>56.85</text:p>
          </table:table-cell>
          <table:table-cell table:style-name="ce6" table:formula="of:=DATE(2014; MONTH([.A8]);DAY([.A8]))" office:value-type="date" office:date-value="2014-02-04" calcext:value-type="date">
            <text:p>02/04/14</text:p>
          </table:table-cell>
        </table:table-row>
        <table:table-row table:style-name="ro1">
          <table:table-cell table:style-name="ce2" office:value-type="date" office:date-value="2014-01-28" calcext:value-type="date">
            <text:p>28-Jan-14</text:p>
          </table:table-cell>
          <table:table-cell table:style-name="ce5" office:value-type="float" office:value="56.73" calcext:value-type="float">
            <text:p>56.73</text:p>
          </table:table-cell>
          <table:table-cell table:style-name="ce6" table:formula="of:=DATE(2014; MONTH([.A9]);DAY([.A9]))" office:value-type="date" office:date-value="2014-01-28" calcext:value-type="date">
            <text:p>01/28/14</text:p>
          </table:table-cell>
        </table:table-row>
        <table:table-row table:style-name="ro1">
          <table:table-cell table:style-name="ce2" office:value-type="date" office:date-value="2014-01-21" calcext:value-type="date">
            <text:p>21-Jan-14</text:p>
          </table:table-cell>
          <table:table-cell table:style-name="ce5" office:value-type="float" office:value="54.56" calcext:value-type="float">
            <text:p>54.56</text:p>
          </table:table-cell>
          <table:table-cell table:style-name="ce6" table:formula="of:=DATE(2014; MONTH([.A10]);DAY([.A10]))" office:value-type="date" office:date-value="2014-01-21" calcext:value-type="date">
            <text:p>01/21/14</text:p>
          </table:table-cell>
        </table:table-row>
        <table:table-row table:style-name="ro1">
          <table:table-cell table:style-name="ce2" office:value-type="date" office:date-value="2014-01-14" calcext:value-type="date">
            <text:p>14-Jan-14</text:p>
          </table:table-cell>
          <table:table-cell table:style-name="ce5" office:value-type="float" office:value="54.03" calcext:value-type="float">
            <text:p>54.03</text:p>
          </table:table-cell>
          <table:table-cell table:style-name="ce6" table:formula="of:=DATE(2014; MONTH([.A11]);DAY([.A11]))" office:value-type="date" office:date-value="2014-01-14" calcext:value-type="date">
            <text:p>01/14/14</text:p>
          </table:table-cell>
        </table:table-row>
        <table:table-row table:style-name="ro1">
          <table:table-cell table:style-name="ce2" office:value-type="date" office:date-value="2014-01-07" calcext:value-type="date">
            <text:p>07-Jan-14</text:p>
          </table:table-cell>
          <table:table-cell table:style-name="ce5" office:value-type="float" office:value="54.21" calcext:value-type="float">
            <text:p>54.21</text:p>
          </table:table-cell>
          <table:table-cell table:style-name="ce6" table:formula="of:=DATE(2014; MONTH([.A12]);DAY([.A12]))" office:value-type="date" office:date-value="2014-01-07" calcext:value-type="date">
            <text:p>01/07/14</text:p>
          </table:table-cell>
        </table:table-row>
        <table:table-row table:style-name="ro1">
          <table:table-cell table:style-name="ce2" office:value-type="date" office:date-value="2013-12-31" calcext:value-type="date">
            <text:p>31-Dec-13</text:p>
          </table:table-cell>
          <table:table-cell table:style-name="ce5" office:value-type="float" office:value="54.21" calcext:value-type="float">
            <text:p>54.21</text:p>
          </table:table-cell>
          <table:table-cell table:style-name="ce6" table:formula="of:=DATE(2014; MONTH([.A13]);DAY([.A13]))" office:value-type="date" office:date-value="2014-12-31" calcext:value-type="date">
            <text:p>12/31/14</text:p>
          </table:table-cell>
        </table:table-row>
        <table:table-row table:style-name="ro1">
          <table:table-cell table:style-name="ce2" office:value-type="date" office:date-value="2013-12-24" calcext:value-type="date">
            <text:p>24-Dec-13</text:p>
          </table:table-cell>
          <table:table-cell table:style-name="ce5" office:value-type="float" office:value="54.21" calcext:value-type="float">
            <text:p>54.21</text:p>
          </table:table-cell>
          <table:table-cell table:style-name="ce6" table:formula="of:=DATE(2014; MONTH([.A14]);DAY([.A14]))" office:value-type="date" office:date-value="2014-12-24" calcext:value-type="date">
            <text:p>12/24/14</text:p>
          </table:table-cell>
        </table:table-row>
        <table:table-row table:style-name="ro1">
          <table:table-cell table:style-name="ce2" office:value-type="date" office:date-value="2013-12-17" calcext:value-type="date">
            <text:p>17-Dec-13</text:p>
          </table:table-cell>
          <table:table-cell table:style-name="ce5" office:value-type="float" office:value="55.19" calcext:value-type="float">
            <text:p>55.19</text:p>
          </table:table-cell>
          <table:table-cell table:style-name="ce6" table:formula="of:=DATE(2014; MONTH([.A15]);DAY([.A15]))" office:value-type="date" office:date-value="2014-12-17" calcext:value-type="date">
            <text:p>12/17/14</text:p>
          </table:table-cell>
        </table:table-row>
        <table:table-row table:style-name="ro1">
          <table:table-cell table:style-name="ce2" office:value-type="date" office:date-value="2013-12-10" calcext:value-type="date">
            <text:p>10-Dec-13</text:p>
          </table:table-cell>
          <table:table-cell table:style-name="ce5" office:value-type="float" office:value="55.19" calcext:value-type="float">
            <text:p>55.19</text:p>
          </table:table-cell>
          <table:table-cell table:style-name="ce6" table:formula="of:=DATE(2014; MONTH([.A16]);DAY([.A16]))" office:value-type="date" office:date-value="2014-12-10" calcext:value-type="date">
            <text:p>12/10/14</text:p>
          </table:table-cell>
        </table:table-row>
        <table:table-row table:style-name="ro1">
          <table:table-cell table:style-name="ce2" office:value-type="date" office:date-value="2013-12-03" calcext:value-type="date">
            <text:p>03-Dec-13</text:p>
          </table:table-cell>
          <table:table-cell table:style-name="ce5" office:value-type="float" office:value="55.42" calcext:value-type="float">
            <text:p>55.42</text:p>
          </table:table-cell>
          <table:table-cell table:style-name="ce6" table:formula="of:=DATE(2014; MONTH([.A17]);DAY([.A17]))" office:value-type="date" office:date-value="2014-12-03" calcext:value-type="date">
            <text:p>12/03/14</text:p>
          </table:table-cell>
        </table:table-row>
        <table:table-row table:style-name="ro1">
          <table:table-cell table:style-name="ce2" office:value-type="date" office:date-value="2013-11-26" calcext:value-type="date">
            <text:p>26-Nov-13</text:p>
          </table:table-cell>
          <table:table-cell table:style-name="ce5" office:value-type="float" office:value="55.42" calcext:value-type="float">
            <text:p>55.42</text:p>
          </table:table-cell>
          <table:table-cell table:style-name="ce6" table:formula="of:=DATE(2014; MONTH([.A18]);DAY([.A18]))" office:value-type="date" office:date-value="2014-11-26" calcext:value-type="date">
            <text:p>11/26/14</text:p>
          </table:table-cell>
        </table:table-row>
        <table:table-row table:style-name="ro1">
          <table:table-cell table:style-name="ce2" office:value-type="date" office:date-value="2013-11-19" calcext:value-type="date">
            <text:p>19-Nov-13</text:p>
          </table:table-cell>
          <table:table-cell table:style-name="ce5" office:value-type="float" office:value="55.31" calcext:value-type="float">
            <text:p>55.31</text:p>
          </table:table-cell>
          <table:table-cell table:style-name="ce6" table:formula="of:=DATE(2014; MONTH([.A19]);DAY([.A19]))" office:value-type="date" office:date-value="2014-11-19" calcext:value-type="date">
            <text:p>11/19/14</text:p>
          </table:table-cell>
        </table:table-row>
        <table:table-row table:style-name="ro1">
          <table:table-cell table:style-name="ce2" office:value-type="date" office:date-value="2013-11-12" calcext:value-type="date">
            <text:p>12-Nov-13</text:p>
          </table:table-cell>
          <table:table-cell table:style-name="ce5" office:value-type="float" office:value="49.72" calcext:value-type="float">
            <text:p>49.72</text:p>
          </table:table-cell>
          <table:table-cell table:style-name="ce6" table:formula="of:=DATE(2014; MONTH([.A20]);DAY([.A20]))" office:value-type="date" office:date-value="2014-11-12" calcext:value-type="date">
            <text:p>11/12/14</text:p>
          </table:table-cell>
        </table:table-row>
        <table:table-row table:style-name="ro1">
          <table:table-cell table:style-name="ce2" office:value-type="date" office:date-value="2013-11-05" calcext:value-type="date">
            <text:p>05-Nov-13</text:p>
          </table:table-cell>
          <table:table-cell table:style-name="ce5" office:value-type="float" office:value="49.8" calcext:value-type="float">
            <text:p>49.8</text:p>
          </table:table-cell>
          <table:table-cell table:style-name="ce6" table:formula="of:=DATE(2014; MONTH([.A21]);DAY([.A21]))" office:value-type="date" office:date-value="2014-11-05" calcext:value-type="date">
            <text:p>11/05/14</text:p>
          </table:table-cell>
        </table:table-row>
        <table:table-row table:style-name="ro1">
          <table:table-cell table:style-name="ce2" office:value-type="date" office:date-value="2013-10-29" calcext:value-type="date">
            <text:p>29-Oct-13</text:p>
          </table:table-cell>
          <table:table-cell table:style-name="ce5" office:value-type="float" office:value="51.42" calcext:value-type="float">
            <text:p>51.42</text:p>
          </table:table-cell>
          <table:table-cell table:style-name="ce6" table:formula="of:=DATE(2014; MONTH([.A22]);DAY([.A22]))" office:value-type="date" office:date-value="2014-10-29" calcext:value-type="date">
            <text:p>10/29/14</text:p>
          </table:table-cell>
        </table:table-row>
        <table:table-row table:style-name="ro1">
          <table:table-cell table:style-name="ce2" office:value-type="date" office:date-value="2013-10-22" calcext:value-type="date">
            <text:p>22-Oct-13</text:p>
          </table:table-cell>
          <table:table-cell table:style-name="ce5" office:value-type="float" office:value="52.43" calcext:value-type="float">
            <text:p>52.43</text:p>
          </table:table-cell>
          <table:table-cell table:style-name="ce6" table:formula="of:=DATE(2014; MONTH([.A23]);DAY([.A23]))" office:value-type="date" office:date-value="2014-10-22" calcext:value-type="date">
            <text:p>10/22/14</text:p>
          </table:table-cell>
        </table:table-row>
        <table:table-row table:style-name="ro1">
          <table:table-cell table:style-name="ce2" office:value-type="date" office:date-value="2013-10-15" calcext:value-type="date">
            <text:p>15-Oct-13</text:p>
          </table:table-cell>
          <table:table-cell table:style-name="ce5" office:value-type="float" office:value="54.86" calcext:value-type="float">
            <text:p>54.86</text:p>
          </table:table-cell>
          <table:table-cell table:style-name="ce6" table:formula="of:=DATE(2014; MONTH([.A24]);DAY([.A24]))" office:value-type="date" office:date-value="2014-10-15" calcext:value-type="date">
            <text:p>10/15/14</text:p>
          </table:table-cell>
        </table:table-row>
        <table:table-row table:style-name="ro1">
          <table:table-cell table:style-name="ce2" office:value-type="date" office:date-value="2013-10-08" calcext:value-type="date">
            <text:p>08-Oct-13</text:p>
          </table:table-cell>
          <table:table-cell table:style-name="ce5" office:value-type="float" office:value="61.12" calcext:value-type="float">
            <text:p>61.12</text:p>
          </table:table-cell>
          <table:table-cell table:style-name="ce6" table:formula="of:=DATE(2014; MONTH([.A25]);DAY([.A25]))" office:value-type="date" office:date-value="2014-10-08" calcext:value-type="date">
            <text:p>10/08/14</text:p>
          </table:table-cell>
        </table:table-row>
        <table:table-row table:style-name="ro1">
          <table:table-cell table:style-name="ce2" office:value-type="date" office:date-value="2013-10-01" calcext:value-type="date">
            <text:p>01-Oct-13</text:p>
          </table:table-cell>
          <table:table-cell table:style-name="ce5" office:value-type="float" office:value="70.13" calcext:value-type="float">
            <text:p>70.13</text:p>
          </table:table-cell>
          <table:table-cell table:style-name="ce6" table:formula="of:=DATE(2014; MONTH([.A26]);DAY([.A26]))" office:value-type="date" office:date-value="2014-10-01" calcext:value-type="date">
            <text:p>10/01/14</text:p>
          </table:table-cell>
        </table:table-row>
        <table:table-row table:style-name="ro1">
          <table:table-cell table:style-name="ce2" office:value-type="date" office:date-value="2013-09-24" calcext:value-type="date">
            <text:p>24-Sep-13</text:p>
          </table:table-cell>
          <table:table-cell table:style-name="ce5" office:value-type="float" office:value="73.02" calcext:value-type="float">
            <text:p>73.02</text:p>
          </table:table-cell>
          <table:table-cell table:style-name="ce6" table:formula="of:=DATE(2014; MONTH([.A27]);DAY([.A27]))" office:value-type="date" office:date-value="2014-09-24" calcext:value-type="date">
            <text:p>09/24/14</text:p>
          </table:table-cell>
        </table:table-row>
        <table:table-row table:style-name="ro1">
          <table:table-cell table:style-name="ce2" office:value-type="date" office:date-value="2013-09-17" calcext:value-type="date">
            <text:p>17-Sep-13</text:p>
          </table:table-cell>
          <table:table-cell table:style-name="ce5" office:value-type="float" office:value="74.06" calcext:value-type="float">
            <text:p>74.06</text:p>
          </table:table-cell>
          <table:table-cell table:style-name="ce6" table:formula="of:=DATE(2014; MONTH([.A28]);DAY([.A28]))" office:value-type="date" office:date-value="2014-09-17" calcext:value-type="date">
            <text:p>09/17/14</text:p>
          </table:table-cell>
        </table:table-row>
        <table:table-row table:style-name="ro1">
          <table:table-cell table:style-name="ce2" office:value-type="date" office:date-value="2013-09-10" calcext:value-type="date">
            <text:p>10-Sep-13</text:p>
          </table:table-cell>
          <table:table-cell table:style-name="ce5" office:value-type="float" office:value="78.21" calcext:value-type="float">
            <text:p>78.21</text:p>
          </table:table-cell>
          <table:table-cell table:style-name="ce6" table:formula="of:=DATE(2014; MONTH([.A29]);DAY([.A29]))" office:value-type="date" office:date-value="2014-09-10" calcext:value-type="date">
            <text:p>09/10/14</text:p>
          </table:table-cell>
        </table:table-row>
        <table:table-row table:style-name="ro1">
          <table:table-cell table:style-name="ce2" office:value-type="date" office:date-value="2013-09-03" calcext:value-type="date">
            <text:p>03-Sep-13</text:p>
          </table:table-cell>
          <table:table-cell table:style-name="ce5" office:value-type="float" office:value="76.4" calcext:value-type="float">
            <text:p>76.4</text:p>
          </table:table-cell>
          <table:table-cell table:style-name="ce6" table:formula="of:=DATE(2014; MONTH([.A30]);DAY([.A30]))" office:value-type="date" office:date-value="2014-09-03" calcext:value-type="date">
            <text:p>09/03/14</text:p>
          </table:table-cell>
        </table:table-row>
        <table:table-row table:style-name="ro1">
          <table:table-cell table:style-name="ce2" office:value-type="date" office:date-value="2013-08-27" calcext:value-type="date">
            <text:p>27-Aug-13</text:p>
          </table:table-cell>
          <table:table-cell table:style-name="ce5" office:value-type="float" office:value="78.39" calcext:value-type="float">
            <text:p>78.39</text:p>
          </table:table-cell>
          <table:table-cell table:style-name="ce6" table:formula="of:=DATE(2014; MONTH([.A31]);DAY([.A31]))" office:value-type="date" office:date-value="2014-08-27" calcext:value-type="date">
            <text:p>08/27/14</text:p>
          </table:table-cell>
        </table:table-row>
        <table:table-row table:style-name="ro1">
          <table:table-cell table:style-name="ce2" office:value-type="date" office:date-value="2013-08-20" calcext:value-type="date">
            <text:p>20-Aug-13</text:p>
          </table:table-cell>
          <table:table-cell table:style-name="ce5" office:value-type="float" office:value="72.7" calcext:value-type="float">
            <text:p>72.7</text:p>
          </table:table-cell>
          <table:table-cell table:style-name="ce6" table:formula="of:=DATE(2014; MONTH([.A32]);DAY([.A32]))" office:value-type="date" office:date-value="2014-08-20" calcext:value-type="date">
            <text:p>08/20/14</text:p>
          </table:table-cell>
        </table:table-row>
        <table:table-row table:style-name="ro1">
          <table:table-cell table:style-name="ce2" office:value-type="date" office:date-value="2013-08-13" calcext:value-type="date">
            <text:p>13-Aug-13</text:p>
          </table:table-cell>
          <table:table-cell table:style-name="ce5" office:value-type="float" office:value="72.67" calcext:value-type="float">
            <text:p>72.67</text:p>
          </table:table-cell>
          <table:table-cell table:style-name="ce6" table:formula="of:=DATE(2014; MONTH([.A33]);DAY([.A33]))" office:value-type="date" office:date-value="2014-08-13" calcext:value-type="date">
            <text:p>08/13/14</text:p>
          </table:table-cell>
        </table:table-row>
        <table:table-row table:style-name="ro1">
          <table:table-cell table:style-name="ce2" office:value-type="date" office:date-value="2013-08-06" calcext:value-type="date">
            <text:p>06-Aug-13</text:p>
          </table:table-cell>
          <table:table-cell table:style-name="ce5" office:value-type="float" office:value="76.05" calcext:value-type="float">
            <text:p>76.05</text:p>
          </table:table-cell>
          <table:table-cell table:style-name="ce6" table:formula="of:=DATE(2014; MONTH([.A34]);DAY([.A34]))" office:value-type="date" office:date-value="2014-08-06" calcext:value-type="date">
            <text:p>08/06/14</text:p>
          </table:table-cell>
        </table:table-row>
        <table:table-row table:style-name="ro1">
          <table:table-cell table:style-name="ce2" office:value-type="date" office:date-value="2013-07-30" calcext:value-type="date">
            <text:p>30-Jul-13</text:p>
          </table:table-cell>
          <table:table-cell table:style-name="ce5" office:value-type="float" office:value="79.47" calcext:value-type="float">
            <text:p>79.47</text:p>
          </table:table-cell>
          <table:table-cell table:style-name="ce6" table:formula="of:=DATE(2014; MONTH([.A35]);DAY([.A35]))" office:value-type="date" office:date-value="2014-07-30" calcext:value-type="date">
            <text:p>07/30/14</text:p>
          </table:table-cell>
        </table:table-row>
        <table:table-row table:style-name="ro1">
          <table:table-cell table:style-name="ce2" office:value-type="date" office:date-value="2013-07-23" calcext:value-type="date">
            <text:p>23-Jul-13</text:p>
          </table:table-cell>
          <table:table-cell table:style-name="ce5" office:value-type="float" office:value="80.14" calcext:value-type="float">
            <text:p>80.14</text:p>
          </table:table-cell>
          <table:table-cell table:style-name="ce6" table:formula="of:=DATE(2014; MONTH([.A36]);DAY([.A36]))" office:value-type="date" office:date-value="2014-07-23" calcext:value-type="date">
            <text:p>07/23/14</text:p>
          </table:table-cell>
        </table:table-row>
        <table:table-row table:style-name="ro1">
          <table:table-cell table:style-name="ce2" office:value-type="date" office:date-value="2013-07-16" calcext:value-type="date">
            <text:p>16-Jul-13</text:p>
          </table:table-cell>
          <table:table-cell table:style-name="ce5" office:value-type="float" office:value="78.01" calcext:value-type="float">
            <text:p>78.01</text:p>
          </table:table-cell>
          <table:table-cell table:style-name="ce6" table:formula="of:=DATE(2014; MONTH([.A37]);DAY([.A37]))" office:value-type="date" office:date-value="2014-07-16" calcext:value-type="date">
            <text:p>07/16/14</text:p>
          </table:table-cell>
        </table:table-row>
        <table:table-row table:style-name="ro1">
          <table:table-cell table:style-name="ce2" office:value-type="date" office:date-value="2013-07-09" calcext:value-type="date">
            <text:p>09-Jul-13</text:p>
          </table:table-cell>
          <table:table-cell table:style-name="ce5" office:value-type="float" office:value="75.86" calcext:value-type="float">
            <text:p>75.86</text:p>
          </table:table-cell>
          <table:table-cell table:style-name="ce6" table:formula="of:=DATE(2014; MONTH([.A38]);DAY([.A38]))" office:value-type="date" office:date-value="2014-07-09" calcext:value-type="date">
            <text:p>07/09/14</text:p>
          </table:table-cell>
        </table:table-row>
        <table:table-row table:style-name="ro1">
          <table:table-cell table:style-name="ce2" office:value-type="date" office:date-value="2013-07-02" calcext:value-type="date">
            <text:p>02-Jul-13</text:p>
          </table:table-cell>
          <table:table-cell table:style-name="ce5" office:value-type="float" office:value="75.48" calcext:value-type="float">
            <text:p>75.48</text:p>
          </table:table-cell>
          <table:table-cell table:style-name="ce6" table:formula="of:=DATE(2014; MONTH([.A39]);DAY([.A39]))" office:value-type="date" office:date-value="2014-07-02" calcext:value-type="date">
            <text:p>07/02/14</text:p>
          </table:table-cell>
        </table:table-row>
        <table:table-row table:style-name="ro1">
          <table:table-cell table:style-name="ce2" office:value-type="date" office:date-value="2013-06-25" calcext:value-type="date">
            <text:p>25-Jun-13</text:p>
          </table:table-cell>
          <table:table-cell table:style-name="ce5" office:value-type="float" office:value="75.66" calcext:value-type="float">
            <text:p>75.66</text:p>
          </table:table-cell>
          <table:table-cell table:style-name="ce6" table:formula="of:=DATE(2014; MONTH([.A40]);DAY([.A40]))" office:value-type="date" office:date-value="2014-06-25" calcext:value-type="date">
            <text:p>06/25/14</text:p>
          </table:table-cell>
        </table:table-row>
        <table:table-row table:style-name="ro1">
          <table:table-cell table:style-name="ce2" office:value-type="date" office:date-value="2013-06-18" calcext:value-type="date">
            <text:p>18-Jun-13</text:p>
          </table:table-cell>
          <table:table-cell table:style-name="ce5" office:value-type="float" office:value="79.45" calcext:value-type="float">
            <text:p>79.45</text:p>
          </table:table-cell>
          <table:table-cell table:style-name="ce6" table:formula="of:=DATE(2014; MONTH([.A41]);DAY([.A41]))" office:value-type="date" office:date-value="2014-06-18" calcext:value-type="date">
            <text:p>06/18/14</text:p>
          </table:table-cell>
        </table:table-row>
        <table:table-row table:style-name="ro1">
          <table:table-cell table:style-name="ce2" office:value-type="date" office:date-value="2013-06-11" calcext:value-type="date">
            <text:p>11-Jun-13</text:p>
          </table:table-cell>
          <table:table-cell table:style-name="ce5" office:value-type="float" office:value="79.7" calcext:value-type="float">
            <text:p>79.7</text:p>
          </table:table-cell>
          <table:table-cell table:style-name="ce6" table:formula="of:=DATE(2014; MONTH([.A42]);DAY([.A42]))" office:value-type="date" office:date-value="2014-06-11" calcext:value-type="date">
            <text:p>06/11/14</text:p>
          </table:table-cell>
        </table:table-row>
        <table:table-row table:style-name="ro1">
          <table:table-cell table:style-name="ce2" office:value-type="date" office:date-value="2013-06-04" calcext:value-type="date">
            <text:p>04-Jun-13</text:p>
          </table:table-cell>
          <table:table-cell table:style-name="ce5" office:value-type="float" office:value="81.87" calcext:value-type="float">
            <text:p>81.87</text:p>
          </table:table-cell>
          <table:table-cell table:style-name="ce6" table:formula="of:=DATE(2014; MONTH([.A43]);DAY([.A43]))" office:value-type="date" office:date-value="2014-06-04" calcext:value-type="date">
            <text:p>06/04/14</text:p>
          </table:table-cell>
        </table:table-row>
        <table:table-row table:style-name="ro1">
          <table:table-cell table:style-name="ce2" office:value-type="date" office:date-value="2013-05-28" calcext:value-type="date">
            <text:p>28-May-13</text:p>
          </table:table-cell>
          <table:table-cell table:style-name="ce5" office:value-type="float" office:value="84.64" calcext:value-type="float">
            <text:p>84.64</text:p>
          </table:table-cell>
          <table:table-cell table:style-name="ce6" table:formula="of:=DATE(2014; MONTH([.A44]);DAY([.A44]))" office:value-type="date" office:date-value="2014-05-28" calcext:value-type="date">
            <text:p>05/28/14</text:p>
          </table:table-cell>
        </table:table-row>
        <table:table-row table:style-name="ro1">
          <table:table-cell table:style-name="ce2" office:value-type="date" office:date-value="2013-05-21" calcext:value-type="date">
            <text:p>21-May-13</text:p>
          </table:table-cell>
          <table:table-cell table:style-name="ce5" office:value-type="float" office:value="88.9" calcext:value-type="float">
            <text:p>88.9</text:p>
          </table:table-cell>
          <table:table-cell table:style-name="ce6" table:formula="of:=DATE(2014; MONTH([.A45]);DAY([.A45]))" office:value-type="date" office:date-value="2014-05-21" calcext:value-type="date">
            <text:p>05/21/14</text:p>
          </table:table-cell>
        </table:table-row>
        <table:table-row table:style-name="ro1">
          <table:table-cell table:style-name="ce2" office:value-type="date" office:date-value="2013-05-14" calcext:value-type="date">
            <text:p>14-May-13</text:p>
          </table:table-cell>
          <table:table-cell table:style-name="ce5" office:value-type="float" office:value="92.48" calcext:value-type="float">
            <text:p>92.48</text:p>
          </table:table-cell>
          <table:table-cell table:style-name="ce6" table:formula="of:=DATE(2014; MONTH([.A46]);DAY([.A46]))" office:value-type="date" office:date-value="2014-05-14" calcext:value-type="date">
            <text:p>05/14/14</text:p>
          </table:table-cell>
        </table:table-row>
        <table:table-row table:style-name="ro1">
          <table:table-cell table:style-name="ce2" office:value-type="date" office:date-value="2013-05-07" calcext:value-type="date">
            <text:p>07-May-13</text:p>
          </table:table-cell>
          <table:table-cell table:style-name="ce5" office:value-type="float" office:value="92.02" calcext:value-type="float">
            <text:p>92.02</text:p>
          </table:table-cell>
          <table:table-cell table:style-name="ce6" table:formula="of:=DATE(2014; MONTH([.A47]);DAY([.A47]))" office:value-type="date" office:date-value="2014-05-07" calcext:value-type="date">
            <text:p>05/07/14</text:p>
          </table:table-cell>
        </table:table-row>
        <table:table-row table:style-name="ro1">
          <table:table-cell table:style-name="ce2" office:value-type="date" office:date-value="2013-04-30" calcext:value-type="date">
            <text:p>30-Apr-13</text:p>
          </table:table-cell>
          <table:table-cell table:style-name="ce5" office:value-type="float" office:value="92.28" calcext:value-type="float">
            <text:p>92.28</text:p>
          </table:table-cell>
          <table:table-cell table:style-name="ce6" table:formula="of:=DATE(2014; MONTH([.A48]);DAY([.A48]))" office:value-type="date" office:date-value="2014-04-30" calcext:value-type="date">
            <text:p>04/30/14</text:p>
          </table:table-cell>
        </table:table-row>
        <table:table-row table:style-name="ro1">
          <table:table-cell table:style-name="ce2" office:value-type="date" office:date-value="2013-04-23" calcext:value-type="date">
            <text:p>23-Apr-13</text:p>
          </table:table-cell>
          <table:table-cell table:style-name="ce5" office:value-type="float" office:value="92.93" calcext:value-type="float">
            <text:p>92.93</text:p>
          </table:table-cell>
          <table:table-cell table:style-name="ce6" table:formula="of:=DATE(2014; MONTH([.A49]);DAY([.A49]))" office:value-type="date" office:date-value="2014-04-23" calcext:value-type="date">
            <text:p>04/23/14</text:p>
          </table:table-cell>
        </table:table-row>
        <table:table-row table:style-name="ro1">
          <table:table-cell table:style-name="ce2" office:value-type="date" office:date-value="2013-04-16" calcext:value-type="date">
            <text:p>16-Apr-13</text:p>
          </table:table-cell>
          <table:table-cell table:style-name="ce5" office:value-type="float" office:value="92.9" calcext:value-type="float">
            <text:p>92.9</text:p>
          </table:table-cell>
          <table:table-cell table:style-name="ce6" table:formula="of:=DATE(2014; MONTH([.A50]);DAY([.A50]))" office:value-type="date" office:date-value="2014-04-16" calcext:value-type="date">
            <text:p>04/16/14</text:p>
          </table:table-cell>
        </table:table-row>
        <table:table-row table:style-name="ro1">
          <table:table-cell table:style-name="ce2" office:value-type="date" office:date-value="2013-04-09" calcext:value-type="date">
            <text:p>09-Apr-13</text:p>
          </table:table-cell>
          <table:table-cell table:style-name="ce5" office:value-type="float" office:value="95.04" calcext:value-type="float">
            <text:p>95.04</text:p>
          </table:table-cell>
          <table:table-cell table:style-name="ce6" table:formula="of:=DATE(2014; MONTH([.A51]);DAY([.A51]))" office:value-type="date" office:date-value="2014-04-09" calcext:value-type="date">
            <text:p>04/09/14</text:p>
          </table:table-cell>
        </table:table-row>
        <table:table-row table:style-name="ro1">
          <table:table-cell table:style-name="ce2" office:value-type="date" office:date-value="2013-04-02" calcext:value-type="date">
            <text:p>02-Apr-13</text:p>
          </table:table-cell>
          <table:table-cell table:style-name="ce5" office:value-type="float" office:value="95.04" calcext:value-type="float">
            <text:p>95.04</text:p>
          </table:table-cell>
          <table:table-cell table:style-name="ce6" table:formula="of:=DATE(2014; MONTH([.A52]);DAY([.A52]))" office:value-type="date" office:date-value="2014-04-02" calcext:value-type="date">
            <text:p>04/02/14</text:p>
          </table:table-cell>
        </table:table-row>
        <table:table-row table:style-name="ro1">
          <table:table-cell table:style-name="ce2" office:value-type="date" office:date-value="2013-03-26" calcext:value-type="date">
            <text:p>26-Mar-13</text:p>
          </table:table-cell>
          <table:table-cell table:style-name="ce5" office:value-type="float" office:value="95.35" calcext:value-type="float">
            <text:p>95.35</text:p>
          </table:table-cell>
          <table:table-cell table:style-name="ce6" table:formula="of:=DATE(2014; MONTH([.A53]);DAY([.A53]))" office:value-type="date" office:date-value="2014-03-26" calcext:value-type="date">
            <text:p>03/26/14</text:p>
          </table:table-cell>
        </table:table-row>
        <table:table-row table:style-name="ro1">
          <table:table-cell table:style-name="ce2" office:value-type="date" office:date-value="2013-03-19" calcext:value-type="date">
            <text:p>19-Mar-13</text:p>
          </table:table-cell>
          <table:table-cell table:style-name="ce5" office:value-type="float" office:value="95.35" calcext:value-type="float">
            <text:p>95.35</text:p>
          </table:table-cell>
          <table:table-cell table:style-name="ce6" table:formula="of:=DATE(2014; MONTH([.A54]);DAY([.A54]))" office:value-type="date" office:date-value="2014-03-19" calcext:value-type="date">
            <text:p>03/19/14</text:p>
          </table:table-cell>
        </table:table-row>
        <table:table-row table:style-name="ro1">
          <table:table-cell table:style-name="ce2" office:value-type="date" office:date-value="2013-03-12" calcext:value-type="date">
            <text:p>12-Mar-13</text:p>
          </table:table-cell>
          <table:table-cell table:style-name="ce5" office:value-type="float" office:value="95.35" calcext:value-type="float">
            <text:p>95.35</text:p>
          </table:table-cell>
          <table:table-cell table:style-name="ce6" table:formula="of:=DATE(2014; MONTH([.A55]);DAY([.A55]))" office:value-type="date" office:date-value="2014-03-12" calcext:value-type="date">
            <text:p>03/12/14</text:p>
          </table:table-cell>
        </table:table-row>
        <table:table-row table:style-name="ro1">
          <table:table-cell table:style-name="ce2" office:value-type="date" office:date-value="2013-03-05" calcext:value-type="date">
            <text:p>05-Mar-13</text:p>
          </table:table-cell>
          <table:table-cell table:style-name="ce5" office:value-type="float" office:value="95.35" calcext:value-type="float">
            <text:p>95.35</text:p>
          </table:table-cell>
          <table:table-cell table:style-name="ce6" table:formula="of:=DATE(2014; MONTH([.A56]);DAY([.A56]))" office:value-type="date" office:date-value="2014-03-05" calcext:value-type="date">
            <text:p>03/05/14</text:p>
          </table:table-cell>
        </table:table-row>
        <table:table-row table:style-name="ro1">
          <table:table-cell table:style-name="ce2" office:value-type="date" office:date-value="2013-02-26" calcext:value-type="date">
            <text:p>26-Feb-13</text:p>
          </table:table-cell>
          <table:table-cell table:style-name="ce5" office:value-type="float" office:value="95.34" calcext:value-type="float">
            <text:p>95.34</text:p>
          </table:table-cell>
          <table:table-cell table:style-name="ce6" table:formula="of:=DATE(2014; MONTH([.A57]);DAY([.A57]))" office:value-type="date" office:date-value="2014-02-26" calcext:value-type="date">
            <text:p>02/26/14</text:p>
          </table:table-cell>
        </table:table-row>
        <table:table-row table:style-name="ro1">
          <table:table-cell table:style-name="ce2" office:value-type="date" office:date-value="2013-02-19" calcext:value-type="date">
            <text:p>19-Feb-13</text:p>
          </table:table-cell>
          <table:table-cell table:style-name="ce5" office:value-type="float" office:value="94.99" calcext:value-type="float">
            <text:p>94.99</text:p>
          </table:table-cell>
          <table:table-cell table:style-name="ce6" table:formula="of:=DATE(2014; MONTH([.A58]);DAY([.A58]))" office:value-type="date" office:date-value="2014-02-19" calcext:value-type="date">
            <text:p>02/19/14</text:p>
          </table:table-cell>
        </table:table-row>
        <table:table-row table:style-name="ro1">
          <table:table-cell table:style-name="ce2" office:value-type="date" office:date-value="2013-02-12" calcext:value-type="date">
            <text:p>12-Feb-13</text:p>
          </table:table-cell>
          <table:table-cell table:style-name="ce5" office:value-type="float" office:value="94.99" calcext:value-type="float">
            <text:p>94.99</text:p>
          </table:table-cell>
          <table:table-cell table:style-name="ce6" table:formula="of:=DATE(2014; MONTH([.A59]);DAY([.A59]))" office:value-type="date" office:date-value="2014-02-12" calcext:value-type="date">
            <text:p>02/12/14</text:p>
          </table:table-cell>
        </table:table-row>
        <table:table-row table:style-name="ro1">
          <table:table-cell table:style-name="ce2" office:value-type="date" office:date-value="2013-02-05" calcext:value-type="date">
            <text:p>05-Feb-13</text:p>
          </table:table-cell>
          <table:table-cell table:style-name="ce5" office:value-type="float" office:value="95.21" calcext:value-type="float">
            <text:p>95.21</text:p>
          </table:table-cell>
          <table:table-cell table:style-name="ce6" table:formula="of:=DATE(2014; MONTH([.A60]);DAY([.A60]))" office:value-type="date" office:date-value="2014-02-05" calcext:value-type="date">
            <text:p>02/05/14</text:p>
          </table:table-cell>
        </table:table-row>
        <table:table-row table:style-name="ro1">
          <table:table-cell table:style-name="ce2" office:value-type="date" office:date-value="2013-01-29" calcext:value-type="date">
            <text:p>29-Jan-13</text:p>
          </table:table-cell>
          <table:table-cell table:style-name="ce5" office:value-type="float" office:value="95.21" calcext:value-type="float">
            <text:p>95.21</text:p>
          </table:table-cell>
          <table:table-cell table:style-name="ce6" table:formula="of:=DATE(2014; MONTH([.A61]);DAY([.A61]))" office:value-type="date" office:date-value="2014-01-29" calcext:value-type="date">
            <text:p>01/29/14</text:p>
          </table:table-cell>
        </table:table-row>
        <table:table-row table:style-name="ro1">
          <table:table-cell table:style-name="ce2" office:value-type="date" office:date-value="2013-01-22" calcext:value-type="date">
            <text:p>22-Jan-13</text:p>
          </table:table-cell>
          <table:table-cell table:style-name="ce5" office:value-type="float" office:value="95.21" calcext:value-type="float">
            <text:p>95.21</text:p>
          </table:table-cell>
          <table:table-cell table:style-name="ce6" table:formula="of:=DATE(2014; MONTH([.A62]);DAY([.A62]))" office:value-type="date" office:date-value="2014-01-22" calcext:value-type="date">
            <text:p>01/22/14</text:p>
          </table:table-cell>
        </table:table-row>
        <table:table-row table:style-name="ro1">
          <table:table-cell table:style-name="ce2" office:value-type="date" office:date-value="2013-01-15" calcext:value-type="date">
            <text:p>15-Jan-13</text:p>
          </table:table-cell>
          <table:table-cell table:style-name="ce5" office:value-type="float" office:value="95.21" calcext:value-type="float">
            <text:p>95.21</text:p>
          </table:table-cell>
          <table:table-cell table:style-name="ce6" table:formula="of:=DATE(2014; MONTH([.A63]);DAY([.A63]))" office:value-type="date" office:date-value="2014-01-15" calcext:value-type="date">
            <text:p>01/15/14</text:p>
          </table:table-cell>
        </table:table-row>
        <table:table-row table:style-name="ro1">
          <table:table-cell table:style-name="ce2" office:value-type="date" office:date-value="2013-01-08" calcext:value-type="date">
            <text:p>08-Jan-13</text:p>
          </table:table-cell>
          <table:table-cell table:style-name="ce5" office:value-type="float" office:value="95.22" calcext:value-type="float">
            <text:p>95.22</text:p>
          </table:table-cell>
          <table:table-cell table:style-name="ce6" table:formula="of:=DATE(2014; MONTH([.A64]);DAY([.A64]))" office:value-type="date" office:date-value="2014-01-08" calcext:value-type="date">
            <text:p>01/08/14</text:p>
          </table:table-cell>
        </table:table-row>
        <table:table-row table:style-name="ro1">
          <table:table-cell table:style-name="ce2" office:value-type="date" office:date-value="2013-01-01" calcext:value-type="date">
            <text:p>01-Jan-13</text:p>
          </table:table-cell>
          <table:table-cell table:style-name="ce5" office:value-type="float" office:value="98.46" calcext:value-type="float">
            <text:p>98.46</text:p>
          </table:table-cell>
          <table:table-cell table:style-name="ce6" table:formula="of:=DATE(2014; MONTH([.A65]);DAY([.A65]))" office:value-type="date" office:date-value="2014-01-01" calcext:value-type="date">
            <text:p>01/01/14</text:p>
          </table:table-cell>
        </table:table-row>
        <table:table-row table:style-name="ro1">
          <table:table-cell table:style-name="ce2" office:value-type="date" office:date-value="2012-12-25" calcext:value-type="date">
            <text:p>25-Dec-12</text:p>
          </table:table-cell>
          <table:table-cell table:style-name="ce5" office:value-type="float" office:value="98.46" calcext:value-type="float">
            <text:p>98.46</text:p>
          </table:table-cell>
          <table:table-cell table:style-name="ce6" table:formula="of:=DATE(2014; MONTH([.A66]);DAY([.A66]))" office:value-type="date" office:date-value="2014-12-25" calcext:value-type="date">
            <text:p>12/25/14</text:p>
          </table:table-cell>
        </table:table-row>
        <table:table-row table:style-name="ro1">
          <table:table-cell table:style-name="ce2" office:value-type="date" office:date-value="2012-12-18" calcext:value-type="date">
            <text:p>18-Dec-12</text:p>
          </table:table-cell>
          <table:table-cell table:style-name="ce5" office:value-type="float" office:value="98.46" calcext:value-type="float">
            <text:p>98.46</text:p>
          </table:table-cell>
          <table:table-cell table:style-name="ce6" table:formula="of:=DATE(2014; MONTH([.A67]);DAY([.A67]))" office:value-type="date" office:date-value="2014-12-18" calcext:value-type="date">
            <text:p>12/18/14</text:p>
          </table:table-cell>
        </table:table-row>
        <table:table-row table:style-name="ro1">
          <table:table-cell table:style-name="ce2" office:value-type="date" office:date-value="2012-12-11" calcext:value-type="date">
            <text:p>11-Dec-12</text:p>
          </table:table-cell>
          <table:table-cell table:style-name="ce5" office:value-type="float" office:value="98.46" calcext:value-type="float">
            <text:p>98.46</text:p>
          </table:table-cell>
          <table:table-cell table:style-name="ce6" table:formula="of:=DATE(2014; MONTH([.A68]);DAY([.A68]))" office:value-type="date" office:date-value="2014-12-11" calcext:value-type="date">
            <text:p>12/11/14</text:p>
          </table:table-cell>
        </table:table-row>
        <table:table-row table:style-name="ro1">
          <table:table-cell table:style-name="ce2" office:value-type="date" office:date-value="2012-12-04" calcext:value-type="date">
            <text:p>04-Dec-12</text:p>
          </table:table-cell>
          <table:table-cell table:style-name="ce5" office:value-type="float" office:value="98.8" calcext:value-type="float">
            <text:p>98.8</text:p>
          </table:table-cell>
          <table:table-cell table:style-name="ce6" table:formula="of:=DATE(2014; MONTH([.A69]);DAY([.A69]))" office:value-type="date" office:date-value="2014-12-04" calcext:value-type="date">
            <text:p>12/04/14</text:p>
          </table:table-cell>
        </table:table-row>
        <table:table-row table:style-name="ro1">
          <table:table-cell table:style-name="ce2" office:value-type="date" office:date-value="2012-11-27" calcext:value-type="date">
            <text:p>27-Nov-12</text:p>
          </table:table-cell>
          <table:table-cell table:style-name="ce5" office:value-type="float" office:value="98.8" calcext:value-type="float">
            <text:p>98.8</text:p>
          </table:table-cell>
          <table:table-cell table:style-name="ce6" table:formula="of:=DATE(2014; MONTH([.A70]);DAY([.A70]))" office:value-type="date" office:date-value="2014-11-27" calcext:value-type="date">
            <text:p>11/27/14</text:p>
          </table:table-cell>
        </table:table-row>
        <table:table-row table:style-name="ro1">
          <table:table-cell table:style-name="ce2" office:value-type="date" office:date-value="2012-11-20" calcext:value-type="date">
            <text:p>20-Nov-12</text:p>
          </table:table-cell>
          <table:table-cell table:style-name="ce5" office:value-type="float" office:value="98.8" calcext:value-type="float">
            <text:p>98.8</text:p>
          </table:table-cell>
          <table:table-cell table:style-name="ce6" table:formula="of:=DATE(2014; MONTH([.A71]);DAY([.A71]))" office:value-type="date" office:date-value="2014-11-20" calcext:value-type="date">
            <text:p>11/20/14</text:p>
          </table:table-cell>
        </table:table-row>
        <table:table-row table:style-name="ro1">
          <table:table-cell table:style-name="ce2" office:value-type="date" office:date-value="2012-11-13" calcext:value-type="date">
            <text:p>13-Nov-12</text:p>
          </table:table-cell>
          <table:table-cell table:style-name="ce5" office:value-type="float" office:value="98.8" calcext:value-type="float">
            <text:p>98.8</text:p>
          </table:table-cell>
          <table:table-cell table:style-name="ce6" table:formula="of:=DATE(2014; MONTH([.A72]);DAY([.A72]))" office:value-type="date" office:date-value="2014-11-13" calcext:value-type="date">
            <text:p>11/13/14</text:p>
          </table:table-cell>
        </table:table-row>
        <table:table-row table:style-name="ro1">
          <table:table-cell table:style-name="ce2" office:value-type="date" office:date-value="2012-11-06" calcext:value-type="date">
            <text:p>06-Nov-12</text:p>
          </table:table-cell>
          <table:table-cell table:style-name="ce5" office:value-type="float" office:value="99.97" calcext:value-type="float">
            <text:p>99.97</text:p>
          </table:table-cell>
          <table:table-cell table:style-name="ce6" table:formula="of:=DATE(2014; MONTH([.A73]);DAY([.A73]))" office:value-type="date" office:date-value="2014-11-06" calcext:value-type="date">
            <text:p>11/06/14</text:p>
          </table:table-cell>
        </table:table-row>
        <table:table-row table:style-name="ro1">
          <table:table-cell table:style-name="ce2" office:value-type="date" office:date-value="2012-10-30" calcext:value-type="date">
            <text:p>30-Oct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4]);DAY([.A74]))" office:value-type="date" office:date-value="2014-10-30" calcext:value-type="date">
            <text:p>10/30/14</text:p>
          </table:table-cell>
        </table:table-row>
        <table:table-row table:style-name="ro1">
          <table:table-cell table:style-name="ce2" office:value-type="date" office:date-value="2012-10-23" calcext:value-type="date">
            <text:p>23-Oct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5]);DAY([.A75]))" office:value-type="date" office:date-value="2014-10-23" calcext:value-type="date">
            <text:p>10/23/14</text:p>
          </table:table-cell>
        </table:table-row>
        <table:table-row table:style-name="ro1">
          <table:table-cell table:style-name="ce2" office:value-type="date" office:date-value="2012-10-16" calcext:value-type="date">
            <text:p>16-Oct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6]);DAY([.A76]))" office:value-type="date" office:date-value="2014-10-16" calcext:value-type="date">
            <text:p>10/16/14</text:p>
          </table:table-cell>
        </table:table-row>
        <table:table-row table:style-name="ro1">
          <table:table-cell table:style-name="ce2" office:value-type="date" office:date-value="2012-10-09" calcext:value-type="date">
            <text:p>09-Oct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7]);DAY([.A77]))" office:value-type="date" office:date-value="2014-10-09" calcext:value-type="date">
            <text:p>10/09/14</text:p>
          </table:table-cell>
        </table:table-row>
        <table:table-row table:style-name="ro1">
          <table:table-cell table:style-name="ce2" office:value-type="date" office:date-value="2012-10-02" calcext:value-type="date">
            <text:p>02-Oct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8]);DAY([.A78]))" office:value-type="date" office:date-value="2014-10-02" calcext:value-type="date">
            <text:p>10/02/14</text:p>
          </table:table-cell>
        </table:table-row>
        <table:table-row table:style-name="ro1">
          <table:table-cell table:style-name="ce2" office:value-type="date" office:date-value="2012-09-25" calcext:value-type="date">
            <text:p>25-Sep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79]);DAY([.A79]))" office:value-type="date" office:date-value="2014-09-25" calcext:value-type="date">
            <text:p>09/25/14</text:p>
          </table:table-cell>
        </table:table-row>
        <table:table-row table:style-name="ro1">
          <table:table-cell table:style-name="ce2" office:value-type="date" office:date-value="2012-09-18" calcext:value-type="date">
            <text:p>18-Sep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80]);DAY([.A80]))" office:value-type="date" office:date-value="2014-09-18" calcext:value-type="date">
            <text:p>09/18/14</text:p>
          </table:table-cell>
        </table:table-row>
        <table:table-row table:style-name="ro1">
          <table:table-cell table:style-name="ce2" office:value-type="date" office:date-value="2012-09-11" calcext:value-type="date">
            <text:p>11-Sep-12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81]);DAY([.A81]))" office:value-type="date" office:date-value="2014-09-11" calcext:value-type="date">
            <text:p>09/11/14</text:p>
          </table:table-cell>
        </table:table-row>
        <table:table-row table:style-name="ro1">
          <table:table-cell table:style-name="ce2" office:value-type="date" office:date-value="2012-09-04" calcext:value-type="date">
            <text:p>04-Sep-12</text:p>
          </table:table-cell>
          <table:table-cell table:style-name="ce5" office:value-type="float" office:value="99.06" calcext:value-type="float">
            <text:p>99.06</text:p>
          </table:table-cell>
          <table:table-cell table:style-name="ce6" table:formula="of:=DATE(2014; MONTH([.A82]);DAY([.A82]))" office:value-type="date" office:date-value="2014-09-04" calcext:value-type="date">
            <text:p>09/04/14</text:p>
          </table:table-cell>
        </table:table-row>
        <table:table-row table:style-name="ro1">
          <table:table-cell table:style-name="ce2" office:value-type="date" office:date-value="2012-08-28" calcext:value-type="date">
            <text:p>28-Aug-12</text:p>
          </table:table-cell>
          <table:table-cell table:style-name="ce5" office:value-type="float" office:value="98.75" calcext:value-type="float">
            <text:p>98.75</text:p>
          </table:table-cell>
          <table:table-cell table:style-name="ce6" table:formula="of:=DATE(2014; MONTH([.A83]);DAY([.A83]))" office:value-type="date" office:date-value="2014-08-28" calcext:value-type="date">
            <text:p>08/28/14</text:p>
          </table:table-cell>
        </table:table-row>
        <table:table-row table:style-name="ro1">
          <table:table-cell table:style-name="ce2" office:value-type="date" office:date-value="2012-08-21" calcext:value-type="date">
            <text:p>21-Aug-12</text:p>
          </table:table-cell>
          <table:table-cell table:style-name="ce5" office:value-type="float" office:value="95.69" calcext:value-type="float">
            <text:p>95.69</text:p>
          </table:table-cell>
          <table:table-cell table:style-name="ce6" table:formula="of:=DATE(2014; MONTH([.A84]);DAY([.A84]))" office:value-type="date" office:date-value="2014-08-21" calcext:value-type="date">
            <text:p>08/21/14</text:p>
          </table:table-cell>
        </table:table-row>
        <table:table-row table:style-name="ro1">
          <table:table-cell table:style-name="ce2" office:value-type="date" office:date-value="2012-08-14" calcext:value-type="date">
            <text:p>14-Aug-12</text:p>
          </table:table-cell>
          <table:table-cell table:style-name="ce5" office:value-type="float" office:value="95.52" calcext:value-type="float">
            <text:p>95.52</text:p>
          </table:table-cell>
          <table:table-cell table:style-name="ce6" table:formula="of:=DATE(2014; MONTH([.A85]);DAY([.A85]))" office:value-type="date" office:date-value="2014-08-14" calcext:value-type="date">
            <text:p>08/14/14</text:p>
          </table:table-cell>
        </table:table-row>
        <table:table-row table:style-name="ro1">
          <table:table-cell table:style-name="ce2" office:value-type="date" office:date-value="2012-08-07" calcext:value-type="date">
            <text:p>07-Aug-12</text:p>
          </table:table-cell>
          <table:table-cell table:style-name="ce5" office:value-type="float" office:value="97.64" calcext:value-type="float">
            <text:p>97.64</text:p>
          </table:table-cell>
          <table:table-cell table:style-name="ce6" table:formula="of:=DATE(2014; MONTH([.A86]);DAY([.A86]))" office:value-type="date" office:date-value="2014-08-07" calcext:value-type="date">
            <text:p>08/07/14</text:p>
          </table:table-cell>
        </table:table-row>
        <table:table-row table:style-name="ro1">
          <table:table-cell table:style-name="ce2" office:value-type="date" office:date-value="2012-07-31" calcext:value-type="date">
            <text:p>31-Jul-12</text:p>
          </table:table-cell>
          <table:table-cell table:style-name="ce5" office:value-type="float" office:value="97.64" calcext:value-type="float">
            <text:p>97.64</text:p>
          </table:table-cell>
          <table:table-cell table:style-name="ce6" table:formula="of:=DATE(2014; MONTH([.A87]);DAY([.A87]))" office:value-type="date" office:date-value="2014-07-31" calcext:value-type="date">
            <text:p>07/31/14</text:p>
          </table:table-cell>
        </table:table-row>
        <table:table-row table:style-name="ro1">
          <table:table-cell table:style-name="ce2" office:value-type="date" office:date-value="2012-07-24" calcext:value-type="date">
            <text:p>24-Jul-12</text:p>
          </table:table-cell>
          <table:table-cell table:style-name="ce5" office:value-type="float" office:value="97.68" calcext:value-type="float">
            <text:p>97.68</text:p>
          </table:table-cell>
          <table:table-cell table:style-name="ce6" table:formula="of:=DATE(2014; MONTH([.A88]);DAY([.A88]))" office:value-type="date" office:date-value="2014-07-24" calcext:value-type="date">
            <text:p>07/24/14</text:p>
          </table:table-cell>
        </table:table-row>
        <table:table-row table:style-name="ro1">
          <table:table-cell table:style-name="ce2" office:value-type="date" office:date-value="2012-07-17" calcext:value-type="date">
            <text:p>17-Jul-12</text:p>
          </table:table-cell>
          <table:table-cell table:style-name="ce5" office:value-type="float" office:value="96.48" calcext:value-type="float">
            <text:p>96.48</text:p>
          </table:table-cell>
          <table:table-cell table:style-name="ce6" table:formula="of:=DATE(2014; MONTH([.A89]);DAY([.A89]))" office:value-type="date" office:date-value="2014-07-17" calcext:value-type="date">
            <text:p>07/17/14</text:p>
          </table:table-cell>
        </table:table-row>
        <table:table-row table:style-name="ro1">
          <table:table-cell table:style-name="ce2" office:value-type="date" office:date-value="2012-07-10" calcext:value-type="date">
            <text:p>10-Jul-12</text:p>
          </table:table-cell>
          <table:table-cell table:style-name="ce5" office:value-type="float" office:value="93.86" calcext:value-type="float">
            <text:p>93.86</text:p>
          </table:table-cell>
          <table:table-cell table:style-name="ce6" table:formula="of:=DATE(2014; MONTH([.A90]);DAY([.A90]))" office:value-type="date" office:date-value="2014-07-10" calcext:value-type="date">
            <text:p>07/10/14</text:p>
          </table:table-cell>
        </table:table-row>
        <table:table-row table:style-name="ro1">
          <table:table-cell table:style-name="ce2" office:value-type="date" office:date-value="2012-07-03" calcext:value-type="date">
            <text:p>03-Jul-12</text:p>
          </table:table-cell>
          <table:table-cell table:style-name="ce5" office:value-type="float" office:value="91.28" calcext:value-type="float">
            <text:p>91.28</text:p>
          </table:table-cell>
          <table:table-cell table:style-name="ce6" table:formula="of:=DATE(2014; MONTH([.A91]);DAY([.A91]))" office:value-type="date" office:date-value="2014-07-03" calcext:value-type="date">
            <text:p>07/03/14</text:p>
          </table:table-cell>
        </table:table-row>
        <table:table-row table:style-name="ro1">
          <table:table-cell table:style-name="ce2" office:value-type="date" office:date-value="2012-06-26" calcext:value-type="date">
            <text:p>26-Jun-12</text:p>
          </table:table-cell>
          <table:table-cell table:style-name="ce5" office:value-type="float" office:value="83.93" calcext:value-type="float">
            <text:p>83.93</text:p>
          </table:table-cell>
          <table:table-cell table:style-name="ce6" table:formula="of:=DATE(2014; MONTH([.A92]);DAY([.A92]))" office:value-type="date" office:date-value="2014-06-26" calcext:value-type="date">
            <text:p>06/26/14</text:p>
          </table:table-cell>
        </table:table-row>
        <table:table-row table:style-name="ro1">
          <table:table-cell table:style-name="ce2" office:value-type="date" office:date-value="2012-06-19" calcext:value-type="date">
            <text:p>19-Jun-12</text:p>
          </table:table-cell>
          <table:table-cell table:style-name="ce5" office:value-type="float" office:value="81.47" calcext:value-type="float">
            <text:p>81.47</text:p>
          </table:table-cell>
          <table:table-cell table:style-name="ce6" table:formula="of:=DATE(2014; MONTH([.A93]);DAY([.A93]))" office:value-type="date" office:date-value="2014-06-19" calcext:value-type="date">
            <text:p>06/19/14</text:p>
          </table:table-cell>
        </table:table-row>
        <table:table-row table:style-name="ro1">
          <table:table-cell table:style-name="ce2" office:value-type="date" office:date-value="2012-06-12" calcext:value-type="date">
            <text:p>12-Jun-12</text:p>
          </table:table-cell>
          <table:table-cell table:style-name="ce5" office:value-type="float" office:value="73.09" calcext:value-type="float">
            <text:p>73.09</text:p>
          </table:table-cell>
          <table:table-cell table:style-name="ce6" table:formula="of:=DATE(2014; MONTH([.A94]);DAY([.A94]))" office:value-type="date" office:date-value="2014-06-12" calcext:value-type="date">
            <text:p>06/12/14</text:p>
          </table:table-cell>
        </table:table-row>
        <table:table-row table:style-name="ro1">
          <table:table-cell table:style-name="ce2" office:value-type="date" office:date-value="2012-06-05" calcext:value-type="date">
            <text:p>05-Jun-12</text:p>
          </table:table-cell>
          <table:table-cell table:style-name="ce5" office:value-type="float" office:value="70.84" calcext:value-type="float">
            <text:p>70.84</text:p>
          </table:table-cell>
          <table:table-cell table:style-name="ce6" table:formula="of:=DATE(2014; MONTH([.A95]);DAY([.A95]))" office:value-type="date" office:date-value="2014-06-05" calcext:value-type="date">
            <text:p>06/05/14</text:p>
          </table:table-cell>
        </table:table-row>
        <table:table-row table:style-name="ro1">
          <table:table-cell table:style-name="ce2" office:value-type="date" office:date-value="2012-05-29" calcext:value-type="date">
            <text:p>29-May-12</text:p>
          </table:table-cell>
          <table:table-cell table:style-name="ce5" office:value-type="float" office:value="65.55" calcext:value-type="float">
            <text:p>65.55</text:p>
          </table:table-cell>
          <table:table-cell table:style-name="ce6" table:formula="of:=DATE(2014; MONTH([.A96]);DAY([.A96]))" office:value-type="date" office:date-value="2014-05-29" calcext:value-type="date">
            <text:p>05/29/14</text:p>
          </table:table-cell>
        </table:table-row>
        <table:table-row table:style-name="ro1">
          <table:table-cell table:style-name="ce2" office:value-type="date" office:date-value="2012-05-22" calcext:value-type="date">
            <text:p>22-May-12</text:p>
          </table:table-cell>
          <table:table-cell table:style-name="ce5" office:value-type="float" office:value="63.46" calcext:value-type="float">
            <text:p>63.46</text:p>
          </table:table-cell>
          <table:table-cell table:style-name="ce6" table:formula="of:=DATE(2014; MONTH([.A97]);DAY([.A97]))" office:value-type="date" office:date-value="2014-05-22" calcext:value-type="date">
            <text:p>05/22/14</text:p>
          </table:table-cell>
        </table:table-row>
        <table:table-row table:style-name="ro1">
          <table:table-cell table:style-name="ce2" office:value-type="date" office:date-value="2012-05-15" calcext:value-type="date">
            <text:p>15-May-12</text:p>
          </table:table-cell>
          <table:table-cell table:style-name="ce5" office:value-type="float" office:value="50.05" calcext:value-type="float">
            <text:p>50.05</text:p>
          </table:table-cell>
          <table:table-cell table:style-name="ce6" table:formula="of:=DATE(2014; MONTH([.A98]);DAY([.A98]))" office:value-type="date" office:date-value="2014-05-15" calcext:value-type="date">
            <text:p>05/15/14</text:p>
          </table:table-cell>
        </table:table-row>
        <table:table-row table:style-name="ro1">
          <table:table-cell table:style-name="ce2" office:value-type="date" office:date-value="2012-05-08" calcext:value-type="date">
            <text:p>08-May-12</text:p>
          </table:table-cell>
          <table:table-cell table:style-name="ce5" office:value-type="float" office:value="48.66" calcext:value-type="float">
            <text:p>48.66</text:p>
          </table:table-cell>
          <table:table-cell table:style-name="ce6" table:formula="of:=DATE(2014; MONTH([.A99]);DAY([.A99]))" office:value-type="date" office:date-value="2014-05-08" calcext:value-type="date">
            <text:p>05/08/14</text:p>
          </table:table-cell>
        </table:table-row>
        <table:table-row table:style-name="ro1">
          <table:table-cell table:style-name="ce2" office:value-type="date" office:date-value="2012-05-01" calcext:value-type="date">
            <text:p>01-May-12</text:p>
          </table:table-cell>
          <table:table-cell table:style-name="ce5" office:value-type="float" office:value="51" calcext:value-type="float">
            <text:p>51</text:p>
          </table:table-cell>
          <table:table-cell table:style-name="ce6" table:formula="of:=DATE(2014; MONTH([.A100]);DAY([.A100]))" office:value-type="date" office:date-value="2014-05-01" calcext:value-type="date">
            <text:p>05/01/14</text:p>
          </table:table-cell>
        </table:table-row>
        <table:table-row table:style-name="ro1">
          <table:table-cell table:style-name="ce2" office:value-type="date" office:date-value="2012-04-24" calcext:value-type="date">
            <text:p>24-Apr-12</text:p>
          </table:table-cell>
          <table:table-cell table:style-name="ce5" office:value-type="float" office:value="56.15" calcext:value-type="float">
            <text:p>56.15</text:p>
          </table:table-cell>
          <table:table-cell table:style-name="ce6" table:formula="of:=DATE(2014; MONTH([.A101]);DAY([.A101]))" office:value-type="date" office:date-value="2014-04-24" calcext:value-type="date">
            <text:p>04/24/14</text:p>
          </table:table-cell>
        </table:table-row>
        <table:table-row table:style-name="ro1">
          <table:table-cell table:style-name="ce2" office:value-type="date" office:date-value="2012-04-17" calcext:value-type="date">
            <text:p>17-Apr-12</text:p>
          </table:table-cell>
          <table:table-cell table:style-name="ce5" office:value-type="float" office:value="57.34" calcext:value-type="float">
            <text:p>57.34</text:p>
          </table:table-cell>
          <table:table-cell table:style-name="ce6" table:formula="of:=DATE(2014; MONTH([.A102]);DAY([.A102]))" office:value-type="date" office:date-value="2014-04-17" calcext:value-type="date">
            <text:p>04/17/14</text:p>
          </table:table-cell>
        </table:table-row>
        <table:table-row table:style-name="ro1">
          <table:table-cell table:style-name="ce2" office:value-type="date" office:date-value="2012-04-10" calcext:value-type="date">
            <text:p>10-Apr-12</text:p>
          </table:table-cell>
          <table:table-cell table:style-name="ce5" office:value-type="float" office:value="62.29" calcext:value-type="float">
            <text:p>62.29</text:p>
          </table:table-cell>
          <table:table-cell table:style-name="ce6" table:formula="of:=DATE(2014; MONTH([.A103]);DAY([.A103]))" office:value-type="date" office:date-value="2014-04-10" calcext:value-type="date">
            <text:p>04/10/14</text:p>
          </table:table-cell>
        </table:table-row>
        <table:table-row table:style-name="ro1">
          <table:table-cell table:style-name="ce2" office:value-type="date" office:date-value="2012-04-03" calcext:value-type="date">
            <text:p>03-Apr-12</text:p>
          </table:table-cell>
          <table:table-cell table:style-name="ce5" office:value-type="float" office:value="66.55" calcext:value-type="float">
            <text:p>66.55</text:p>
          </table:table-cell>
          <table:table-cell table:style-name="ce6" table:formula="of:=DATE(2014; MONTH([.A104]);DAY([.A104]))" office:value-type="date" office:date-value="2014-04-03" calcext:value-type="date">
            <text:p>04/03/14</text:p>
          </table:table-cell>
        </table:table-row>
        <table:table-row table:style-name="ro1">
          <table:table-cell table:style-name="ce2" office:value-type="date" office:date-value="2012-03-27" calcext:value-type="date">
            <text:p>27-Mar-12</text:p>
          </table:table-cell>
          <table:table-cell table:style-name="ce5" office:value-type="float" office:value="60.18" calcext:value-type="float">
            <text:p>60.18</text:p>
          </table:table-cell>
          <table:table-cell table:style-name="ce6" table:formula="of:=DATE(2014; MONTH([.A105]);DAY([.A105]))" office:value-type="date" office:date-value="2014-03-27" calcext:value-type="date">
            <text:p>03/27/14</text:p>
          </table:table-cell>
        </table:table-row>
        <table:table-row table:style-name="ro1">
          <table:table-cell table:style-name="ce2" office:value-type="date" office:date-value="2012-03-20" calcext:value-type="date">
            <text:p>20-Mar-12</text:p>
          </table:table-cell>
          <table:table-cell table:style-name="ce5" office:value-type="float" office:value="57.15" calcext:value-type="float">
            <text:p>57.15</text:p>
          </table:table-cell>
          <table:table-cell table:style-name="ce6" table:formula="of:=DATE(2014; MONTH([.A106]);DAY([.A106]))" office:value-type="date" office:date-value="2014-03-20" calcext:value-type="date">
            <text:p>03/20/14</text:p>
          </table:table-cell>
        </table:table-row>
        <table:table-row table:style-name="ro1">
          <table:table-cell table:style-name="ce2" office:value-type="date" office:date-value="2012-03-13" calcext:value-type="date">
            <text:p>13-Mar-12</text:p>
          </table:table-cell>
          <table:table-cell table:style-name="ce5" office:value-type="float" office:value="57.83" calcext:value-type="float">
            <text:p>57.83</text:p>
          </table:table-cell>
          <table:table-cell table:style-name="ce6" table:formula="of:=DATE(2014; MONTH([.A107]);DAY([.A107]))" office:value-type="date" office:date-value="2014-03-13" calcext:value-type="date">
            <text:p>03/13/14</text:p>
          </table:table-cell>
        </table:table-row>
        <table:table-row table:style-name="ro1">
          <table:table-cell table:style-name="ce2" office:value-type="date" office:date-value="2012-03-06" calcext:value-type="date">
            <text:p>06-Mar-12</text:p>
          </table:table-cell>
          <table:table-cell table:style-name="ce5" office:value-type="float" office:value="54.18" calcext:value-type="float">
            <text:p>54.18</text:p>
          </table:table-cell>
          <table:table-cell table:style-name="ce6" table:formula="of:=DATE(2014; MONTH([.A108]);DAY([.A108]))" office:value-type="date" office:date-value="2014-03-06" calcext:value-type="date">
            <text:p>03/06/14</text:p>
          </table:table-cell>
        </table:table-row>
        <table:table-row table:style-name="ro1">
          <table:table-cell table:style-name="ce2" office:value-type="date" office:date-value="2012-02-28" calcext:value-type="date">
            <text:p>28-Feb-12</text:p>
          </table:table-cell>
          <table:table-cell table:style-name="ce5" office:value-type="float" office:value="55.21" calcext:value-type="float">
            <text:p>55.21</text:p>
          </table:table-cell>
          <table:table-cell table:style-name="ce6" table:formula="of:=DATE(2014; MONTH([.A109]);DAY([.A109]))" office:value-type="date" office:date-value="2014-02-28" calcext:value-type="date">
            <text:p>02/28/14</text:p>
          </table:table-cell>
        </table:table-row>
        <table:table-row table:style-name="ro1">
          <table:table-cell table:style-name="ce2" office:value-type="date" office:date-value="2012-02-21" calcext:value-type="date">
            <text:p>21-Feb-12</text:p>
          </table:table-cell>
          <table:table-cell table:style-name="ce5" office:value-type="float" office:value="55.3" calcext:value-type="float">
            <text:p>55.3</text:p>
          </table:table-cell>
          <table:table-cell table:style-name="ce6" table:formula="of:=DATE(2014; MONTH([.A110]);DAY([.A110]))" office:value-type="date" office:date-value="2014-02-21" calcext:value-type="date">
            <text:p>02/21/14</text:p>
          </table:table-cell>
        </table:table-row>
        <table:table-row table:style-name="ro1">
          <table:table-cell table:style-name="ce2" office:value-type="date" office:date-value="2012-02-14" calcext:value-type="date">
            <text:p>14-Feb-12</text:p>
          </table:table-cell>
          <table:table-cell table:style-name="ce5" office:value-type="float" office:value="55.19" calcext:value-type="float">
            <text:p>55.19</text:p>
          </table:table-cell>
          <table:table-cell table:style-name="ce6" table:formula="of:=DATE(2014; MONTH([.A111]);DAY([.A111]))" office:value-type="date" office:date-value="2014-02-14" calcext:value-type="date">
            <text:p>02/14/14</text:p>
          </table:table-cell>
        </table:table-row>
        <table:table-row table:style-name="ro1">
          <table:table-cell table:style-name="ce2" office:value-type="date" office:date-value="2012-02-07" calcext:value-type="date">
            <text:p>07-Feb-12</text:p>
          </table:table-cell>
          <table:table-cell table:style-name="ce5" office:value-type="float" office:value="53.76" calcext:value-type="float">
            <text:p>53.76</text:p>
          </table:table-cell>
          <table:table-cell table:style-name="ce6" table:formula="of:=DATE(2014; MONTH([.A112]);DAY([.A112]))" office:value-type="date" office:date-value="2014-02-07" calcext:value-type="date">
            <text:p>02/07/14</text:p>
          </table:table-cell>
        </table:table-row>
        <table:table-row table:style-name="ro1">
          <table:table-cell table:style-name="ce2" office:value-type="date" office:date-value="2012-01-31" calcext:value-type="date">
            <text:p>31-Jan-12</text:p>
          </table:table-cell>
          <table:table-cell table:style-name="ce5" office:value-type="float" office:value="59.79" calcext:value-type="float">
            <text:p>59.79</text:p>
          </table:table-cell>
          <table:table-cell table:style-name="ce6" table:formula="of:=DATE(2014; MONTH([.A113]);DAY([.A113]))" office:value-type="date" office:date-value="2014-01-31" calcext:value-type="date">
            <text:p>01/31/14</text:p>
          </table:table-cell>
        </table:table-row>
        <table:table-row table:style-name="ro1">
          <table:table-cell table:style-name="ce2" office:value-type="date" office:date-value="2012-01-24" calcext:value-type="date">
            <text:p>24-Jan-12</text:p>
          </table:table-cell>
          <table:table-cell table:style-name="ce5" office:value-type="float" office:value="59.97" calcext:value-type="float">
            <text:p>59.97</text:p>
          </table:table-cell>
          <table:table-cell table:style-name="ce6" table:formula="of:=DATE(2014; MONTH([.A114]);DAY([.A114]))" office:value-type="date" office:date-value="2014-01-24" calcext:value-type="date">
            <text:p>01/24/14</text:p>
          </table:table-cell>
        </table:table-row>
        <table:table-row table:style-name="ro1">
          <table:table-cell table:style-name="ce2" office:value-type="date" office:date-value="2012-01-17" calcext:value-type="date">
            <text:p>17-Jan-12</text:p>
          </table:table-cell>
          <table:table-cell table:style-name="ce5" office:value-type="float" office:value="53.41" calcext:value-type="float">
            <text:p>53.41</text:p>
          </table:table-cell>
          <table:table-cell table:style-name="ce6" table:formula="of:=DATE(2014; MONTH([.A115]);DAY([.A115]))" office:value-type="date" office:date-value="2014-01-17" calcext:value-type="date">
            <text:p>01/17/14</text:p>
          </table:table-cell>
        </table:table-row>
        <table:table-row table:style-name="ro1">
          <table:table-cell table:style-name="ce2" office:value-type="date" office:date-value="2012-01-10" calcext:value-type="date">
            <text:p>10-Jan-12</text:p>
          </table:table-cell>
          <table:table-cell table:style-name="ce5" office:value-type="float" office:value="48.3" calcext:value-type="float">
            <text:p>48.3</text:p>
          </table:table-cell>
          <table:table-cell table:style-name="ce6" table:formula="of:=DATE(2014; MONTH([.A116]);DAY([.A116]))" office:value-type="date" office:date-value="2014-01-10" calcext:value-type="date">
            <text:p>01/10/14</text:p>
          </table:table-cell>
        </table:table-row>
        <table:table-row table:style-name="ro1">
          <table:table-cell table:style-name="ce2" office:value-type="date" office:date-value="2012-01-03" calcext:value-type="date">
            <text:p>03-Jan-12</text:p>
          </table:table-cell>
          <table:table-cell table:style-name="ce5" office:value-type="float" office:value="42.38" calcext:value-type="float">
            <text:p>42.38</text:p>
          </table:table-cell>
          <table:table-cell table:style-name="ce6" table:formula="of:=DATE(2014; MONTH([.A117]);DAY([.A117]))" office:value-type="date" office:date-value="2014-01-03" calcext:value-type="date">
            <text:p>01/03/14</text:p>
          </table:table-cell>
        </table:table-row>
        <table:table-row table:style-name="ro1">
          <table:table-cell table:style-name="ce2" office:value-type="date" office:date-value="2011-12-27" calcext:value-type="date">
            <text:p>27-Dec-11</text:p>
          </table:table-cell>
          <table:table-cell table:style-name="ce5" office:value-type="float" office:value="38.34" calcext:value-type="float">
            <text:p>38.34</text:p>
          </table:table-cell>
          <table:table-cell table:style-name="ce6" table:formula="of:=DATE(2014; MONTH([.A118]);DAY([.A118]))" office:value-type="date" office:date-value="2014-12-27" calcext:value-type="date">
            <text:p>12/27/14</text:p>
          </table:table-cell>
        </table:table-row>
        <table:table-row table:style-name="ro1">
          <table:table-cell table:style-name="ce2" office:value-type="date" office:date-value="2011-12-20" calcext:value-type="date">
            <text:p>20-Dec-11</text:p>
          </table:table-cell>
          <table:table-cell table:style-name="ce5" office:value-type="float" office:value="39.72" calcext:value-type="float">
            <text:p>39.72</text:p>
          </table:table-cell>
          <table:table-cell table:style-name="ce6" table:formula="of:=DATE(2014; MONTH([.A119]);DAY([.A119]))" office:value-type="date" office:date-value="2014-12-20" calcext:value-type="date">
            <text:p>12/20/14</text:p>
          </table:table-cell>
        </table:table-row>
        <table:table-row table:style-name="ro1">
          <table:table-cell table:style-name="ce2" office:value-type="date" office:date-value="2011-12-13" calcext:value-type="date">
            <text:p>13-Dec-11</text:p>
          </table:table-cell>
          <table:table-cell table:style-name="ce5" office:value-type="float" office:value="36.32" calcext:value-type="float">
            <text:p>36.32</text:p>
          </table:table-cell>
          <table:table-cell table:style-name="ce6" table:formula="of:=DATE(2014; MONTH([.A120]);DAY([.A120]))" office:value-type="date" office:date-value="2014-12-13" calcext:value-type="date">
            <text:p>12/13/14</text:p>
          </table:table-cell>
        </table:table-row>
        <table:table-row table:style-name="ro1">
          <table:table-cell table:style-name="ce2" office:value-type="date" office:date-value="2011-12-06" calcext:value-type="date">
            <text:p>06-Dec-11</text:p>
          </table:table-cell>
          <table:table-cell table:style-name="ce5" office:value-type="float" office:value="36.54" calcext:value-type="float">
            <text:p>36.54</text:p>
          </table:table-cell>
          <table:table-cell table:style-name="ce6" table:formula="of:=DATE(2014; MONTH([.A121]);DAY([.A121]))" office:value-type="date" office:date-value="2014-12-06" calcext:value-type="date">
            <text:p>12/06/14</text:p>
          </table:table-cell>
        </table:table-row>
        <table:table-row table:style-name="ro1">
          <table:table-cell table:style-name="ce2" office:value-type="date" office:date-value="2011-11-29" calcext:value-type="date">
            <text:p>29-Nov-11</text:p>
          </table:table-cell>
          <table:table-cell table:style-name="ce5" office:value-type="float" office:value="39.07" calcext:value-type="float">
            <text:p>39.07</text:p>
          </table:table-cell>
          <table:table-cell table:style-name="ce6" table:formula="of:=DATE(2014; MONTH([.A122]);DAY([.A122]))" office:value-type="date" office:date-value="2014-11-29" calcext:value-type="date">
            <text:p>11/29/14</text:p>
          </table:table-cell>
        </table:table-row>
        <table:table-row table:style-name="ro1">
          <table:table-cell table:style-name="ce2" office:value-type="date" office:date-value="2011-11-22" calcext:value-type="date">
            <text:p>22-Nov-11</text:p>
          </table:table-cell>
          <table:table-cell table:style-name="ce5" office:value-type="float" office:value="36.22" calcext:value-type="float">
            <text:p>36.22</text:p>
          </table:table-cell>
          <table:table-cell table:style-name="ce6" table:formula="of:=DATE(2014; MONTH([.A123]);DAY([.A123]))" office:value-type="date" office:date-value="2014-11-22" calcext:value-type="date">
            <text:p>11/22/14</text:p>
          </table:table-cell>
        </table:table-row>
        <table:table-row table:style-name="ro1">
          <table:table-cell table:style-name="ce2" office:value-type="date" office:date-value="2011-11-15" calcext:value-type="date">
            <text:p>15-Nov-11</text:p>
          </table:table-cell>
          <table:table-cell table:style-name="ce5" office:value-type="float" office:value="35.54" calcext:value-type="float">
            <text:p>35.54</text:p>
          </table:table-cell>
          <table:table-cell table:style-name="ce6" table:formula="of:=DATE(2014; MONTH([.A124]);DAY([.A124]))" office:value-type="date" office:date-value="2014-11-15" calcext:value-type="date">
            <text:p>11/15/14</text:p>
          </table:table-cell>
        </table:table-row>
        <table:table-row table:style-name="ro1">
          <table:table-cell table:style-name="ce2" office:value-type="date" office:date-value="2011-11-08" calcext:value-type="date">
            <text:p>08-Nov-11</text:p>
          </table:table-cell>
          <table:table-cell table:style-name="ce5" office:value-type="float" office:value="35.31" calcext:value-type="float">
            <text:p>35.31</text:p>
          </table:table-cell>
          <table:table-cell table:style-name="ce6" table:formula="of:=DATE(2014; MONTH([.A125]);DAY([.A125]))" office:value-type="date" office:date-value="2014-11-08" calcext:value-type="date">
            <text:p>11/08/14</text:p>
          </table:table-cell>
        </table:table-row>
        <table:table-row table:style-name="ro1">
          <table:table-cell table:style-name="ce2" office:value-type="date" office:date-value="2011-11-01" calcext:value-type="date">
            <text:p>01-Nov-11</text:p>
          </table:table-cell>
          <table:table-cell table:style-name="ce5" office:value-type="float" office:value="33.81" calcext:value-type="float">
            <text:p>33.81</text:p>
          </table:table-cell>
          <table:table-cell table:style-name="ce6" table:formula="of:=DATE(2014; MONTH([.A126]);DAY([.A126]))" office:value-type="date" office:date-value="2014-11-01" calcext:value-type="date">
            <text:p>11/01/14</text:p>
          </table:table-cell>
        </table:table-row>
        <table:table-row table:style-name="ro1">
          <table:table-cell table:style-name="ce2" office:value-type="date" office:date-value="2011-10-25" calcext:value-type="date">
            <text:p>25-Oct-11</text:p>
          </table:table-cell>
          <table:table-cell table:style-name="ce5" office:value-type="float" office:value="29.47" calcext:value-type="float">
            <text:p>29.47</text:p>
          </table:table-cell>
          <table:table-cell table:style-name="ce6" table:formula="of:=DATE(2014; MONTH([.A127]);DAY([.A127]))" office:value-type="date" office:date-value="2014-10-25" calcext:value-type="date">
            <text:p>10/25/14</text:p>
          </table:table-cell>
        </table:table-row>
        <table:table-row table:style-name="ro1">
          <table:table-cell table:style-name="ce2" office:value-type="date" office:date-value="2011-10-18" calcext:value-type="date">
            <text:p>18-Oct-11</text:p>
          </table:table-cell>
          <table:table-cell table:style-name="ce5" office:value-type="float" office:value="28.86" calcext:value-type="float">
            <text:p>28.86</text:p>
          </table:table-cell>
          <table:table-cell table:style-name="ce6" table:formula="of:=DATE(2014; MONTH([.A128]);DAY([.A128]))" office:value-type="date" office:date-value="2014-10-18" calcext:value-type="date">
            <text:p>10/18/14</text:p>
          </table:table-cell>
        </table:table-row>
        <table:table-row table:style-name="ro1">
          <table:table-cell table:style-name="ce2" office:value-type="date" office:date-value="2011-10-11" calcext:value-type="date">
            <text:p>11-Oct-11</text:p>
          </table:table-cell>
          <table:table-cell table:style-name="ce5" office:value-type="float" office:value="28.58" calcext:value-type="float">
            <text:p>28.58</text:p>
          </table:table-cell>
          <table:table-cell table:style-name="ce6" table:formula="of:=DATE(2014; MONTH([.A129]);DAY([.A129]))" office:value-type="date" office:date-value="2014-10-11" calcext:value-type="date">
            <text:p>10/11/14</text:p>
          </table:table-cell>
        </table:table-row>
        <table:table-row table:style-name="ro1">
          <table:table-cell table:style-name="ce2" office:value-type="date" office:date-value="2011-10-04" calcext:value-type="date">
            <text:p>04-Oct-11</text:p>
          </table:table-cell>
          <table:table-cell table:style-name="ce5" office:value-type="float" office:value="36.63" calcext:value-type="float">
            <text:p>36.63</text:p>
          </table:table-cell>
          <table:table-cell table:style-name="ce6" table:formula="of:=DATE(2014; MONTH([.A130]);DAY([.A130]))" office:value-type="date" office:date-value="2014-10-04" calcext:value-type="date">
            <text:p>10/04/14</text:p>
          </table:table-cell>
        </table:table-row>
        <table:table-row table:style-name="ro1">
          <table:table-cell table:style-name="ce2" office:value-type="date" office:date-value="2011-09-27" calcext:value-type="date">
            <text:p>27-Sep-11</text:p>
          </table:table-cell>
          <table:table-cell table:style-name="ce5" office:value-type="float" office:value="29.91" calcext:value-type="float">
            <text:p>29.91</text:p>
          </table:table-cell>
          <table:table-cell table:style-name="ce6" table:formula="of:=DATE(2014; MONTH([.A131]);DAY([.A131]))" office:value-type="date" office:date-value="2014-09-27" calcext:value-type="date">
            <text:p>09/27/14</text:p>
          </table:table-cell>
        </table:table-row>
        <table:table-row table:style-name="ro1">
          <table:table-cell table:style-name="ce2" office:value-type="date" office:date-value="2011-09-20" calcext:value-type="date">
            <text:p>20-Sep-11</text:p>
          </table:table-cell>
          <table:table-cell table:style-name="ce5" office:value-type="float" office:value="29.91" calcext:value-type="float">
            <text:p>29.91</text:p>
          </table:table-cell>
          <table:table-cell table:style-name="ce6" table:formula="of:=DATE(2014; MONTH([.A132]);DAY([.A132]))" office:value-type="date" office:date-value="2014-09-20" calcext:value-type="date">
            <text:p>09/20/14</text:p>
          </table:table-cell>
        </table:table-row>
        <table:table-row table:style-name="ro1">
          <table:table-cell table:style-name="ce2" office:value-type="date" office:date-value="2011-09-13" calcext:value-type="date">
            <text:p>13-Sep-11</text:p>
          </table:table-cell>
          <table:table-cell table:style-name="ce5" office:value-type="float" office:value="35.33" calcext:value-type="float">
            <text:p>35.33</text:p>
          </table:table-cell>
          <table:table-cell table:style-name="ce6" table:formula="of:=DATE(2014; MONTH([.A133]);DAY([.A133]))" office:value-type="date" office:date-value="2014-09-13" calcext:value-type="date">
            <text:p>09/13/14</text:p>
          </table:table-cell>
        </table:table-row>
        <table:table-row table:style-name="ro1">
          <table:table-cell table:style-name="ce2" office:value-type="date" office:date-value="2011-09-06" calcext:value-type="date">
            <text:p>06-Sep-11</text:p>
          </table:table-cell>
          <table:table-cell table:style-name="ce5" office:value-type="float" office:value="27.38" calcext:value-type="float">
            <text:p>27.38</text:p>
          </table:table-cell>
          <table:table-cell table:style-name="ce6" table:formula="of:=DATE(2014; MONTH([.A134]);DAY([.A134]))" office:value-type="date" office:date-value="2014-09-06" calcext:value-type="date">
            <text:p>09/06/14</text:p>
          </table:table-cell>
        </table:table-row>
        <table:table-row table:style-name="ro1">
          <table:table-cell table:style-name="ce2" office:value-type="date" office:date-value="2011-08-30" calcext:value-type="date">
            <text:p>30-Aug-11</text:p>
          </table:table-cell>
          <table:table-cell table:style-name="ce5" office:value-type="float" office:value="25.44" calcext:value-type="float">
            <text:p>25.44</text:p>
          </table:table-cell>
          <table:table-cell table:style-name="ce6" table:formula="of:=DATE(2014; MONTH([.A135]);DAY([.A135]))" office:value-type="date" office:date-value="2014-08-30" calcext:value-type="date">
            <text:p>08/30/14</text:p>
          </table:table-cell>
        </table:table-row>
        <table:table-row table:style-name="ro1">
          <table:table-cell table:style-name="ce2" office:value-type="date" office:date-value="2011-08-23" calcext:value-type="date">
            <text:p>23-Aug-11</text:p>
          </table:table-cell>
          <table:table-cell table:style-name="ce5" office:value-type="float" office:value="24.2" calcext:value-type="float">
            <text:p>24.2</text:p>
          </table:table-cell>
          <table:table-cell table:style-name="ce6" table:formula="of:=DATE(2014; MONTH([.A136]);DAY([.A136]))" office:value-type="date" office:date-value="2014-08-23" calcext:value-type="date">
            <text:p>08/23/14</text:p>
          </table:table-cell>
        </table:table-row>
        <table:table-row table:style-name="ro1">
          <table:table-cell table:style-name="ce2" office:value-type="date" office:date-value="2011-08-16" calcext:value-type="date">
            <text:p>16-Aug-11</text:p>
          </table:table-cell>
          <table:table-cell table:style-name="ce5" office:value-type="float" office:value="23.22" calcext:value-type="float">
            <text:p>23.22</text:p>
          </table:table-cell>
          <table:table-cell table:style-name="ce6" table:formula="of:=DATE(2014; MONTH([.A137]);DAY([.A137]))" office:value-type="date" office:date-value="2014-08-16" calcext:value-type="date">
            <text:p>08/16/14</text:p>
          </table:table-cell>
        </table:table-row>
        <table:table-row table:style-name="ro1">
          <table:table-cell table:style-name="ce2" office:value-type="date" office:date-value="2011-08-09" calcext:value-type="date">
            <text:p>09-Aug-11</text:p>
          </table:table-cell>
          <table:table-cell table:style-name="ce5" office:value-type="float" office:value="21.94" calcext:value-type="float">
            <text:p>21.94</text:p>
          </table:table-cell>
          <table:table-cell table:style-name="ce6" table:formula="of:=DATE(2014; MONTH([.A138]);DAY([.A138]))" office:value-type="date" office:date-value="2014-08-09" calcext:value-type="date">
            <text:p>08/09/14</text:p>
          </table:table-cell>
        </table:table-row>
        <table:table-row table:style-name="ro1">
          <table:table-cell table:style-name="ce2" office:value-type="date" office:date-value="2011-08-02" calcext:value-type="date">
            <text:p>02-Aug-11</text:p>
          </table:table-cell>
          <table:table-cell table:style-name="ce5" office:value-type="float" office:value="22.64" calcext:value-type="float">
            <text:p>22.64</text:p>
          </table:table-cell>
          <table:table-cell table:style-name="ce6" table:formula="of:=DATE(2014; MONTH([.A139]);DAY([.A139]))" office:value-type="date" office:date-value="2014-08-02" calcext:value-type="date">
            <text:p>08/02/14</text:p>
          </table:table-cell>
        </table:table-row>
        <table:table-row table:style-name="ro1">
          <table:table-cell table:style-name="ce2" office:value-type="date" office:date-value="2011-07-26" calcext:value-type="date">
            <text:p>26-Jul-11</text:p>
          </table:table-cell>
          <table:table-cell table:style-name="ce5" office:value-type="float" office:value="20.43" calcext:value-type="float">
            <text:p>20.43</text:p>
          </table:table-cell>
          <table:table-cell table:style-name="ce6" table:formula="of:=DATE(2014; MONTH([.A140]);DAY([.A140]))" office:value-type="date" office:date-value="2014-07-26" calcext:value-type="date">
            <text:p>07/26/14</text:p>
          </table:table-cell>
        </table:table-row>
        <table:table-row table:style-name="ro1">
          <table:table-cell table:style-name="ce2" office:value-type="date" office:date-value="2011-07-19" calcext:value-type="date">
            <text:p>19-Jul-11</text:p>
          </table:table-cell>
          <table:table-cell table:style-name="ce5" office:value-type="float" office:value="19.72" calcext:value-type="float">
            <text:p>19.72</text:p>
          </table:table-cell>
          <table:table-cell table:style-name="ce6" table:formula="of:=DATE(2014; MONTH([.A141]);DAY([.A141]))" office:value-type="date" office:date-value="2014-07-19" calcext:value-type="date">
            <text:p>07/19/14</text:p>
          </table:table-cell>
        </table:table-row>
        <table:table-row table:style-name="ro1">
          <table:table-cell table:style-name="ce2" office:value-type="date" office:date-value="2011-07-12" calcext:value-type="date">
            <text:p>12-Jul-11</text:p>
          </table:table-cell>
          <table:table-cell table:style-name="ce5" office:value-type="float" office:value="19.97" calcext:value-type="float">
            <text:p>19.97</text:p>
          </table:table-cell>
          <table:table-cell table:style-name="ce6" table:formula="of:=DATE(2014; MONTH([.A142]);DAY([.A142]))" office:value-type="date" office:date-value="2014-07-12" calcext:value-type="date">
            <text:p>07/12/14</text:p>
          </table:table-cell>
        </table:table-row>
        <table:table-row table:style-name="ro1">
          <table:table-cell table:style-name="ce2" office:value-type="date" office:date-value="2011-07-05" calcext:value-type="date">
            <text:p>05-Jul-11</text:p>
          </table:table-cell>
          <table:table-cell table:style-name="ce5" office:value-type="float" office:value="24.48" calcext:value-type="float">
            <text:p>24.48</text:p>
          </table:table-cell>
          <table:table-cell table:style-name="ce6" table:formula="of:=DATE(2014; MONTH([.A143]);DAY([.A143]))" office:value-type="date" office:date-value="2014-07-05" calcext:value-type="date">
            <text:p>07/05/14</text:p>
          </table:table-cell>
        </table:table-row>
        <table:table-row table:style-name="ro1">
          <table:table-cell table:style-name="ce2" office:value-type="date" office:date-value="2011-06-28" calcext:value-type="date">
            <text:p>28-Jun-11</text:p>
          </table:table-cell>
          <table:table-cell table:style-name="ce5" office:value-type="float" office:value="22.88" calcext:value-type="float">
            <text:p>22.88</text:p>
          </table:table-cell>
          <table:table-cell table:style-name="ce6" table:formula="of:=DATE(2014; MONTH([.A144]);DAY([.A144]))" office:value-type="date" office:date-value="2014-06-28" calcext:value-type="date">
            <text:p>06/28/14</text:p>
          </table:table-cell>
        </table:table-row>
        <table:table-row table:style-name="ro1">
          <table:table-cell table:style-name="ce2" office:value-type="date" office:date-value="2011-06-21" calcext:value-type="date">
            <text:p>21-Jun-11</text:p>
          </table:table-cell>
          <table:table-cell table:style-name="ce5" office:value-type="float" office:value="20.12" calcext:value-type="float">
            <text:p>20.12</text:p>
          </table:table-cell>
          <table:table-cell table:style-name="ce6" table:formula="of:=DATE(2014; MONTH([.A145]);DAY([.A145]))" office:value-type="date" office:date-value="2014-06-21" calcext:value-type="date">
            <text:p>06/21/14</text:p>
          </table:table-cell>
        </table:table-row>
        <table:table-row table:style-name="ro1">
          <table:table-cell table:style-name="ce2" office:value-type="date" office:date-value="2011-06-14" calcext:value-type="date">
            <text:p>14-Jun-11</text:p>
          </table:table-cell>
          <table:table-cell table:style-name="ce5" office:value-type="float" office:value="21.01" calcext:value-type="float">
            <text:p>21.01</text:p>
          </table:table-cell>
          <table:table-cell table:style-name="ce6" table:formula="of:=DATE(2014; MONTH([.A146]);DAY([.A146]))" office:value-type="date" office:date-value="2014-06-14" calcext:value-type="date">
            <text:p>06/14/14</text:p>
          </table:table-cell>
        </table:table-row>
        <table:table-row table:style-name="ro1">
          <table:table-cell table:style-name="ce2" office:value-type="date" office:date-value="2011-06-07" calcext:value-type="date">
            <text:p>07-Jun-11</text:p>
          </table:table-cell>
          <table:table-cell table:style-name="ce5" office:value-type="float" office:value="20.84" calcext:value-type="float">
            <text:p>20.84</text:p>
          </table:table-cell>
          <table:table-cell table:style-name="ce6" table:formula="of:=DATE(2014; MONTH([.A147]);DAY([.A147]))" office:value-type="date" office:date-value="2014-06-07" calcext:value-type="date">
            <text:p>06/07/14</text:p>
          </table:table-cell>
        </table:table-row>
        <table:table-row table:style-name="ro1">
          <table:table-cell table:style-name="ce2" office:value-type="date" office:date-value="2011-05-31" calcext:value-type="date">
            <text:p>31-May-11</text:p>
          </table:table-cell>
          <table:table-cell table:style-name="ce5" office:value-type="float" office:value="20.66" calcext:value-type="float">
            <text:p>20.66</text:p>
          </table:table-cell>
          <table:table-cell table:style-name="ce6" table:formula="of:=DATE(2014; MONTH([.A148]);DAY([.A148]))" office:value-type="date" office:date-value="2014-05-31" calcext:value-type="date">
            <text:p>05/31/14</text:p>
          </table:table-cell>
        </table:table-row>
        <table:table-row table:style-name="ro1">
          <table:table-cell table:style-name="ce2" office:value-type="date" office:date-value="2011-05-24" calcext:value-type="date">
            <text:p>24-May-11</text:p>
          </table:table-cell>
          <table:table-cell table:style-name="ce5" office:value-type="float" office:value="22.6" calcext:value-type="float">
            <text:p>22.6</text:p>
          </table:table-cell>
          <table:table-cell table:style-name="ce6" table:formula="of:=DATE(2014; MONTH([.A149]);DAY([.A149]))" office:value-type="date" office:date-value="2014-05-24" calcext:value-type="date">
            <text:p>05/24/14</text:p>
          </table:table-cell>
        </table:table-row>
        <table:table-row table:style-name="ro1">
          <table:table-cell table:style-name="ce2" office:value-type="date" office:date-value="2011-05-17" calcext:value-type="date">
            <text:p>17-May-11</text:p>
          </table:table-cell>
          <table:table-cell table:style-name="ce5" office:value-type="float" office:value="28.07" calcext:value-type="float">
            <text:p>28.07</text:p>
          </table:table-cell>
          <table:table-cell table:style-name="ce6" table:formula="of:=DATE(2014; MONTH([.A150]);DAY([.A150]))" office:value-type="date" office:date-value="2014-05-17" calcext:value-type="date">
            <text:p>05/17/14</text:p>
          </table:table-cell>
        </table:table-row>
        <table:table-row table:style-name="ro1">
          <table:table-cell table:style-name="ce2" office:value-type="date" office:date-value="2011-05-10" calcext:value-type="date">
            <text:p>10-May-11</text:p>
          </table:table-cell>
          <table:table-cell table:style-name="ce5" office:value-type="float" office:value="33.38" calcext:value-type="float">
            <text:p>33.38</text:p>
          </table:table-cell>
          <table:table-cell table:style-name="ce6" table:formula="of:=DATE(2014; MONTH([.A151]);DAY([.A151]))" office:value-type="date" office:date-value="2014-05-10" calcext:value-type="date">
            <text:p>05/10/14</text:p>
          </table:table-cell>
        </table:table-row>
        <table:table-row table:style-name="ro1">
          <table:table-cell table:style-name="ce2" office:value-type="date" office:date-value="2011-05-03" calcext:value-type="date">
            <text:p>03-May-11</text:p>
          </table:table-cell>
          <table:table-cell table:style-name="ce5" office:value-type="float" office:value="33.08" calcext:value-type="float">
            <text:p>33.08</text:p>
          </table:table-cell>
          <table:table-cell table:style-name="ce6" table:formula="of:=DATE(2014; MONTH([.A152]);DAY([.A152]))" office:value-type="date" office:date-value="2014-05-03" calcext:value-type="date">
            <text:p>05/03/14</text:p>
          </table:table-cell>
        </table:table-row>
        <table:table-row table:style-name="ro1">
          <table:table-cell table:style-name="ce2" office:value-type="date" office:date-value="2011-04-26" calcext:value-type="date">
            <text:p>26-Apr-11</text:p>
          </table:table-cell>
          <table:table-cell table:style-name="ce5" office:value-type="float" office:value="31.13" calcext:value-type="float">
            <text:p>31.13</text:p>
          </table:table-cell>
          <table:table-cell table:style-name="ce6" table:formula="of:=DATE(2014; MONTH([.A153]);DAY([.A153]))" office:value-type="date" office:date-value="2014-04-26" calcext:value-type="date">
            <text:p>04/26/14</text:p>
          </table:table-cell>
        </table:table-row>
        <table:table-row table:style-name="ro1">
          <table:table-cell table:style-name="ce2" office:value-type="date" office:date-value="2011-04-19" calcext:value-type="date">
            <text:p>19-Apr-11</text:p>
          </table:table-cell>
          <table:table-cell table:style-name="ce5" office:value-type="float" office:value="35.45" calcext:value-type="float">
            <text:p>35.45</text:p>
          </table:table-cell>
          <table:table-cell table:style-name="ce6" table:formula="of:=DATE(2014; MONTH([.A154]);DAY([.A154]))" office:value-type="date" office:date-value="2014-04-19" calcext:value-type="date">
            <text:p>04/19/14</text:p>
          </table:table-cell>
        </table:table-row>
        <table:table-row table:style-name="ro1">
          <table:table-cell table:style-name="ce2" office:value-type="date" office:date-value="2011-04-12" calcext:value-type="date">
            <text:p>12-Apr-11</text:p>
          </table:table-cell>
          <table:table-cell table:style-name="ce5" office:value-type="float" office:value="37.79" calcext:value-type="float">
            <text:p>37.79</text:p>
          </table:table-cell>
          <table:table-cell table:style-name="ce6" table:formula="of:=DATE(2014; MONTH([.A155]);DAY([.A155]))" office:value-type="date" office:date-value="2014-04-12" calcext:value-type="date">
            <text:p>04/12/14</text:p>
          </table:table-cell>
        </table:table-row>
        <table:table-row table:style-name="ro1">
          <table:table-cell table:style-name="ce2" office:value-type="date" office:date-value="2011-04-05" calcext:value-type="date">
            <text:p>05-Apr-11</text:p>
          </table:table-cell>
          <table:table-cell table:style-name="ce5" office:value-type="float" office:value="37.51" calcext:value-type="float">
            <text:p>37.51</text:p>
          </table:table-cell>
          <table:table-cell table:style-name="ce6" table:formula="of:=DATE(2014; MONTH([.A156]);DAY([.A156]))" office:value-type="date" office:date-value="2014-04-05" calcext:value-type="date">
            <text:p>04/05/14</text:p>
          </table:table-cell>
        </table:table-row>
        <table:table-row table:style-name="ro1">
          <table:table-cell table:style-name="ce2" office:value-type="date" office:date-value="2011-03-29" calcext:value-type="date">
            <text:p>29-Mar-11</text:p>
          </table:table-cell>
          <table:table-cell table:style-name="ce5" office:value-type="float" office:value="37.43" calcext:value-type="float">
            <text:p>37.43</text:p>
          </table:table-cell>
          <table:table-cell table:style-name="ce6" table:formula="of:=DATE(2014; MONTH([.A157]);DAY([.A157]))" office:value-type="date" office:date-value="2014-03-29" calcext:value-type="date">
            <text:p>03/29/14</text:p>
          </table:table-cell>
        </table:table-row>
        <table:table-row table:style-name="ro1">
          <table:table-cell table:style-name="ce2" office:value-type="date" office:date-value="2011-03-22" calcext:value-type="date">
            <text:p>22-Mar-11</text:p>
          </table:table-cell>
          <table:table-cell table:style-name="ce5" office:value-type="float" office:value="37.27" calcext:value-type="float">
            <text:p>37.27</text:p>
          </table:table-cell>
          <table:table-cell table:style-name="ce6" table:formula="of:=DATE(2014; MONTH([.A158]);DAY([.A158]))" office:value-type="date" office:date-value="2014-03-22" calcext:value-type="date">
            <text:p>03/22/14</text:p>
          </table:table-cell>
        </table:table-row>
        <table:table-row table:style-name="ro1">
          <table:table-cell table:style-name="ce2" office:value-type="date" office:date-value="2011-03-15" calcext:value-type="date">
            <text:p>15-Mar-11</text:p>
          </table:table-cell>
          <table:table-cell table:style-name="ce5" office:value-type="float" office:value="33.96" calcext:value-type="float">
            <text:p>33.96</text:p>
          </table:table-cell>
          <table:table-cell table:style-name="ce6" table:formula="of:=DATE(2014; MONTH([.A159]);DAY([.A159]))" office:value-type="date" office:date-value="2014-03-15" calcext:value-type="date">
            <text:p>03/15/14</text:p>
          </table:table-cell>
        </table:table-row>
        <table:table-row table:style-name="ro1">
          <table:table-cell table:style-name="ce2" office:value-type="date" office:date-value="2011-03-08" calcext:value-type="date">
            <text:p>08-Mar-11</text:p>
          </table:table-cell>
          <table:table-cell table:style-name="ce5" office:value-type="float" office:value="35.9" calcext:value-type="float">
            <text:p>35.9</text:p>
          </table:table-cell>
          <table:table-cell table:style-name="ce6" table:formula="of:=DATE(2014; MONTH([.A160]);DAY([.A160]))" office:value-type="date" office:date-value="2014-03-08" calcext:value-type="date">
            <text:p>03/08/14</text:p>
          </table:table-cell>
        </table:table-row>
        <table:table-row table:style-name="ro1">
          <table:table-cell table:style-name="ce2" office:value-type="date" office:date-value="2011-03-01" calcext:value-type="date">
            <text:p>01-Mar-11</text:p>
          </table:table-cell>
          <table:table-cell table:style-name="ce5" office:value-type="float" office:value="35.67" calcext:value-type="float">
            <text:p>35.67</text:p>
          </table:table-cell>
          <table:table-cell table:style-name="ce6" table:formula="of:=DATE(2014; MONTH([.A161]);DAY([.A161]))" office:value-type="date" office:date-value="2014-03-01" calcext:value-type="date">
            <text:p>03/01/14</text:p>
          </table:table-cell>
        </table:table-row>
        <table:table-row table:style-name="ro1">
          <table:table-cell table:style-name="ce2" office:value-type="date" office:date-value="2011-02-22" calcext:value-type="date">
            <text:p>22-Feb-11</text:p>
          </table:table-cell>
          <table:table-cell table:style-name="ce5" office:value-type="float" office:value="37.75" calcext:value-type="float">
            <text:p>37.75</text:p>
          </table:table-cell>
          <table:table-cell table:style-name="ce6" table:formula="of:=DATE(2014; MONTH([.A162]);DAY([.A162]))" office:value-type="date" office:date-value="2014-02-22" calcext:value-type="date">
            <text:p>02/22/14</text:p>
          </table:table-cell>
        </table:table-row>
        <table:table-row table:style-name="ro1">
          <table:table-cell table:style-name="ce2" office:value-type="date" office:date-value="2011-02-15" calcext:value-type="date">
            <text:p>15-Feb-11</text:p>
          </table:table-cell>
          <table:table-cell table:style-name="ce5" office:value-type="float" office:value="37.75" calcext:value-type="float">
            <text:p>37.75</text:p>
          </table:table-cell>
          <table:table-cell table:style-name="ce6" table:formula="of:=DATE(2014; MONTH([.A163]);DAY([.A163]))" office:value-type="date" office:date-value="2014-02-15" calcext:value-type="date">
            <text:p>02/15/14</text:p>
          </table:table-cell>
        </table:table-row>
        <table:table-row table:style-name="ro1">
          <table:table-cell table:style-name="ce2" office:value-type="date" office:date-value="2011-02-08" calcext:value-type="date">
            <text:p>08-Feb-11</text:p>
          </table:table-cell>
          <table:table-cell table:style-name="ce5" office:value-type="float" office:value="37.75" calcext:value-type="float">
            <text:p>37.75</text:p>
          </table:table-cell>
          <table:table-cell table:style-name="ce6" table:formula="of:=DATE(2014; MONTH([.A164]);DAY([.A164]))" office:value-type="date" office:date-value="2014-02-08" calcext:value-type="date">
            <text:p>02/08/14</text:p>
          </table:table-cell>
        </table:table-row>
        <table:table-row table:style-name="ro1">
          <table:table-cell table:style-name="ce2" office:value-type="date" office:date-value="2011-02-01" calcext:value-type="date">
            <text:p>01-Feb-11</text:p>
          </table:table-cell>
          <table:table-cell table:style-name="ce5" office:value-type="float" office:value="38.99" calcext:value-type="float">
            <text:p>38.99</text:p>
          </table:table-cell>
          <table:table-cell table:style-name="ce6" table:formula="of:=DATE(2014; MONTH([.A165]);DAY([.A165]))" office:value-type="date" office:date-value="2014-02-01" calcext:value-type="date">
            <text:p>02/01/14</text:p>
          </table:table-cell>
        </table:table-row>
        <table:table-row table:style-name="ro1">
          <table:table-cell table:style-name="ce2" office:value-type="date" office:date-value="2011-01-25" calcext:value-type="date">
            <text:p>25-Jan-11</text:p>
          </table:table-cell>
          <table:table-cell table:style-name="ce5" office:value-type="float" office:value="38.99" calcext:value-type="float">
            <text:p>38.99</text:p>
          </table:table-cell>
          <table:table-cell table:style-name="ce6" table:formula="of:=DATE(2014; MONTH([.A166]);DAY([.A166]))" office:value-type="date" office:date-value="2014-01-25" calcext:value-type="date">
            <text:p>01/25/14</text:p>
          </table:table-cell>
        </table:table-row>
        <table:table-row table:style-name="ro1">
          <table:table-cell table:style-name="ce2" office:value-type="date" office:date-value="2011-01-18" calcext:value-type="date">
            <text:p>18-Jan-11</text:p>
          </table:table-cell>
          <table:table-cell table:style-name="ce5" office:value-type="float" office:value="38.99" calcext:value-type="float">
            <text:p>38.99</text:p>
          </table:table-cell>
          <table:table-cell table:style-name="ce6" table:formula="of:=DATE(2014; MONTH([.A167]);DAY([.A167]))" office:value-type="date" office:date-value="2014-01-18" calcext:value-type="date">
            <text:p>01/18/14</text:p>
          </table:table-cell>
        </table:table-row>
        <table:table-row table:style-name="ro1">
          <table:table-cell table:style-name="ce2" office:value-type="date" office:date-value="2011-01-11" calcext:value-type="date">
            <text:p>11-Jan-11</text:p>
          </table:table-cell>
          <table:table-cell table:style-name="ce5" office:value-type="float" office:value="38.99" calcext:value-type="float">
            <text:p>38.99</text:p>
          </table:table-cell>
          <table:table-cell table:style-name="ce6" table:formula="of:=DATE(2014; MONTH([.A168]);DAY([.A168]))" office:value-type="date" office:date-value="2014-01-11" calcext:value-type="date">
            <text:p>01/11/14</text:p>
          </table:table-cell>
        </table:table-row>
        <table:table-row table:style-name="ro1">
          <table:table-cell table:style-name="ce2" office:value-type="date" office:date-value="2011-01-04" calcext:value-type="date">
            <text:p>04-Jan-11</text:p>
          </table:table-cell>
          <table:table-cell table:style-name="ce5" office:value-type="float" office:value="39.52" calcext:value-type="float">
            <text:p>39.52</text:p>
          </table:table-cell>
          <table:table-cell table:style-name="ce6" table:formula="of:=DATE(2014; MONTH([.A169]);DAY([.A169]))" office:value-type="date" office:date-value="2014-01-04" calcext:value-type="date">
            <text:p>01/04/14</text:p>
          </table:table-cell>
        </table:table-row>
        <table:table-row table:style-name="ro1">
          <table:table-cell table:style-name="ce2" office:value-type="date" office:date-value="2010-12-28" calcext:value-type="date">
            <text:p>28-Dec-10</text:p>
          </table:table-cell>
          <table:table-cell table:style-name="ce5" office:value-type="float" office:value="39.65" calcext:value-type="float">
            <text:p>39.65</text:p>
          </table:table-cell>
          <table:table-cell table:style-name="ce6" table:formula="of:=DATE(2014; MONTH([.A170]);DAY([.A170]))" office:value-type="date" office:date-value="2014-12-28" calcext:value-type="date">
            <text:p>12/28/14</text:p>
          </table:table-cell>
        </table:table-row>
        <table:table-row table:style-name="ro1">
          <table:table-cell table:style-name="ce2" office:value-type="date" office:date-value="2010-12-21" calcext:value-type="date">
            <text:p>21-Dec-10</text:p>
          </table:table-cell>
          <table:table-cell table:style-name="ce5" office:value-type="float" office:value="38.95" calcext:value-type="float">
            <text:p>38.95</text:p>
          </table:table-cell>
          <table:table-cell table:style-name="ce6" table:formula="of:=DATE(2014; MONTH([.A171]);DAY([.A171]))" office:value-type="date" office:date-value="2014-12-21" calcext:value-type="date">
            <text:p>12/21/14</text:p>
          </table:table-cell>
        </table:table-row>
        <table:table-row table:style-name="ro1">
          <table:table-cell table:style-name="ce2" office:value-type="date" office:date-value="2010-12-14" calcext:value-type="date">
            <text:p>14-Dec-10</text:p>
          </table:table-cell>
          <table:table-cell table:style-name="ce5" office:value-type="float" office:value="36.97" calcext:value-type="float">
            <text:p>36.97</text:p>
          </table:table-cell>
          <table:table-cell table:style-name="ce6" table:formula="of:=DATE(2014; MONTH([.A172]);DAY([.A172]))" office:value-type="date" office:date-value="2014-12-14" calcext:value-type="date">
            <text:p>12/14/14</text:p>
          </table:table-cell>
        </table:table-row>
        <table:table-row table:style-name="ro1">
          <table:table-cell table:style-name="ce2" office:value-type="date" office:date-value="2010-12-07" calcext:value-type="date">
            <text:p>07-Dec-10</text:p>
          </table:table-cell>
          <table:table-cell table:style-name="ce5" office:value-type="float" office:value="33.39" calcext:value-type="float">
            <text:p>33.39</text:p>
          </table:table-cell>
          <table:table-cell table:style-name="ce6" table:formula="of:=DATE(2014; MONTH([.A173]);DAY([.A173]))" office:value-type="date" office:date-value="2014-12-07" calcext:value-type="date">
            <text:p>12/07/14</text:p>
          </table:table-cell>
        </table:table-row>
        <table:table-row table:style-name="ro1">
          <table:table-cell table:style-name="ce2" office:value-type="date" office:date-value="2010-11-30" calcext:value-type="date">
            <text:p>30-Nov-10</text:p>
          </table:table-cell>
          <table:table-cell table:style-name="ce5" office:value-type="float" office:value="33.71" calcext:value-type="float">
            <text:p>33.71</text:p>
          </table:table-cell>
          <table:table-cell table:style-name="ce6" table:formula="of:=DATE(2014; MONTH([.A174]);DAY([.A174]))" office:value-type="date" office:date-value="2014-11-30" calcext:value-type="date">
            <text:p>11/30/14</text:p>
          </table:table-cell>
        </table:table-row>
        <table:table-row table:style-name="ro1">
          <table:table-cell table:style-name="ce2" office:value-type="date" office:date-value="2010-11-23" calcext:value-type="date">
            <text:p>23-Nov-10</text:p>
          </table:table-cell>
          <table:table-cell table:style-name="ce5" office:value-type="float" office:value="32.58" calcext:value-type="float">
            <text:p>32.58</text:p>
          </table:table-cell>
          <table:table-cell table:style-name="ce6" table:formula="of:=DATE(2014; MONTH([.A175]);DAY([.A175]))" office:value-type="date" office:date-value="2014-11-23" calcext:value-type="date">
            <text:p>11/23/14</text:p>
          </table:table-cell>
        </table:table-row>
        <table:table-row table:style-name="ro1">
          <table:table-cell table:style-name="ce2" office:value-type="date" office:date-value="2010-11-16" calcext:value-type="date">
            <text:p>16-Nov-10</text:p>
          </table:table-cell>
          <table:table-cell table:style-name="ce5" office:value-type="float" office:value="37.48" calcext:value-type="float">
            <text:p>37.48</text:p>
          </table:table-cell>
          <table:table-cell table:style-name="ce6" table:formula="of:=DATE(2014; MONTH([.A176]);DAY([.A176]))" office:value-type="date" office:date-value="2014-11-16" calcext:value-type="date">
            <text:p>11/16/14</text:p>
          </table:table-cell>
        </table:table-row>
        <table:table-row table:style-name="ro1">
          <table:table-cell table:style-name="ce2" office:value-type="date" office:date-value="2010-11-09" calcext:value-type="date">
            <text:p>09-Nov-10</text:p>
          </table:table-cell>
          <table:table-cell table:style-name="ce5" office:value-type="float" office:value="39.04" calcext:value-type="float">
            <text:p>39.04</text:p>
          </table:table-cell>
          <table:table-cell table:style-name="ce6" table:formula="of:=DATE(2014; MONTH([.A177]);DAY([.A177]))" office:value-type="date" office:date-value="2014-11-09" calcext:value-type="date">
            <text:p>11/09/14</text:p>
          </table:table-cell>
        </table:table-row>
        <table:table-row table:style-name="ro1">
          <table:table-cell table:style-name="ce2" office:value-type="date" office:date-value="2010-11-02" calcext:value-type="date">
            <text:p>02-Nov-10</text:p>
          </table:table-cell>
          <table:table-cell table:style-name="ce5" office:value-type="float" office:value="35.34" calcext:value-type="float">
            <text:p>35.34</text:p>
          </table:table-cell>
          <table:table-cell table:style-name="ce6" table:formula="of:=DATE(2014; MONTH([.A178]);DAY([.A178]))" office:value-type="date" office:date-value="2014-11-02" calcext:value-type="date">
            <text:p>11/02/14</text:p>
          </table:table-cell>
        </table:table-row>
        <table:table-row table:style-name="ro1">
          <table:table-cell table:style-name="ce2" office:value-type="date" office:date-value="2010-10-26" calcext:value-type="date">
            <text:p>26-Oct-10</text:p>
          </table:table-cell>
          <table:table-cell table:style-name="ce5" office:value-type="float" office:value="34.55" calcext:value-type="float">
            <text:p>34.55</text:p>
          </table:table-cell>
          <table:table-cell table:style-name="ce6" table:formula="of:=DATE(2014; MONTH([.A179]);DAY([.A179]))" office:value-type="date" office:date-value="2014-10-26" calcext:value-type="date">
            <text:p>10/26/14</text:p>
          </table:table-cell>
        </table:table-row>
        <table:table-row table:style-name="ro1">
          <table:table-cell table:style-name="ce2" office:value-type="date" office:date-value="2010-10-19" calcext:value-type="date">
            <text:p>19-Oct-10</text:p>
          </table:table-cell>
          <table:table-cell table:style-name="ce5" office:value-type="float" office:value="34.33" calcext:value-type="float">
            <text:p>34.33</text:p>
          </table:table-cell>
          <table:table-cell table:style-name="ce6" table:formula="of:=DATE(2014; MONTH([.A180]);DAY([.A180]))" office:value-type="date" office:date-value="2014-10-19" calcext:value-type="date">
            <text:p>10/19/14</text:p>
          </table:table-cell>
        </table:table-row>
        <table:table-row table:style-name="ro1">
          <table:table-cell table:style-name="ce2" office:value-type="date" office:date-value="2010-10-12" calcext:value-type="date">
            <text:p>12-Oct-10</text:p>
          </table:table-cell>
          <table:table-cell table:style-name="ce5" office:value-type="float" office:value="33.47" calcext:value-type="float">
            <text:p>33.47</text:p>
          </table:table-cell>
          <table:table-cell table:style-name="ce6" table:formula="of:=DATE(2014; MONTH([.A181]);DAY([.A181]))" office:value-type="date" office:date-value="2014-10-12" calcext:value-type="date">
            <text:p>10/12/14</text:p>
          </table:table-cell>
        </table:table-row>
        <table:table-row table:style-name="ro1">
          <table:table-cell table:style-name="ce2" office:value-type="date" office:date-value="2010-10-05" calcext:value-type="date">
            <text:p>05-Oct-10</text:p>
          </table:table-cell>
          <table:table-cell table:style-name="ce5" office:value-type="float" office:value="34.95" calcext:value-type="float">
            <text:p>34.95</text:p>
          </table:table-cell>
          <table:table-cell table:style-name="ce6" table:formula="of:=DATE(2014; MONTH([.A182]);DAY([.A182]))" office:value-type="date" office:date-value="2014-10-05" calcext:value-type="date">
            <text:p>10/05/14</text:p>
          </table:table-cell>
        </table:table-row>
        <table:table-row table:style-name="ro1">
          <table:table-cell table:style-name="ce2" office:value-type="date" office:date-value="2010-09-28" calcext:value-type="date">
            <text:p>28-Sep-10</text:p>
          </table:table-cell>
          <table:table-cell table:style-name="ce5" office:value-type="float" office:value="34.94" calcext:value-type="float">
            <text:p>34.94</text:p>
          </table:table-cell>
          <table:table-cell table:style-name="ce6" table:formula="of:=DATE(2014; MONTH([.A183]);DAY([.A183]))" office:value-type="date" office:date-value="2014-09-28" calcext:value-type="date">
            <text:p>09/28/14</text:p>
          </table:table-cell>
        </table:table-row>
        <table:table-row table:style-name="ro1">
          <table:table-cell table:style-name="ce2" office:value-type="date" office:date-value="2010-09-21" calcext:value-type="date">
            <text:p>21-Sep-10</text:p>
          </table:table-cell>
          <table:table-cell table:style-name="ce5" office:value-type="float" office:value="26.42" calcext:value-type="float">
            <text:p>26.42</text:p>
          </table:table-cell>
          <table:table-cell table:style-name="ce6" table:formula="of:=DATE(2014; MONTH([.A184]);DAY([.A184]))" office:value-type="date" office:date-value="2014-09-21" calcext:value-type="date">
            <text:p>09/21/14</text:p>
          </table:table-cell>
        </table:table-row>
        <table:table-row table:style-name="ro1">
          <table:table-cell table:style-name="ce2" office:value-type="date" office:date-value="2010-09-14" calcext:value-type="date">
            <text:p>14-Sep-10</text:p>
          </table:table-cell>
          <table:table-cell table:style-name="ce5" office:value-type="float" office:value="18.39" calcext:value-type="float">
            <text:p>18.39</text:p>
          </table:table-cell>
          <table:table-cell table:style-name="ce6" table:formula="of:=DATE(2014; MONTH([.A185]);DAY([.A185]))" office:value-type="date" office:date-value="2014-09-14" calcext:value-type="date">
            <text:p>09/14/14</text:p>
          </table:table-cell>
        </table:table-row>
        <table:table-row table:style-name="ro1">
          <table:table-cell table:style-name="ce2" office:value-type="date" office:date-value="2010-09-07" calcext:value-type="date">
            <text:p>07-Sep-10</text:p>
          </table:table-cell>
          <table:table-cell table:style-name="ce5" office:value-type="float" office:value="15.8" calcext:value-type="float">
            <text:p>15.8</text:p>
          </table:table-cell>
          <table:table-cell table:style-name="ce6" table:formula="of:=DATE(2014; MONTH([.A186]);DAY([.A186]))" office:value-type="date" office:date-value="2014-09-07" calcext:value-type="date">
            <text:p>09/07/14</text:p>
          </table:table-cell>
        </table:table-row>
        <table:table-row table:style-name="ro1">
          <table:table-cell table:style-name="ce2" office:value-type="date" office:date-value="2010-08-31" calcext:value-type="date">
            <text:p>31-Aug-10</text:p>
          </table:table-cell>
          <table:table-cell table:style-name="ce5" office:value-type="float" office:value="16.01" calcext:value-type="float">
            <text:p>16.01</text:p>
          </table:table-cell>
          <table:table-cell table:style-name="ce6" table:formula="of:=DATE(2014; MONTH([.A187]);DAY([.A187]))" office:value-type="date" office:date-value="2014-08-31" calcext:value-type="date">
            <text:p>08/31/14</text:p>
          </table:table-cell>
        </table:table-row>
        <table:table-row table:style-name="ro1">
          <table:table-cell table:style-name="ce2" office:value-type="date" office:date-value="2010-08-24" calcext:value-type="date">
            <text:p>24-Aug-10</text:p>
          </table:table-cell>
          <table:table-cell table:style-name="ce5" office:value-type="float" office:value="11.86" calcext:value-type="float">
            <text:p>11.86</text:p>
          </table:table-cell>
          <table:table-cell table:style-name="ce6" table:formula="of:=DATE(2014; MONTH([.A188]);DAY([.A188]))" office:value-type="date" office:date-value="2014-08-24" calcext:value-type="date">
            <text:p>08/24/14</text:p>
          </table:table-cell>
        </table:table-row>
        <table:table-row table:style-name="ro1">
          <table:table-cell table:style-name="ce2" office:value-type="date" office:date-value="2010-08-17" calcext:value-type="date">
            <text:p>17-Aug-10</text:p>
          </table:table-cell>
          <table:table-cell table:style-name="ce5" office:value-type="float" office:value="12.3" calcext:value-type="float">
            <text:p>12.3</text:p>
          </table:table-cell>
          <table:table-cell table:style-name="ce6" table:formula="of:=DATE(2014; MONTH([.A189]);DAY([.A189]))" office:value-type="date" office:date-value="2014-08-17" calcext:value-type="date">
            <text:p>08/17/14</text:p>
          </table:table-cell>
        </table:table-row>
        <table:table-row table:style-name="ro1">
          <table:table-cell table:style-name="ce2" office:value-type="date" office:date-value="2010-08-10" calcext:value-type="date">
            <text:p>10-Aug-10</text:p>
          </table:table-cell>
          <table:table-cell table:style-name="ce5" office:value-type="float" office:value="10.01" calcext:value-type="float">
            <text:p>10.01</text:p>
          </table:table-cell>
          <table:table-cell table:style-name="ce6" table:formula="of:=DATE(2014; MONTH([.A190]);DAY([.A190]))" office:value-type="date" office:date-value="2014-08-10" calcext:value-type="date">
            <text:p>08/10/14</text:p>
          </table:table-cell>
        </table:table-row>
        <table:table-row table:style-name="ro1">
          <table:table-cell table:style-name="ce2" office:value-type="date" office:date-value="2010-08-03" calcext:value-type="date">
            <text:p>03-Aug-10</text:p>
          </table:table-cell>
          <table:table-cell table:style-name="ce5" office:value-type="float" office:value="9.44" calcext:value-type="float">
            <text:p>9.44</text:p>
          </table:table-cell>
          <table:table-cell table:style-name="ce6" table:formula="of:=DATE(2014; MONTH([.A191]);DAY([.A191]))" office:value-type="date" office:date-value="2014-08-03" calcext:value-type="date">
            <text:p>08/03/14</text:p>
          </table:table-cell>
        </table:table-row>
        <table:table-row table:style-name="ro1">
          <table:table-cell table:style-name="ce2" office:value-type="date" office:date-value="2010-07-27" calcext:value-type="date">
            <text:p>27-Jul-10</text:p>
          </table:table-cell>
          <table:table-cell table:style-name="ce5" office:value-type="float" office:value="10.24" calcext:value-type="float">
            <text:p>10.24</text:p>
          </table:table-cell>
          <table:table-cell table:style-name="ce6" table:formula="of:=DATE(2014; MONTH([.A192]);DAY([.A192]))" office:value-type="date" office:date-value="2014-07-27" calcext:value-type="date">
            <text:p>07/27/14</text:p>
          </table:table-cell>
        </table:table-row>
        <table:table-row table:style-name="ro1">
          <table:table-cell table:style-name="ce2" office:value-type="date" office:date-value="2010-07-20" calcext:value-type="date">
            <text:p>20-Jul-10</text:p>
          </table:table-cell>
          <table:table-cell table:style-name="ce5" office:value-type="float" office:value="10.83" calcext:value-type="float">
            <text:p>10.83</text:p>
          </table:table-cell>
          <table:table-cell table:style-name="ce6" table:formula="of:=DATE(2014; MONTH([.A193]);DAY([.A193]))" office:value-type="date" office:date-value="2014-07-20" calcext:value-type="date">
            <text:p>07/20/14</text:p>
          </table:table-cell>
        </table:table-row>
        <table:table-row table:style-name="ro1">
          <table:table-cell table:style-name="ce2" office:value-type="date" office:date-value="2010-07-13" calcext:value-type="date">
            <text:p>13-Jul-10</text:p>
          </table:table-cell>
          <table:table-cell table:style-name="ce5" office:value-type="float" office:value="10.5" calcext:value-type="float">
            <text:p>10.5</text:p>
          </table:table-cell>
          <table:table-cell table:style-name="ce6" table:formula="of:=DATE(2014; MONTH([.A194]);DAY([.A194]))" office:value-type="date" office:date-value="2014-07-13" calcext:value-type="date">
            <text:p>07/13/14</text:p>
          </table:table-cell>
        </table:table-row>
        <table:table-row table:style-name="ro1">
          <table:table-cell table:style-name="ce2" office:value-type="date" office:date-value="2010-07-06" calcext:value-type="date">
            <text:p>06-Jul-10</text:p>
          </table:table-cell>
          <table:table-cell table:style-name="ce5" office:value-type="float" office:value="10.5" calcext:value-type="float">
            <text:p>10.5</text:p>
          </table:table-cell>
          <table:table-cell table:style-name="ce6" table:formula="of:=DATE(2014; MONTH([.A195]);DAY([.A195]))" office:value-type="date" office:date-value="2014-07-06" calcext:value-type="date">
            <text:p>07/06/14</text:p>
          </table:table-cell>
        </table:table-row>
        <table:table-row table:style-name="ro1">
          <table:table-cell table:style-name="ce2" office:value-type="date" office:date-value="2010-06-29" calcext:value-type="date">
            <text:p>29-Jun-10</text:p>
          </table:table-cell>
          <table:table-cell table:style-name="ce5" office:value-type="float" office:value="12.25" calcext:value-type="float">
            <text:p>12.25</text:p>
          </table:table-cell>
          <table:table-cell table:style-name="ce6" table:formula="of:=DATE(2014; MONTH([.A196]);DAY([.A196]))" office:value-type="date" office:date-value="2014-06-29" calcext:value-type="date">
            <text:p>06/29/14</text:p>
          </table:table-cell>
        </table:table-row>
        <table:table-row table:style-name="ro1">
          <table:table-cell table:style-name="ce2" office:value-type="date" office:date-value="2010-06-22" calcext:value-type="date">
            <text:p>22-Jun-10</text:p>
          </table:table-cell>
          <table:table-cell table:style-name="ce5" office:value-type="float" office:value="11.94" calcext:value-type="float">
            <text:p>11.94</text:p>
          </table:table-cell>
          <table:table-cell table:style-name="ce6" table:formula="of:=DATE(2014; MONTH([.A197]);DAY([.A197]))" office:value-type="date" office:date-value="2014-06-22" calcext:value-type="date">
            <text:p>06/22/14</text:p>
          </table:table-cell>
        </table:table-row>
        <table:table-row table:style-name="ro1">
          <table:table-cell table:style-name="ce2" office:value-type="date" office:date-value="2010-06-15" calcext:value-type="date">
            <text:p>15-Jun-10</text:p>
          </table:table-cell>
          <table:table-cell table:style-name="ce5" office:value-type="float" office:value="10.89" calcext:value-type="float">
            <text:p>10.89</text:p>
          </table:table-cell>
          <table:table-cell table:style-name="ce6" table:formula="of:=DATE(2014; MONTH([.A198]);DAY([.A198]))" office:value-type="date" office:date-value="2014-06-15" calcext:value-type="date">
            <text:p>06/15/14</text:p>
          </table:table-cell>
        </table:table-row>
        <table:table-row table:style-name="ro1">
          <table:table-cell table:style-name="ce2" office:value-type="date" office:date-value="2010-06-08" calcext:value-type="date">
            <text:p>08-Jun-10</text:p>
          </table:table-cell>
          <table:table-cell table:style-name="ce5" office:value-type="float" office:value="11.62" calcext:value-type="float">
            <text:p>11.62</text:p>
          </table:table-cell>
          <table:table-cell table:style-name="ce6" table:formula="of:=DATE(2014; MONTH([.A199]);DAY([.A199]))" office:value-type="date" office:date-value="2014-06-08" calcext:value-type="date">
            <text:p>06/08/14</text:p>
          </table:table-cell>
        </table:table-row>
        <table:table-row table:style-name="ro1">
          <table:table-cell table:style-name="ce2" office:value-type="date" office:date-value="2010-06-01" calcext:value-type="date">
            <text:p>01-Jun-10</text:p>
          </table:table-cell>
          <table:table-cell table:style-name="ce5" office:value-type="float" office:value="11.11" calcext:value-type="float">
            <text:p>11.11</text:p>
          </table:table-cell>
          <table:table-cell table:style-name="ce6" table:formula="of:=DATE(2014; MONTH([.A200]);DAY([.A200]))" office:value-type="date" office:date-value="2014-06-01" calcext:value-type="date">
            <text:p>06/01/14</text:p>
          </table:table-cell>
        </table:table-row>
        <table:table-row table:style-name="ro1">
          <table:table-cell table:style-name="ce2" office:value-type="date" office:date-value="2010-05-25" calcext:value-type="date">
            <text:p>25-May-10</text:p>
          </table:table-cell>
          <table:table-cell table:style-name="ce5" office:value-type="float" office:value="11.14" calcext:value-type="float">
            <text:p>11.14</text:p>
          </table:table-cell>
          <table:table-cell table:style-name="ce6" table:formula="of:=DATE(2014; MONTH([.A201]);DAY([.A201]))" office:value-type="date" office:date-value="2014-05-25" calcext:value-type="date">
            <text:p>05/25/14</text:p>
          </table:table-cell>
        </table:table-row>
        <table:table-row table:style-name="ro1">
          <table:table-cell table:style-name="ce2" office:value-type="date" office:date-value="2010-05-18" calcext:value-type="date">
            <text:p>18-May-10</text:p>
          </table:table-cell>
          <table:table-cell table:style-name="ce5" office:value-type="float" office:value="13.74" calcext:value-type="float">
            <text:p>13.74</text:p>
          </table:table-cell>
          <table:table-cell table:style-name="ce6" table:formula="of:=DATE(2014; MONTH([.A202]);DAY([.A202]))" office:value-type="date" office:date-value="2014-05-18" calcext:value-type="date">
            <text:p>05/18/14</text:p>
          </table:table-cell>
        </table:table-row>
        <table:table-row table:style-name="ro1">
          <table:table-cell table:style-name="ce2" office:value-type="date" office:date-value="2010-05-11" calcext:value-type="date">
            <text:p>11-May-10</text:p>
          </table:table-cell>
          <table:table-cell table:style-name="ce5" office:value-type="float" office:value="17.05" calcext:value-type="float">
            <text:p>17.05</text:p>
          </table:table-cell>
          <table:table-cell table:style-name="ce6" table:formula="of:=DATE(2014; MONTH([.A203]);DAY([.A203]))" office:value-type="date" office:date-value="2014-05-11" calcext:value-type="date">
            <text:p>05/11/14</text:p>
          </table:table-cell>
        </table:table-row>
        <table:table-row table:style-name="ro1">
          <table:table-cell table:style-name="ce2" office:value-type="date" office:date-value="2010-05-04" calcext:value-type="date">
            <text:p>04-May-10</text:p>
          </table:table-cell>
          <table:table-cell table:style-name="ce5" office:value-type="float" office:value="19.2" calcext:value-type="float">
            <text:p>19.2</text:p>
          </table:table-cell>
          <table:table-cell table:style-name="ce6" table:formula="of:=DATE(2014; MONTH([.A204]);DAY([.A204]))" office:value-type="date" office:date-value="2014-05-04" calcext:value-type="date">
            <text:p>05/04/14</text:p>
          </table:table-cell>
        </table:table-row>
        <table:table-row table:style-name="ro1">
          <table:table-cell table:style-name="ce2" office:value-type="date" office:date-value="2010-04-27" calcext:value-type="date">
            <text:p>27-Apr-10</text:p>
          </table:table-cell>
          <table:table-cell table:style-name="ce5" office:value-type="float" office:value="19.72" calcext:value-type="float">
            <text:p>19.72</text:p>
          </table:table-cell>
          <table:table-cell table:style-name="ce6" table:formula="of:=DATE(2014; MONTH([.A205]);DAY([.A205]))" office:value-type="date" office:date-value="2014-04-27" calcext:value-type="date">
            <text:p>04/27/14</text:p>
          </table:table-cell>
        </table:table-row>
        <table:table-row table:style-name="ro1">
          <table:table-cell table:style-name="ce2" office:value-type="date" office:date-value="2010-04-20" calcext:value-type="date">
            <text:p>20-Apr-10</text:p>
          </table:table-cell>
          <table:table-cell table:style-name="ce5" office:value-type="float" office:value="19.72" calcext:value-type="float">
            <text:p>19.72</text:p>
          </table:table-cell>
          <table:table-cell table:style-name="ce6" table:formula="of:=DATE(2014; MONTH([.A206]);DAY([.A206]))" office:value-type="date" office:date-value="2014-04-20" calcext:value-type="date">
            <text:p>04/20/14</text:p>
          </table:table-cell>
        </table:table-row>
        <table:table-row table:style-name="ro1">
          <table:table-cell table:style-name="ce2" office:value-type="date" office:date-value="2010-04-13" calcext:value-type="date">
            <text:p>13-Apr-10</text:p>
          </table:table-cell>
          <table:table-cell table:style-name="ce5" office:value-type="float" office:value="19.73" calcext:value-type="float">
            <text:p>19.73</text:p>
          </table:table-cell>
          <table:table-cell table:style-name="ce6" table:formula="of:=DATE(2014; MONTH([.A207]);DAY([.A207]))" office:value-type="date" office:date-value="2014-04-13" calcext:value-type="date">
            <text:p>04/13/14</text:p>
          </table:table-cell>
        </table:table-row>
        <table:table-row table:style-name="ro1">
          <table:table-cell table:style-name="ce2" office:value-type="date" office:date-value="2010-04-06" calcext:value-type="date">
            <text:p>06-Apr-10</text:p>
          </table:table-cell>
          <table:table-cell table:style-name="ce5" office:value-type="float" office:value="18.67" calcext:value-type="float">
            <text:p>18.67</text:p>
          </table:table-cell>
          <table:table-cell table:style-name="ce6" table:formula="of:=DATE(2014; MONTH([.A208]);DAY([.A208]))" office:value-type="date" office:date-value="2014-04-06" calcext:value-type="date">
            <text:p>04/06/14</text:p>
          </table:table-cell>
        </table:table-row>
        <table:table-row table:style-name="ro1">
          <table:table-cell table:style-name="ce2" office:value-type="date" office:date-value="2010-03-30" calcext:value-type="date">
            <text:p>30-Mar-10</text:p>
          </table:table-cell>
          <table:table-cell table:style-name="ce5" office:value-type="float" office:value="18.67" calcext:value-type="float">
            <text:p>18.67</text:p>
          </table:table-cell>
          <table:table-cell table:style-name="ce6" table:formula="of:=DATE(2014; MONTH([.A209]);DAY([.A209]))" office:value-type="date" office:date-value="2014-03-30" calcext:value-type="date">
            <text:p>03/30/14</text:p>
          </table:table-cell>
        </table:table-row>
        <table:table-row table:style-name="ro1">
          <table:table-cell table:style-name="ce2" office:value-type="date" office:date-value="2010-03-23" calcext:value-type="date">
            <text:p>23-Mar-10</text:p>
          </table:table-cell>
          <table:table-cell table:style-name="ce5" office:value-type="float" office:value="18.52" calcext:value-type="float">
            <text:p>18.52</text:p>
          </table:table-cell>
          <table:table-cell table:style-name="ce6" table:formula="of:=DATE(2014; MONTH([.A210]);DAY([.A210]))" office:value-type="date" office:date-value="2014-03-23" calcext:value-type="date">
            <text:p>03/23/14</text:p>
          </table:table-cell>
        </table:table-row>
        <table:table-row table:style-name="ro1">
          <table:table-cell table:style-name="ce2" office:value-type="date" office:date-value="2010-03-16" calcext:value-type="date">
            <text:p>16-Mar-10</text:p>
          </table:table-cell>
          <table:table-cell table:style-name="ce5" office:value-type="float" office:value="18.59" calcext:value-type="float">
            <text:p>18.59</text:p>
          </table:table-cell>
          <table:table-cell table:style-name="ce6" table:formula="of:=DATE(2014; MONTH([.A211]);DAY([.A211]))" office:value-type="date" office:date-value="2014-03-16" calcext:value-type="date">
            <text:p>03/16/14</text:p>
          </table:table-cell>
        </table:table-row>
        <table:table-row table:style-name="ro1">
          <table:table-cell table:style-name="ce2" office:value-type="date" office:date-value="2010-03-09" calcext:value-type="date">
            <text:p>09-Mar-10</text:p>
          </table:table-cell>
          <table:table-cell table:style-name="ce5" office:value-type="float" office:value="18.46" calcext:value-type="float">
            <text:p>18.46</text:p>
          </table:table-cell>
          <table:table-cell table:style-name="ce6" table:formula="of:=DATE(2014; MONTH([.A212]);DAY([.A212]))" office:value-type="date" office:date-value="2014-03-09" calcext:value-type="date">
            <text:p>03/09/14</text:p>
          </table:table-cell>
        </table:table-row>
        <table:table-row table:style-name="ro1">
          <table:table-cell table:style-name="ce2" office:value-type="date" office:date-value="2010-03-02" calcext:value-type="date">
            <text:p>02-Mar-10</text:p>
          </table:table-cell>
          <table:table-cell table:style-name="ce5" office:value-type="float" office:value="19.01" calcext:value-type="float">
            <text:p>19.01</text:p>
          </table:table-cell>
          <table:table-cell table:style-name="ce6" table:formula="of:=DATE(2014; MONTH([.A213]);DAY([.A213]))" office:value-type="date" office:date-value="2014-03-02" calcext:value-type="date">
            <text:p>03/02/14</text:p>
          </table:table-cell>
        </table:table-row>
        <table:table-row table:style-name="ro1">
          <table:table-cell table:style-name="ce2" office:value-type="date" office:date-value="2010-02-23" calcext:value-type="date">
            <text:p>23-Feb-10</text:p>
          </table:table-cell>
          <table:table-cell table:style-name="ce5" office:value-type="float" office:value="19.01" calcext:value-type="float">
            <text:p>19.01</text:p>
          </table:table-cell>
          <table:table-cell table:style-name="ce6" table:formula="of:=DATE(2014; MONTH([.A214]);DAY([.A214]))" office:value-type="date" office:date-value="2014-02-23" calcext:value-type="date">
            <text:p>02/23/14</text:p>
          </table:table-cell>
        </table:table-row>
        <table:table-row table:style-name="ro1">
          <table:table-cell table:style-name="ce2" office:value-type="date" office:date-value="2010-02-16" calcext:value-type="date">
            <text:p>16-Feb-10</text:p>
          </table:table-cell>
          <table:table-cell table:style-name="ce5" office:value-type="float" office:value="20.73" calcext:value-type="float">
            <text:p>20.73</text:p>
          </table:table-cell>
          <table:table-cell table:style-name="ce6" table:formula="of:=DATE(2014; MONTH([.A215]);DAY([.A215]))" office:value-type="date" office:date-value="2014-02-16" calcext:value-type="date">
            <text:p>02/16/14</text:p>
          </table:table-cell>
        </table:table-row>
        <table:table-row table:style-name="ro1">
          <table:table-cell table:style-name="ce2" office:value-type="date" office:date-value="2010-02-09" calcext:value-type="date">
            <text:p>09-Feb-10</text:p>
          </table:table-cell>
          <table:table-cell table:style-name="ce5" office:value-type="float" office:value="15.66" calcext:value-type="float">
            <text:p>15.66</text:p>
          </table:table-cell>
          <table:table-cell table:style-name="ce6" table:formula="of:=DATE(2014; MONTH([.A216]);DAY([.A216]))" office:value-type="date" office:date-value="2014-02-09" calcext:value-type="date">
            <text:p>02/09/14</text:p>
          </table:table-cell>
        </table:table-row>
        <table:table-row table:style-name="ro1">
          <table:table-cell table:style-name="ce2" office:value-type="date" office:date-value="2010-02-02" calcext:value-type="date">
            <text:p>02-Feb-10</text:p>
          </table:table-cell>
          <table:table-cell table:style-name="ce5" office:value-type="float" office:value="15.66" calcext:value-type="float">
            <text:p>15.66</text:p>
          </table:table-cell>
          <table:table-cell table:style-name="ce6" table:formula="of:=DATE(2014; MONTH([.A217]);DAY([.A217]))" office:value-type="date" office:date-value="2014-02-02" calcext:value-type="date">
            <text:p>02/02/14</text:p>
          </table:table-cell>
        </table:table-row>
        <table:table-row table:style-name="ro1">
          <table:table-cell table:style-name="ce2" office:value-type="date" office:date-value="2010-01-26" calcext:value-type="date">
            <text:p>26-Jan-10</text:p>
          </table:table-cell>
          <table:table-cell table:style-name="ce5" office:value-type="float" office:value="13.58" calcext:value-type="float">
            <text:p>13.58</text:p>
          </table:table-cell>
          <table:table-cell table:style-name="ce6" table:formula="of:=DATE(2014; MONTH([.A218]);DAY([.A218]))" office:value-type="date" office:date-value="2014-01-26" calcext:value-type="date">
            <text:p>01/26/14</text:p>
          </table:table-cell>
        </table:table-row>
        <table:table-row table:style-name="ro1">
          <table:table-cell table:style-name="ce2" office:value-type="date" office:date-value="2010-01-19" calcext:value-type="date">
            <text:p>19-Jan-10</text:p>
          </table:table-cell>
          <table:table-cell table:style-name="ce5" office:value-type="float" office:value="14.14" calcext:value-type="float">
            <text:p>14.14</text:p>
          </table:table-cell>
          <table:table-cell table:style-name="ce6" table:formula="of:=DATE(2014; MONTH([.A219]);DAY([.A219]))" office:value-type="date" office:date-value="2014-01-19" calcext:value-type="date">
            <text:p>01/19/14</text:p>
          </table:table-cell>
        </table:table-row>
        <table:table-row table:style-name="ro1">
          <table:table-cell table:style-name="ce2" office:value-type="date" office:date-value="2010-01-12" calcext:value-type="date">
            <text:p>12-Jan-10</text:p>
          </table:table-cell>
          <table:table-cell table:style-name="ce5" office:value-type="float" office:value="13.96" calcext:value-type="float">
            <text:p>13.96</text:p>
          </table:table-cell>
          <table:table-cell table:style-name="ce6" table:formula="of:=DATE(2014; MONTH([.A220]);DAY([.A220]))" office:value-type="date" office:date-value="2014-01-12" calcext:value-type="date">
            <text:p>01/12/14</text:p>
          </table:table-cell>
        </table:table-row>
        <table:table-row table:style-name="ro1">
          <table:table-cell table:style-name="ce2" office:value-type="date" office:date-value="2010-01-05" calcext:value-type="date">
            <text:p>05-Jan-10</text:p>
          </table:table-cell>
          <table:table-cell table:style-name="ce5" office:value-type="float" office:value="10.28" calcext:value-type="float">
            <text:p>10.28</text:p>
          </table:table-cell>
          <table:table-cell table:style-name="ce6" table:formula="of:=DATE(2014; MONTH([.A221]);DAY([.A221]))" office:value-type="date" office:date-value="2014-01-05" calcext:value-type="date">
            <text:p>01/05/14</text:p>
          </table:table-cell>
        </table:table-row>
        <table:table-row table:style-name="ro1">
          <table:table-cell table:style-name="ce2" office:value-type="date" office:date-value="2009-12-29" calcext:value-type="date">
            <text:p>29-Dec-09</text:p>
          </table:table-cell>
          <table:table-cell table:style-name="ce5" office:value-type="float" office:value="10.35" calcext:value-type="float">
            <text:p>10.35</text:p>
          </table:table-cell>
          <table:table-cell table:style-name="ce6" table:formula="of:=DATE(2014; MONTH([.A222]);DAY([.A222]))" office:value-type="date" office:date-value="2014-12-29" calcext:value-type="date">
            <text:p>12/29/14</text:p>
          </table:table-cell>
        </table:table-row>
        <table:table-row table:style-name="ro1">
          <table:table-cell table:style-name="ce2" office:value-type="date" office:date-value="2009-12-22" calcext:value-type="date">
            <text:p>22-Dec-09</text:p>
          </table:table-cell>
          <table:table-cell table:style-name="ce5" office:value-type="float" office:value="9.21" calcext:value-type="float">
            <text:p>9.21</text:p>
          </table:table-cell>
          <table:table-cell table:style-name="ce6" table:formula="of:=DATE(2014; MONTH([.A223]);DAY([.A223]))" office:value-type="date" office:date-value="2014-12-22" calcext:value-type="date">
            <text:p>12/22/14</text:p>
          </table:table-cell>
        </table:table-row>
        <table:table-row table:style-name="ro1">
          <table:table-cell table:style-name="ce2" office:value-type="date" office:date-value="2009-12-15" calcext:value-type="date">
            <text:p>15-Dec-09</text:p>
          </table:table-cell>
          <table:table-cell table:style-name="ce5" office:value-type="float" office:value="9.21" calcext:value-type="float">
            <text:p>9.21</text:p>
          </table:table-cell>
          <table:table-cell table:style-name="ce6" table:formula="of:=DATE(2014; MONTH([.A224]);DAY([.A224]))" office:value-type="date" office:date-value="2014-12-15" calcext:value-type="date">
            <text:p>12/15/14</text:p>
          </table:table-cell>
        </table:table-row>
        <table:table-row table:style-name="ro1">
          <table:table-cell table:style-name="ce2" office:value-type="date" office:date-value="2009-12-08" calcext:value-type="date">
            <text:p>08-Dec-09</text:p>
          </table:table-cell>
          <table:table-cell table:style-name="ce5" office:value-type="float" office:value="8.78" calcext:value-type="float">
            <text:p>8.78</text:p>
          </table:table-cell>
          <table:table-cell table:style-name="ce6" table:formula="of:=DATE(2014; MONTH([.A225]);DAY([.A225]))" office:value-type="date" office:date-value="2014-12-08" calcext:value-type="date">
            <text:p>12/08/14</text:p>
          </table:table-cell>
        </table:table-row>
        <table:table-row table:style-name="ro1">
          <table:table-cell table:style-name="ce2" office:value-type="date" office:date-value="2009-12-01" calcext:value-type="date">
            <text:p>01-Dec-09</text:p>
          </table:table-cell>
          <table:table-cell table:style-name="ce5" office:value-type="float" office:value="6.77" calcext:value-type="float">
            <text:p>6.77</text:p>
          </table:table-cell>
          <table:table-cell table:style-name="ce6" table:formula="of:=DATE(2014; MONTH([.A226]);DAY([.A226]))" office:value-type="date" office:date-value="2014-12-01" calcext:value-type="date">
            <text:p>12/01/14</text:p>
          </table:table-cell>
        </table:table-row>
        <table:table-row table:style-name="ro1">
          <table:table-cell table:style-name="ce2" office:value-type="date" office:date-value="2009-11-24" calcext:value-type="date">
            <text:p>24-Nov-09</text:p>
          </table:table-cell>
          <table:table-cell table:style-name="ce5" office:value-type="float" office:value="6.74" calcext:value-type="float">
            <text:p>6.74</text:p>
          </table:table-cell>
          <table:table-cell table:style-name="ce6" table:formula="of:=DATE(2014; MONTH([.A227]);DAY([.A227]))" office:value-type="date" office:date-value="2014-11-24" calcext:value-type="date">
            <text:p>11/24/14</text:p>
          </table:table-cell>
        </table:table-row>
        <table:table-row table:style-name="ro1">
          <table:table-cell table:style-name="ce2" office:value-type="date" office:date-value="2009-11-17" calcext:value-type="date">
            <text:p>17-Nov-09</text:p>
          </table:table-cell>
          <table:table-cell table:style-name="ce5" office:value-type="float" office:value="5.14" calcext:value-type="float">
            <text:p>5.14</text:p>
          </table:table-cell>
          <table:table-cell table:style-name="ce6" table:formula="of:=DATE(2014; MONTH([.A228]);DAY([.A228]))" office:value-type="date" office:date-value="2014-11-17" calcext:value-type="date">
            <text:p>11/17/14</text:p>
          </table:table-cell>
        </table:table-row>
        <table:table-row table:style-name="ro1">
          <table:table-cell table:style-name="ce2" office:value-type="date" office:date-value="2009-11-10" calcext:value-type="date">
            <text:p>10-Nov-09</text:p>
          </table:table-cell>
          <table:table-cell table:style-name="ce5" office:value-type="float" office:value="5.14" calcext:value-type="float">
            <text:p>5.14</text:p>
          </table:table-cell>
          <table:table-cell table:style-name="ce6" table:formula="of:=DATE(2014; MONTH([.A229]);DAY([.A229]))" office:value-type="date" office:date-value="2014-11-10" calcext:value-type="date">
            <text:p>11/10/14</text:p>
          </table:table-cell>
        </table:table-row>
        <table:table-row table:style-name="ro1">
          <table:table-cell table:style-name="ce2" office:value-type="date" office:date-value="2009-11-03" calcext:value-type="date">
            <text:p>03-Nov-09</text:p>
          </table:table-cell>
          <table:table-cell table:style-name="ce5" office:value-type="float" office:value="5.07" calcext:value-type="float">
            <text:p>5.07</text:p>
          </table:table-cell>
          <table:table-cell table:style-name="ce6" table:formula="of:=DATE(2014; MONTH([.A230]);DAY([.A230]))" office:value-type="date" office:date-value="2014-11-03" calcext:value-type="date">
            <text:p>11/03/14</text:p>
          </table:table-cell>
        </table:table-row>
        <table:table-row table:style-name="ro1">
          <table:table-cell table:style-name="ce2" office:value-type="date" office:date-value="2009-10-27" calcext:value-type="date">
            <text:p>27-Oct-09</text:p>
          </table:table-cell>
          <table:table-cell table:style-name="ce5" office:value-type="float" office:value="5.07" calcext:value-type="float">
            <text:p>5.07</text:p>
          </table:table-cell>
          <table:table-cell table:style-name="ce6" table:formula="of:=DATE(2014; MONTH([.A231]);DAY([.A231]))" office:value-type="date" office:date-value="2014-10-27" calcext:value-type="date">
            <text:p>10/27/14</text:p>
          </table:table-cell>
        </table:table-row>
        <table:table-row table:style-name="ro1">
          <table:table-cell table:style-name="ce2" office:value-type="date" office:date-value="2009-10-20" calcext:value-type="date">
            <text:p>20-Oct-09</text:p>
          </table:table-cell>
          <table:table-cell table:style-name="ce5" office:value-type="float" office:value="8.91" calcext:value-type="float">
            <text:p>8.91</text:p>
          </table:table-cell>
          <table:table-cell table:style-name="ce6" table:formula="of:=DATE(2014; MONTH([.A232]);DAY([.A232]))" office:value-type="date" office:date-value="2014-10-20" calcext:value-type="date">
            <text:p>10/20/14</text:p>
          </table:table-cell>
        </table:table-row>
        <table:table-row table:style-name="ro1">
          <table:table-cell table:style-name="ce2" office:value-type="date" office:date-value="2009-10-13" calcext:value-type="date">
            <text:p>13-Oct-09</text:p>
          </table:table-cell>
          <table:table-cell table:style-name="ce5" office:value-type="float" office:value="11.17" calcext:value-type="float">
            <text:p>11.17</text:p>
          </table:table-cell>
          <table:table-cell table:style-name="ce6" table:formula="of:=DATE(2014; MONTH([.A233]);DAY([.A233]))" office:value-type="date" office:date-value="2014-10-13" calcext:value-type="date">
            <text:p>10/13/14</text:p>
          </table:table-cell>
        </table:table-row>
        <table:table-row table:style-name="ro1">
          <table:table-cell table:style-name="ce2" office:value-type="date" office:date-value="2009-10-06" calcext:value-type="date">
            <text:p>06-Oct-09</text:p>
          </table:table-cell>
          <table:table-cell table:style-name="ce5" office:value-type="float" office:value="11.65" calcext:value-type="float">
            <text:p>11.65</text:p>
          </table:table-cell>
          <table:table-cell table:style-name="ce6" table:formula="of:=DATE(2014; MONTH([.A234]);DAY([.A234]))" office:value-type="date" office:date-value="2014-10-06" calcext:value-type="date">
            <text:p>10/06/14</text:p>
          </table:table-cell>
        </table:table-row>
        <table:table-row table:style-name="ro1">
          <table:table-cell table:style-name="ce2" office:value-type="date" office:date-value="2009-09-29" calcext:value-type="date">
            <text:p>29-Sep-09</text:p>
          </table:table-cell>
          <table:table-cell table:style-name="ce5" office:value-type="float" office:value="12.11" calcext:value-type="float">
            <text:p>12.11</text:p>
          </table:table-cell>
          <table:table-cell table:style-name="ce6" table:formula="of:=DATE(2014; MONTH([.A235]);DAY([.A235]))" office:value-type="date" office:date-value="2014-09-29" calcext:value-type="date">
            <text:p>09/29/14</text:p>
          </table:table-cell>
        </table:table-row>
        <table:table-row table:style-name="ro1">
          <table:table-cell table:style-name="ce2" office:value-type="date" office:date-value="2009-09-22" calcext:value-type="date">
            <text:p>22-Sep-09</text:p>
          </table:table-cell>
          <table:table-cell table:style-name="ce5" office:value-type="float" office:value="11.43" calcext:value-type="float">
            <text:p>11.43</text:p>
          </table:table-cell>
          <table:table-cell table:style-name="ce6" table:formula="of:=DATE(2014; MONTH([.A236]);DAY([.A236]))" office:value-type="date" office:date-value="2014-09-22" calcext:value-type="date">
            <text:p>09/22/14</text:p>
          </table:table-cell>
        </table:table-row>
        <table:table-row table:style-name="ro1">
          <table:table-cell table:style-name="ce2" office:value-type="date" office:date-value="2009-09-15" calcext:value-type="date">
            <text:p>15-Sep-09</text:p>
          </table:table-cell>
          <table:table-cell table:style-name="ce5" office:value-type="float" office:value="14.46" calcext:value-type="float">
            <text:p>14.46</text:p>
          </table:table-cell>
          <table:table-cell table:style-name="ce6" table:formula="of:=DATE(2014; MONTH([.A237]);DAY([.A237]))" office:value-type="date" office:date-value="2014-09-15" calcext:value-type="date">
            <text:p>09/15/14</text:p>
          </table:table-cell>
        </table:table-row>
        <table:table-row table:style-name="ro1">
          <table:table-cell table:style-name="ce2" office:value-type="date" office:date-value="2009-09-08" calcext:value-type="date">
            <text:p>08-Sep-09</text:p>
          </table:table-cell>
          <table:table-cell table:style-name="ce5" office:value-type="float" office:value="17.08" calcext:value-type="float">
            <text:p>17.08</text:p>
          </table:table-cell>
          <table:table-cell table:style-name="ce6" table:formula="of:=DATE(2014; MONTH([.A238]);DAY([.A238]))" office:value-type="date" office:date-value="2014-09-08" calcext:value-type="date">
            <text:p>09/08/14</text:p>
          </table:table-cell>
        </table:table-row>
        <table:table-row table:style-name="ro1">
          <table:table-cell table:style-name="ce2" office:value-type="date" office:date-value="2009-09-01" calcext:value-type="date">
            <text:p>01-Sep-09</text:p>
          </table:table-cell>
          <table:table-cell table:style-name="ce5" office:value-type="float" office:value="12.27" calcext:value-type="float">
            <text:p>12.27</text:p>
          </table:table-cell>
          <table:table-cell table:style-name="ce6" table:formula="of:=DATE(2014; MONTH([.A239]);DAY([.A239]))" office:value-type="date" office:date-value="2014-09-01" calcext:value-type="date">
            <text:p>09/01/14</text:p>
          </table:table-cell>
        </table:table-row>
        <table:table-row table:style-name="ro1">
          <table:table-cell table:style-name="ce2" office:value-type="date" office:date-value="2009-08-25" calcext:value-type="date">
            <text:p>25-Aug-09</text:p>
          </table:table-cell>
          <table:table-cell table:style-name="ce5" office:value-type="float" office:value="12.82" calcext:value-type="float">
            <text:p>12.82</text:p>
          </table:table-cell>
          <table:table-cell table:style-name="ce6" table:formula="of:=DATE(2014; MONTH([.A240]);DAY([.A240]))" office:value-type="date" office:date-value="2014-08-25" calcext:value-type="date">
            <text:p>08/25/14</text:p>
          </table:table-cell>
        </table:table-row>
        <table:table-row table:style-name="ro1">
          <table:table-cell table:style-name="ce2" office:value-type="date" office:date-value="2009-08-18" calcext:value-type="date">
            <text:p>18-Aug-09</text:p>
          </table:table-cell>
          <table:table-cell table:style-name="ce5" office:value-type="float" office:value="11.59" calcext:value-type="float">
            <text:p>11.59</text:p>
          </table:table-cell>
          <table:table-cell table:style-name="ce6" table:formula="of:=DATE(2014; MONTH([.A241]);DAY([.A241]))" office:value-type="date" office:date-value="2014-08-18" calcext:value-type="date">
            <text:p>08/18/14</text:p>
          </table:table-cell>
        </table:table-row>
        <table:table-row table:style-name="ro1">
          <table:table-cell table:style-name="ce2" office:value-type="date" office:date-value="2009-08-11" calcext:value-type="date">
            <text:p>11-Aug-09</text:p>
          </table:table-cell>
          <table:table-cell table:style-name="ce5" office:value-type="float" office:value="15.42" calcext:value-type="float">
            <text:p>15.42</text:p>
          </table:table-cell>
          <table:table-cell table:style-name="ce6" table:formula="of:=DATE(2014; MONTH([.A242]);DAY([.A242]))" office:value-type="date" office:date-value="2014-08-11" calcext:value-type="date">
            <text:p>08/11/14</text:p>
          </table:table-cell>
        </table:table-row>
        <table:table-row table:style-name="ro1">
          <table:table-cell table:style-name="ce2" office:value-type="date" office:date-value="2009-08-04" calcext:value-type="date">
            <text:p>04-Aug-09</text:p>
          </table:table-cell>
          <table:table-cell table:style-name="ce5" office:value-type="float" office:value="13.14" calcext:value-type="float">
            <text:p>13.14</text:p>
          </table:table-cell>
          <table:table-cell table:style-name="ce6" table:formula="of:=DATE(2014; MONTH([.A243]);DAY([.A243]))" office:value-type="date" office:date-value="2014-08-04" calcext:value-type="date">
            <text:p>08/04/14</text:p>
          </table:table-cell>
        </table:table-row>
        <table:table-row table:style-name="ro1">
          <table:table-cell table:style-name="ce2" office:value-type="date" office:date-value="2009-07-28" calcext:value-type="date">
            <text:p>28-Jul-09</text:p>
          </table:table-cell>
          <table:table-cell table:style-name="ce5" office:value-type="float" office:value="9.97" calcext:value-type="float">
            <text:p>9.97</text:p>
          </table:table-cell>
          <table:table-cell table:style-name="ce6" table:formula="of:=DATE(2014; MONTH([.A244]);DAY([.A244]))" office:value-type="date" office:date-value="2014-07-28" calcext:value-type="date">
            <text:p>07/28/14</text:p>
          </table:table-cell>
        </table:table-row>
        <table:table-row table:style-name="ro1">
          <table:table-cell table:style-name="ce2" office:value-type="date" office:date-value="2009-07-21" calcext:value-type="date">
            <text:p>21-Jul-09</text:p>
          </table:table-cell>
          <table:table-cell table:style-name="ce5" office:value-type="float" office:value="9.7" calcext:value-type="float">
            <text:p>9.7</text:p>
          </table:table-cell>
          <table:table-cell table:style-name="ce6" table:formula="of:=DATE(2014; MONTH([.A245]);DAY([.A245]))" office:value-type="date" office:date-value="2014-07-21" calcext:value-type="date">
            <text:p>07/21/14</text:p>
          </table:table-cell>
        </table:table-row>
        <table:table-row table:style-name="ro1">
          <table:table-cell table:style-name="ce2" office:value-type="date" office:date-value="2009-07-14" calcext:value-type="date">
            <text:p>14-Jul-09</text:p>
          </table:table-cell>
          <table:table-cell table:style-name="ce5" office:value-type="float" office:value="9.06" calcext:value-type="float">
            <text:p>9.06</text:p>
          </table:table-cell>
          <table:table-cell table:style-name="ce6" table:formula="of:=DATE(2014; MONTH([.A246]);DAY([.A246]))" office:value-type="date" office:date-value="2014-07-14" calcext:value-type="date">
            <text:p>07/14/14</text:p>
          </table:table-cell>
        </table:table-row>
        <table:table-row table:style-name="ro1">
          <table:table-cell table:style-name="ce2" office:value-type="date" office:date-value="2009-07-07" calcext:value-type="date">
            <text:p>07-Jul-09</text:p>
          </table:table-cell>
          <table:table-cell table:style-name="ce5" office:value-type="float" office:value="10.04" calcext:value-type="float">
            <text:p>10.04</text:p>
          </table:table-cell>
          <table:table-cell table:style-name="ce6" table:formula="of:=DATE(2014; MONTH([.A247]);DAY([.A247]))" office:value-type="date" office:date-value="2014-07-07" calcext:value-type="date">
            <text:p>07/07/14</text:p>
          </table:table-cell>
        </table:table-row>
        <table:table-row table:style-name="ro1">
          <table:table-cell table:style-name="ce2" office:value-type="date" office:date-value="2009-06-30" calcext:value-type="date">
            <text:p>30-Jun-09</text:p>
          </table:table-cell>
          <table:table-cell table:style-name="ce5" office:value-type="float" office:value="9.77" calcext:value-type="float">
            <text:p>9.77</text:p>
          </table:table-cell>
          <table:table-cell table:style-name="ce6" table:formula="of:=DATE(2014; MONTH([.A248]);DAY([.A248]))" office:value-type="date" office:date-value="2014-06-30" calcext:value-type="date">
            <text:p>06/30/14</text:p>
          </table:table-cell>
        </table:table-row>
        <table:table-row table:style-name="ro1">
          <table:table-cell table:style-name="ce2" office:value-type="date" office:date-value="2009-06-23" calcext:value-type="date">
            <text:p>23-Jun-09</text:p>
          </table:table-cell>
          <table:table-cell table:style-name="ce5" office:value-type="float" office:value="11.02" calcext:value-type="float">
            <text:p>11.02</text:p>
          </table:table-cell>
          <table:table-cell table:style-name="ce6" table:formula="of:=DATE(2014; MONTH([.A249]);DAY([.A249]))" office:value-type="date" office:date-value="2014-06-23" calcext:value-type="date">
            <text:p>06/23/14</text:p>
          </table:table-cell>
        </table:table-row>
        <table:table-row table:style-name="ro1">
          <table:table-cell table:style-name="ce2" office:value-type="date" office:date-value="2009-06-16" calcext:value-type="date">
            <text:p>16-Jun-09</text:p>
          </table:table-cell>
          <table:table-cell table:style-name="ce5" office:value-type="float" office:value="18.47" calcext:value-type="float">
            <text:p>18.47</text:p>
          </table:table-cell>
          <table:table-cell table:style-name="ce6" table:formula="of:=DATE(2014; MONTH([.A250]);DAY([.A250]))" office:value-type="date" office:date-value="2014-06-16" calcext:value-type="date">
            <text:p>06/16/14</text:p>
          </table:table-cell>
        </table:table-row>
        <table:table-row table:style-name="ro1">
          <table:table-cell table:style-name="ce2" office:value-type="date" office:date-value="2009-06-09" calcext:value-type="date">
            <text:p>09-Jun-09</text:p>
          </table:table-cell>
          <table:table-cell table:style-name="ce5" office:value-type="float" office:value="20.69" calcext:value-type="float">
            <text:p>20.69</text:p>
          </table:table-cell>
          <table:table-cell table:style-name="ce6" table:formula="of:=DATE(2014; MONTH([.A251]);DAY([.A251]))" office:value-type="date" office:date-value="2014-06-09" calcext:value-type="date">
            <text:p>06/09/14</text:p>
          </table:table-cell>
        </table:table-row>
        <table:table-row table:style-name="ro1">
          <table:table-cell table:style-name="ce2" office:value-type="date" office:date-value="2009-06-02" calcext:value-type="date">
            <text:p>02-Jun-09</text:p>
          </table:table-cell>
          <table:table-cell table:style-name="ce5" office:value-type="float" office:value="21.93" calcext:value-type="float">
            <text:p>21.93</text:p>
          </table:table-cell>
          <table:table-cell table:style-name="ce6" table:formula="of:=DATE(2014; MONTH([.A252]);DAY([.A252]))" office:value-type="date" office:date-value="2014-06-02" calcext:value-type="date">
            <text:p>06/02/14</text:p>
          </table:table-cell>
        </table:table-row>
        <table:table-row table:style-name="ro1">
          <table:table-cell table:style-name="ce2" office:value-type="date" office:date-value="2009-05-26" calcext:value-type="date">
            <text:p>26-May-09</text:p>
          </table:table-cell>
          <table:table-cell table:style-name="ce5" office:value-type="float" office:value="11.12" calcext:value-type="float">
            <text:p>11.12</text:p>
          </table:table-cell>
          <table:table-cell table:style-name="ce6" table:formula="of:=DATE(2014; MONTH([.A253]);DAY([.A253]))" office:value-type="date" office:date-value="2014-05-26" calcext:value-type="date">
            <text:p>05/26/14</text:p>
          </table:table-cell>
        </table:table-row>
        <table:table-row table:style-name="ro1">
          <table:table-cell table:style-name="ce2" office:value-type="date" office:date-value="2009-05-19" calcext:value-type="date">
            <text:p>19-May-09</text:p>
          </table:table-cell>
          <table:table-cell table:style-name="ce5" office:value-type="float" office:value="17.95" calcext:value-type="float">
            <text:p>17.95</text:p>
          </table:table-cell>
          <table:table-cell table:style-name="ce6" table:formula="of:=DATE(2014; MONTH([.A254]);DAY([.A254]))" office:value-type="date" office:date-value="2014-05-19" calcext:value-type="date">
            <text:p>05/19/14</text:p>
          </table:table-cell>
        </table:table-row>
        <table:table-row table:style-name="ro1">
          <table:table-cell table:style-name="ce2" office:value-type="date" office:date-value="2009-05-12" calcext:value-type="date">
            <text:p>12-May-09</text:p>
          </table:table-cell>
          <table:table-cell table:style-name="ce5" office:value-type="float" office:value="14.33" calcext:value-type="float">
            <text:p>14.33</text:p>
          </table:table-cell>
          <table:table-cell table:style-name="ce6" table:formula="of:=DATE(2014; MONTH([.A255]);DAY([.A255]))" office:value-type="date" office:date-value="2014-05-12" calcext:value-type="date">
            <text:p>05/12/14</text:p>
          </table:table-cell>
        </table:table-row>
        <table:table-row table:style-name="ro1">
          <table:table-cell table:style-name="ce2" office:value-type="date" office:date-value="2009-05-05" calcext:value-type="date">
            <text:p>05-May-09</text:p>
          </table:table-cell>
          <table:table-cell table:style-name="ce5" office:value-type="float" office:value="17.8" calcext:value-type="float">
            <text:p>17.8</text:p>
          </table:table-cell>
          <table:table-cell table:style-name="ce6" table:formula="of:=DATE(2014; MONTH([.A256]);DAY([.A256]))" office:value-type="date" office:date-value="2014-05-05" calcext:value-type="date">
            <text:p>05/05/14</text:p>
          </table:table-cell>
        </table:table-row>
        <table:table-row table:style-name="ro1">
          <table:table-cell table:style-name="ce2" office:value-type="date" office:date-value="2009-04-28" calcext:value-type="date">
            <text:p>28-Apr-09</text:p>
          </table:table-cell>
          <table:table-cell table:style-name="ce5" office:value-type="float" office:value="23.99" calcext:value-type="float">
            <text:p>23.99</text:p>
          </table:table-cell>
          <table:table-cell table:style-name="ce6" table:formula="of:=DATE(2014; MONTH([.A257]);DAY([.A257]))" office:value-type="date" office:date-value="2014-04-28" calcext:value-type="date">
            <text:p>04/28/14</text:p>
          </table:table-cell>
        </table:table-row>
        <table:table-row table:style-name="ro1">
          <table:table-cell table:style-name="ce2" office:value-type="date" office:date-value="2009-04-21" calcext:value-type="date">
            <text:p>21-Apr-09</text:p>
          </table:table-cell>
          <table:table-cell table:style-name="ce5" office:value-type="float" office:value="20.8" calcext:value-type="float">
            <text:p>20.8</text:p>
          </table:table-cell>
          <table:table-cell table:style-name="ce6" table:formula="of:=DATE(2014; MONTH([.A258]);DAY([.A258]))" office:value-type="date" office:date-value="2014-04-21" calcext:value-type="date">
            <text:p>04/21/14</text:p>
          </table:table-cell>
        </table:table-row>
        <table:table-row table:style-name="ro1">
          <table:table-cell table:style-name="ce2" office:value-type="date" office:date-value="2009-04-14" calcext:value-type="date">
            <text:p>14-Apr-09</text:p>
          </table:table-cell>
          <table:table-cell table:style-name="ce5" office:value-type="float" office:value="32.1" calcext:value-type="float">
            <text:p>32.1</text:p>
          </table:table-cell>
          <table:table-cell table:style-name="ce6" table:formula="of:=DATE(2014; MONTH([.A259]);DAY([.A259]))" office:value-type="date" office:date-value="2014-04-14" calcext:value-type="date">
            <text:p>04/14/14</text:p>
          </table:table-cell>
        </table:table-row>
        <table:table-row table:style-name="ro1">
          <table:table-cell table:style-name="ce2" office:value-type="date" office:date-value="2009-04-07" calcext:value-type="date">
            <text:p>07-Apr-09</text:p>
          </table:table-cell>
          <table:table-cell table:style-name="ce5" office:value-type="float" office:value="35.2" calcext:value-type="float">
            <text:p>35.2</text:p>
          </table:table-cell>
          <table:table-cell table:style-name="ce6" table:formula="of:=DATE(2014; MONTH([.A260]);DAY([.A260]))" office:value-type="date" office:date-value="2014-04-07" calcext:value-type="date">
            <text:p>04/07/14</text:p>
          </table:table-cell>
        </table:table-row>
        <table:table-row table:style-name="ro1">
          <table:table-cell table:style-name="ce2" office:value-type="date" office:date-value="2009-03-31" calcext:value-type="date">
            <text:p>31-Mar-09</text:p>
          </table:table-cell>
          <table:table-cell table:style-name="ce5" office:value-type="float" office:value="39.2" calcext:value-type="float">
            <text:p>39.2</text:p>
          </table:table-cell>
          <table:table-cell table:style-name="ce6" table:formula="of:=DATE(2014; MONTH([.A261]);DAY([.A261]))" office:value-type="date" office:date-value="2014-03-31" calcext:value-type="date">
            <text:p>03/31/14</text:p>
          </table:table-cell>
        </table:table-row>
        <table:table-row table:style-name="ro1">
          <table:table-cell table:style-name="ce2" office:value-type="date" office:date-value="2009-03-24" calcext:value-type="date">
            <text:p>24-Mar-09</text:p>
          </table:table-cell>
          <table:table-cell table:style-name="ce5" office:value-type="float" office:value="41.63" calcext:value-type="float">
            <text:p>41.63</text:p>
          </table:table-cell>
          <table:table-cell table:style-name="ce6" table:formula="of:=DATE(2014; MONTH([.A262]);DAY([.A262]))" office:value-type="date" office:date-value="2014-03-24" calcext:value-type="date">
            <text:p>03/24/14</text:p>
          </table:table-cell>
        </table:table-row>
        <table:table-row table:style-name="ro1">
          <table:table-cell table:style-name="ce2" office:value-type="date" office:date-value="2009-03-17" calcext:value-type="date">
            <text:p>17-Mar-09</text:p>
          </table:table-cell>
          <table:table-cell table:style-name="ce5" office:value-type="float" office:value="41.01" calcext:value-type="float">
            <text:p>41.01</text:p>
          </table:table-cell>
          <table:table-cell table:style-name="ce6" table:formula="of:=DATE(2014; MONTH([.A263]);DAY([.A263]))" office:value-type="date" office:date-value="2014-03-17" calcext:value-type="date">
            <text:p>03/17/14</text:p>
          </table:table-cell>
        </table:table-row>
        <table:table-row table:style-name="ro1">
          <table:table-cell table:style-name="ce2" office:value-type="date" office:date-value="2009-03-10" calcext:value-type="date">
            <text:p>10-Mar-09</text:p>
          </table:table-cell>
          <table:table-cell table:style-name="ce5" office:value-type="float" office:value="41.01" calcext:value-type="float">
            <text:p>41.01</text:p>
          </table:table-cell>
          <table:table-cell table:style-name="ce6" table:formula="of:=DATE(2014; MONTH([.A264]);DAY([.A264]))" office:value-type="date" office:date-value="2014-03-10" calcext:value-type="date">
            <text:p>03/10/14</text:p>
          </table:table-cell>
        </table:table-row>
        <table:table-row table:style-name="ro1">
          <table:table-cell table:style-name="ce2" office:value-type="date" office:date-value="2009-03-03" calcext:value-type="date">
            <text:p>03-Mar-09</text:p>
          </table:table-cell>
          <table:table-cell table:style-name="ce5" office:value-type="float" office:value="41.29" calcext:value-type="float">
            <text:p>41.29</text:p>
          </table:table-cell>
          <table:table-cell table:style-name="ce6" table:formula="of:=DATE(2014; MONTH([.A265]);DAY([.A265]))" office:value-type="date" office:date-value="2014-03-03" calcext:value-type="date">
            <text:p>03/03/14</text:p>
          </table:table-cell>
        </table:table-row>
        <table:table-row table:style-name="ro1">
          <table:table-cell table:style-name="ce2" office:value-type="date" office:date-value="2009-02-24" calcext:value-type="date">
            <text:p>24-Feb-09</text:p>
          </table:table-cell>
          <table:table-cell table:style-name="ce5" office:value-type="float" office:value="33.48" calcext:value-type="float">
            <text:p>33.48</text:p>
          </table:table-cell>
          <table:table-cell table:style-name="ce6" table:formula="of:=DATE(2014; MONTH([.A266]);DAY([.A266]))" office:value-type="date" office:date-value="2014-02-24" calcext:value-type="date">
            <text:p>02/24/14</text:p>
          </table:table-cell>
        </table:table-row>
        <table:table-row table:style-name="ro1">
          <table:table-cell table:style-name="ce2" office:value-type="date" office:date-value="2009-02-17" calcext:value-type="date">
            <text:p>17-Feb-09</text:p>
          </table:table-cell>
          <table:table-cell table:style-name="ce5" office:value-type="float" office:value="34.24" calcext:value-type="float">
            <text:p>34.24</text:p>
          </table:table-cell>
          <table:table-cell table:style-name="ce6" table:formula="of:=DATE(2014; MONTH([.A267]);DAY([.A267]))" office:value-type="date" office:date-value="2014-02-17" calcext:value-type="date">
            <text:p>02/17/14</text:p>
          </table:table-cell>
        </table:table-row>
        <table:table-row table:style-name="ro1">
          <table:table-cell table:style-name="ce2" office:value-type="date" office:date-value="2009-02-10" calcext:value-type="date">
            <text:p>10-Feb-09</text:p>
          </table:table-cell>
          <table:table-cell table:style-name="ce5" office:value-type="float" office:value="34.23" calcext:value-type="float">
            <text:p>34.23</text:p>
          </table:table-cell>
          <table:table-cell table:style-name="ce6" table:formula="of:=DATE(2014; MONTH([.A268]);DAY([.A268]))" office:value-type="date" office:date-value="2014-02-10" calcext:value-type="date">
            <text:p>02/10/14</text:p>
          </table:table-cell>
        </table:table-row>
        <table:table-row table:style-name="ro1">
          <table:table-cell table:style-name="ce2" office:value-type="date" office:date-value="2009-02-03" calcext:value-type="date">
            <text:p>03-Feb-09</text:p>
          </table:table-cell>
          <table:table-cell table:style-name="ce5" office:value-type="float" office:value="33.07" calcext:value-type="float">
            <text:p>33.07</text:p>
          </table:table-cell>
          <table:table-cell table:style-name="ce6" table:formula="of:=DATE(2014; MONTH([.A269]);DAY([.A269]))" office:value-type="date" office:date-value="2014-02-03" calcext:value-type="date">
            <text:p>02/03/14</text:p>
          </table:table-cell>
        </table:table-row>
        <table:table-row table:style-name="ro1">
          <table:table-cell table:style-name="ce2" office:value-type="date" office:date-value="2009-01-27" calcext:value-type="date">
            <text:p>27-Jan-09</text:p>
          </table:table-cell>
          <table:table-cell table:style-name="ce5" office:value-type="float" office:value="35.57" calcext:value-type="float">
            <text:p>35.57</text:p>
          </table:table-cell>
          <table:table-cell table:style-name="ce6" table:formula="of:=DATE(2014; MONTH([.A270]);DAY([.A270]))" office:value-type="date" office:date-value="2014-01-27" calcext:value-type="date">
            <text:p>01/27/14</text:p>
          </table:table-cell>
        </table:table-row>
        <table:table-row table:style-name="ro1">
          <table:table-cell table:style-name="ce2" office:value-type="date" office:date-value="2009-01-20" calcext:value-type="date">
            <text:p>20-Jan-09</text:p>
          </table:table-cell>
          <table:table-cell table:style-name="ce5" office:value-type="float" office:value="33.12" calcext:value-type="float">
            <text:p>33.12</text:p>
          </table:table-cell>
          <table:table-cell table:style-name="ce6" table:formula="of:=DATE(2014; MONTH([.A271]);DAY([.A271]))" office:value-type="date" office:date-value="2014-01-20" calcext:value-type="date">
            <text:p>01/20/14</text:p>
          </table:table-cell>
        </table:table-row>
        <table:table-row table:style-name="ro1">
          <table:table-cell table:style-name="ce2" office:value-type="date" office:date-value="2009-01-13" calcext:value-type="date">
            <text:p>13-Jan-09</text:p>
          </table:table-cell>
          <table:table-cell table:style-name="ce5" office:value-type="float" office:value="33.82" calcext:value-type="float">
            <text:p>33.82</text:p>
          </table:table-cell>
          <table:table-cell table:style-name="ce6" table:formula="of:=DATE(2014; MONTH([.A272]);DAY([.A272]))" office:value-type="date" office:date-value="2014-01-13" calcext:value-type="date">
            <text:p>01/13/14</text:p>
          </table:table-cell>
        </table:table-row>
        <table:table-row table:style-name="ro1">
          <table:table-cell table:style-name="ce2" office:value-type="date" office:date-value="2009-01-06" calcext:value-type="date">
            <text:p>06-Jan-09</text:p>
          </table:table-cell>
          <table:table-cell table:style-name="ce5" office:value-type="float" office:value="34.94" calcext:value-type="float">
            <text:p>34.94</text:p>
          </table:table-cell>
          <table:table-cell table:style-name="ce6" table:formula="of:=DATE(2014; MONTH([.A273]);DAY([.A273]))" office:value-type="date" office:date-value="2014-01-06" calcext:value-type="date">
            <text:p>01/06/14</text:p>
          </table:table-cell>
        </table:table-row>
        <table:table-row table:style-name="ro1">
          <table:table-cell table:style-name="ce2" office:value-type="date" office:date-value="2008-12-30" calcext:value-type="date">
            <text:p>30-Dec-08</text:p>
          </table:table-cell>
          <table:table-cell table:style-name="ce5" office:value-type="float" office:value="35.68" calcext:value-type="float">
            <text:p>35.68</text:p>
          </table:table-cell>
          <table:table-cell table:style-name="ce6" table:formula="of:=DATE(2014; MONTH([.A274]);DAY([.A274]))" office:value-type="date" office:date-value="2014-12-30" calcext:value-type="date">
            <text:p>12/30/14</text:p>
          </table:table-cell>
        </table:table-row>
        <table:table-row table:style-name="ro1">
          <table:table-cell table:style-name="ce2" office:value-type="date" office:date-value="2008-12-23" calcext:value-type="date">
            <text:p>23-Dec-08</text:p>
          </table:table-cell>
          <table:table-cell table:style-name="ce5" office:value-type="float" office:value="38.91" calcext:value-type="float">
            <text:p>38.91</text:p>
          </table:table-cell>
          <table:table-cell table:style-name="ce6" table:formula="of:=DATE(2014; MONTH([.A275]);DAY([.A275]))" office:value-type="date" office:date-value="2014-12-23" calcext:value-type="date">
            <text:p>12/23/14</text:p>
          </table:table-cell>
        </table:table-row>
        <table:table-row table:style-name="ro1">
          <table:table-cell table:style-name="ce2" office:value-type="date" office:date-value="2008-12-16" calcext:value-type="date">
            <text:p>16-Dec-08</text:p>
          </table:table-cell>
          <table:table-cell table:style-name="ce5" office:value-type="float" office:value="38.77" calcext:value-type="float">
            <text:p>38.77</text:p>
          </table:table-cell>
          <table:table-cell table:style-name="ce6" table:formula="of:=DATE(2014; MONTH([.A276]);DAY([.A276]))" office:value-type="date" office:date-value="2014-12-16" calcext:value-type="date">
            <text:p>12/16/14</text:p>
          </table:table-cell>
        </table:table-row>
        <table:table-row table:style-name="ro1">
          <table:table-cell table:style-name="ce2" office:value-type="date" office:date-value="2008-12-09" calcext:value-type="date">
            <text:p>09-Dec-08</text:p>
          </table:table-cell>
          <table:table-cell table:style-name="ce5" office:value-type="float" office:value="38.48" calcext:value-type="float">
            <text:p>38.48</text:p>
          </table:table-cell>
          <table:table-cell table:style-name="ce6" table:formula="of:=DATE(2014; MONTH([.A277]);DAY([.A277]))" office:value-type="date" office:date-value="2014-12-09" calcext:value-type="date">
            <text:p>12/09/14</text:p>
          </table:table-cell>
        </table:table-row>
        <table:table-row table:style-name="ro1">
          <table:table-cell table:style-name="ce2" office:value-type="date" office:date-value="2008-12-02" calcext:value-type="date">
            <text:p>02-Dec-08</text:p>
          </table:table-cell>
          <table:table-cell table:style-name="ce5" office:value-type="float" office:value="38.39" calcext:value-type="float">
            <text:p>38.39</text:p>
          </table:table-cell>
          <table:table-cell table:style-name="ce6" table:formula="of:=DATE(2014; MONTH([.A278]);DAY([.A278]))" office:value-type="date" office:date-value="2014-12-02" calcext:value-type="date">
            <text:p>12/02/14</text:p>
          </table:table-cell>
        </table:table-row>
        <table:table-row table:style-name="ro1">
          <table:table-cell table:style-name="ce2" office:value-type="date" office:date-value="2008-11-25" calcext:value-type="date">
            <text:p>25-Nov-08</text:p>
          </table:table-cell>
          <table:table-cell table:style-name="ce5" office:value-type="float" office:value="33.33" calcext:value-type="float">
            <text:p>33.33</text:p>
          </table:table-cell>
          <table:table-cell table:style-name="ce6" table:formula="of:=DATE(2014; MONTH([.A279]);DAY([.A279]))" office:value-type="date" office:date-value="2014-11-25" calcext:value-type="date">
            <text:p>11/25/14</text:p>
          </table:table-cell>
        </table:table-row>
        <table:table-row table:style-name="ro1">
          <table:table-cell table:style-name="ce2" office:value-type="date" office:date-value="2008-11-18" calcext:value-type="date">
            <text:p>18-Nov-08</text:p>
          </table:table-cell>
          <table:table-cell table:style-name="ce5" office:value-type="float" office:value="33.33" calcext:value-type="float">
            <text:p>33.33</text:p>
          </table:table-cell>
          <table:table-cell table:style-name="ce6" table:formula="of:=DATE(2014; MONTH([.A280]);DAY([.A280]))" office:value-type="date" office:date-value="2014-11-18" calcext:value-type="date">
            <text:p>11/18/14</text:p>
          </table:table-cell>
        </table:table-row>
        <table:table-row table:style-name="ro1">
          <table:table-cell table:style-name="ce2" office:value-type="date" office:date-value="2008-11-11" calcext:value-type="date">
            <text:p>11-Nov-08</text:p>
          </table:table-cell>
          <table:table-cell table:style-name="ce5" office:value-type="float" office:value="29.18" calcext:value-type="float">
            <text:p>29.18</text:p>
          </table:table-cell>
          <table:table-cell table:style-name="ce6" table:formula="of:=DATE(2014; MONTH([.A281]);DAY([.A281]))" office:value-type="date" office:date-value="2014-11-11" calcext:value-type="date">
            <text:p>11/11/14</text:p>
          </table:table-cell>
        </table:table-row>
        <table:table-row table:style-name="ro1">
          <table:table-cell table:style-name="ce2" office:value-type="date" office:date-value="2008-11-04" calcext:value-type="date">
            <text:p>04-Nov-08</text:p>
          </table:table-cell>
          <table:table-cell table:style-name="ce5" office:value-type="float" office:value="29.6" calcext:value-type="float">
            <text:p>29.6</text:p>
          </table:table-cell>
          <table:table-cell table:style-name="ce6" table:formula="of:=DATE(2014; MONTH([.A282]);DAY([.A282]))" office:value-type="date" office:date-value="2014-11-04" calcext:value-type="date">
            <text:p>11/04/14</text:p>
          </table:table-cell>
        </table:table-row>
        <table:table-row table:style-name="ro1">
          <table:table-cell table:style-name="ce2" office:value-type="date" office:date-value="2008-10-28" calcext:value-type="date">
            <text:p>28-Oct-08</text:p>
          </table:table-cell>
          <table:table-cell table:style-name="ce5" office:value-type="float" office:value="29.69" calcext:value-type="float">
            <text:p>29.69</text:p>
          </table:table-cell>
          <table:table-cell table:style-name="ce6" table:formula="of:=DATE(2014; MONTH([.A283]);DAY([.A283]))" office:value-type="date" office:date-value="2014-10-28" calcext:value-type="date">
            <text:p>10/28/14</text:p>
          </table:table-cell>
        </table:table-row>
        <table:table-row table:style-name="ro1">
          <table:table-cell table:style-name="ce2" office:value-type="date" office:date-value="2008-10-21" calcext:value-type="date">
            <text:p>21-Oct-08</text:p>
          </table:table-cell>
          <table:table-cell table:style-name="ce5" office:value-type="float" office:value="30.13" calcext:value-type="float">
            <text:p>30.13</text:p>
          </table:table-cell>
          <table:table-cell table:style-name="ce6" table:formula="of:=DATE(2014; MONTH([.A284]);DAY([.A284]))" office:value-type="date" office:date-value="2014-10-21" calcext:value-type="date">
            <text:p>10/21/14</text:p>
          </table:table-cell>
        </table:table-row>
        <table:table-row table:style-name="ro1">
          <table:table-cell table:style-name="ce2" office:value-type="date" office:date-value="2008-10-14" calcext:value-type="date">
            <text:p>14-Oct-08</text:p>
          </table:table-cell>
          <table:table-cell table:style-name="ce5" office:value-type="float" office:value="30.45" calcext:value-type="float">
            <text:p>30.45</text:p>
          </table:table-cell>
          <table:table-cell table:style-name="ce6" table:formula="of:=DATE(2014; MONTH([.A285]);DAY([.A285]))" office:value-type="date" office:date-value="2014-10-14" calcext:value-type="date">
            <text:p>10/14/14</text:p>
          </table:table-cell>
        </table:table-row>
        <table:table-row table:style-name="ro1">
          <table:table-cell table:style-name="ce2" office:value-type="date" office:date-value="2008-10-07" calcext:value-type="date">
            <text:p>07-Oct-08</text:p>
          </table:table-cell>
          <table:table-cell table:style-name="ce5" office:value-type="float" office:value="39.15" calcext:value-type="float">
            <text:p>39.15</text:p>
          </table:table-cell>
          <table:table-cell table:style-name="ce6" table:formula="of:=DATE(2014; MONTH([.A286]);DAY([.A286]))" office:value-type="date" office:date-value="2014-10-07" calcext:value-type="date">
            <text:p>10/07/14</text:p>
          </table:table-cell>
        </table:table-row>
        <table:table-row table:style-name="ro1">
          <table:table-cell table:style-name="ce2" office:value-type="date" office:date-value="2008-09-30" calcext:value-type="date">
            <text:p>30-Sep-08</text:p>
          </table:table-cell>
          <table:table-cell table:style-name="ce5" office:value-type="float" office:value="39.19" calcext:value-type="float">
            <text:p>39.19</text:p>
          </table:table-cell>
          <table:table-cell table:style-name="ce6" table:formula="of:=DATE(2014; MONTH([.A287]);DAY([.A287]))" office:value-type="date" office:date-value="2014-09-30" calcext:value-type="date">
            <text:p>09/30/14</text:p>
          </table:table-cell>
        </table:table-row>
        <table:table-row table:style-name="ro1">
          <table:table-cell table:style-name="ce2" office:value-type="date" office:date-value="2008-09-23" calcext:value-type="date">
            <text:p>23-Sep-08</text:p>
          </table:table-cell>
          <table:table-cell table:style-name="ce5" office:value-type="float" office:value="39.21" calcext:value-type="float">
            <text:p>39.21</text:p>
          </table:table-cell>
          <table:table-cell table:style-name="ce6" table:formula="of:=DATE(2014; MONTH([.A288]);DAY([.A288]))" office:value-type="date" office:date-value="2014-09-23" calcext:value-type="date">
            <text:p>09/23/14</text:p>
          </table:table-cell>
        </table:table-row>
        <table:table-row table:style-name="ro1">
          <table:table-cell table:style-name="ce2" office:value-type="date" office:date-value="2008-09-16" calcext:value-type="date">
            <text:p>16-Sep-08</text:p>
          </table:table-cell>
          <table:table-cell table:style-name="ce5" office:value-type="float" office:value="40.17" calcext:value-type="float">
            <text:p>40.17</text:p>
          </table:table-cell>
          <table:table-cell table:style-name="ce6" table:formula="of:=DATE(2014; MONTH([.A289]);DAY([.A289]))" office:value-type="date" office:date-value="2014-09-16" calcext:value-type="date">
            <text:p>09/16/14</text:p>
          </table:table-cell>
        </table:table-row>
        <table:table-row table:style-name="ro1">
          <table:table-cell table:style-name="ce2" office:value-type="date" office:date-value="2008-09-09" calcext:value-type="date">
            <text:p>09-Sep-08</text:p>
          </table:table-cell>
          <table:table-cell table:style-name="ce5" office:value-type="float" office:value="43.1" calcext:value-type="float">
            <text:p>43.1</text:p>
          </table:table-cell>
          <table:table-cell table:style-name="ce6" table:formula="of:=DATE(2014; MONTH([.A290]);DAY([.A290]))" office:value-type="date" office:date-value="2014-09-09" calcext:value-type="date">
            <text:p>09/09/14</text:p>
          </table:table-cell>
        </table:table-row>
        <table:table-row table:style-name="ro1">
          <table:table-cell table:style-name="ce2" office:value-type="date" office:date-value="2008-09-02" calcext:value-type="date">
            <text:p>02-Sep-08</text:p>
          </table:table-cell>
          <table:table-cell table:style-name="ce5" office:value-type="float" office:value="45.22" calcext:value-type="float">
            <text:p>45.22</text:p>
          </table:table-cell>
          <table:table-cell table:style-name="ce6" table:formula="of:=DATE(2014; MONTH([.A291]);DAY([.A291]))" office:value-type="date" office:date-value="2014-09-02" calcext:value-type="date">
            <text:p>09/02/14</text:p>
          </table:table-cell>
        </table:table-row>
        <table:table-row table:style-name="ro1">
          <table:table-cell table:style-name="ce2" office:value-type="date" office:date-value="2008-08-26" calcext:value-type="date">
            <text:p>26-Aug-08</text:p>
          </table:table-cell>
          <table:table-cell table:style-name="ce5" office:value-type="float" office:value="50.94" calcext:value-type="float">
            <text:p>50.94</text:p>
          </table:table-cell>
          <table:table-cell table:style-name="ce6" table:formula="of:=DATE(2014; MONTH([.A292]);DAY([.A292]))" office:value-type="date" office:date-value="2014-08-26" calcext:value-type="date">
            <text:p>08/26/14</text:p>
          </table:table-cell>
        </table:table-row>
        <table:table-row table:style-name="ro1">
          <table:table-cell table:style-name="ce2" office:value-type="date" office:date-value="2008-08-19" calcext:value-type="date">
            <text:p>19-Aug-08</text:p>
          </table:table-cell>
          <table:table-cell table:style-name="ce5" office:value-type="float" office:value="45.26" calcext:value-type="float">
            <text:p>45.26</text:p>
          </table:table-cell>
          <table:table-cell table:style-name="ce6" table:formula="of:=DATE(2014; MONTH([.A293]);DAY([.A293]))" office:value-type="date" office:date-value="2014-08-19" calcext:value-type="date">
            <text:p>08/19/14</text:p>
          </table:table-cell>
        </table:table-row>
        <table:table-row table:style-name="ro1">
          <table:table-cell table:style-name="ce2" office:value-type="date" office:date-value="2008-08-12" calcext:value-type="date">
            <text:p>12-Aug-08</text:p>
          </table:table-cell>
          <table:table-cell table:style-name="ce5" office:value-type="float" office:value="49.61" calcext:value-type="float">
            <text:p>49.61</text:p>
          </table:table-cell>
          <table:table-cell table:style-name="ce6" table:formula="of:=DATE(2014; MONTH([.A294]);DAY([.A294]))" office:value-type="date" office:date-value="2014-08-12" calcext:value-type="date">
            <text:p>08/12/14</text:p>
          </table:table-cell>
        </table:table-row>
        <table:table-row table:style-name="ro1">
          <table:table-cell table:style-name="ce2" office:value-type="date" office:date-value="2008-08-05" calcext:value-type="date">
            <text:p>05-Aug-08</text:p>
          </table:table-cell>
          <table:table-cell table:style-name="ce5" office:value-type="float" office:value="55.92" calcext:value-type="float">
            <text:p>55.92</text:p>
          </table:table-cell>
          <table:table-cell table:style-name="ce6" table:formula="of:=DATE(2014; MONTH([.A295]);DAY([.A295]))" office:value-type="date" office:date-value="2014-08-05" calcext:value-type="date">
            <text:p>08/05/14</text:p>
          </table:table-cell>
        </table:table-row>
        <table:table-row table:style-name="ro1">
          <table:table-cell table:style-name="ce2" office:value-type="date" office:date-value="2008-07-29" calcext:value-type="date">
            <text:p>29-Jul-08</text:p>
          </table:table-cell>
          <table:table-cell table:style-name="ce5" office:value-type="float" office:value="49.49" calcext:value-type="float">
            <text:p>49.49</text:p>
          </table:table-cell>
          <table:table-cell table:style-name="ce6" table:formula="of:=DATE(2014; MONTH([.A296]);DAY([.A296]))" office:value-type="date" office:date-value="2014-07-29" calcext:value-type="date">
            <text:p>07/29/14</text:p>
          </table:table-cell>
        </table:table-row>
        <table:table-row table:style-name="ro1">
          <table:table-cell table:style-name="ce2" office:value-type="date" office:date-value="2008-07-22" calcext:value-type="date">
            <text:p>22-Jul-08</text:p>
          </table:table-cell>
          <table:table-cell table:style-name="ce5" office:value-type="float" office:value="50.68" calcext:value-type="float">
            <text:p>50.68</text:p>
          </table:table-cell>
          <table:table-cell table:style-name="ce6" table:formula="of:=DATE(2014; MONTH([.A297]);DAY([.A297]))" office:value-type="date" office:date-value="2014-07-22" calcext:value-type="date">
            <text:p>07/22/14</text:p>
          </table:table-cell>
        </table:table-row>
        <table:table-row table:style-name="ro1">
          <table:table-cell table:style-name="ce2" office:value-type="date" office:date-value="2008-07-15" calcext:value-type="date">
            <text:p>15-Jul-08</text:p>
          </table:table-cell>
          <table:table-cell table:style-name="ce5" office:value-type="float" office:value="41.34" calcext:value-type="float">
            <text:p>41.34</text:p>
          </table:table-cell>
          <table:table-cell table:style-name="ce6" table:formula="of:=DATE(2014; MONTH([.A298]);DAY([.A298]))" office:value-type="date" office:date-value="2014-07-15" calcext:value-type="date">
            <text:p>07/15/14</text:p>
          </table:table-cell>
        </table:table-row>
        <table:table-row table:style-name="ro1">
          <table:table-cell table:style-name="ce2" office:value-type="date" office:date-value="2008-07-08" calcext:value-type="date">
            <text:p>08-Jul-08</text:p>
          </table:table-cell>
          <table:table-cell table:style-name="ce5" office:value-type="float" office:value="37.77" calcext:value-type="float">
            <text:p>37.77</text:p>
          </table:table-cell>
          <table:table-cell table:style-name="ce6" table:formula="of:=DATE(2014; MONTH([.A299]);DAY([.A299]))" office:value-type="date" office:date-value="2014-07-08" calcext:value-type="date">
            <text:p>07/08/14</text:p>
          </table:table-cell>
        </table:table-row>
        <table:table-row table:style-name="ro1">
          <table:table-cell table:style-name="ce2" office:value-type="date" office:date-value="2008-07-01" calcext:value-type="date">
            <text:p>01-Jul-08</text:p>
          </table:table-cell>
          <table:table-cell table:style-name="ce5" office:value-type="float" office:value="35.09" calcext:value-type="float">
            <text:p>35.09</text:p>
          </table:table-cell>
          <table:table-cell table:style-name="ce6" table:formula="of:=DATE(2014; MONTH([.A300]);DAY([.A300]))" office:value-type="date" office:date-value="2014-07-01" calcext:value-type="date">
            <text:p>07/01/14</text:p>
          </table:table-cell>
        </table:table-row>
        <table:table-row table:style-name="ro1">
          <table:table-cell table:style-name="ce2" office:value-type="date" office:date-value="2008-06-24" calcext:value-type="date">
            <text:p>24-Jun-08</text:p>
          </table:table-cell>
          <table:table-cell table:style-name="ce5" office:value-type="float" office:value="36.06" calcext:value-type="float">
            <text:p>36.06</text:p>
          </table:table-cell>
          <table:table-cell table:style-name="ce6" table:formula="of:=DATE(2014; MONTH([.A301]);DAY([.A301]))" office:value-type="date" office:date-value="2014-06-24" calcext:value-type="date">
            <text:p>06/24/14</text:p>
          </table:table-cell>
        </table:table-row>
        <table:table-row table:style-name="ro1">
          <table:table-cell table:style-name="ce2" office:value-type="date" office:date-value="2008-06-17" calcext:value-type="date">
            <text:p>17-Jun-08</text:p>
          </table:table-cell>
          <table:table-cell table:style-name="ce5" office:value-type="float" office:value="37.29" calcext:value-type="float">
            <text:p>37.29</text:p>
          </table:table-cell>
          <table:table-cell table:style-name="ce6" table:formula="of:=DATE(2014; MONTH([.A302]);DAY([.A302]))" office:value-type="date" office:date-value="2014-06-17" calcext:value-type="date">
            <text:p>06/17/14</text:p>
          </table:table-cell>
        </table:table-row>
        <table:table-row table:style-name="ro1">
          <table:table-cell table:style-name="ce2" office:value-type="date" office:date-value="2008-06-10" calcext:value-type="date">
            <text:p>10-Jun-08</text:p>
          </table:table-cell>
          <table:table-cell table:style-name="ce5" office:value-type="float" office:value="35.75" calcext:value-type="float">
            <text:p>35.75</text:p>
          </table:table-cell>
          <table:table-cell table:style-name="ce6" table:formula="of:=DATE(2014; MONTH([.A303]);DAY([.A303]))" office:value-type="date" office:date-value="2014-06-10" calcext:value-type="date">
            <text:p>06/10/14</text:p>
          </table:table-cell>
        </table:table-row>
        <table:table-row table:style-name="ro1">
          <table:table-cell table:style-name="ce2" office:value-type="date" office:date-value="2008-06-03" calcext:value-type="date">
            <text:p>03-Jun-08</text:p>
          </table:table-cell>
          <table:table-cell table:style-name="ce5" office:value-type="float" office:value="38.05" calcext:value-type="float">
            <text:p>38.05</text:p>
          </table:table-cell>
          <table:table-cell table:style-name="ce6" table:formula="of:=DATE(2014; MONTH([.A304]);DAY([.A304]))" office:value-type="date" office:date-value="2014-06-03" calcext:value-type="date">
            <text:p>06/03/14</text:p>
          </table:table-cell>
        </table:table-row>
        <table:table-row table:style-name="ro1">
          <table:table-cell table:style-name="ce2" office:value-type="date" office:date-value="2008-05-27" calcext:value-type="date">
            <text:p>27-May-08</text:p>
          </table:table-cell>
          <table:table-cell table:style-name="ce5" office:value-type="float" office:value="40.87" calcext:value-type="float">
            <text:p>40.87</text:p>
          </table:table-cell>
          <table:table-cell table:style-name="ce6" table:formula="of:=DATE(2014; MONTH([.A305]);DAY([.A305]))" office:value-type="date" office:date-value="2014-05-27" calcext:value-type="date">
            <text:p>05/27/14</text:p>
          </table:table-cell>
        </table:table-row>
        <table:table-row table:style-name="ro1">
          <table:table-cell table:style-name="ce2" office:value-type="date" office:date-value="2008-05-20" calcext:value-type="date">
            <text:p>20-May-08</text:p>
          </table:table-cell>
          <table:table-cell table:style-name="ce5" office:value-type="float" office:value="53.24" calcext:value-type="float">
            <text:p>53.24</text:p>
          </table:table-cell>
          <table:table-cell table:style-name="ce6" table:formula="of:=DATE(2014; MONTH([.A306]);DAY([.A306]))" office:value-type="date" office:date-value="2014-05-20" calcext:value-type="date">
            <text:p>05/20/14</text:p>
          </table:table-cell>
        </table:table-row>
        <table:table-row table:style-name="ro1">
          <table:table-cell table:style-name="ce2" office:value-type="date" office:date-value="2008-05-13" calcext:value-type="date">
            <text:p>13-May-08</text:p>
          </table:table-cell>
          <table:table-cell table:style-name="ce5" office:value-type="float" office:value="52.26" calcext:value-type="float">
            <text:p>52.26</text:p>
          </table:table-cell>
          <table:table-cell table:style-name="ce6" table:formula="of:=DATE(2014; MONTH([.A307]);DAY([.A307]))" office:value-type="date" office:date-value="2014-05-13" calcext:value-type="date">
            <text:p>05/13/14</text:p>
          </table:table-cell>
        </table:table-row>
        <table:table-row table:style-name="ro1">
          <table:table-cell table:style-name="ce2" office:value-type="date" office:date-value="2008-05-06" calcext:value-type="date">
            <text:p>06-May-08</text:p>
          </table:table-cell>
          <table:table-cell table:style-name="ce5" office:value-type="float" office:value="53.89" calcext:value-type="float">
            <text:p>53.89</text:p>
          </table:table-cell>
          <table:table-cell table:style-name="ce6" table:formula="of:=DATE(2014; MONTH([.A308]);DAY([.A308]))" office:value-type="date" office:date-value="2014-05-06" calcext:value-type="date">
            <text:p>05/06/14</text:p>
          </table:table-cell>
        </table:table-row>
        <table:table-row table:style-name="ro1">
          <table:table-cell table:style-name="ce2" office:value-type="date" office:date-value="2008-04-29" calcext:value-type="date">
            <text:p>29-Apr-08</text:p>
          </table:table-cell>
          <table:table-cell table:style-name="ce5" office:value-type="float" office:value="55.49" calcext:value-type="float">
            <text:p>55.49</text:p>
          </table:table-cell>
          <table:table-cell table:style-name="ce6" table:formula="of:=DATE(2014; MONTH([.A309]);DAY([.A309]))" office:value-type="date" office:date-value="2014-04-29" calcext:value-type="date">
            <text:p>04/29/14</text:p>
          </table:table-cell>
        </table:table-row>
        <table:table-row table:style-name="ro1">
          <table:table-cell table:style-name="ce2" office:value-type="date" office:date-value="2008-04-22" calcext:value-type="date">
            <text:p>22-Apr-08</text:p>
          </table:table-cell>
          <table:table-cell table:style-name="ce5" office:value-type="float" office:value="55.88" calcext:value-type="float">
            <text:p>55.88</text:p>
          </table:table-cell>
          <table:table-cell table:style-name="ce6" table:formula="of:=DATE(2014; MONTH([.A310]);DAY([.A310]))" office:value-type="date" office:date-value="2014-04-22" calcext:value-type="date">
            <text:p>04/22/14</text:p>
          </table:table-cell>
        </table:table-row>
        <table:table-row table:style-name="ro1">
          <table:table-cell table:style-name="ce2" office:value-type="date" office:date-value="2008-04-15" calcext:value-type="date">
            <text:p>15-Apr-08</text:p>
          </table:table-cell>
          <table:table-cell table:style-name="ce5" office:value-type="float" office:value="55.88" calcext:value-type="float">
            <text:p>55.88</text:p>
          </table:table-cell>
          <table:table-cell table:style-name="ce6" table:formula="of:=DATE(2014; MONTH([.A311]);DAY([.A311]))" office:value-type="date" office:date-value="2014-04-15" calcext:value-type="date">
            <text:p>04/15/14</text:p>
          </table:table-cell>
        </table:table-row>
        <table:table-row table:style-name="ro1">
          <table:table-cell table:style-name="ce2" office:value-type="date" office:date-value="2008-04-08" calcext:value-type="date">
            <text:p>08-Apr-08</text:p>
          </table:table-cell>
          <table:table-cell table:style-name="ce5" office:value-type="float" office:value="56.44" calcext:value-type="float">
            <text:p>56.44</text:p>
          </table:table-cell>
          <table:table-cell table:style-name="ce6" table:formula="of:=DATE(2014; MONTH([.A312]);DAY([.A312]))" office:value-type="date" office:date-value="2014-04-08" calcext:value-type="date">
            <text:p>04/08/14</text:p>
          </table:table-cell>
        </table:table-row>
        <table:table-row table:style-name="ro1">
          <table:table-cell table:style-name="ce2" office:value-type="date" office:date-value="2008-04-01" calcext:value-type="date">
            <text:p>01-Apr-08</text:p>
          </table:table-cell>
          <table:table-cell table:style-name="ce5" office:value-type="float" office:value="57.37" calcext:value-type="float">
            <text:p>57.37</text:p>
          </table:table-cell>
          <table:table-cell table:style-name="ce6" table:formula="of:=DATE(2014; MONTH([.A313]);DAY([.A313]))" office:value-type="date" office:date-value="2014-04-01" calcext:value-type="date">
            <text:p>04/01/14</text:p>
          </table:table-cell>
        </table:table-row>
        <table:table-row table:style-name="ro1">
          <table:table-cell table:style-name="ce2" office:value-type="date" office:date-value="2008-03-25" calcext:value-type="date">
            <text:p>25-Mar-08</text:p>
          </table:table-cell>
          <table:table-cell table:style-name="ce5" office:value-type="float" office:value="59.87" calcext:value-type="float">
            <text:p>59.87</text:p>
          </table:table-cell>
          <table:table-cell table:style-name="ce6" table:formula="of:=DATE(2014; MONTH([.A314]);DAY([.A314]))" office:value-type="date" office:date-value="2014-03-25" calcext:value-type="date">
            <text:p>03/25/14</text:p>
          </table:table-cell>
        </table:table-row>
        <table:table-row table:style-name="ro1">
          <table:table-cell table:style-name="ce2" office:value-type="date" office:date-value="2008-03-18" calcext:value-type="date">
            <text:p>18-Mar-08</text:p>
          </table:table-cell>
          <table:table-cell table:style-name="ce5" office:value-type="float" office:value="59.62" calcext:value-type="float">
            <text:p>59.62</text:p>
          </table:table-cell>
          <table:table-cell table:style-name="ce6" table:formula="of:=DATE(2014; MONTH([.A315]);DAY([.A315]))" office:value-type="date" office:date-value="2014-03-18" calcext:value-type="date">
            <text:p>03/18/14</text:p>
          </table:table-cell>
        </table:table-row>
        <table:table-row table:style-name="ro1">
          <table:table-cell table:style-name="ce2" office:value-type="date" office:date-value="2008-03-11" calcext:value-type="date">
            <text:p>11-Mar-08</text:p>
          </table:table-cell>
          <table:table-cell table:style-name="ce5" office:value-type="float" office:value="59.62" calcext:value-type="float">
            <text:p>59.62</text:p>
          </table:table-cell>
          <table:table-cell table:style-name="ce6" table:formula="of:=DATE(2014; MONTH([.A316]);DAY([.A316]))" office:value-type="date" office:date-value="2014-03-11" calcext:value-type="date">
            <text:p>03/11/14</text:p>
          </table:table-cell>
        </table:table-row>
        <table:table-row table:style-name="ro1">
          <table:table-cell table:style-name="ce2" office:value-type="date" office:date-value="2008-03-04" calcext:value-type="date">
            <text:p>04-Mar-08</text:p>
          </table:table-cell>
          <table:table-cell table:style-name="ce5" office:value-type="float" office:value="59.62" calcext:value-type="float">
            <text:p>59.62</text:p>
          </table:table-cell>
          <table:table-cell table:style-name="ce6" table:formula="of:=DATE(2014; MONTH([.A317]);DAY([.A317]))" office:value-type="date" office:date-value="2014-03-04" calcext:value-type="date">
            <text:p>03/04/14</text:p>
          </table:table-cell>
        </table:table-row>
        <table:table-row table:style-name="ro1">
          <table:table-cell table:style-name="ce2" office:value-type="date" office:date-value="2008-02-26" calcext:value-type="date">
            <text:p>26-Feb-08</text:p>
          </table:table-cell>
          <table:table-cell table:style-name="ce5" office:value-type="float" office:value="59.8" calcext:value-type="float">
            <text:p>59.8</text:p>
          </table:table-cell>
          <table:table-cell table:style-name="ce6" table:formula="of:=DATE(2014; MONTH([.A318]);DAY([.A318]))" office:value-type="date" office:date-value="2014-02-26" calcext:value-type="date">
            <text:p>02/26/14</text:p>
          </table:table-cell>
        </table:table-row>
        <table:table-row table:style-name="ro1">
          <table:table-cell table:style-name="ce2" office:value-type="date" office:date-value="2008-02-19" calcext:value-type="date">
            <text:p>19-Feb-08</text:p>
          </table:table-cell>
          <table:table-cell table:style-name="ce5" office:value-type="float" office:value="59.79" calcext:value-type="float">
            <text:p>59.79</text:p>
          </table:table-cell>
          <table:table-cell table:style-name="ce6" table:formula="of:=DATE(2014; MONTH([.A319]);DAY([.A319]))" office:value-type="date" office:date-value="2014-02-19" calcext:value-type="date">
            <text:p>02/19/14</text:p>
          </table:table-cell>
        </table:table-row>
        <table:table-row table:style-name="ro1">
          <table:table-cell table:style-name="ce2" office:value-type="date" office:date-value="2008-02-12" calcext:value-type="date">
            <text:p>12-Feb-08</text:p>
          </table:table-cell>
          <table:table-cell table:style-name="ce5" office:value-type="float" office:value="59.88" calcext:value-type="float">
            <text:p>59.88</text:p>
          </table:table-cell>
          <table:table-cell table:style-name="ce6" table:formula="of:=DATE(2014; MONTH([.A320]);DAY([.A320]))" office:value-type="date" office:date-value="2014-02-12" calcext:value-type="date">
            <text:p>02/12/14</text:p>
          </table:table-cell>
        </table:table-row>
        <table:table-row table:style-name="ro1">
          <table:table-cell table:style-name="ce2" office:value-type="date" office:date-value="2008-02-05" calcext:value-type="date">
            <text:p>05-Feb-08</text:p>
          </table:table-cell>
          <table:table-cell table:style-name="ce5" office:value-type="float" office:value="59.88" calcext:value-type="float">
            <text:p>59.88</text:p>
          </table:table-cell>
          <table:table-cell table:style-name="ce6" table:formula="of:=DATE(2014; MONTH([.A321]);DAY([.A321]))" office:value-type="date" office:date-value="2014-02-05" calcext:value-type="date">
            <text:p>02/05/14</text:p>
          </table:table-cell>
        </table:table-row>
        <table:table-row table:style-name="ro1">
          <table:table-cell table:style-name="ce2" office:value-type="date" office:date-value="2008-01-29" calcext:value-type="date">
            <text:p>29-Jan-08</text:p>
          </table:table-cell>
          <table:table-cell table:style-name="ce5" office:value-type="float" office:value="56.55" calcext:value-type="float">
            <text:p>56.55</text:p>
          </table:table-cell>
          <table:table-cell table:style-name="ce6" table:formula="of:=DATE(2014; MONTH([.A322]);DAY([.A322]))" office:value-type="date" office:date-value="2014-01-29" calcext:value-type="date">
            <text:p>01/29/14</text:p>
          </table:table-cell>
        </table:table-row>
        <table:table-row table:style-name="ro1">
          <table:table-cell table:style-name="ce2" office:value-type="date" office:date-value="2008-01-22" calcext:value-type="date">
            <text:p>22-Jan-08</text:p>
          </table:table-cell>
          <table:table-cell table:style-name="ce5" office:value-type="float" office:value="53.97" calcext:value-type="float">
            <text:p>53.97</text:p>
          </table:table-cell>
          <table:table-cell table:style-name="ce6" table:formula="of:=DATE(2014; MONTH([.A323]);DAY([.A323]))" office:value-type="date" office:date-value="2014-01-22" calcext:value-type="date">
            <text:p>01/22/14</text:p>
          </table:table-cell>
        </table:table-row>
        <table:table-row table:style-name="ro1">
          <table:table-cell table:style-name="ce2" office:value-type="date" office:date-value="2008-01-15" calcext:value-type="date">
            <text:p>15-Jan-08</text:p>
          </table:table-cell>
          <table:table-cell table:style-name="ce5" office:value-type="float" office:value="53.97" calcext:value-type="float">
            <text:p>53.97</text:p>
          </table:table-cell>
          <table:table-cell table:style-name="ce6" table:formula="of:=DATE(2014; MONTH([.A324]);DAY([.A324]))" office:value-type="date" office:date-value="2014-01-15" calcext:value-type="date">
            <text:p>01/15/14</text:p>
          </table:table-cell>
        </table:table-row>
        <table:table-row table:style-name="ro1">
          <table:table-cell table:style-name="ce2" office:value-type="date" office:date-value="2008-01-08" calcext:value-type="date">
            <text:p>08-Jan-08</text:p>
          </table:table-cell>
          <table:table-cell table:style-name="ce5" office:value-type="float" office:value="53.26" calcext:value-type="float">
            <text:p>53.26</text:p>
          </table:table-cell>
          <table:table-cell table:style-name="ce6" table:formula="of:=DATE(2014; MONTH([.A325]);DAY([.A325]))" office:value-type="date" office:date-value="2014-01-08" calcext:value-type="date">
            <text:p>01/08/14</text:p>
          </table:table-cell>
        </table:table-row>
        <table:table-row table:style-name="ro1">
          <table:table-cell table:style-name="ce2" office:value-type="date" office:date-value="2008-01-01" calcext:value-type="date">
            <text:p>01-Jan-08</text:p>
          </table:table-cell>
          <table:table-cell table:style-name="ce5" office:value-type="float" office:value="53.16" calcext:value-type="float">
            <text:p>53.16</text:p>
          </table:table-cell>
          <table:table-cell table:style-name="ce6" table:formula="of:=DATE(2014; MONTH([.A326]);DAY([.A326]))" office:value-type="date" office:date-value="2014-01-01" calcext:value-type="date">
            <text:p>01/01/14</text:p>
          </table:table-cell>
        </table:table-row>
        <table:table-row table:style-name="ro1">
          <table:table-cell table:style-name="ce2" office:value-type="date" office:date-value="2007-12-25" calcext:value-type="date">
            <text:p>25-Dec-07</text:p>
          </table:table-cell>
          <table:table-cell table:style-name="ce5" office:value-type="float" office:value="53.16" calcext:value-type="float">
            <text:p>53.16</text:p>
          </table:table-cell>
          <table:table-cell table:style-name="ce6" table:formula="of:=DATE(2014; MONTH([.A327]);DAY([.A327]))" office:value-type="date" office:date-value="2014-12-25" calcext:value-type="date">
            <text:p>12/25/14</text:p>
          </table:table-cell>
        </table:table-row>
        <table:table-row table:style-name="ro1">
          <table:table-cell table:style-name="ce2" office:value-type="date" office:date-value="2007-12-18" calcext:value-type="date">
            <text:p>18-Dec-07</text:p>
          </table:table-cell>
          <table:table-cell table:style-name="ce5" office:value-type="float" office:value="53.16" calcext:value-type="float">
            <text:p>53.16</text:p>
          </table:table-cell>
          <table:table-cell table:style-name="ce6" table:formula="of:=DATE(2014; MONTH([.A328]);DAY([.A328]))" office:value-type="date" office:date-value="2014-12-18" calcext:value-type="date">
            <text:p>12/18/14</text:p>
          </table:table-cell>
        </table:table-row>
        <table:table-row table:style-name="ro1">
          <table:table-cell table:style-name="ce2" office:value-type="date" office:date-value="2007-12-11" calcext:value-type="date">
            <text:p>11-Dec-07</text:p>
          </table:table-cell>
          <table:table-cell table:style-name="ce5" office:value-type="float" office:value="55.19" calcext:value-type="float">
            <text:p>55.19</text:p>
          </table:table-cell>
          <table:table-cell table:style-name="ce6" table:formula="of:=DATE(2014; MONTH([.A329]);DAY([.A329]))" office:value-type="date" office:date-value="2014-12-11" calcext:value-type="date">
            <text:p>12/11/14</text:p>
          </table:table-cell>
        </table:table-row>
        <table:table-row table:style-name="ro1">
          <table:table-cell table:style-name="ce2" office:value-type="date" office:date-value="2007-12-04" calcext:value-type="date">
            <text:p>04-Dec-07</text:p>
          </table:table-cell>
          <table:table-cell table:style-name="ce5" office:value-type="float" office:value="56.64" calcext:value-type="float">
            <text:p>56.64</text:p>
          </table:table-cell>
          <table:table-cell table:style-name="ce6" table:formula="of:=DATE(2014; MONTH([.A330]);DAY([.A330]))" office:value-type="date" office:date-value="2014-12-04" calcext:value-type="date">
            <text:p>12/04/14</text:p>
          </table:table-cell>
        </table:table-row>
        <table:table-row table:style-name="ro1">
          <table:table-cell table:style-name="ce2" office:value-type="date" office:date-value="2007-11-27" calcext:value-type="date">
            <text:p>27-Nov-07</text:p>
          </table:table-cell>
          <table:table-cell table:style-name="ce5" office:value-type="float" office:value="49.39" calcext:value-type="float">
            <text:p>49.39</text:p>
          </table:table-cell>
          <table:table-cell table:style-name="ce6" table:formula="of:=DATE(2014; MONTH([.A331]);DAY([.A331]))" office:value-type="date" office:date-value="2014-11-27" calcext:value-type="date">
            <text:p>11/27/14</text:p>
          </table:table-cell>
        </table:table-row>
        <table:table-row table:style-name="ro1">
          <table:table-cell table:style-name="ce2" office:value-type="date" office:date-value="2007-11-20" calcext:value-type="date">
            <text:p>20-Nov-07</text:p>
          </table:table-cell>
          <table:table-cell table:style-name="ce5" office:value-type="float" office:value="47.59" calcext:value-type="float">
            <text:p>47.59</text:p>
          </table:table-cell>
          <table:table-cell table:style-name="ce6" table:formula="of:=DATE(2014; MONTH([.A332]);DAY([.A332]))" office:value-type="date" office:date-value="2014-11-20" calcext:value-type="date">
            <text:p>11/20/14</text:p>
          </table:table-cell>
        </table:table-row>
        <table:table-row table:style-name="ro1">
          <table:table-cell table:style-name="ce2" office:value-type="date" office:date-value="2007-11-13" calcext:value-type="date">
            <text:p>13-Nov-07</text:p>
          </table:table-cell>
          <table:table-cell table:style-name="ce5" office:value-type="float" office:value="47.59" calcext:value-type="float">
            <text:p>47.59</text:p>
          </table:table-cell>
          <table:table-cell table:style-name="ce6" table:formula="of:=DATE(2014; MONTH([.A333]);DAY([.A333]))" office:value-type="date" office:date-value="2014-11-13" calcext:value-type="date">
            <text:p>11/13/14</text:p>
          </table:table-cell>
        </table:table-row>
        <table:table-row table:style-name="ro1">
          <table:table-cell table:style-name="ce2" office:value-type="date" office:date-value="2007-11-06" calcext:value-type="date">
            <text:p>06-Nov-07</text:p>
          </table:table-cell>
          <table:table-cell table:style-name="ce5" office:value-type="float" office:value="42.83" calcext:value-type="float">
            <text:p>42.83</text:p>
          </table:table-cell>
          <table:table-cell table:style-name="ce6" table:formula="of:=DATE(2014; MONTH([.A334]);DAY([.A334]))" office:value-type="date" office:date-value="2014-11-06" calcext:value-type="date">
            <text:p>11/06/14</text:p>
          </table:table-cell>
        </table:table-row>
        <table:table-row table:style-name="ro1">
          <table:table-cell table:style-name="ce2" office:value-type="date" office:date-value="2007-10-30" calcext:value-type="date">
            <text:p>30-Oct-07</text:p>
          </table:table-cell>
          <table:table-cell table:style-name="ce5" office:value-type="float" office:value="41.94" calcext:value-type="float">
            <text:p>41.94</text:p>
          </table:table-cell>
          <table:table-cell table:style-name="ce6" table:formula="of:=DATE(2014; MONTH([.A335]);DAY([.A335]))" office:value-type="date" office:date-value="2014-10-30" calcext:value-type="date">
            <text:p>10/30/14</text:p>
          </table:table-cell>
        </table:table-row>
        <table:table-row table:style-name="ro1">
          <table:table-cell table:style-name="ce2" office:value-type="date" office:date-value="2007-10-23" calcext:value-type="date">
            <text:p>23-Oct-07</text:p>
          </table:table-cell>
          <table:table-cell table:style-name="ce5" office:value-type="float" office:value="42.06" calcext:value-type="float">
            <text:p>42.06</text:p>
          </table:table-cell>
          <table:table-cell table:style-name="ce6" table:formula="of:=DATE(2014; MONTH([.A336]);DAY([.A336]))" office:value-type="date" office:date-value="2014-10-23" calcext:value-type="date">
            <text:p>10/23/14</text:p>
          </table:table-cell>
        </table:table-row>
        <table:table-row table:style-name="ro1">
          <table:table-cell table:style-name="ce2" office:value-type="date" office:date-value="2007-10-16" calcext:value-type="date">
            <text:p>16-Oct-07</text:p>
          </table:table-cell>
          <table:table-cell table:style-name="ce5" office:value-type="float" office:value="42.11" calcext:value-type="float">
            <text:p>42.11</text:p>
          </table:table-cell>
          <table:table-cell table:style-name="ce6" table:formula="of:=DATE(2014; MONTH([.A337]);DAY([.A337]))" office:value-type="date" office:date-value="2014-10-16" calcext:value-type="date">
            <text:p>10/16/14</text:p>
          </table:table-cell>
        </table:table-row>
        <table:table-row table:style-name="ro1">
          <table:table-cell table:style-name="ce2" office:value-type="date" office:date-value="2007-10-09" calcext:value-type="date">
            <text:p>09-Oct-07</text:p>
          </table:table-cell>
          <table:table-cell table:style-name="ce5" office:value-type="float" office:value="43.84" calcext:value-type="float">
            <text:p>43.84</text:p>
          </table:table-cell>
          <table:table-cell table:style-name="ce6" table:formula="of:=DATE(2014; MONTH([.A338]);DAY([.A338]))" office:value-type="date" office:date-value="2014-10-09" calcext:value-type="date">
            <text:p>10/09/14</text:p>
          </table:table-cell>
        </table:table-row>
        <table:table-row table:style-name="ro1">
          <table:table-cell table:style-name="ce2" office:value-type="date" office:date-value="2007-10-02" calcext:value-type="date">
            <text:p>02-Oct-07</text:p>
          </table:table-cell>
          <table:table-cell table:style-name="ce5" office:value-type="float" office:value="44.22" calcext:value-type="float">
            <text:p>44.22</text:p>
          </table:table-cell>
          <table:table-cell table:style-name="ce6" table:formula="of:=DATE(2014; MONTH([.A339]);DAY([.A339]))" office:value-type="date" office:date-value="2014-10-02" calcext:value-type="date">
            <text:p>10/02/14</text:p>
          </table:table-cell>
        </table:table-row>
        <table:table-row table:style-name="ro1">
          <table:table-cell table:style-name="ce2" office:value-type="date" office:date-value="2007-09-25" calcext:value-type="date">
            <text:p>25-Sep-07</text:p>
          </table:table-cell>
          <table:table-cell table:style-name="ce5" office:value-type="float" office:value="44.19" calcext:value-type="float">
            <text:p>44.19</text:p>
          </table:table-cell>
          <table:table-cell table:style-name="ce6" table:formula="of:=DATE(2014; MONTH([.A340]);DAY([.A340]))" office:value-type="date" office:date-value="2014-09-25" calcext:value-type="date">
            <text:p>09/25/14</text:p>
          </table:table-cell>
        </table:table-row>
        <table:table-row table:style-name="ro1">
          <table:table-cell table:style-name="ce2" office:value-type="date" office:date-value="2007-09-18" calcext:value-type="date">
            <text:p>18-Sep-07</text:p>
          </table:table-cell>
          <table:table-cell table:style-name="ce5" office:value-type="float" office:value="46.02" calcext:value-type="float">
            <text:p>46.02</text:p>
          </table:table-cell>
          <table:table-cell table:style-name="ce6" table:formula="of:=DATE(2014; MONTH([.A341]);DAY([.A341]))" office:value-type="date" office:date-value="2014-09-18" calcext:value-type="date">
            <text:p>09/18/14</text:p>
          </table:table-cell>
        </table:table-row>
        <table:table-row table:style-name="ro1">
          <table:table-cell table:style-name="ce2" office:value-type="date" office:date-value="2007-09-11" calcext:value-type="date">
            <text:p>11-Sep-07</text:p>
          </table:table-cell>
          <table:table-cell table:style-name="ce5" office:value-type="float" office:value="46.68" calcext:value-type="float">
            <text:p>46.68</text:p>
          </table:table-cell>
          <table:table-cell table:style-name="ce6" table:formula="of:=DATE(2014; MONTH([.A342]);DAY([.A342]))" office:value-type="date" office:date-value="2014-09-11" calcext:value-type="date">
            <text:p>09/11/14</text:p>
          </table:table-cell>
        </table:table-row>
        <table:table-row table:style-name="ro1">
          <table:table-cell table:style-name="ce2" office:value-type="date" office:date-value="2007-09-04" calcext:value-type="date">
            <text:p>04-Sep-07</text:p>
          </table:table-cell>
          <table:table-cell table:style-name="ce5" office:value-type="float" office:value="46.16" calcext:value-type="float">
            <text:p>46.16</text:p>
          </table:table-cell>
          <table:table-cell table:style-name="ce6" table:formula="of:=DATE(2014; MONTH([.A343]);DAY([.A343]))" office:value-type="date" office:date-value="2014-09-04" calcext:value-type="date">
            <text:p>09/04/14</text:p>
          </table:table-cell>
        </table:table-row>
        <table:table-row table:style-name="ro1">
          <table:table-cell table:style-name="ce2" office:value-type="date" office:date-value="2007-08-28" calcext:value-type="date">
            <text:p>28-Aug-07</text:p>
          </table:table-cell>
          <table:table-cell table:style-name="ce5" office:value-type="float" office:value="45.95" calcext:value-type="float">
            <text:p>45.95</text:p>
          </table:table-cell>
          <table:table-cell table:style-name="ce6" table:formula="of:=DATE(2014; MONTH([.A344]);DAY([.A344]))" office:value-type="date" office:date-value="2014-08-28" calcext:value-type="date">
            <text:p>08/28/14</text:p>
          </table:table-cell>
        </table:table-row>
        <table:table-row table:style-name="ro1">
          <table:table-cell table:style-name="ce2" office:value-type="date" office:date-value="2007-08-21" calcext:value-type="date">
            <text:p>21-Aug-07</text:p>
          </table:table-cell>
          <table:table-cell table:style-name="ce5" office:value-type="float" office:value="53.05" calcext:value-type="float">
            <text:p>53.05</text:p>
          </table:table-cell>
          <table:table-cell table:style-name="ce6" table:formula="of:=DATE(2014; MONTH([.A345]);DAY([.A345]))" office:value-type="date" office:date-value="2014-08-21" calcext:value-type="date">
            <text:p>08/21/14</text:p>
          </table:table-cell>
        </table:table-row>
        <table:table-row table:style-name="ro1">
          <table:table-cell table:style-name="ce2" office:value-type="date" office:date-value="2007-08-14" calcext:value-type="date">
            <text:p>14-Aug-07</text:p>
          </table:table-cell>
          <table:table-cell table:style-name="ce5" office:value-type="float" office:value="53.15" calcext:value-type="float">
            <text:p>53.15</text:p>
          </table:table-cell>
          <table:table-cell table:style-name="ce6" table:formula="of:=DATE(2014; MONTH([.A346]);DAY([.A346]))" office:value-type="date" office:date-value="2014-08-14" calcext:value-type="date">
            <text:p>08/14/14</text:p>
          </table:table-cell>
        </table:table-row>
        <table:table-row table:style-name="ro1">
          <table:table-cell table:style-name="ce2" office:value-type="date" office:date-value="2007-08-07" calcext:value-type="date">
            <text:p>07-Aug-07</text:p>
          </table:table-cell>
          <table:table-cell table:style-name="ce5" office:value-type="float" office:value="55.71" calcext:value-type="float">
            <text:p>55.71</text:p>
          </table:table-cell>
          <table:table-cell table:style-name="ce6" table:formula="of:=DATE(2014; MONTH([.A347]);DAY([.A347]))" office:value-type="date" office:date-value="2014-08-07" calcext:value-type="date">
            <text:p>08/07/14</text:p>
          </table:table-cell>
        </table:table-row>
        <table:table-row table:style-name="ro1">
          <table:table-cell table:style-name="ce2" office:value-type="date" office:date-value="2007-07-31" calcext:value-type="date">
            <text:p>31-Jul-07</text:p>
          </table:table-cell>
          <table:table-cell table:style-name="ce5" office:value-type="float" office:value="56.54" calcext:value-type="float">
            <text:p>56.54</text:p>
          </table:table-cell>
          <table:table-cell table:style-name="ce6" table:formula="of:=DATE(2014; MONTH([.A348]);DAY([.A348]))" office:value-type="date" office:date-value="2014-07-31" calcext:value-type="date">
            <text:p>07/31/14</text:p>
          </table:table-cell>
        </table:table-row>
        <table:table-row table:style-name="ro1">
          <table:table-cell table:style-name="ce2" office:value-type="date" office:date-value="2007-07-24" calcext:value-type="date">
            <text:p>24-Jul-07</text:p>
          </table:table-cell>
          <table:table-cell table:style-name="ce5" office:value-type="float" office:value="55.51" calcext:value-type="float">
            <text:p>55.51</text:p>
          </table:table-cell>
          <table:table-cell table:style-name="ce6" table:formula="of:=DATE(2014; MONTH([.A349]);DAY([.A349]))" office:value-type="date" office:date-value="2014-07-24" calcext:value-type="date">
            <text:p>07/24/14</text:p>
          </table:table-cell>
        </table:table-row>
        <table:table-row table:style-name="ro1">
          <table:table-cell table:style-name="ce2" office:value-type="date" office:date-value="2007-07-17" calcext:value-type="date">
            <text:p>17-Jul-07</text:p>
          </table:table-cell>
          <table:table-cell table:style-name="ce5" office:value-type="float" office:value="45.88" calcext:value-type="float">
            <text:p>45.88</text:p>
          </table:table-cell>
          <table:table-cell table:style-name="ce6" table:formula="of:=DATE(2014; MONTH([.A350]);DAY([.A350]))" office:value-type="date" office:date-value="2014-07-17" calcext:value-type="date">
            <text:p>07/17/14</text:p>
          </table:table-cell>
        </table:table-row>
        <table:table-row table:style-name="ro1">
          <table:table-cell table:style-name="ce2" office:value-type="date" office:date-value="2007-07-10" calcext:value-type="date">
            <text:p>10-Jul-07</text:p>
          </table:table-cell>
          <table:table-cell table:style-name="ce5" office:value-type="float" office:value="42.13" calcext:value-type="float">
            <text:p>42.13</text:p>
          </table:table-cell>
          <table:table-cell table:style-name="ce6" table:formula="of:=DATE(2014; MONTH([.A351]);DAY([.A351]))" office:value-type="date" office:date-value="2014-07-10" calcext:value-type="date">
            <text:p>07/10/14</text:p>
          </table:table-cell>
        </table:table-row>
        <table:table-row table:style-name="ro1">
          <table:table-cell table:style-name="ce2" office:value-type="date" office:date-value="2007-07-03" calcext:value-type="date">
            <text:p>03-Jul-07</text:p>
          </table:table-cell>
          <table:table-cell table:style-name="ce5" office:value-type="float" office:value="34.21" calcext:value-type="float">
            <text:p>34.21</text:p>
          </table:table-cell>
          <table:table-cell table:style-name="ce6" table:formula="of:=DATE(2014; MONTH([.A352]);DAY([.A352]))" office:value-type="date" office:date-value="2014-07-03" calcext:value-type="date">
            <text:p>07/03/14</text:p>
          </table:table-cell>
        </table:table-row>
        <table:table-row table:style-name="ro1">
          <table:table-cell table:style-name="ce2" office:value-type="date" office:date-value="2007-06-26" calcext:value-type="date">
            <text:p>26-Jun-07</text:p>
          </table:table-cell>
          <table:table-cell table:style-name="ce5" office:value-type="float" office:value="27.46" calcext:value-type="float">
            <text:p>27.46</text:p>
          </table:table-cell>
          <table:table-cell table:style-name="ce6" table:formula="of:=DATE(2014; MONTH([.A353]);DAY([.A353]))" office:value-type="date" office:date-value="2014-06-26" calcext:value-type="date">
            <text:p>06/26/14</text:p>
          </table:table-cell>
        </table:table-row>
        <table:table-row table:style-name="ro1">
          <table:table-cell table:style-name="ce2" office:value-type="date" office:date-value="2007-06-19" calcext:value-type="date">
            <text:p>19-Jun-07</text:p>
          </table:table-cell>
          <table:table-cell table:style-name="ce5" office:value-type="float" office:value="28.51" calcext:value-type="float">
            <text:p>28.51</text:p>
          </table:table-cell>
          <table:table-cell table:style-name="ce6" table:formula="of:=DATE(2014; MONTH([.A354]);DAY([.A354]))" office:value-type="date" office:date-value="2014-06-19" calcext:value-type="date">
            <text:p>06/19/14</text:p>
          </table:table-cell>
        </table:table-row>
        <table:table-row table:style-name="ro1">
          <table:table-cell table:style-name="ce2" office:value-type="date" office:date-value="2007-06-12" calcext:value-type="date">
            <text:p>12-Jun-07</text:p>
          </table:table-cell>
          <table:table-cell table:style-name="ce5" office:value-type="float" office:value="28.84" calcext:value-type="float">
            <text:p>28.84</text:p>
          </table:table-cell>
          <table:table-cell table:style-name="ce6" table:formula="of:=DATE(2014; MONTH([.A355]);DAY([.A355]))" office:value-type="date" office:date-value="2014-06-12" calcext:value-type="date">
            <text:p>06/12/14</text:p>
          </table:table-cell>
        </table:table-row>
        <table:table-row table:style-name="ro1">
          <table:table-cell table:style-name="ce2" office:value-type="date" office:date-value="2007-06-05" calcext:value-type="date">
            <text:p>05-Jun-07</text:p>
          </table:table-cell>
          <table:table-cell table:style-name="ce5" office:value-type="float" office:value="36.44" calcext:value-type="float">
            <text:p>36.44</text:p>
          </table:table-cell>
          <table:table-cell table:style-name="ce6" table:formula="of:=DATE(2014; MONTH([.A356]);DAY([.A356]))" office:value-type="date" office:date-value="2014-06-05" calcext:value-type="date">
            <text:p>06/05/14</text:p>
          </table:table-cell>
        </table:table-row>
        <table:table-row table:style-name="ro1">
          <table:table-cell table:style-name="ce2" office:value-type="date" office:date-value="2007-05-29" calcext:value-type="date">
            <text:p>29-May-07</text:p>
          </table:table-cell>
          <table:table-cell table:style-name="ce5" office:value-type="float" office:value="39.08" calcext:value-type="float">
            <text:p>39.08</text:p>
          </table:table-cell>
          <table:table-cell table:style-name="ce6" table:formula="of:=DATE(2014; MONTH([.A357]);DAY([.A357]))" office:value-type="date" office:date-value="2014-05-29" calcext:value-type="date">
            <text:p>05/29/14</text:p>
          </table:table-cell>
        </table:table-row>
        <table:table-row table:style-name="ro1">
          <table:table-cell table:style-name="ce2" office:value-type="date" office:date-value="2007-05-22" calcext:value-type="date">
            <text:p>22-May-07</text:p>
          </table:table-cell>
          <table:table-cell table:style-name="ce5" office:value-type="float" office:value="40.78" calcext:value-type="float">
            <text:p>40.78</text:p>
          </table:table-cell>
          <table:table-cell table:style-name="ce6" table:formula="of:=DATE(2014; MONTH([.A358]);DAY([.A358]))" office:value-type="date" office:date-value="2014-05-22" calcext:value-type="date">
            <text:p>05/22/14</text:p>
          </table:table-cell>
        </table:table-row>
        <table:table-row table:style-name="ro1">
          <table:table-cell table:style-name="ce2" office:value-type="date" office:date-value="2007-05-15" calcext:value-type="date">
            <text:p>15-May-07</text:p>
          </table:table-cell>
          <table:table-cell table:style-name="ce5" office:value-type="float" office:value="40.78" calcext:value-type="float">
            <text:p>40.78</text:p>
          </table:table-cell>
          <table:table-cell table:style-name="ce6" table:formula="of:=DATE(2014; MONTH([.A359]);DAY([.A359]))" office:value-type="date" office:date-value="2014-05-15" calcext:value-type="date">
            <text:p>05/15/14</text:p>
          </table:table-cell>
        </table:table-row>
        <table:table-row table:style-name="ro1">
          <table:table-cell table:style-name="ce2" office:value-type="date" office:date-value="2007-05-08" calcext:value-type="date">
            <text:p>08-May-07</text:p>
          </table:table-cell>
          <table:table-cell table:style-name="ce5" office:value-type="float" office:value="40.78" calcext:value-type="float">
            <text:p>40.78</text:p>
          </table:table-cell>
          <table:table-cell table:style-name="ce6" table:formula="of:=DATE(2014; MONTH([.A360]);DAY([.A360]))" office:value-type="date" office:date-value="2014-05-08" calcext:value-type="date">
            <text:p>05/08/14</text:p>
          </table:table-cell>
        </table:table-row>
        <table:table-row table:style-name="ro1">
          <table:table-cell table:style-name="ce2" office:value-type="date" office:date-value="2007-05-01" calcext:value-type="date">
            <text:p>01-May-07</text:p>
          </table:table-cell>
          <table:table-cell table:style-name="ce5" office:value-type="float" office:value="47.75" calcext:value-type="float">
            <text:p>47.75</text:p>
          </table:table-cell>
          <table:table-cell table:style-name="ce6" table:formula="of:=DATE(2014; MONTH([.A361]);DAY([.A361]))" office:value-type="date" office:date-value="2014-05-01" calcext:value-type="date">
            <text:p>05/01/14</text:p>
          </table:table-cell>
        </table:table-row>
        <table:table-row table:style-name="ro1">
          <table:table-cell table:style-name="ce2" office:value-type="date" office:date-value="2007-04-24" calcext:value-type="date">
            <text:p>24-Apr-07</text:p>
          </table:table-cell>
          <table:table-cell table:style-name="ce5" office:value-type="float" office:value="49.11" calcext:value-type="float">
            <text:p>49.11</text:p>
          </table:table-cell>
          <table:table-cell table:style-name="ce6" table:formula="of:=DATE(2014; MONTH([.A362]);DAY([.A362]))" office:value-type="date" office:date-value="2014-04-24" calcext:value-type="date">
            <text:p>04/24/14</text:p>
          </table:table-cell>
        </table:table-row>
        <table:table-row table:style-name="ro1">
          <table:table-cell table:style-name="ce2" office:value-type="date" office:date-value="2007-04-17" calcext:value-type="date">
            <text:p>17-Apr-07</text:p>
          </table:table-cell>
          <table:table-cell table:style-name="ce5" office:value-type="float" office:value="50.64" calcext:value-type="float">
            <text:p>50.64</text:p>
          </table:table-cell>
          <table:table-cell table:style-name="ce6" table:formula="of:=DATE(2014; MONTH([.A363]);DAY([.A363]))" office:value-type="date" office:date-value="2014-04-17" calcext:value-type="date">
            <text:p>04/17/14</text:p>
          </table:table-cell>
        </table:table-row>
        <table:table-row table:style-name="ro1">
          <table:table-cell table:style-name="ce2" office:value-type="date" office:date-value="2007-04-10" calcext:value-type="date">
            <text:p>10-Apr-07</text:p>
          </table:table-cell>
          <table:table-cell table:style-name="ce5" office:value-type="float" office:value="52.53" calcext:value-type="float">
            <text:p>52.53</text:p>
          </table:table-cell>
          <table:table-cell table:style-name="ce6" table:formula="of:=DATE(2014; MONTH([.A364]);DAY([.A364]))" office:value-type="date" office:date-value="2014-04-10" calcext:value-type="date">
            <text:p>04/10/14</text:p>
          </table:table-cell>
        </table:table-row>
        <table:table-row table:style-name="ro1">
          <table:table-cell table:style-name="ce2" office:value-type="date" office:date-value="2007-04-03" calcext:value-type="date">
            <text:p>03-Apr-07</text:p>
          </table:table-cell>
          <table:table-cell table:style-name="ce5" office:value-type="float" office:value="52.86" calcext:value-type="float">
            <text:p>52.86</text:p>
          </table:table-cell>
          <table:table-cell table:style-name="ce6" table:formula="of:=DATE(2014; MONTH([.A365]);DAY([.A365]))" office:value-type="date" office:date-value="2014-04-03" calcext:value-type="date">
            <text:p>04/03/14</text:p>
          </table:table-cell>
        </table:table-row>
        <table:table-row table:style-name="ro1">
          <table:table-cell table:style-name="ce2" office:value-type="date" office:date-value="2007-03-27" calcext:value-type="date">
            <text:p>27-Mar-07</text:p>
          </table:table-cell>
          <table:table-cell table:style-name="ce5" office:value-type="float" office:value="63.87" calcext:value-type="float">
            <text:p>63.87</text:p>
          </table:table-cell>
          <table:table-cell table:style-name="ce6" table:formula="of:=DATE(2014; MONTH([.A366]);DAY([.A366]))" office:value-type="date" office:date-value="2014-03-27" calcext:value-type="date">
            <text:p>03/27/14</text:p>
          </table:table-cell>
        </table:table-row>
        <table:table-row table:style-name="ro1">
          <table:table-cell table:style-name="ce2" office:value-type="date" office:date-value="2007-03-20" calcext:value-type="date">
            <text:p>20-Mar-07</text:p>
          </table:table-cell>
          <table:table-cell table:style-name="ce5" office:value-type="float" office:value="64.35" calcext:value-type="float">
            <text:p>64.35</text:p>
          </table:table-cell>
          <table:table-cell table:style-name="ce6" table:formula="of:=DATE(2014; MONTH([.A367]);DAY([.A367]))" office:value-type="date" office:date-value="2014-03-20" calcext:value-type="date">
            <text:p>03/20/14</text:p>
          </table:table-cell>
        </table:table-row>
        <table:table-row table:style-name="ro1">
          <table:table-cell table:style-name="ce2" office:value-type="date" office:date-value="2007-03-13" calcext:value-type="date">
            <text:p>13-Mar-07</text:p>
          </table:table-cell>
          <table:table-cell table:style-name="ce5" office:value-type="float" office:value="60.49" calcext:value-type="float">
            <text:p>60.49</text:p>
          </table:table-cell>
          <table:table-cell table:style-name="ce6" table:formula="of:=DATE(2014; MONTH([.A368]);DAY([.A368]))" office:value-type="date" office:date-value="2014-03-13" calcext:value-type="date">
            <text:p>03/13/14</text:p>
          </table:table-cell>
        </table:table-row>
        <table:table-row table:style-name="ro1">
          <table:table-cell table:style-name="ce2" office:value-type="date" office:date-value="2007-03-06" calcext:value-type="date">
            <text:p>06-Mar-07</text:p>
          </table:table-cell>
          <table:table-cell table:style-name="ce5" office:value-type="float" office:value="60.49" calcext:value-type="float">
            <text:p>60.49</text:p>
          </table:table-cell>
          <table:table-cell table:style-name="ce6" table:formula="of:=DATE(2014; MONTH([.A369]);DAY([.A369]))" office:value-type="date" office:date-value="2014-03-06" calcext:value-type="date">
            <text:p>03/06/14</text:p>
          </table:table-cell>
        </table:table-row>
        <table:table-row table:style-name="ro1">
          <table:table-cell table:style-name="ce2" office:value-type="date" office:date-value="2007-02-27" calcext:value-type="date">
            <text:p>27-Feb-07</text:p>
          </table:table-cell>
          <table:table-cell table:style-name="ce5" office:value-type="float" office:value="62.72" calcext:value-type="float">
            <text:p>62.72</text:p>
          </table:table-cell>
          <table:table-cell table:style-name="ce6" table:formula="of:=DATE(2014; MONTH([.A370]);DAY([.A370]))" office:value-type="date" office:date-value="2014-02-27" calcext:value-type="date">
            <text:p>02/27/14</text:p>
          </table:table-cell>
        </table:table-row>
        <table:table-row table:style-name="ro1">
          <table:table-cell table:style-name="ce2" office:value-type="date" office:date-value="2007-02-20" calcext:value-type="date">
            <text:p>20-Feb-07</text:p>
          </table:table-cell>
          <table:table-cell table:style-name="ce5" office:value-type="float" office:value="68.51" calcext:value-type="float">
            <text:p>68.51</text:p>
          </table:table-cell>
          <table:table-cell table:style-name="ce6" table:formula="of:=DATE(2014; MONTH([.A371]);DAY([.A371]))" office:value-type="date" office:date-value="2014-02-20" calcext:value-type="date">
            <text:p>02/20/14</text:p>
          </table:table-cell>
        </table:table-row>
        <table:table-row table:style-name="ro1">
          <table:table-cell table:style-name="ce2" office:value-type="date" office:date-value="2007-02-13" calcext:value-type="date">
            <text:p>13-Feb-07</text:p>
          </table:table-cell>
          <table:table-cell table:style-name="ce5" office:value-type="float" office:value="68.51" calcext:value-type="float">
            <text:p>68.51</text:p>
          </table:table-cell>
          <table:table-cell table:style-name="ce6" table:formula="of:=DATE(2014; MONTH([.A372]);DAY([.A372]))" office:value-type="date" office:date-value="2014-02-13" calcext:value-type="date">
            <text:p>02/13/14</text:p>
          </table:table-cell>
        </table:table-row>
        <table:table-row table:style-name="ro1">
          <table:table-cell table:style-name="ce2" office:value-type="date" office:date-value="2007-02-06" calcext:value-type="date">
            <text:p>06-Feb-07</text:p>
          </table:table-cell>
          <table:table-cell table:style-name="ce5" office:value-type="float" office:value="68.92" calcext:value-type="float">
            <text:p>68.92</text:p>
          </table:table-cell>
          <table:table-cell table:style-name="ce6" table:formula="of:=DATE(2014; MONTH([.A373]);DAY([.A373]))" office:value-type="date" office:date-value="2014-02-06" calcext:value-type="date">
            <text:p>02/06/14</text:p>
          </table:table-cell>
        </table:table-row>
        <table:table-row table:style-name="ro1">
          <table:table-cell table:style-name="ce2" office:value-type="date" office:date-value="2007-01-30" calcext:value-type="date">
            <text:p>30-Jan-07</text:p>
          </table:table-cell>
          <table:table-cell table:style-name="ce5" office:value-type="float" office:value="68.89" calcext:value-type="float">
            <text:p>68.89</text:p>
          </table:table-cell>
          <table:table-cell table:style-name="ce6" table:formula="of:=DATE(2014; MONTH([.A374]);DAY([.A374]))" office:value-type="date" office:date-value="2014-01-30" calcext:value-type="date">
            <text:p>01/30/14</text:p>
          </table:table-cell>
        </table:table-row>
        <table:table-row table:style-name="ro1">
          <table:table-cell table:style-name="ce2" office:value-type="date" office:date-value="2007-01-23" calcext:value-type="date">
            <text:p>23-Jan-07</text:p>
          </table:table-cell>
          <table:table-cell table:style-name="ce5" office:value-type="float" office:value="68.92" calcext:value-type="float">
            <text:p>68.92</text:p>
          </table:table-cell>
          <table:table-cell table:style-name="ce6" table:formula="of:=DATE(2014; MONTH([.A375]);DAY([.A375]))" office:value-type="date" office:date-value="2014-01-23" calcext:value-type="date">
            <text:p>01/23/14</text:p>
          </table:table-cell>
        </table:table-row>
        <table:table-row table:style-name="ro1">
          <table:table-cell table:style-name="ce2" office:value-type="date" office:date-value="2007-01-16" calcext:value-type="date">
            <text:p>16-Jan-07</text:p>
          </table:table-cell>
          <table:table-cell table:style-name="ce5" office:value-type="float" office:value="70.45" calcext:value-type="float">
            <text:p>70.45</text:p>
          </table:table-cell>
          <table:table-cell table:style-name="ce6" table:formula="of:=DATE(2014; MONTH([.A376]);DAY([.A376]))" office:value-type="date" office:date-value="2014-01-16" calcext:value-type="date">
            <text:p>01/16/14</text:p>
          </table:table-cell>
        </table:table-row>
        <table:table-row table:style-name="ro1">
          <table:table-cell table:style-name="ce2" office:value-type="date" office:date-value="2007-01-09" calcext:value-type="date">
            <text:p>09-Jan-07</text:p>
          </table:table-cell>
          <table:table-cell table:style-name="ce5" office:value-type="float" office:value="73.47" calcext:value-type="float">
            <text:p>73.47</text:p>
          </table:table-cell>
          <table:table-cell table:style-name="ce6" table:formula="of:=DATE(2014; MONTH([.A377]);DAY([.A377]))" office:value-type="date" office:date-value="2014-01-09" calcext:value-type="date">
            <text:p>01/09/14</text:p>
          </table:table-cell>
        </table:table-row>
        <table:table-row table:style-name="ro1">
          <table:table-cell table:style-name="ce2" office:value-type="date" office:date-value="2007-01-02" calcext:value-type="date">
            <text:p>02-Jan-07</text:p>
          </table:table-cell>
          <table:table-cell table:style-name="ce5" office:value-type="float" office:value="73.09" calcext:value-type="float">
            <text:p>73.09</text:p>
          </table:table-cell>
          <table:table-cell table:style-name="ce6" table:formula="of:=DATE(2014; MONTH([.A378]);DAY([.A378]))" office:value-type="date" office:date-value="2014-01-02" calcext:value-type="date">
            <text:p>01/02/14</text:p>
          </table:table-cell>
        </table:table-row>
        <table:table-row table:style-name="ro1">
          <table:table-cell table:style-name="ce2" office:value-type="date" office:date-value="2006-12-26" calcext:value-type="date">
            <text:p>26-Dec-06</text:p>
          </table:table-cell>
          <table:table-cell table:style-name="ce5" office:value-type="float" office:value="84.02" calcext:value-type="float">
            <text:p>84.02</text:p>
          </table:table-cell>
          <table:table-cell table:style-name="ce6" table:formula="of:=DATE(2014; MONTH([.A379]);DAY([.A379]))" office:value-type="date" office:date-value="2014-12-26" calcext:value-type="date">
            <text:p>12/26/14</text:p>
          </table:table-cell>
        </table:table-row>
        <table:table-row table:style-name="ro1">
          <table:table-cell table:style-name="ce2" office:value-type="date" office:date-value="2006-12-19" calcext:value-type="date">
            <text:p>19-Dec-06</text:p>
          </table:table-cell>
          <table:table-cell table:style-name="ce5" office:value-type="float" office:value="89.82" calcext:value-type="float">
            <text:p>89.82</text:p>
          </table:table-cell>
          <table:table-cell table:style-name="ce6" table:formula="of:=DATE(2014; MONTH([.A380]);DAY([.A380]))" office:value-type="date" office:date-value="2014-12-19" calcext:value-type="date">
            <text:p>12/19/14</text:p>
          </table:table-cell>
        </table:table-row>
        <table:table-row table:style-name="ro1">
          <table:table-cell table:style-name="ce2" office:value-type="date" office:date-value="2006-12-12" calcext:value-type="date">
            <text:p>12-Dec-06</text:p>
          </table:table-cell>
          <table:table-cell table:style-name="ce5" office:value-type="float" office:value="89.84" calcext:value-type="float">
            <text:p>89.84</text:p>
          </table:table-cell>
          <table:table-cell table:style-name="ce6" table:formula="of:=DATE(2014; MONTH([.A381]);DAY([.A381]))" office:value-type="date" office:date-value="2014-12-12" calcext:value-type="date">
            <text:p>12/12/14</text:p>
          </table:table-cell>
        </table:table-row>
        <table:table-row table:style-name="ro1">
          <table:table-cell table:style-name="ce2" office:value-type="date" office:date-value="2006-12-05" calcext:value-type="date">
            <text:p>05-Dec-06</text:p>
          </table:table-cell>
          <table:table-cell table:style-name="ce5" office:value-type="float" office:value="90.38" calcext:value-type="float">
            <text:p>90.38</text:p>
          </table:table-cell>
          <table:table-cell table:style-name="ce6" table:formula="of:=DATE(2014; MONTH([.A382]);DAY([.A382]))" office:value-type="date" office:date-value="2014-12-05" calcext:value-type="date">
            <text:p>12/05/14</text:p>
          </table:table-cell>
        </table:table-row>
        <table:table-row table:style-name="ro1">
          <table:table-cell table:style-name="ce2" office:value-type="date" office:date-value="2006-11-28" calcext:value-type="date">
            <text:p>28-Nov-06</text:p>
          </table:table-cell>
          <table:table-cell table:style-name="ce5" office:value-type="float" office:value="87.77" calcext:value-type="float">
            <text:p>87.77</text:p>
          </table:table-cell>
          <table:table-cell table:style-name="ce6" table:formula="of:=DATE(2014; MONTH([.A383]);DAY([.A383]))" office:value-type="date" office:date-value="2014-11-28" calcext:value-type="date">
            <text:p>11/28/14</text:p>
          </table:table-cell>
        </table:table-row>
        <table:table-row table:style-name="ro1">
          <table:table-cell table:style-name="ce2" office:value-type="date" office:date-value="2006-11-21" calcext:value-type="date">
            <text:p>21-Nov-06</text:p>
          </table:table-cell>
          <table:table-cell table:style-name="ce5" office:value-type="float" office:value="87.37" calcext:value-type="float">
            <text:p>87.37</text:p>
          </table:table-cell>
          <table:table-cell table:style-name="ce6" table:formula="of:=DATE(2014; MONTH([.A384]);DAY([.A384]))" office:value-type="date" office:date-value="2014-11-21" calcext:value-type="date">
            <text:p>11/21/14</text:p>
          </table:table-cell>
        </table:table-row>
        <table:table-row table:style-name="ro1">
          <table:table-cell table:style-name="ce2" office:value-type="date" office:date-value="2006-11-14" calcext:value-type="date">
            <text:p>14-Nov-06</text:p>
          </table:table-cell>
          <table:table-cell table:style-name="ce5" office:value-type="float" office:value="87.38" calcext:value-type="float">
            <text:p>87.38</text:p>
          </table:table-cell>
          <table:table-cell table:style-name="ce6" table:formula="of:=DATE(2014; MONTH([.A385]);DAY([.A385]))" office:value-type="date" office:date-value="2014-11-14" calcext:value-type="date">
            <text:p>11/14/14</text:p>
          </table:table-cell>
        </table:table-row>
        <table:table-row table:style-name="ro1">
          <table:table-cell table:style-name="ce2" office:value-type="date" office:date-value="2006-11-07" calcext:value-type="date">
            <text:p>07-Nov-06</text:p>
          </table:table-cell>
          <table:table-cell table:style-name="ce5" office:value-type="float" office:value="82.3" calcext:value-type="float">
            <text:p>82.3</text:p>
          </table:table-cell>
          <table:table-cell table:style-name="ce6" table:formula="of:=DATE(2014; MONTH([.A386]);DAY([.A386]))" office:value-type="date" office:date-value="2014-11-07" calcext:value-type="date">
            <text:p>11/07/14</text:p>
          </table:table-cell>
        </table:table-row>
        <table:table-row table:style-name="ro1">
          <table:table-cell table:style-name="ce2" office:value-type="date" office:date-value="2006-10-31" calcext:value-type="date">
            <text:p>31-Oct-06</text:p>
          </table:table-cell>
          <table:table-cell table:style-name="ce5" office:value-type="float" office:value="79.4" calcext:value-type="float">
            <text:p>79.4</text:p>
          </table:table-cell>
          <table:table-cell table:style-name="ce6" table:formula="of:=DATE(2014; MONTH([.A387]);DAY([.A387]))" office:value-type="date" office:date-value="2014-10-31" calcext:value-type="date">
            <text:p>10/31/14</text:p>
          </table:table-cell>
        </table:table-row>
        <table:table-row table:style-name="ro1">
          <table:table-cell table:style-name="ce2" office:value-type="date" office:date-value="2006-10-24" calcext:value-type="date">
            <text:p>24-Oct-06</text:p>
          </table:table-cell>
          <table:table-cell table:style-name="ce5" office:value-type="float" office:value="84.39" calcext:value-type="float">
            <text:p>84.39</text:p>
          </table:table-cell>
          <table:table-cell table:style-name="ce6" table:formula="of:=DATE(2014; MONTH([.A388]);DAY([.A388]))" office:value-type="date" office:date-value="2014-10-24" calcext:value-type="date">
            <text:p>10/24/14</text:p>
          </table:table-cell>
        </table:table-row>
        <table:table-row table:style-name="ro1">
          <table:table-cell table:style-name="ce2" office:value-type="date" office:date-value="2006-10-17" calcext:value-type="date">
            <text:p>17-Oct-06</text:p>
          </table:table-cell>
          <table:table-cell table:style-name="ce5" office:value-type="float" office:value="84.39" calcext:value-type="float">
            <text:p>84.39</text:p>
          </table:table-cell>
          <table:table-cell table:style-name="ce6" table:formula="of:=DATE(2014; MONTH([.A389]);DAY([.A389]))" office:value-type="date" office:date-value="2014-10-17" calcext:value-type="date">
            <text:p>10/17/14</text:p>
          </table:table-cell>
        </table:table-row>
        <table:table-row table:style-name="ro1">
          <table:table-cell table:style-name="ce2" office:value-type="date" office:date-value="2006-10-10" calcext:value-type="date">
            <text:p>10-Oct-06</text:p>
          </table:table-cell>
          <table:table-cell table:style-name="ce5" office:value-type="float" office:value="84.39" calcext:value-type="float">
            <text:p>84.39</text:p>
          </table:table-cell>
          <table:table-cell table:style-name="ce6" table:formula="of:=DATE(2014; MONTH([.A390]);DAY([.A390]))" office:value-type="date" office:date-value="2014-10-10" calcext:value-type="date">
            <text:p>10/10/14</text:p>
          </table:table-cell>
        </table:table-row>
        <table:table-row table:style-name="ro1">
          <table:table-cell table:style-name="ce2" office:value-type="date" office:date-value="2006-10-03" calcext:value-type="date">
            <text:p>03-Oct-06</text:p>
          </table:table-cell>
          <table:table-cell table:style-name="ce5" office:value-type="float" office:value="89.78" calcext:value-type="float">
            <text:p>89.78</text:p>
          </table:table-cell>
          <table:table-cell table:style-name="ce6" table:formula="of:=DATE(2014; MONTH([.A391]);DAY([.A391]))" office:value-type="date" office:date-value="2014-10-03" calcext:value-type="date">
            <text:p>10/03/14</text:p>
          </table:table-cell>
        </table:table-row>
        <table:table-row table:style-name="ro1">
          <table:table-cell table:style-name="ce2" office:value-type="date" office:date-value="2006-09-26" calcext:value-type="date">
            <text:p>26-Sep-06</text:p>
          </table:table-cell>
          <table:table-cell table:style-name="ce5" office:value-type="float" office:value="90.39" calcext:value-type="float">
            <text:p>90.39</text:p>
          </table:table-cell>
          <table:table-cell table:style-name="ce6" table:formula="of:=DATE(2014; MONTH([.A392]);DAY([.A392]))" office:value-type="date" office:date-value="2014-09-26" calcext:value-type="date">
            <text:p>09/26/14</text:p>
          </table:table-cell>
        </table:table-row>
        <table:table-row table:style-name="ro1">
          <table:table-cell table:style-name="ce2" office:value-type="date" office:date-value="2006-09-19" calcext:value-type="date">
            <text:p>19-Sep-06</text:p>
          </table:table-cell>
          <table:table-cell table:style-name="ce5" office:value-type="float" office:value="93.61" calcext:value-type="float">
            <text:p>93.61</text:p>
          </table:table-cell>
          <table:table-cell table:style-name="ce6" table:formula="of:=DATE(2014; MONTH([.A393]);DAY([.A393]))" office:value-type="date" office:date-value="2014-09-19" calcext:value-type="date">
            <text:p>09/19/14</text:p>
          </table:table-cell>
        </table:table-row>
        <table:table-row table:style-name="ro1">
          <table:table-cell table:style-name="ce2" office:value-type="date" office:date-value="2006-09-12" calcext:value-type="date">
            <text:p>12-Sep-06</text:p>
          </table:table-cell>
          <table:table-cell table:style-name="ce5" office:value-type="float" office:value="93.89" calcext:value-type="float">
            <text:p>93.89</text:p>
          </table:table-cell>
          <table:table-cell table:style-name="ce6" table:formula="of:=DATE(2014; MONTH([.A394]);DAY([.A394]))" office:value-type="date" office:date-value="2014-09-12" calcext:value-type="date">
            <text:p>09/12/14</text:p>
          </table:table-cell>
        </table:table-row>
        <table:table-row table:style-name="ro1">
          <table:table-cell table:style-name="ce2" office:value-type="date" office:date-value="2006-09-05" calcext:value-type="date">
            <text:p>05-Sep-06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formula="of:=DATE(2014; MONTH([.A395]);DAY([.A395]))" office:value-type="date" office:date-value="2014-09-05" calcext:value-type="date">
            <text:p>09/05/14</text:p>
          </table:table-cell>
        </table:table-row>
        <table:table-row table:style-name="ro1">
          <table:table-cell table:style-name="ce2" office:value-type="date" office:date-value="2006-08-29" calcext:value-type="date">
            <text:p>29-Aug-06</text:p>
          </table:table-cell>
          <table:table-cell table:style-name="ce5" office:value-type="float" office:value="97.24" calcext:value-type="float">
            <text:p>97.24</text:p>
          </table:table-cell>
          <table:table-cell table:style-name="ce6" table:formula="of:=DATE(2014; MONTH([.A396]);DAY([.A396]))" office:value-type="date" office:date-value="2014-08-29" calcext:value-type="date">
            <text:p>08/29/14</text:p>
          </table:table-cell>
        </table:table-row>
        <table:table-row table:style-name="ro1">
          <table:table-cell table:style-name="ce2" office:value-type="date" office:date-value="2006-08-22" calcext:value-type="date">
            <text:p>22-Aug-06</text:p>
          </table:table-cell>
          <table:table-cell table:style-name="ce5" office:value-type="float" office:value="98.61" calcext:value-type="float">
            <text:p>98.61</text:p>
          </table:table-cell>
          <table:table-cell table:style-name="ce6" table:formula="of:=DATE(2014; MONTH([.A397]);DAY([.A397]))" office:value-type="date" office:date-value="2014-08-22" calcext:value-type="date">
            <text:p>08/22/14</text:p>
          </table:table-cell>
        </table:table-row>
        <table:table-row table:style-name="ro1">
          <table:table-cell table:style-name="ce2" office:value-type="date" office:date-value="2006-08-15" calcext:value-type="date">
            <text:p>15-Aug-06</text:p>
          </table:table-cell>
          <table:table-cell table:style-name="ce5" office:value-type="float" office:value="99.96" calcext:value-type="float">
            <text:p>99.96</text:p>
          </table:table-cell>
          <table:table-cell table:style-name="ce6" table:formula="of:=DATE(2014; MONTH([.A398]);DAY([.A398]))" office:value-type="date" office:date-value="2014-08-15" calcext:value-type="date">
            <text:p>08/15/14</text:p>
          </table:table-cell>
        </table:table-row>
        <table:table-row table:style-name="ro1">
          <table:table-cell table:style-name="ce2" office:value-type="date" office:date-value="2006-08-08" calcext:value-type="date">
            <text:p>08-Aug-06</text:p>
          </table:table-cell>
          <table:table-cell table:style-name="ce5" office:value-type="float" office:value="99.93" calcext:value-type="float">
            <text:p>99.93</text:p>
          </table:table-cell>
          <table:table-cell table:style-name="ce6" table:formula="of:=DATE(2014; MONTH([.A399]);DAY([.A399]))" office:value-type="date" office:date-value="2014-08-08" calcext:value-type="date">
            <text:p>08/08/14</text:p>
          </table:table-cell>
        </table:table-row>
        <table:table-row table:style-name="ro1">
          <table:table-cell table:style-name="ce2" office:value-type="date" office:date-value="2006-08-01" calcext:value-type="date">
            <text:p>01-Aug-06</text:p>
          </table:table-cell>
          <table:table-cell table:style-name="ce5" office:value-type="float" office:value="99.18" calcext:value-type="float">
            <text:p>99.18</text:p>
          </table:table-cell>
          <table:table-cell table:style-name="ce6" table:formula="of:=DATE(2014; MONTH([.A400]);DAY([.A400]))" office:value-type="date" office:date-value="2014-08-01" calcext:value-type="date">
            <text:p>08/01/14</text:p>
          </table:table-cell>
        </table:table-row>
        <table:table-row table:style-name="ro1">
          <table:table-cell table:style-name="ce2" office:value-type="date" office:date-value="2006-07-25" calcext:value-type="date">
            <text:p>25-Jul-06</text:p>
          </table:table-cell>
          <table:table-cell table:style-name="ce5" office:value-type="float" office:value="99.18" calcext:value-type="float">
            <text:p>99.18</text:p>
          </table:table-cell>
          <table:table-cell table:style-name="ce6" table:formula="of:=DATE(2014; MONTH([.A401]);DAY([.A401]))" office:value-type="date" office:date-value="2014-07-25" calcext:value-type="date">
            <text:p>07/25/14</text:p>
          </table:table-cell>
        </table:table-row>
        <table:table-row table:style-name="ro1">
          <table:table-cell table:style-name="ce2" office:value-type="date" office:date-value="2006-07-18" calcext:value-type="date">
            <text:p>18-Jul-06</text:p>
          </table:table-cell>
          <table:table-cell table:style-name="ce5" office:value-type="float" office:value="98.04" calcext:value-type="float">
            <text:p>98.04</text:p>
          </table:table-cell>
          <table:table-cell table:style-name="ce6" table:formula="of:=DATE(2014; MONTH([.A402]);DAY([.A402]))" office:value-type="date" office:date-value="2014-07-18" calcext:value-type="date">
            <text:p>07/18/14</text:p>
          </table:table-cell>
        </table:table-row>
        <table:table-row table:style-name="ro1">
          <table:table-cell table:style-name="ce2" office:value-type="date" office:date-value="2006-07-11" calcext:value-type="date">
            <text:p>11-Jul-06</text:p>
          </table:table-cell>
          <table:table-cell table:style-name="ce5" office:value-type="float" office:value="97.17" calcext:value-type="float">
            <text:p>97.17</text:p>
          </table:table-cell>
          <table:table-cell table:style-name="ce6" table:formula="of:=DATE(2014; MONTH([.A403]);DAY([.A403]))" office:value-type="date" office:date-value="2014-07-11" calcext:value-type="date">
            <text:p>07/11/14</text:p>
          </table:table-cell>
        </table:table-row>
        <table:table-row table:style-name="ro1">
          <table:table-cell table:style-name="ce2" office:value-type="date" office:date-value="2006-07-04" calcext:value-type="date">
            <text:p>04-Jul-06</text:p>
          </table:table-cell>
          <table:table-cell table:style-name="ce5" office:value-type="float" office:value="93.17" calcext:value-type="float">
            <text:p>93.17</text:p>
          </table:table-cell>
          <table:table-cell table:style-name="ce6" table:formula="of:=DATE(2014; MONTH([.A404]);DAY([.A404]))" office:value-type="date" office:date-value="2014-07-04" calcext:value-type="date">
            <text:p>07/04/14</text:p>
          </table:table-cell>
        </table:table-row>
        <table:table-row table:style-name="ro1">
          <table:table-cell table:style-name="ce2" office:value-type="date" office:date-value="2006-06-27" calcext:value-type="date">
            <text:p>27-Jun-06</text:p>
          </table:table-cell>
          <table:table-cell table:style-name="ce5" office:value-type="float" office:value="90.68" calcext:value-type="float">
            <text:p>90.68</text:p>
          </table:table-cell>
          <table:table-cell table:style-name="ce6" table:formula="of:=DATE(2014; MONTH([.A405]);DAY([.A405]))" office:value-type="date" office:date-value="2014-06-27" calcext:value-type="date">
            <text:p>06/27/14</text:p>
          </table:table-cell>
        </table:table-row>
        <table:table-row table:style-name="ro1">
          <table:table-cell table:style-name="ce2" office:value-type="date" office:date-value="2006-06-20" calcext:value-type="date">
            <text:p>20-Jun-06</text:p>
          </table:table-cell>
          <table:table-cell table:style-name="ce5" office:value-type="float" office:value="87.9" calcext:value-type="float">
            <text:p>87.9</text:p>
          </table:table-cell>
          <table:table-cell table:style-name="ce6" table:formula="of:=DATE(2014; MONTH([.A406]);DAY([.A406]))" office:value-type="date" office:date-value="2014-06-20" calcext:value-type="date">
            <text:p>06/20/14</text:p>
          </table:table-cell>
        </table:table-row>
        <table:table-row table:style-name="ro1">
          <table:table-cell table:style-name="ce2" office:value-type="date" office:date-value="2006-06-13" calcext:value-type="date">
            <text:p>13-Jun-06</text:p>
          </table:table-cell>
          <table:table-cell table:style-name="ce5" office:value-type="float" office:value="87.9" calcext:value-type="float">
            <text:p>87.9</text:p>
          </table:table-cell>
          <table:table-cell table:style-name="ce6" table:formula="of:=DATE(2014; MONTH([.A407]);DAY([.A407]))" office:value-type="date" office:date-value="2014-06-13" calcext:value-type="date">
            <text:p>06/13/14</text:p>
          </table:table-cell>
        </table:table-row>
        <table:table-row table:style-name="ro1">
          <table:table-cell table:style-name="ce2" office:value-type="date" office:date-value="2006-06-06" calcext:value-type="date">
            <text:p>06-Jun-06</text:p>
          </table:table-cell>
          <table:table-cell table:style-name="ce5" office:value-type="float" office:value="77.73" calcext:value-type="float">
            <text:p>77.73</text:p>
          </table:table-cell>
          <table:table-cell table:style-name="ce6" table:formula="of:=DATE(2014; MONTH([.A408]);DAY([.A408]))" office:value-type="date" office:date-value="2014-06-06" calcext:value-type="date">
            <text:p>06/06/14</text:p>
          </table:table-cell>
        </table:table-row>
        <table:table-row table:style-name="ro1">
          <table:table-cell table:style-name="ce2" office:value-type="date" office:date-value="2006-05-30" calcext:value-type="date">
            <text:p>30-May-06</text:p>
          </table:table-cell>
          <table:table-cell table:style-name="ce5" office:value-type="float" office:value="78.39" calcext:value-type="float">
            <text:p>78.39</text:p>
          </table:table-cell>
          <table:table-cell table:style-name="ce6" table:formula="of:=DATE(2014; MONTH([.A409]);DAY([.A409]))" office:value-type="date" office:date-value="2014-05-30" calcext:value-type="date">
            <text:p>05/30/14</text:p>
          </table:table-cell>
        </table:table-row>
        <table:table-row table:style-name="ro1">
          <table:table-cell table:style-name="ce2" office:value-type="date" office:date-value="2006-05-23" calcext:value-type="date">
            <text:p>23-May-06</text:p>
          </table:table-cell>
          <table:table-cell table:style-name="ce5" office:value-type="float" office:value="70.26" calcext:value-type="float">
            <text:p>70.26</text:p>
          </table:table-cell>
          <table:table-cell table:style-name="ce6" table:formula="of:=DATE(2014; MONTH([.A410]);DAY([.A410]))" office:value-type="date" office:date-value="2014-05-23" calcext:value-type="date">
            <text:p>05/23/14</text:p>
          </table:table-cell>
        </table:table-row>
        <table:table-row table:style-name="ro1">
          <table:table-cell table:style-name="ce2" office:value-type="date" office:date-value="2006-05-16" calcext:value-type="date">
            <text:p>16-May-06</text:p>
          </table:table-cell>
          <table:table-cell table:style-name="ce5" office:value-type="float" office:value="65.87" calcext:value-type="float">
            <text:p>65.87</text:p>
          </table:table-cell>
          <table:table-cell table:style-name="ce6" table:formula="of:=DATE(2014; MONTH([.A411]);DAY([.A411]))" office:value-type="date" office:date-value="2014-05-16" calcext:value-type="date">
            <text:p>05/16/14</text:p>
          </table:table-cell>
        </table:table-row>
        <table:table-row table:style-name="ro1">
          <table:table-cell table:style-name="ce2" office:value-type="date" office:date-value="2006-05-09" calcext:value-type="date">
            <text:p>09-May-06</text:p>
          </table:table-cell>
          <table:table-cell table:style-name="ce5" office:value-type="float" office:value="65.09" calcext:value-type="float">
            <text:p>65.09</text:p>
          </table:table-cell>
          <table:table-cell table:style-name="ce6" table:formula="of:=DATE(2014; MONTH([.A412]);DAY([.A412]))" office:value-type="date" office:date-value="2014-05-09" calcext:value-type="date">
            <text:p>05/09/14</text:p>
          </table:table-cell>
        </table:table-row>
        <table:table-row table:style-name="ro1">
          <table:table-cell table:style-name="ce2" office:value-type="date" office:date-value="2006-05-02" calcext:value-type="date">
            <text:p>02-May-06</text:p>
          </table:table-cell>
          <table:table-cell table:style-name="ce5" office:value-type="float" office:value="66.86" calcext:value-type="float">
            <text:p>66.86</text:p>
          </table:table-cell>
          <table:table-cell table:style-name="ce6" table:formula="of:=DATE(2014; MONTH([.A413]);DAY([.A413]))" office:value-type="date" office:date-value="2014-05-02" calcext:value-type="date">
            <text:p>05/02/14</text:p>
          </table:table-cell>
        </table:table-row>
        <table:table-row table:style-name="ro1">
          <table:table-cell table:style-name="ce2" office:value-type="date" office:date-value="2006-04-25" calcext:value-type="date">
            <text:p>25-Apr-06</text:p>
          </table:table-cell>
          <table:table-cell table:style-name="ce5" office:value-type="float" office:value="66.63" calcext:value-type="float">
            <text:p>66.63</text:p>
          </table:table-cell>
          <table:table-cell table:style-name="ce6" table:formula="of:=DATE(2014; MONTH([.A414]);DAY([.A414]))" office:value-type="date" office:date-value="2014-04-25" calcext:value-type="date">
            <text:p>04/25/14</text:p>
          </table:table-cell>
        </table:table-row>
        <table:table-row table:style-name="ro1">
          <table:table-cell table:style-name="ce2" office:value-type="date" office:date-value="2006-04-18" calcext:value-type="date">
            <text:p>18-Apr-06</text:p>
          </table:table-cell>
          <table:table-cell table:style-name="ce5" office:value-type="float" office:value="68.96" calcext:value-type="float">
            <text:p>68.96</text:p>
          </table:table-cell>
          <table:table-cell table:style-name="ce6" table:formula="of:=DATE(2014; MONTH([.A415]);DAY([.A415]))" office:value-type="date" office:date-value="2014-04-18" calcext:value-type="date">
            <text:p>04/18/14</text:p>
          </table:table-cell>
        </table:table-row>
        <table:table-row table:style-name="ro1">
          <table:table-cell table:style-name="ce2" office:value-type="date" office:date-value="2006-04-11" calcext:value-type="date">
            <text:p>11-Apr-06</text:p>
          </table:table-cell>
          <table:table-cell table:style-name="ce5" office:value-type="float" office:value="68.35" calcext:value-type="float">
            <text:p>68.35</text:p>
          </table:table-cell>
          <table:table-cell table:style-name="ce6" table:formula="of:=DATE(2014; MONTH([.A416]);DAY([.A416]))" office:value-type="date" office:date-value="2014-04-11" calcext:value-type="date">
            <text:p>04/11/14</text:p>
          </table:table-cell>
        </table:table-row>
        <table:table-row table:style-name="ro1">
          <table:table-cell table:style-name="ce2" office:value-type="date" office:date-value="2006-04-04" calcext:value-type="date">
            <text:p>04-Apr-06</text:p>
          </table:table-cell>
          <table:table-cell table:style-name="ce5" office:value-type="float" office:value="68.05" calcext:value-type="float">
            <text:p>68.05</text:p>
          </table:table-cell>
          <table:table-cell table:style-name="ce6" table:formula="of:=DATE(2014; MONTH([.A417]);DAY([.A417]))" office:value-type="date" office:date-value="2014-04-04" calcext:value-type="date">
            <text:p>04/04/14</text:p>
          </table:table-cell>
        </table:table-row>
        <table:table-row table:style-name="ro1">
          <table:table-cell table:style-name="ce2" office:value-type="date" office:date-value="2006-03-28" calcext:value-type="date">
            <text:p>28-Mar-06</text:p>
          </table:table-cell>
          <table:table-cell table:style-name="ce5" office:value-type="float" office:value="75.84" calcext:value-type="float">
            <text:p>75.84</text:p>
          </table:table-cell>
          <table:table-cell table:style-name="ce6" table:formula="of:=DATE(2014; MONTH([.A418]);DAY([.A418]))" office:value-type="date" office:date-value="2014-03-28" calcext:value-type="date">
            <text:p>03/28/14</text:p>
          </table:table-cell>
        </table:table-row>
        <table:table-row table:style-name="ro1">
          <table:table-cell table:style-name="ce2" office:value-type="date" office:date-value="2006-03-21" calcext:value-type="date">
            <text:p>21-Mar-06</text:p>
          </table:table-cell>
          <table:table-cell table:style-name="ce5" office:value-type="float" office:value="78.13" calcext:value-type="float">
            <text:p>78.13</text:p>
          </table:table-cell>
          <table:table-cell table:style-name="ce6" table:formula="of:=DATE(2014; MONTH([.A419]);DAY([.A419]))" office:value-type="date" office:date-value="2014-03-21" calcext:value-type="date">
            <text:p>03/21/14</text:p>
          </table:table-cell>
        </table:table-row>
        <table:table-row table:style-name="ro1">
          <table:table-cell table:style-name="ce2" office:value-type="date" office:date-value="2006-03-14" calcext:value-type="date">
            <text:p>14-Mar-06</text:p>
          </table:table-cell>
          <table:table-cell table:style-name="ce5" office:value-type="float" office:value="66.73" calcext:value-type="float">
            <text:p>66.73</text:p>
          </table:table-cell>
          <table:table-cell table:style-name="ce6" table:formula="of:=DATE(2014; MONTH([.A420]);DAY([.A420]))" office:value-type="date" office:date-value="2014-03-14" calcext:value-type="date">
            <text:p>03/14/14</text:p>
          </table:table-cell>
        </table:table-row>
        <table:table-row table:style-name="ro1">
          <table:table-cell table:style-name="ce2" office:value-type="date" office:date-value="2006-03-07" calcext:value-type="date">
            <text:p>07-Mar-06</text:p>
          </table:table-cell>
          <table:table-cell table:style-name="ce5" office:value-type="float" office:value="68.67" calcext:value-type="float">
            <text:p>68.67</text:p>
          </table:table-cell>
          <table:table-cell table:style-name="ce6" table:formula="of:=DATE(2014; MONTH([.A421]);DAY([.A421]))" office:value-type="date" office:date-value="2014-03-07" calcext:value-type="date">
            <text:p>03/07/14</text:p>
          </table:table-cell>
        </table:table-row>
        <table:table-row table:style-name="ro1">
          <table:table-cell table:style-name="ce2" office:value-type="date" office:date-value="2006-02-28" calcext:value-type="date">
            <text:p>28-Feb-06</text:p>
          </table:table-cell>
          <table:table-cell table:style-name="ce5" office:value-type="float" office:value="68.8" calcext:value-type="float">
            <text:p>68.8</text:p>
          </table:table-cell>
          <table:table-cell table:style-name="ce6" table:formula="of:=DATE(2014; MONTH([.A422]);DAY([.A422]))" office:value-type="date" office:date-value="2014-02-28" calcext:value-type="date">
            <text:p>02/28/14</text:p>
          </table:table-cell>
        </table:table-row>
        <table:table-row table:style-name="ro1">
          <table:table-cell table:style-name="ce2" office:value-type="date" office:date-value="2006-02-21" calcext:value-type="date">
            <text:p>21-Feb-06</text:p>
          </table:table-cell>
          <table:table-cell table:style-name="ce5" office:value-type="float" office:value="67.31" calcext:value-type="float">
            <text:p>67.31</text:p>
          </table:table-cell>
          <table:table-cell table:style-name="ce6" table:formula="of:=DATE(2014; MONTH([.A423]);DAY([.A423]))" office:value-type="date" office:date-value="2014-02-21" calcext:value-type="date">
            <text:p>02/21/14</text:p>
          </table:table-cell>
        </table:table-row>
        <table:table-row table:style-name="ro1">
          <table:table-cell table:style-name="ce2" office:value-type="date" office:date-value="2006-02-14" calcext:value-type="date">
            <text:p>14-Feb-06</text:p>
          </table:table-cell>
          <table:table-cell table:style-name="ce5" office:value-type="float" office:value="67.83" calcext:value-type="float">
            <text:p>67.83</text:p>
          </table:table-cell>
          <table:table-cell table:style-name="ce6" table:formula="of:=DATE(2014; MONTH([.A424]);DAY([.A424]))" office:value-type="date" office:date-value="2014-02-14" calcext:value-type="date">
            <text:p>02/14/14</text:p>
          </table:table-cell>
        </table:table-row>
        <table:table-row table:style-name="ro1">
          <table:table-cell table:style-name="ce2" office:value-type="date" office:date-value="2006-02-07" calcext:value-type="date">
            <text:p>07-Feb-06</text:p>
          </table:table-cell>
          <table:table-cell table:style-name="ce5" office:value-type="float" office:value="66.86" calcext:value-type="float">
            <text:p>66.86</text:p>
          </table:table-cell>
          <table:table-cell table:style-name="ce6" table:formula="of:=DATE(2014; MONTH([.A425]);DAY([.A425]))" office:value-type="date" office:date-value="2014-02-07" calcext:value-type="date">
            <text:p>02/07/14</text:p>
          </table:table-cell>
        </table:table-row>
        <table:table-row table:style-name="ro1">
          <table:table-cell table:style-name="ce2" office:value-type="date" office:date-value="2006-01-31" calcext:value-type="date">
            <text:p>31-Jan-06</text:p>
          </table:table-cell>
          <table:table-cell table:style-name="ce5" office:value-type="float" office:value="66.49" calcext:value-type="float">
            <text:p>66.49</text:p>
          </table:table-cell>
          <table:table-cell table:style-name="ce6" table:formula="of:=DATE(2014; MONTH([.A426]);DAY([.A426]))" office:value-type="date" office:date-value="2014-01-31" calcext:value-type="date">
            <text:p>01/31/14</text:p>
          </table:table-cell>
        </table:table-row>
        <table:table-row table:style-name="ro1">
          <table:table-cell table:style-name="ce2" office:value-type="date" office:date-value="2006-01-24" calcext:value-type="date">
            <text:p>24-Jan-06</text:p>
          </table:table-cell>
          <table:table-cell table:style-name="ce5" office:value-type="float" office:value="58.45" calcext:value-type="float">
            <text:p>58.45</text:p>
          </table:table-cell>
          <table:table-cell table:style-name="ce6" table:formula="of:=DATE(2014; MONTH([.A427]);DAY([.A427]))" office:value-type="date" office:date-value="2014-01-24" calcext:value-type="date">
            <text:p>01/24/14</text:p>
          </table:table-cell>
        </table:table-row>
        <table:table-row table:style-name="ro1">
          <table:table-cell table:style-name="ce2" office:value-type="date" office:date-value="2006-01-17" calcext:value-type="date">
            <text:p>17-Jan-06</text:p>
          </table:table-cell>
          <table:table-cell table:style-name="ce5" office:value-type="float" office:value="56.19" calcext:value-type="float">
            <text:p>56.19</text:p>
          </table:table-cell>
          <table:table-cell table:style-name="ce6" table:formula="of:=DATE(2014; MONTH([.A428]);DAY([.A428]))" office:value-type="date" office:date-value="2014-01-17" calcext:value-type="date">
            <text:p>01/17/14</text:p>
          </table:table-cell>
        </table:table-row>
        <table:table-row table:style-name="ro1">
          <table:table-cell table:style-name="ce2" office:value-type="date" office:date-value="2006-01-10" calcext:value-type="date">
            <text:p>10-Jan-06</text:p>
          </table:table-cell>
          <table:table-cell table:style-name="ce5" office:value-type="float" office:value="53.79" calcext:value-type="float">
            <text:p>53.79</text:p>
          </table:table-cell>
          <table:table-cell table:style-name="ce6" table:formula="of:=DATE(2014; MONTH([.A429]);DAY([.A429]))" office:value-type="date" office:date-value="2014-01-10" calcext:value-type="date">
            <text:p>01/10/14</text:p>
          </table:table-cell>
        </table:table-row>
        <table:table-row table:style-name="ro1">
          <table:table-cell table:style-name="ce2" office:value-type="date" office:date-value="2006-01-03" calcext:value-type="date">
            <text:p>03-Jan-06</text:p>
          </table:table-cell>
          <table:table-cell table:style-name="ce5" office:value-type="float" office:value="53.15" calcext:value-type="float">
            <text:p>53.15</text:p>
          </table:table-cell>
          <table:table-cell table:style-name="ce6" table:formula="of:=DATE(2014; MONTH([.A430]);DAY([.A430]))" office:value-type="date" office:date-value="2014-01-03" calcext:value-type="date">
            <text:p>01/03/14</text:p>
          </table:table-cell>
        </table:table-row>
        <table:table-row table:style-name="ro1">
          <table:table-cell table:style-name="ce2" office:value-type="date" office:date-value="2005-12-27" calcext:value-type="date">
            <text:p>27-Dec-05</text:p>
          </table:table-cell>
          <table:table-cell table:style-name="ce5" office:value-type="float" office:value="51.49" calcext:value-type="float">
            <text:p>51.49</text:p>
          </table:table-cell>
          <table:table-cell table:style-name="ce6" table:formula="of:=DATE(2014; MONTH([.A431]);DAY([.A431]))" office:value-type="date" office:date-value="2014-12-27" calcext:value-type="date">
            <text:p>12/27/14</text:p>
          </table:table-cell>
        </table:table-row>
        <table:table-row table:style-name="ro1">
          <table:table-cell table:style-name="ce2" office:value-type="date" office:date-value="2005-12-20" calcext:value-type="date">
            <text:p>20-Dec-05</text:p>
          </table:table-cell>
          <table:table-cell table:style-name="ce5" office:value-type="float" office:value="51.49" calcext:value-type="float">
            <text:p>51.49</text:p>
          </table:table-cell>
          <table:table-cell table:style-name="ce6" table:formula="of:=DATE(2014; MONTH([.A432]);DAY([.A432]))" office:value-type="date" office:date-value="2014-12-20" calcext:value-type="date">
            <text:p>12/20/14</text:p>
          </table:table-cell>
        </table:table-row>
        <table:table-row table:style-name="ro1">
          <table:table-cell table:style-name="ce2" office:value-type="date" office:date-value="2005-12-13" calcext:value-type="date">
            <text:p>13-Dec-05</text:p>
          </table:table-cell>
          <table:table-cell table:style-name="ce5" office:value-type="float" office:value="50.71" calcext:value-type="float">
            <text:p>50.71</text:p>
          </table:table-cell>
          <table:table-cell table:style-name="ce6" table:formula="of:=DATE(2014; MONTH([.A433]);DAY([.A433]))" office:value-type="date" office:date-value="2014-12-13" calcext:value-type="date">
            <text:p>12/13/14</text:p>
          </table:table-cell>
        </table:table-row>
        <table:table-row table:style-name="ro1">
          <table:table-cell table:style-name="ce2" office:value-type="date" office:date-value="2005-12-06" calcext:value-type="date">
            <text:p>06-Dec-05</text:p>
          </table:table-cell>
          <table:table-cell table:style-name="ce5" office:value-type="float" office:value="49.84" calcext:value-type="float">
            <text:p>49.84</text:p>
          </table:table-cell>
          <table:table-cell table:style-name="ce6" table:formula="of:=DATE(2014; MONTH([.A434]);DAY([.A434]))" office:value-type="date" office:date-value="2014-12-06" calcext:value-type="date">
            <text:p>12/06/14</text:p>
          </table:table-cell>
        </table:table-row>
        <table:table-row table:style-name="ro1">
          <table:table-cell table:style-name="ce2" office:value-type="date" office:date-value="2005-11-29" calcext:value-type="date">
            <text:p>29-Nov-05</text:p>
          </table:table-cell>
          <table:table-cell table:style-name="ce5" office:value-type="float" office:value="47.05" calcext:value-type="float">
            <text:p>47.05</text:p>
          </table:table-cell>
          <table:table-cell table:style-name="ce6" table:formula="of:=DATE(2014; MONTH([.A435]);DAY([.A435]))" office:value-type="date" office:date-value="2014-11-29" calcext:value-type="date">
            <text:p>11/29/14</text:p>
          </table:table-cell>
        </table:table-row>
        <table:table-row table:style-name="ro1">
          <table:table-cell table:style-name="ce2" office:value-type="date" office:date-value="2005-11-22" calcext:value-type="date">
            <text:p>22-Nov-05</text:p>
          </table:table-cell>
          <table:table-cell table:style-name="ce5" office:value-type="float" office:value="52.9" calcext:value-type="float">
            <text:p>52.9</text:p>
          </table:table-cell>
          <table:table-cell table:style-name="ce6" table:formula="of:=DATE(2014; MONTH([.A436]);DAY([.A436]))" office:value-type="date" office:date-value="2014-11-22" calcext:value-type="date">
            <text:p>11/22/14</text:p>
          </table:table-cell>
        </table:table-row>
        <table:table-row table:style-name="ro1">
          <table:table-cell table:style-name="ce2" office:value-type="date" office:date-value="2005-11-15" calcext:value-type="date">
            <text:p>15-Nov-05</text:p>
          </table:table-cell>
          <table:table-cell table:style-name="ce5" office:value-type="float" office:value="52.9" calcext:value-type="float">
            <text:p>52.9</text:p>
          </table:table-cell>
          <table:table-cell table:style-name="ce6" table:formula="of:=DATE(2014; MONTH([.A437]);DAY([.A437]))" office:value-type="date" office:date-value="2014-11-15" calcext:value-type="date">
            <text:p>11/15/14</text:p>
          </table:table-cell>
        </table:table-row>
        <table:table-row table:style-name="ro1">
          <table:table-cell table:style-name="ce2" office:value-type="date" office:date-value="2005-11-08" calcext:value-type="date">
            <text:p>08-Nov-05</text:p>
          </table:table-cell>
          <table:table-cell table:style-name="ce5" office:value-type="float" office:value="52.31" calcext:value-type="float">
            <text:p>52.31</text:p>
          </table:table-cell>
          <table:table-cell table:style-name="ce6" table:formula="of:=DATE(2014; MONTH([.A438]);DAY([.A438]))" office:value-type="date" office:date-value="2014-11-08" calcext:value-type="date">
            <text:p>11/08/14</text:p>
          </table:table-cell>
        </table:table-row>
        <table:table-row table:style-name="ro1">
          <table:table-cell table:style-name="ce2" office:value-type="date" office:date-value="2005-11-01" calcext:value-type="date">
            <text:p>01-Nov-05</text:p>
          </table:table-cell>
          <table:table-cell table:style-name="ce5" office:value-type="float" office:value="52.31" calcext:value-type="float">
            <text:p>52.31</text:p>
          </table:table-cell>
          <table:table-cell table:style-name="ce6" table:formula="of:=DATE(2014; MONTH([.A439]);DAY([.A439]))" office:value-type="date" office:date-value="2014-11-01" calcext:value-type="date">
            <text:p>11/01/14</text:p>
          </table:table-cell>
        </table:table-row>
        <table:table-row table:style-name="ro1">
          <table:table-cell table:style-name="ce2" office:value-type="date" office:date-value="2005-10-25" calcext:value-type="date">
            <text:p>25-Oct-05</text:p>
          </table:table-cell>
          <table:table-cell table:style-name="ce5" office:value-type="float" office:value="49.18" calcext:value-type="float">
            <text:p>49.18</text:p>
          </table:table-cell>
          <table:table-cell table:style-name="ce6" table:formula="of:=DATE(2014; MONTH([.A440]);DAY([.A440]))" office:value-type="date" office:date-value="2014-10-25" calcext:value-type="date">
            <text:p>10/25/14</text:p>
          </table:table-cell>
        </table:table-row>
        <table:table-row table:style-name="ro1">
          <table:table-cell table:style-name="ce2" office:value-type="date" office:date-value="2005-10-18" calcext:value-type="date">
            <text:p>18-Oct-05</text:p>
          </table:table-cell>
          <table:table-cell table:style-name="ce5" office:value-type="float" office:value="48.79" calcext:value-type="float">
            <text:p>48.79</text:p>
          </table:table-cell>
          <table:table-cell table:style-name="ce6" table:formula="of:=DATE(2014; MONTH([.A441]);DAY([.A441]))" office:value-type="date" office:date-value="2014-10-18" calcext:value-type="date">
            <text:p>10/18/14</text:p>
          </table:table-cell>
        </table:table-row>
        <table:table-row table:style-name="ro1">
          <table:table-cell table:style-name="ce2" office:value-type="date" office:date-value="2005-10-11" calcext:value-type="date">
            <text:p>11-Oct-05</text:p>
          </table:table-cell>
          <table:table-cell table:style-name="ce5" office:value-type="float" office:value="50.22" calcext:value-type="float">
            <text:p>50.22</text:p>
          </table:table-cell>
          <table:table-cell table:style-name="ce6" table:formula="of:=DATE(2014; MONTH([.A442]);DAY([.A442]))" office:value-type="date" office:date-value="2014-10-11" calcext:value-type="date">
            <text:p>10/11/14</text:p>
          </table:table-cell>
        </table:table-row>
        <table:table-row table:style-name="ro1">
          <table:table-cell table:style-name="ce2" office:value-type="date" office:date-value="2005-10-04" calcext:value-type="date">
            <text:p>04-Oct-05</text:p>
          </table:table-cell>
          <table:table-cell table:style-name="ce5" office:value-type="float" office:value="54.8" calcext:value-type="float">
            <text:p>54.8</text:p>
          </table:table-cell>
          <table:table-cell table:style-name="ce6" table:formula="of:=DATE(2014; MONTH([.A443]);DAY([.A443]))" office:value-type="date" office:date-value="2014-10-04" calcext:value-type="date">
            <text:p>10/04/14</text:p>
          </table:table-cell>
        </table:table-row>
        <table:table-row table:style-name="ro1">
          <table:table-cell table:style-name="ce2" office:value-type="date" office:date-value="2005-09-27" calcext:value-type="date">
            <text:p>27-Sep-05</text:p>
          </table:table-cell>
          <table:table-cell table:style-name="ce5" office:value-type="float" office:value="52.68" calcext:value-type="float">
            <text:p>52.68</text:p>
          </table:table-cell>
          <table:table-cell table:style-name="ce6" table:formula="of:=DATE(2014; MONTH([.A444]);DAY([.A444]))" office:value-type="date" office:date-value="2014-09-27" calcext:value-type="date">
            <text:p>09/27/14</text:p>
          </table:table-cell>
        </table:table-row>
        <table:table-row table:style-name="ro1">
          <table:table-cell table:style-name="ce2" office:value-type="date" office:date-value="2005-09-20" calcext:value-type="date">
            <text:p>20-Sep-05</text:p>
          </table:table-cell>
          <table:table-cell table:style-name="ce5" office:value-type="float" office:value="53" calcext:value-type="float">
            <text:p>53</text:p>
          </table:table-cell>
          <table:table-cell table:style-name="ce6" table:formula="of:=DATE(2014; MONTH([.A445]);DAY([.A445]))" office:value-type="date" office:date-value="2014-09-20" calcext:value-type="date">
            <text:p>09/20/14</text:p>
          </table:table-cell>
        </table:table-row>
        <table:table-row table:style-name="ro1">
          <table:table-cell table:style-name="ce2" office:value-type="date" office:date-value="2005-09-13" calcext:value-type="date">
            <text:p>13-Sep-05</text:p>
          </table:table-cell>
          <table:table-cell table:style-name="ce5" office:value-type="float" office:value="52.57" calcext:value-type="float">
            <text:p>52.57</text:p>
          </table:table-cell>
          <table:table-cell table:style-name="ce6" table:formula="of:=DATE(2014; MONTH([.A446]);DAY([.A446]))" office:value-type="date" office:date-value="2014-09-13" calcext:value-type="date">
            <text:p>09/13/14</text:p>
          </table:table-cell>
        </table:table-row>
        <table:table-row table:style-name="ro1">
          <table:table-cell table:style-name="ce2" office:value-type="date" office:date-value="2005-09-06" calcext:value-type="date">
            <text:p>06-Sep-05</text:p>
          </table:table-cell>
          <table:table-cell table:style-name="ce5" office:value-type="float" office:value="52.18" calcext:value-type="float">
            <text:p>52.18</text:p>
          </table:table-cell>
          <table:table-cell table:style-name="ce6" table:formula="of:=DATE(2014; MONTH([.A447]);DAY([.A447]))" office:value-type="date" office:date-value="2014-09-06" calcext:value-type="date">
            <text:p>09/06/14</text:p>
          </table:table-cell>
        </table:table-row>
        <table:table-row table:style-name="ro1">
          <table:table-cell table:style-name="ce2" office:value-type="date" office:date-value="2005-08-30" calcext:value-type="date">
            <text:p>30-Aug-05</text:p>
          </table:table-cell>
          <table:table-cell table:style-name="ce5" office:value-type="float" office:value="50.75" calcext:value-type="float">
            <text:p>50.75</text:p>
          </table:table-cell>
          <table:table-cell table:style-name="ce6" table:formula="of:=DATE(2014; MONTH([.A448]);DAY([.A448]))" office:value-type="date" office:date-value="2014-08-30" calcext:value-type="date">
            <text:p>08/30/14</text:p>
          </table:table-cell>
        </table:table-row>
        <table:table-row table:style-name="ro1">
          <table:table-cell table:style-name="ce2" office:value-type="date" office:date-value="2005-08-23" calcext:value-type="date">
            <text:p>23-Aug-05</text:p>
          </table:table-cell>
          <table:table-cell table:style-name="ce5" office:value-type="float" office:value="50.72" calcext:value-type="float">
            <text:p>50.72</text:p>
          </table:table-cell>
          <table:table-cell table:style-name="ce6" table:formula="of:=DATE(2014; MONTH([.A449]);DAY([.A449]))" office:value-type="date" office:date-value="2014-08-23" calcext:value-type="date">
            <text:p>08/23/14</text:p>
          </table:table-cell>
        </table:table-row>
        <table:table-row table:style-name="ro1">
          <table:table-cell table:style-name="ce2" office:value-type="date" office:date-value="2005-08-16" calcext:value-type="date">
            <text:p>16-Aug-05</text:p>
          </table:table-cell>
          <table:table-cell table:style-name="ce5" office:value-type="float" office:value="55.08" calcext:value-type="float">
            <text:p>55.08</text:p>
          </table:table-cell>
          <table:table-cell table:style-name="ce6" table:formula="of:=DATE(2014; MONTH([.A450]);DAY([.A450]))" office:value-type="date" office:date-value="2014-08-16" calcext:value-type="date">
            <text:p>08/16/14</text:p>
          </table:table-cell>
        </table:table-row>
        <table:table-row table:style-name="ro1">
          <table:table-cell table:style-name="ce2" office:value-type="date" office:date-value="2005-08-09" calcext:value-type="date">
            <text:p>09-Aug-05</text:p>
          </table:table-cell>
          <table:table-cell table:style-name="ce5" office:value-type="float" office:value="68.78" calcext:value-type="float">
            <text:p>68.78</text:p>
          </table:table-cell>
          <table:table-cell table:style-name="ce6" table:formula="of:=DATE(2014; MONTH([.A451]);DAY([.A451]))" office:value-type="date" office:date-value="2014-08-09" calcext:value-type="date">
            <text:p>08/09/14</text:p>
          </table:table-cell>
        </table:table-row>
        <table:table-row table:style-name="ro1">
          <table:table-cell table:style-name="ce2" office:value-type="date" office:date-value="2005-08-02" calcext:value-type="date">
            <text:p>02-Aug-05</text:p>
          </table:table-cell>
          <table:table-cell table:style-name="ce5" office:value-type="float" office:value="67.9" calcext:value-type="float">
            <text:p>67.9</text:p>
          </table:table-cell>
          <table:table-cell table:style-name="ce6" table:formula="of:=DATE(2014; MONTH([.A452]);DAY([.A452]))" office:value-type="date" office:date-value="2014-08-02" calcext:value-type="date">
            <text:p>08/02/14</text:p>
          </table:table-cell>
        </table:table-row>
        <table:table-row table:style-name="ro1">
          <table:table-cell table:style-name="ce2" office:value-type="date" office:date-value="2005-07-26" calcext:value-type="date">
            <text:p>26-Jul-05</text:p>
          </table:table-cell>
          <table:table-cell table:style-name="ce5" office:value-type="float" office:value="68.21" calcext:value-type="float">
            <text:p>68.21</text:p>
          </table:table-cell>
          <table:table-cell table:style-name="ce6" table:formula="of:=DATE(2014; MONTH([.A453]);DAY([.A453]))" office:value-type="date" office:date-value="2014-07-26" calcext:value-type="date">
            <text:p>07/26/14</text:p>
          </table:table-cell>
        </table:table-row>
        <table:table-row table:style-name="ro1">
          <table:table-cell table:style-name="ce2" office:value-type="date" office:date-value="2005-07-19" calcext:value-type="date">
            <text:p>19-Jul-05</text:p>
          </table:table-cell>
          <table:table-cell table:style-name="ce5" office:value-type="float" office:value="53.18" calcext:value-type="float">
            <text:p>53.18</text:p>
          </table:table-cell>
          <table:table-cell table:style-name="ce6" table:formula="of:=DATE(2014; MONTH([.A454]);DAY([.A454]))" office:value-type="date" office:date-value="2014-07-19" calcext:value-type="date">
            <text:p>07/19/14</text:p>
          </table:table-cell>
        </table:table-row>
        <table:table-row table:style-name="ro1">
          <table:table-cell table:style-name="ce2" office:value-type="date" office:date-value="2005-07-12" calcext:value-type="date">
            <text:p>12-Jul-05</text:p>
          </table:table-cell>
          <table:table-cell table:style-name="ce5" office:value-type="float" office:value="40.44" calcext:value-type="float">
            <text:p>40.44</text:p>
          </table:table-cell>
          <table:table-cell table:style-name="ce6" table:formula="of:=DATE(2014; MONTH([.A455]);DAY([.A455]))" office:value-type="date" office:date-value="2014-07-12" calcext:value-type="date">
            <text:p>07/12/14</text:p>
          </table:table-cell>
        </table:table-row>
        <table:table-row table:style-name="ro1">
          <table:table-cell table:style-name="ce2" office:value-type="date" office:date-value="2005-07-05" calcext:value-type="date">
            <text:p>05-Jul-05</text:p>
          </table:table-cell>
          <table:table-cell table:style-name="ce5" office:value-type="float" office:value="40.22" calcext:value-type="float">
            <text:p>40.22</text:p>
          </table:table-cell>
          <table:table-cell table:style-name="ce6" table:formula="of:=DATE(2014; MONTH([.A456]);DAY([.A456]))" office:value-type="date" office:date-value="2014-07-05" calcext:value-type="date">
            <text:p>07/05/14</text:p>
          </table:table-cell>
        </table:table-row>
        <table:table-row table:style-name="ro1">
          <table:table-cell table:style-name="ce2" office:value-type="date" office:date-value="2005-06-28" calcext:value-type="date">
            <text:p>28-Jun-05</text:p>
          </table:table-cell>
          <table:table-cell table:style-name="ce5" office:value-type="float" office:value="41.95" calcext:value-type="float">
            <text:p>41.95</text:p>
          </table:table-cell>
          <table:table-cell table:style-name="ce6" table:formula="of:=DATE(2014; MONTH([.A457]);DAY([.A457]))" office:value-type="date" office:date-value="2014-06-28" calcext:value-type="date">
            <text:p>06/28/14</text:p>
          </table:table-cell>
        </table:table-row>
        <table:table-row table:style-name="ro1">
          <table:table-cell table:style-name="ce2" office:value-type="date" office:date-value="2005-06-21" calcext:value-type="date">
            <text:p>21-Jun-05</text:p>
          </table:table-cell>
          <table:table-cell table:style-name="ce5" office:value-type="float" office:value="40.26" calcext:value-type="float">
            <text:p>40.26</text:p>
          </table:table-cell>
          <table:table-cell table:style-name="ce6" table:formula="of:=DATE(2014; MONTH([.A458]);DAY([.A458]))" office:value-type="date" office:date-value="2014-06-21" calcext:value-type="date">
            <text:p>06/21/14</text:p>
          </table:table-cell>
        </table:table-row>
        <table:table-row table:style-name="ro1">
          <table:table-cell table:style-name="ce2" office:value-type="date" office:date-value="2005-06-14" calcext:value-type="date">
            <text:p>14-Jun-05</text:p>
          </table:table-cell>
          <table:table-cell table:style-name="ce5" office:value-type="float" office:value="40.2" calcext:value-type="float">
            <text:p>40.2</text:p>
          </table:table-cell>
          <table:table-cell table:style-name="ce6" table:formula="of:=DATE(2014; MONTH([.A459]);DAY([.A459]))" office:value-type="date" office:date-value="2014-06-14" calcext:value-type="date">
            <text:p>06/14/14</text:p>
          </table:table-cell>
        </table:table-row>
        <table:table-row table:style-name="ro1">
          <table:table-cell table:style-name="ce2" office:value-type="date" office:date-value="2005-06-07" calcext:value-type="date">
            <text:p>07-Jun-05</text:p>
          </table:table-cell>
          <table:table-cell table:style-name="ce5" office:value-type="float" office:value="53.83" calcext:value-type="float">
            <text:p>53.83</text:p>
          </table:table-cell>
          <table:table-cell table:style-name="ce6" table:formula="of:=DATE(2014; MONTH([.A460]);DAY([.A460]))" office:value-type="date" office:date-value="2014-06-07" calcext:value-type="date">
            <text:p>06/07/14</text:p>
          </table:table-cell>
        </table:table-row>
        <table:table-row table:style-name="ro1">
          <table:table-cell table:style-name="ce2" office:value-type="date" office:date-value="2005-05-31" calcext:value-type="date">
            <text:p>31-May-05</text:p>
          </table:table-cell>
          <table:table-cell table:style-name="ce5" office:value-type="float" office:value="60.89" calcext:value-type="float">
            <text:p>60.89</text:p>
          </table:table-cell>
          <table:table-cell table:style-name="ce6" table:formula="of:=DATE(2014; MONTH([.A461]);DAY([.A461]))" office:value-type="date" office:date-value="2014-05-31" calcext:value-type="date">
            <text:p>05/31/14</text:p>
          </table:table-cell>
        </table:table-row>
        <table:table-row table:style-name="ro1">
          <table:table-cell table:style-name="ce2" office:value-type="date" office:date-value="2005-05-24" calcext:value-type="date">
            <text:p>24-May-05</text:p>
          </table:table-cell>
          <table:table-cell table:style-name="ce5" office:value-type="float" office:value="60.15" calcext:value-type="float">
            <text:p>60.15</text:p>
          </table:table-cell>
          <table:table-cell table:style-name="ce6" table:formula="of:=DATE(2014; MONTH([.A462]);DAY([.A462]))" office:value-type="date" office:date-value="2014-05-24" calcext:value-type="date">
            <text:p>05/24/14</text:p>
          </table:table-cell>
        </table:table-row>
        <table:table-row table:style-name="ro1">
          <table:table-cell table:style-name="ce2" office:value-type="date" office:date-value="2005-05-17" calcext:value-type="date">
            <text:p>17-May-05</text:p>
          </table:table-cell>
          <table:table-cell table:style-name="ce5" office:value-type="float" office:value="55.13" calcext:value-type="float">
            <text:p>55.13</text:p>
          </table:table-cell>
          <table:table-cell table:style-name="ce6" table:formula="of:=DATE(2014; MONTH([.A463]);DAY([.A463]))" office:value-type="date" office:date-value="2014-05-17" calcext:value-type="date">
            <text:p>05/17/14</text:p>
          </table:table-cell>
        </table:table-row>
        <table:table-row table:style-name="ro1">
          <table:table-cell table:style-name="ce2" office:value-type="date" office:date-value="2005-05-10" calcext:value-type="date">
            <text:p>10-May-05</text:p>
          </table:table-cell>
          <table:table-cell table:style-name="ce5" office:value-type="float" office:value="68.66" calcext:value-type="float">
            <text:p>68.66</text:p>
          </table:table-cell>
          <table:table-cell table:style-name="ce6" table:formula="of:=DATE(2014; MONTH([.A464]);DAY([.A464]))" office:value-type="date" office:date-value="2014-05-10" calcext:value-type="date">
            <text:p>05/10/14</text:p>
          </table:table-cell>
        </table:table-row>
        <table:table-row table:style-name="ro1">
          <table:table-cell table:style-name="ce2" office:value-type="date" office:date-value="2005-05-03" calcext:value-type="date">
            <text:p>03-May-05</text:p>
          </table:table-cell>
          <table:table-cell table:style-name="ce5" office:value-type="float" office:value="67.44" calcext:value-type="float">
            <text:p>67.44</text:p>
          </table:table-cell>
          <table:table-cell table:style-name="ce6" table:formula="of:=DATE(2014; MONTH([.A465]);DAY([.A465]))" office:value-type="date" office:date-value="2014-05-03" calcext:value-type="date">
            <text:p>05/03/14</text:p>
          </table:table-cell>
        </table:table-row>
        <table:table-row table:style-name="ro1">
          <table:table-cell table:style-name="ce2" office:value-type="date" office:date-value="2005-04-26" calcext:value-type="date">
            <text:p>26-Apr-05</text:p>
          </table:table-cell>
          <table:table-cell table:style-name="ce5" office:value-type="float" office:value="60.8" calcext:value-type="float">
            <text:p>60.8</text:p>
          </table:table-cell>
          <table:table-cell table:style-name="ce6" table:formula="of:=DATE(2014; MONTH([.A466]);DAY([.A466]))" office:value-type="date" office:date-value="2014-04-26" calcext:value-type="date">
            <text:p>04/26/14</text:p>
          </table:table-cell>
        </table:table-row>
        <table:table-row table:style-name="ro1">
          <table:table-cell table:style-name="ce2" office:value-type="date" office:date-value="2005-04-19" calcext:value-type="date">
            <text:p>19-Apr-05</text:p>
          </table:table-cell>
          <table:table-cell table:style-name="ce5" office:value-type="float" office:value="60.68" calcext:value-type="float">
            <text:p>60.68</text:p>
          </table:table-cell>
          <table:table-cell table:style-name="ce6" table:formula="of:=DATE(2014; MONTH([.A467]);DAY([.A467]))" office:value-type="date" office:date-value="2014-04-19" calcext:value-type="date">
            <text:p>04/19/14</text:p>
          </table:table-cell>
        </table:table-row>
        <table:table-row table:style-name="ro1">
          <table:table-cell table:style-name="ce2" office:value-type="date" office:date-value="2005-04-12" calcext:value-type="date">
            <text:p>12-Apr-05</text:p>
          </table:table-cell>
          <table:table-cell table:style-name="ce5" office:value-type="float" office:value="59.29" calcext:value-type="float">
            <text:p>59.29</text:p>
          </table:table-cell>
          <table:table-cell table:style-name="ce6" table:formula="of:=DATE(2014; MONTH([.A468]);DAY([.A468]))" office:value-type="date" office:date-value="2014-04-12" calcext:value-type="date">
            <text:p>04/12/14</text:p>
          </table:table-cell>
        </table:table-row>
        <table:table-row table:style-name="ro1">
          <table:table-cell table:style-name="ce2" office:value-type="date" office:date-value="2005-04-05" calcext:value-type="date">
            <text:p>05-Apr-05</text:p>
          </table:table-cell>
          <table:table-cell table:style-name="ce5" office:value-type="float" office:value="67.27" calcext:value-type="float">
            <text:p>67.27</text:p>
          </table:table-cell>
          <table:table-cell table:style-name="ce6" table:formula="of:=DATE(2014; MONTH([.A469]);DAY([.A469]))" office:value-type="date" office:date-value="2014-04-05" calcext:value-type="date">
            <text:p>04/05/14</text:p>
          </table:table-cell>
        </table:table-row>
        <table:table-row table:style-name="ro1">
          <table:table-cell table:style-name="ce2" office:value-type="date" office:date-value="2005-03-29" calcext:value-type="date">
            <text:p>29-Mar-05</text:p>
          </table:table-cell>
          <table:table-cell table:style-name="ce5" office:value-type="float" office:value="70.71" calcext:value-type="float">
            <text:p>70.71</text:p>
          </table:table-cell>
          <table:table-cell table:style-name="ce6" table:formula="of:=DATE(2014; MONTH([.A470]);DAY([.A470]))" office:value-type="date" office:date-value="2014-03-29" calcext:value-type="date">
            <text:p>03/29/14</text:p>
          </table:table-cell>
        </table:table-row>
        <table:table-row table:style-name="ro1">
          <table:table-cell table:style-name="ce2" office:value-type="date" office:date-value="2005-03-22" calcext:value-type="date">
            <text:p>22-Mar-05</text:p>
          </table:table-cell>
          <table:table-cell table:style-name="ce5" office:value-type="float" office:value="71.12" calcext:value-type="float">
            <text:p>71.12</text:p>
          </table:table-cell>
          <table:table-cell table:style-name="ce6" table:formula="of:=DATE(2014; MONTH([.A471]);DAY([.A471]))" office:value-type="date" office:date-value="2014-03-22" calcext:value-type="date">
            <text:p>03/22/14</text:p>
          </table:table-cell>
        </table:table-row>
        <table:table-row table:style-name="ro1">
          <table:table-cell table:style-name="ce2" office:value-type="date" office:date-value="2005-03-15" calcext:value-type="date">
            <text:p>15-Mar-05</text:p>
          </table:table-cell>
          <table:table-cell table:style-name="ce5" office:value-type="float" office:value="71.12" calcext:value-type="float">
            <text:p>71.12</text:p>
          </table:table-cell>
          <table:table-cell table:style-name="ce6" table:formula="of:=DATE(2014; MONTH([.A472]);DAY([.A472]))" office:value-type="date" office:date-value="2014-03-15" calcext:value-type="date">
            <text:p>03/15/14</text:p>
          </table:table-cell>
        </table:table-row>
        <table:table-row table:style-name="ro1">
          <table:table-cell table:style-name="ce2" office:value-type="date" office:date-value="2005-03-08" calcext:value-type="date">
            <text:p>08-Mar-05</text:p>
          </table:table-cell>
          <table:table-cell table:style-name="ce5" office:value-type="float" office:value="71.12" calcext:value-type="float">
            <text:p>71.12</text:p>
          </table:table-cell>
          <table:table-cell table:style-name="ce6" table:formula="of:=DATE(2014; MONTH([.A473]);DAY([.A473]))" office:value-type="date" office:date-value="2014-03-08" calcext:value-type="date">
            <text:p>03/08/14</text:p>
          </table:table-cell>
        </table:table-row>
        <table:table-row table:style-name="ro1">
          <table:table-cell table:style-name="ce2" office:value-type="date" office:date-value="2005-03-01" calcext:value-type="date">
            <text:p>01-Mar-05</text:p>
          </table:table-cell>
          <table:table-cell table:style-name="ce5" office:value-type="float" office:value="70.32" calcext:value-type="float">
            <text:p>70.32</text:p>
          </table:table-cell>
          <table:table-cell table:style-name="ce6" table:formula="of:=DATE(2014; MONTH([.A474]);DAY([.A474]))" office:value-type="date" office:date-value="2014-03-01" calcext:value-type="date">
            <text:p>03/01/14</text:p>
          </table:table-cell>
        </table:table-row>
        <table:table-row table:style-name="ro1">
          <table:table-cell table:style-name="ce2" office:value-type="date" office:date-value="2005-02-22" calcext:value-type="date">
            <text:p>22-Feb-05</text:p>
          </table:table-cell>
          <table:table-cell table:style-name="ce5" office:value-type="float" office:value="70.32" calcext:value-type="float">
            <text:p>70.32</text:p>
          </table:table-cell>
          <table:table-cell table:style-name="ce6" table:formula="of:=DATE(2014; MONTH([.A475]);DAY([.A475]))" office:value-type="date" office:date-value="2014-02-22" calcext:value-type="date">
            <text:p>02/22/14</text:p>
          </table:table-cell>
        </table:table-row>
        <table:table-row table:style-name="ro1">
          <table:table-cell table:style-name="ce2" office:value-type="date" office:date-value="2005-02-15" calcext:value-type="date">
            <text:p>15-Feb-05</text:p>
          </table:table-cell>
          <table:table-cell table:style-name="ce5" office:value-type="float" office:value="69.84" calcext:value-type="float">
            <text:p>69.84</text:p>
          </table:table-cell>
          <table:table-cell table:style-name="ce6" table:formula="of:=DATE(2014; MONTH([.A476]);DAY([.A476]))" office:value-type="date" office:date-value="2014-02-15" calcext:value-type="date">
            <text:p>02/15/14</text:p>
          </table:table-cell>
        </table:table-row>
        <table:table-row table:style-name="ro1">
          <table:table-cell table:style-name="ce2" office:value-type="date" office:date-value="2005-02-08" calcext:value-type="date">
            <text:p>08-Feb-05</text:p>
          </table:table-cell>
          <table:table-cell table:style-name="ce5" office:value-type="float" office:value="68.6" calcext:value-type="float">
            <text:p>68.6</text:p>
          </table:table-cell>
          <table:table-cell table:style-name="ce6" table:formula="of:=DATE(2014; MONTH([.A477]);DAY([.A477]))" office:value-type="date" office:date-value="2014-02-08" calcext:value-type="date">
            <text:p>02/08/14</text:p>
          </table:table-cell>
        </table:table-row>
        <table:table-row table:style-name="ro1">
          <table:table-cell table:style-name="ce2" office:value-type="date" office:date-value="2005-02-01" calcext:value-type="date">
            <text:p>01-Feb-05</text:p>
          </table:table-cell>
          <table:table-cell table:style-name="ce5" office:value-type="float" office:value="70.57" calcext:value-type="float">
            <text:p>70.57</text:p>
          </table:table-cell>
          <table:table-cell table:style-name="ce6" table:formula="of:=DATE(2014; MONTH([.A478]);DAY([.A478]))" office:value-type="date" office:date-value="2014-02-01" calcext:value-type="date">
            <text:p>02/01/14</text:p>
          </table:table-cell>
        </table:table-row>
        <table:table-row table:style-name="ro1">
          <table:table-cell table:style-name="ce2" office:value-type="date" office:date-value="2005-01-25" calcext:value-type="date">
            <text:p>25-Jan-05</text:p>
          </table:table-cell>
          <table:table-cell table:style-name="ce5" office:value-type="float" office:value="70.57" calcext:value-type="float">
            <text:p>70.57</text:p>
          </table:table-cell>
          <table:table-cell table:style-name="ce6" table:formula="of:=DATE(2014; MONTH([.A479]);DAY([.A479]))" office:value-type="date" office:date-value="2014-01-25" calcext:value-type="date">
            <text:p>01/25/14</text:p>
          </table:table-cell>
        </table:table-row>
        <table:table-row table:style-name="ro1">
          <table:table-cell table:style-name="ce2" office:value-type="date" office:date-value="2005-01-18" calcext:value-type="date">
            <text:p>18-Jan-05</text:p>
          </table:table-cell>
          <table:table-cell table:style-name="ce5" office:value-type="float" office:value="68.11" calcext:value-type="float">
            <text:p>68.11</text:p>
          </table:table-cell>
          <table:table-cell table:style-name="ce6" table:formula="of:=DATE(2014; MONTH([.A480]);DAY([.A480]))" office:value-type="date" office:date-value="2014-01-18" calcext:value-type="date">
            <text:p>01/18/14</text:p>
          </table:table-cell>
        </table:table-row>
        <table:table-row table:style-name="ro1">
          <table:table-cell table:style-name="ce2" office:value-type="date" office:date-value="2005-01-11" calcext:value-type="date">
            <text:p>11-Jan-05</text:p>
          </table:table-cell>
          <table:table-cell table:style-name="ce5" office:value-type="float" office:value="67.85" calcext:value-type="float">
            <text:p>67.85</text:p>
          </table:table-cell>
          <table:table-cell table:style-name="ce6" table:formula="of:=DATE(2014; MONTH([.A481]);DAY([.A481]))" office:value-type="date" office:date-value="2014-01-11" calcext:value-type="date">
            <text:p>01/11/14</text:p>
          </table:table-cell>
        </table:table-row>
        <table:table-row table:style-name="ro1">
          <table:table-cell table:style-name="ce2" office:value-type="date" office:date-value="2005-01-04" calcext:value-type="date">
            <text:p>04-Jan-05</text:p>
          </table:table-cell>
          <table:table-cell table:style-name="ce5" office:value-type="float" office:value="67.97" calcext:value-type="float">
            <text:p>67.97</text:p>
          </table:table-cell>
          <table:table-cell table:style-name="ce6" table:formula="of:=DATE(2014; MONTH([.A482]);DAY([.A482]))" office:value-type="date" office:date-value="2014-01-04" calcext:value-type="date">
            <text:p>01/04/14</text:p>
          </table:table-cell>
        </table:table-row>
        <table:table-row table:style-name="ro1">
          <table:table-cell table:style-name="ce2" office:value-type="date" office:date-value="2004-12-28" calcext:value-type="date">
            <text:p>28-Dec-04</text:p>
          </table:table-cell>
          <table:table-cell table:style-name="ce5" office:value-type="float" office:value="67.97" calcext:value-type="float">
            <text:p>67.97</text:p>
          </table:table-cell>
          <table:table-cell table:style-name="ce6" table:formula="of:=DATE(2014; MONTH([.A483]);DAY([.A483]))" office:value-type="date" office:date-value="2014-12-28" calcext:value-type="date">
            <text:p>12/28/14</text:p>
          </table:table-cell>
        </table:table-row>
        <table:table-row table:style-name="ro1">
          <table:table-cell table:style-name="ce2" office:value-type="date" office:date-value="2004-12-21" calcext:value-type="date">
            <text:p>21-Dec-04</text:p>
          </table:table-cell>
          <table:table-cell table:style-name="ce5" office:value-type="float" office:value="67.42" calcext:value-type="float">
            <text:p>67.42</text:p>
          </table:table-cell>
          <table:table-cell table:style-name="ce6" table:formula="of:=DATE(2014; MONTH([.A484]);DAY([.A484]))" office:value-type="date" office:date-value="2014-12-21" calcext:value-type="date">
            <text:p>12/21/14</text:p>
          </table:table-cell>
        </table:table-row>
        <table:table-row table:style-name="ro1">
          <table:table-cell table:style-name="ce2" office:value-type="date" office:date-value="2004-12-14" calcext:value-type="date">
            <text:p>14-Dec-04</text:p>
          </table:table-cell>
          <table:table-cell table:style-name="ce5" office:value-type="float" office:value="66.15" calcext:value-type="float">
            <text:p>66.15</text:p>
          </table:table-cell>
          <table:table-cell table:style-name="ce6" table:formula="of:=DATE(2014; MONTH([.A485]);DAY([.A485]))" office:value-type="date" office:date-value="2014-12-14" calcext:value-type="date">
            <text:p>12/14/14</text:p>
          </table:table-cell>
        </table:table-row>
        <table:table-row table:style-name="ro1">
          <table:table-cell table:style-name="ce2" office:value-type="date" office:date-value="2004-12-07" calcext:value-type="date">
            <text:p>07-Dec-04</text:p>
          </table:table-cell>
          <table:table-cell table:style-name="ce5" office:value-type="float" office:value="66.15" calcext:value-type="float">
            <text:p>66.15</text:p>
          </table:table-cell>
          <table:table-cell table:style-name="ce6" table:formula="of:=DATE(2014; MONTH([.A486]);DAY([.A486]))" office:value-type="date" office:date-value="2014-12-07" calcext:value-type="date">
            <text:p>12/07/14</text:p>
          </table:table-cell>
        </table:table-row>
        <table:table-row table:style-name="ro1">
          <table:table-cell table:style-name="ce2" office:value-type="date" office:date-value="2004-11-30" calcext:value-type="date">
            <text:p>30-Nov-04</text:p>
          </table:table-cell>
          <table:table-cell table:style-name="ce5" office:value-type="float" office:value="66.15" calcext:value-type="float">
            <text:p>66.15</text:p>
          </table:table-cell>
          <table:table-cell table:style-name="ce6" table:formula="of:=DATE(2014; MONTH([.A487]);DAY([.A487]))" office:value-type="date" office:date-value="2014-11-30" calcext:value-type="date">
            <text:p>11/30/14</text:p>
          </table:table-cell>
        </table:table-row>
        <table:table-row table:style-name="ro1">
          <table:table-cell table:style-name="ce2" office:value-type="date" office:date-value="2004-11-23" calcext:value-type="date">
            <text:p>23-Nov-04</text:p>
          </table:table-cell>
          <table:table-cell table:style-name="ce5" office:value-type="float" office:value="66.2" calcext:value-type="float">
            <text:p>66.2</text:p>
          </table:table-cell>
          <table:table-cell table:style-name="ce6" table:formula="of:=DATE(2014; MONTH([.A488]);DAY([.A488]))" office:value-type="date" office:date-value="2014-11-23" calcext:value-type="date">
            <text:p>11/23/14</text:p>
          </table:table-cell>
        </table:table-row>
        <table:table-row table:style-name="ro1">
          <table:table-cell table:style-name="ce2" office:value-type="date" office:date-value="2004-11-16" calcext:value-type="date">
            <text:p>16-Nov-04</text:p>
          </table:table-cell>
          <table:table-cell table:style-name="ce5" office:value-type="float" office:value="66.2" calcext:value-type="float">
            <text:p>66.2</text:p>
          </table:table-cell>
          <table:table-cell table:style-name="ce6" table:formula="of:=DATE(2014; MONTH([.A489]);DAY([.A489]))" office:value-type="date" office:date-value="2014-11-16" calcext:value-type="date">
            <text:p>11/16/14</text:p>
          </table:table-cell>
        </table:table-row>
        <table:table-row table:style-name="ro1">
          <table:table-cell table:style-name="ce2" office:value-type="date" office:date-value="2004-11-09" calcext:value-type="date">
            <text:p>09-Nov-04</text:p>
          </table:table-cell>
          <table:table-cell table:style-name="ce5" office:value-type="float" office:value="66.87" calcext:value-type="float">
            <text:p>66.87</text:p>
          </table:table-cell>
          <table:table-cell table:style-name="ce6" table:formula="of:=DATE(2014; MONTH([.A490]);DAY([.A490]))" office:value-type="date" office:date-value="2014-11-09" calcext:value-type="date">
            <text:p>11/09/14</text:p>
          </table:table-cell>
        </table:table-row>
        <table:table-row table:style-name="ro1">
          <table:table-cell table:style-name="ce2" office:value-type="date" office:date-value="2004-11-02" calcext:value-type="date">
            <text:p>02-Nov-04</text:p>
          </table:table-cell>
          <table:table-cell table:style-name="ce5" office:value-type="float" office:value="65.87" calcext:value-type="float">
            <text:p>65.87</text:p>
          </table:table-cell>
          <table:table-cell table:style-name="ce6" table:formula="of:=DATE(2014; MONTH([.A491]);DAY([.A491]))" office:value-type="date" office:date-value="2014-11-02" calcext:value-type="date">
            <text:p>11/02/14</text:p>
          </table:table-cell>
        </table:table-row>
        <table:table-row table:style-name="ro1">
          <table:table-cell table:style-name="ce2" office:value-type="date" office:date-value="2004-10-26" calcext:value-type="date">
            <text:p>26-Oct-04</text:p>
          </table:table-cell>
          <table:table-cell table:style-name="ce5" office:value-type="float" office:value="66.8" calcext:value-type="float">
            <text:p>66.8</text:p>
          </table:table-cell>
          <table:table-cell table:style-name="ce6" table:formula="of:=DATE(2014; MONTH([.A492]);DAY([.A492]))" office:value-type="date" office:date-value="2014-10-26" calcext:value-type="date">
            <text:p>10/26/14</text:p>
          </table:table-cell>
        </table:table-row>
        <table:table-row table:style-name="ro1">
          <table:table-cell table:style-name="ce2" office:value-type="date" office:date-value="2004-10-19" calcext:value-type="date">
            <text:p>19-Oct-04</text:p>
          </table:table-cell>
          <table:table-cell table:style-name="ce5" office:value-type="float" office:value="68.35" calcext:value-type="float">
            <text:p>68.35</text:p>
          </table:table-cell>
          <table:table-cell table:style-name="ce6" table:formula="of:=DATE(2014; MONTH([.A493]);DAY([.A493]))" office:value-type="date" office:date-value="2014-10-19" calcext:value-type="date">
            <text:p>10/19/14</text:p>
          </table:table-cell>
        </table:table-row>
        <table:table-row table:style-name="ro1">
          <table:table-cell table:style-name="ce2" office:value-type="date" office:date-value="2004-10-12" calcext:value-type="date">
            <text:p>12-Oct-04</text:p>
          </table:table-cell>
          <table:table-cell table:style-name="ce5" office:value-type="float" office:value="67.68" calcext:value-type="float">
            <text:p>67.68</text:p>
          </table:table-cell>
          <table:table-cell table:style-name="ce6" table:formula="of:=DATE(2014; MONTH([.A494]);DAY([.A494]))" office:value-type="date" office:date-value="2014-10-12" calcext:value-type="date">
            <text:p>10/12/14</text:p>
          </table:table-cell>
        </table:table-row>
        <table:table-row table:style-name="ro1">
          <table:table-cell table:style-name="ce2" office:value-type="date" office:date-value="2004-10-05" calcext:value-type="date">
            <text:p>05-Oct-04</text:p>
          </table:table-cell>
          <table:table-cell table:style-name="ce5" office:value-type="float" office:value="69.52" calcext:value-type="float">
            <text:p>69.52</text:p>
          </table:table-cell>
          <table:table-cell table:style-name="ce6" table:formula="of:=DATE(2014; MONTH([.A495]);DAY([.A495]))" office:value-type="date" office:date-value="2014-10-05" calcext:value-type="date">
            <text:p>10/05/14</text:p>
          </table:table-cell>
        </table:table-row>
        <table:table-row table:style-name="ro1">
          <table:table-cell table:style-name="ce2" office:value-type="date" office:date-value="2004-09-28" calcext:value-type="date">
            <text:p>28-Sep-04</text:p>
          </table:table-cell>
          <table:table-cell table:style-name="ce5" office:value-type="float" office:value="63.47" calcext:value-type="float">
            <text:p>63.47</text:p>
          </table:table-cell>
          <table:table-cell table:style-name="ce6" table:formula="of:=DATE(2014; MONTH([.A496]);DAY([.A496]))" office:value-type="date" office:date-value="2014-09-28" calcext:value-type="date">
            <text:p>09/28/14</text:p>
          </table:table-cell>
        </table:table-row>
        <table:table-row table:style-name="ro1">
          <table:table-cell table:style-name="ce2" office:value-type="date" office:date-value="2004-09-21" calcext:value-type="date">
            <text:p>21-Sep-04</text:p>
          </table:table-cell>
          <table:table-cell table:style-name="ce5" office:value-type="float" office:value="73.82" calcext:value-type="float">
            <text:p>73.82</text:p>
          </table:table-cell>
          <table:table-cell table:style-name="ce6" table:formula="of:=DATE(2014; MONTH([.A497]);DAY([.A497]))" office:value-type="date" office:date-value="2014-09-21" calcext:value-type="date">
            <text:p>09/21/14</text:p>
          </table:table-cell>
        </table:table-row>
        <table:table-row table:style-name="ro1">
          <table:table-cell table:style-name="ce2" office:value-type="date" office:date-value="2004-09-14" calcext:value-type="date">
            <text:p>14-Sep-04</text:p>
          </table:table-cell>
          <table:table-cell table:style-name="ce5" office:value-type="float" office:value="74.25" calcext:value-type="float">
            <text:p>74.25</text:p>
          </table:table-cell>
          <table:table-cell table:style-name="ce6" table:formula="of:=DATE(2014; MONTH([.A498]);DAY([.A498]))" office:value-type="date" office:date-value="2014-09-14" calcext:value-type="date">
            <text:p>09/14/14</text:p>
          </table:table-cell>
        </table:table-row>
        <table:table-row table:style-name="ro1">
          <table:table-cell table:style-name="ce2" office:value-type="date" office:date-value="2004-09-07" calcext:value-type="date">
            <text:p>07-Sep-04</text:p>
          </table:table-cell>
          <table:table-cell table:style-name="ce5" office:value-type="float" office:value="67.35" calcext:value-type="float">
            <text:p>67.35</text:p>
          </table:table-cell>
          <table:table-cell table:style-name="ce6" table:formula="of:=DATE(2014; MONTH([.A499]);DAY([.A499]))" office:value-type="date" office:date-value="2014-09-07" calcext:value-type="date">
            <text:p>09/07/14</text:p>
          </table:table-cell>
        </table:table-row>
        <table:table-row table:style-name="ro1">
          <table:table-cell table:style-name="ce2" office:value-type="date" office:date-value="2004-08-31" calcext:value-type="date">
            <text:p>31-Aug-04</text:p>
          </table:table-cell>
          <table:table-cell table:style-name="ce5" office:value-type="float" office:value="69.71" calcext:value-type="float">
            <text:p>69.71</text:p>
          </table:table-cell>
          <table:table-cell table:style-name="ce6" table:formula="of:=DATE(2014; MONTH([.A500]);DAY([.A500]))" office:value-type="date" office:date-value="2014-08-31" calcext:value-type="date">
            <text:p>08/31/14</text:p>
          </table:table-cell>
        </table:table-row>
        <table:table-row table:style-name="ro1">
          <table:table-cell table:style-name="ce2" office:value-type="date" office:date-value="2004-08-24" calcext:value-type="date">
            <text:p>24-Aug-04</text:p>
          </table:table-cell>
          <table:table-cell table:style-name="ce5" office:value-type="float" office:value="68.17" calcext:value-type="float">
            <text:p>68.17</text:p>
          </table:table-cell>
          <table:table-cell table:style-name="ce6" table:formula="of:=DATE(2014; MONTH([.A501]);DAY([.A501]))" office:value-type="date" office:date-value="2014-08-24" calcext:value-type="date">
            <text:p>08/24/14</text:p>
          </table:table-cell>
        </table:table-row>
        <table:table-row table:style-name="ro1">
          <table:table-cell table:style-name="ce2" office:value-type="date" office:date-value="2004-08-17" calcext:value-type="date">
            <text:p>17-Aug-04</text:p>
          </table:table-cell>
          <table:table-cell table:style-name="ce5" office:value-type="float" office:value="74.56" calcext:value-type="float">
            <text:p>74.56</text:p>
          </table:table-cell>
          <table:table-cell table:style-name="ce6" table:formula="of:=DATE(2014; MONTH([.A502]);DAY([.A502]))" office:value-type="date" office:date-value="2014-08-17" calcext:value-type="date">
            <text:p>08/17/14</text:p>
          </table:table-cell>
        </table:table-row>
        <table:table-row table:style-name="ro1">
          <table:table-cell table:style-name="ce2" office:value-type="date" office:date-value="2004-08-10" calcext:value-type="date">
            <text:p>10-Aug-04</text:p>
          </table:table-cell>
          <table:table-cell table:style-name="ce5" office:value-type="float" office:value="72.67" calcext:value-type="float">
            <text:p>72.67</text:p>
          </table:table-cell>
          <table:table-cell table:style-name="ce6" table:formula="of:=DATE(2014; MONTH([.A503]);DAY([.A503]))" office:value-type="date" office:date-value="2014-08-10" calcext:value-type="date">
            <text:p>08/10/14</text:p>
          </table:table-cell>
        </table:table-row>
        <table:table-row table:style-name="ro1">
          <table:table-cell table:style-name="ce2" office:value-type="date" office:date-value="2004-08-03" calcext:value-type="date">
            <text:p>03-Aug-04</text:p>
          </table:table-cell>
          <table:table-cell table:style-name="ce5" office:value-type="float" office:value="75.65" calcext:value-type="float">
            <text:p>75.65</text:p>
          </table:table-cell>
          <table:table-cell table:style-name="ce6" table:formula="of:=DATE(2014; MONTH([.A504]);DAY([.A504]))" office:value-type="date" office:date-value="2014-08-03" calcext:value-type="date">
            <text:p>08/03/14</text:p>
          </table:table-cell>
        </table:table-row>
        <table:table-row table:style-name="ro1">
          <table:table-cell table:style-name="ce2" office:value-type="date" office:date-value="2004-07-27" calcext:value-type="date">
            <text:p>27-Jul-04</text:p>
          </table:table-cell>
          <table:table-cell table:style-name="ce5" office:value-type="float" office:value="69.91" calcext:value-type="float">
            <text:p>69.91</text:p>
          </table:table-cell>
          <table:table-cell table:style-name="ce6" table:formula="of:=DATE(2014; MONTH([.A505]);DAY([.A505]))" office:value-type="date" office:date-value="2014-07-27" calcext:value-type="date">
            <text:p>07/27/14</text:p>
          </table:table-cell>
        </table:table-row>
        <table:table-row table:style-name="ro1">
          <table:table-cell table:style-name="ce2" office:value-type="date" office:date-value="2004-07-20" calcext:value-type="date">
            <text:p>20-Jul-04</text:p>
          </table:table-cell>
          <table:table-cell table:style-name="ce5" office:value-type="float" office:value="74.67" calcext:value-type="float">
            <text:p>74.67</text:p>
          </table:table-cell>
          <table:table-cell table:style-name="ce6" table:formula="of:=DATE(2014; MONTH([.A506]);DAY([.A506]))" office:value-type="date" office:date-value="2014-07-20" calcext:value-type="date">
            <text:p>07/20/14</text:p>
          </table:table-cell>
        </table:table-row>
        <table:table-row table:style-name="ro1">
          <table:table-cell table:style-name="ce2" office:value-type="date" office:date-value="2004-07-13" calcext:value-type="date">
            <text:p>13-Jul-04</text:p>
          </table:table-cell>
          <table:table-cell table:style-name="ce5" office:value-type="float" office:value="71.89" calcext:value-type="float">
            <text:p>71.89</text:p>
          </table:table-cell>
          <table:table-cell table:style-name="ce6" table:formula="of:=DATE(2014; MONTH([.A507]);DAY([.A507]))" office:value-type="date" office:date-value="2014-07-13" calcext:value-type="date">
            <text:p>07/13/14</text:p>
          </table:table-cell>
        </table:table-row>
        <table:table-row table:style-name="ro1">
          <table:table-cell table:style-name="ce2" office:value-type="date" office:date-value="2004-07-06" calcext:value-type="date">
            <text:p>06-Jul-04</text:p>
          </table:table-cell>
          <table:table-cell table:style-name="ce5" office:value-type="float" office:value="71.89" calcext:value-type="float">
            <text:p>71.89</text:p>
          </table:table-cell>
          <table:table-cell table:style-name="ce6" table:formula="of:=DATE(2014; MONTH([.A508]);DAY([.A508]))" office:value-type="date" office:date-value="2014-07-06" calcext:value-type="date">
            <text:p>07/06/14</text:p>
          </table:table-cell>
        </table:table-row>
        <table:table-row table:style-name="ro1">
          <table:table-cell table:style-name="ce2" office:value-type="date" office:date-value="2004-06-29" calcext:value-type="date">
            <text:p>29-Jun-04</text:p>
          </table:table-cell>
          <table:table-cell table:style-name="ce5" office:value-type="float" office:value="71.42" calcext:value-type="float">
            <text:p>71.42</text:p>
          </table:table-cell>
          <table:table-cell table:style-name="ce6" table:formula="of:=DATE(2014; MONTH([.A509]);DAY([.A509]))" office:value-type="date" office:date-value="2014-06-29" calcext:value-type="date">
            <text:p>06/29/14</text:p>
          </table:table-cell>
        </table:table-row>
        <table:table-row table:style-name="ro1">
          <table:table-cell table:style-name="ce2" office:value-type="date" office:date-value="2004-06-22" calcext:value-type="date">
            <text:p>22-Jun-04</text:p>
          </table:table-cell>
          <table:table-cell table:style-name="ce5" office:value-type="float" office:value="72.67" calcext:value-type="float">
            <text:p>72.67</text:p>
          </table:table-cell>
          <table:table-cell table:style-name="ce6" table:formula="of:=DATE(2014; MONTH([.A510]);DAY([.A510]))" office:value-type="date" office:date-value="2014-06-22" calcext:value-type="date">
            <text:p>06/22/14</text:p>
          </table:table-cell>
        </table:table-row>
        <table:table-row table:style-name="ro1">
          <table:table-cell table:style-name="ce2" office:value-type="date" office:date-value="2004-06-15" calcext:value-type="date">
            <text:p>15-Jun-04</text:p>
          </table:table-cell>
          <table:table-cell table:style-name="ce5" office:value-type="float" office:value="75.52" calcext:value-type="float">
            <text:p>75.52</text:p>
          </table:table-cell>
          <table:table-cell table:style-name="ce6" table:formula="of:=DATE(2014; MONTH([.A511]);DAY([.A511]))" office:value-type="date" office:date-value="2014-06-15" calcext:value-type="date">
            <text:p>06/15/14</text:p>
          </table:table-cell>
        </table:table-row>
        <table:table-row table:style-name="ro1">
          <table:table-cell table:style-name="ce2" office:value-type="date" office:date-value="2004-06-08" calcext:value-type="date">
            <text:p>08-Jun-04</text:p>
          </table:table-cell>
          <table:table-cell table:style-name="ce5" office:value-type="float" office:value="77.82" calcext:value-type="float">
            <text:p>77.82</text:p>
          </table:table-cell>
          <table:table-cell table:style-name="ce6" table:formula="of:=DATE(2014; MONTH([.A512]);DAY([.A512]))" office:value-type="date" office:date-value="2014-06-08" calcext:value-type="date">
            <text:p>06/08/14</text:p>
          </table:table-cell>
        </table:table-row>
        <table:table-row table:style-name="ro1">
          <table:table-cell table:style-name="ce2" office:value-type="date" office:date-value="2004-06-01" calcext:value-type="date">
            <text:p>01-Jun-04</text:p>
          </table:table-cell>
          <table:table-cell table:style-name="ce5" office:value-type="float" office:value="77.71" calcext:value-type="float">
            <text:p>77.71</text:p>
          </table:table-cell>
          <table:table-cell table:style-name="ce6" table:formula="of:=DATE(2014; MONTH([.A513]);DAY([.A513]))" office:value-type="date" office:date-value="2014-06-01" calcext:value-type="date">
            <text:p>06/01/14</text:p>
          </table:table-cell>
        </table:table-row>
        <table:table-row table:style-name="ro1">
          <table:table-cell table:style-name="ce2" office:value-type="date" office:date-value="2004-05-25" calcext:value-type="date">
            <text:p>25-May-04</text:p>
          </table:table-cell>
          <table:table-cell table:style-name="ce5" office:value-type="float" office:value="82.3" calcext:value-type="float">
            <text:p>82.3</text:p>
          </table:table-cell>
          <table:table-cell table:style-name="ce6" table:formula="of:=DATE(2014; MONTH([.A514]);DAY([.A514]))" office:value-type="date" office:date-value="2014-05-25" calcext:value-type="date">
            <text:p>05/25/14</text:p>
          </table:table-cell>
        </table:table-row>
        <table:table-row table:style-name="ro1">
          <table:table-cell table:style-name="ce2" office:value-type="date" office:date-value="2004-05-18" calcext:value-type="date">
            <text:p>18-May-04</text:p>
          </table:table-cell>
          <table:table-cell table:style-name="ce5" office:value-type="float" office:value="83.81" calcext:value-type="float">
            <text:p>83.81</text:p>
          </table:table-cell>
          <table:table-cell table:style-name="ce6" table:formula="of:=DATE(2014; MONTH([.A515]);DAY([.A515]))" office:value-type="date" office:date-value="2014-05-18" calcext:value-type="date">
            <text:p>05/18/14</text:p>
          </table:table-cell>
        </table:table-row>
        <table:table-row table:style-name="ro1">
          <table:table-cell table:style-name="ce2" office:value-type="date" office:date-value="2004-05-11" calcext:value-type="date">
            <text:p>11-May-04</text:p>
          </table:table-cell>
          <table:table-cell table:style-name="ce5" office:value-type="float" office:value="87.2" calcext:value-type="float">
            <text:p>87.2</text:p>
          </table:table-cell>
          <table:table-cell table:style-name="ce6" table:formula="of:=DATE(2014; MONTH([.A516]);DAY([.A516]))" office:value-type="date" office:date-value="2014-05-11" calcext:value-type="date">
            <text:p>05/11/14</text:p>
          </table:table-cell>
        </table:table-row>
        <table:table-row table:style-name="ro1">
          <table:table-cell table:style-name="ce2" office:value-type="date" office:date-value="2004-05-04" calcext:value-type="date">
            <text:p>04-May-04</text:p>
          </table:table-cell>
          <table:table-cell table:style-name="ce5" office:value-type="float" office:value="88.16" calcext:value-type="float">
            <text:p>88.16</text:p>
          </table:table-cell>
          <table:table-cell table:style-name="ce6" table:formula="of:=DATE(2014; MONTH([.A517]);DAY([.A517]))" office:value-type="date" office:date-value="2014-05-04" calcext:value-type="date">
            <text:p>05/04/14</text:p>
          </table:table-cell>
        </table:table-row>
        <table:table-row table:style-name="ro1">
          <table:table-cell table:style-name="ce2" office:value-type="date" office:date-value="2004-04-27" calcext:value-type="date">
            <text:p>27-Apr-04</text:p>
          </table:table-cell>
          <table:table-cell table:style-name="ce5" office:value-type="float" office:value="87.88" calcext:value-type="float">
            <text:p>87.88</text:p>
          </table:table-cell>
          <table:table-cell table:style-name="ce6" table:formula="of:=DATE(2014; MONTH([.A518]);DAY([.A518]))" office:value-type="date" office:date-value="2014-04-27" calcext:value-type="date">
            <text:p>04/27/14</text:p>
          </table:table-cell>
        </table:table-row>
        <table:table-row table:style-name="ro1">
          <table:table-cell table:style-name="ce2" office:value-type="date" office:date-value="2004-04-20" calcext:value-type="date">
            <text:p>20-Apr-04</text:p>
          </table:table-cell>
          <table:table-cell table:style-name="ce5" office:value-type="float" office:value="88.02" calcext:value-type="float">
            <text:p>88.02</text:p>
          </table:table-cell>
          <table:table-cell table:style-name="ce6" table:formula="of:=DATE(2014; MONTH([.A519]);DAY([.A519]))" office:value-type="date" office:date-value="2014-04-20" calcext:value-type="date">
            <text:p>04/20/14</text:p>
          </table:table-cell>
        </table:table-row>
        <table:table-row table:style-name="ro1">
          <table:table-cell table:style-name="ce2" office:value-type="date" office:date-value="2004-04-13" calcext:value-type="date">
            <text:p>13-Apr-04</text:p>
          </table:table-cell>
          <table:table-cell table:style-name="ce5" office:value-type="float" office:value="88" calcext:value-type="float">
            <text:p>88</text:p>
          </table:table-cell>
          <table:table-cell table:style-name="ce6" table:formula="of:=DATE(2014; MONTH([.A520]);DAY([.A520]))" office:value-type="date" office:date-value="2014-04-13" calcext:value-type="date">
            <text:p>04/13/14</text:p>
          </table:table-cell>
        </table:table-row>
        <table:table-row table:style-name="ro1">
          <table:table-cell table:style-name="ce2" office:value-type="date" office:date-value="2004-04-06" calcext:value-type="date">
            <text:p>06-Apr-04</text:p>
          </table:table-cell>
          <table:table-cell table:style-name="ce5" office:value-type="float" office:value="88" calcext:value-type="float">
            <text:p>88</text:p>
          </table:table-cell>
          <table:table-cell table:style-name="ce6" table:formula="of:=DATE(2014; MONTH([.A521]);DAY([.A521]))" office:value-type="date" office:date-value="2014-04-06" calcext:value-type="date">
            <text:p>04/06/14</text:p>
          </table:table-cell>
        </table:table-row>
        <table:table-row table:style-name="ro1">
          <table:table-cell table:style-name="ce2" office:value-type="date" office:date-value="2004-03-30" calcext:value-type="date">
            <text:p>30-Mar-04</text:p>
          </table:table-cell>
          <table:table-cell table:style-name="ce5" office:value-type="float" office:value="87.89" calcext:value-type="float">
            <text:p>87.89</text:p>
          </table:table-cell>
          <table:table-cell table:style-name="ce6" table:formula="of:=DATE(2014; MONTH([.A522]);DAY([.A522]))" office:value-type="date" office:date-value="2014-03-30" calcext:value-type="date">
            <text:p>03/30/14</text:p>
          </table:table-cell>
        </table:table-row>
        <table:table-row table:style-name="ro1">
          <table:table-cell table:style-name="ce2" office:value-type="date" office:date-value="2004-03-23" calcext:value-type="date">
            <text:p>23-Mar-04</text:p>
          </table:table-cell>
          <table:table-cell table:style-name="ce5" office:value-type="float" office:value="90.67" calcext:value-type="float">
            <text:p>90.67</text:p>
          </table:table-cell>
          <table:table-cell table:style-name="ce6" table:formula="of:=DATE(2014; MONTH([.A523]);DAY([.A523]))" office:value-type="date" office:date-value="2014-03-23" calcext:value-type="date">
            <text:p>03/23/14</text:p>
          </table:table-cell>
        </table:table-row>
        <table:table-row table:style-name="ro1">
          <table:table-cell table:style-name="ce2" office:value-type="date" office:date-value="2004-03-16" calcext:value-type="date">
            <text:p>16-Mar-04</text:p>
          </table:table-cell>
          <table:table-cell table:style-name="ce5" office:value-type="float" office:value="90.67" calcext:value-type="float">
            <text:p>90.67</text:p>
          </table:table-cell>
          <table:table-cell table:style-name="ce6" table:formula="of:=DATE(2014; MONTH([.A524]);DAY([.A524]))" office:value-type="date" office:date-value="2014-03-16" calcext:value-type="date">
            <text:p>03/16/14</text:p>
          </table:table-cell>
        </table:table-row>
        <table:table-row table:style-name="ro1">
          <table:table-cell table:style-name="ce2" office:value-type="date" office:date-value="2004-03-09" calcext:value-type="date">
            <text:p>09-Mar-04</text:p>
          </table:table-cell>
          <table:table-cell table:style-name="ce5" office:value-type="float" office:value="91.35" calcext:value-type="float">
            <text:p>91.35</text:p>
          </table:table-cell>
          <table:table-cell table:style-name="ce6" table:formula="of:=DATE(2014; MONTH([.A525]);DAY([.A525]))" office:value-type="date" office:date-value="2014-03-09" calcext:value-type="date">
            <text:p>03/09/14</text:p>
          </table:table-cell>
        </table:table-row>
        <table:table-row table:style-name="ro1">
          <table:table-cell table:style-name="ce2" office:value-type="date" office:date-value="2004-03-02" calcext:value-type="date">
            <text:p>02-Mar-04</text:p>
          </table:table-cell>
          <table:table-cell table:style-name="ce5" office:value-type="float" office:value="95.26" calcext:value-type="float">
            <text:p>95.26</text:p>
          </table:table-cell>
          <table:table-cell table:style-name="ce6" table:formula="of:=DATE(2014; MONTH([.A526]);DAY([.A526]))" office:value-type="date" office:date-value="2014-03-02" calcext:value-type="date">
            <text:p>03/02/14</text:p>
          </table:table-cell>
        </table:table-row>
        <table:table-row table:style-name="ro1">
          <table:table-cell table:style-name="ce2" office:value-type="date" office:date-value="2004-02-24" calcext:value-type="date">
            <text:p>24-Feb-04</text:p>
          </table:table-cell>
          <table:table-cell table:style-name="ce5" office:value-type="float" office:value="95.28" calcext:value-type="float">
            <text:p>95.28</text:p>
          </table:table-cell>
          <table:table-cell table:style-name="ce6" table:formula="of:=DATE(2014; MONTH([.A527]);DAY([.A527]))" office:value-type="date" office:date-value="2014-02-24" calcext:value-type="date">
            <text:p>02/24/14</text:p>
          </table:table-cell>
        </table:table-row>
        <table:table-row table:style-name="ro1">
          <table:table-cell table:style-name="ce2" office:value-type="date" office:date-value="2004-02-17" calcext:value-type="date">
            <text:p>17-Feb-04</text:p>
          </table:table-cell>
          <table:table-cell table:style-name="ce5" office:value-type="float" office:value="95.28" calcext:value-type="float">
            <text:p>95.28</text:p>
          </table:table-cell>
          <table:table-cell table:style-name="ce6" table:formula="of:=DATE(2014; MONTH([.A528]);DAY([.A528]))" office:value-type="date" office:date-value="2014-02-17" calcext:value-type="date">
            <text:p>02/17/14</text:p>
          </table:table-cell>
        </table:table-row>
        <table:table-row table:style-name="ro1">
          <table:table-cell table:style-name="ce2" office:value-type="date" office:date-value="2004-02-10" calcext:value-type="date">
            <text:p>10-Feb-04</text:p>
          </table:table-cell>
          <table:table-cell table:style-name="ce5" office:value-type="float" office:value="95.13" calcext:value-type="float">
            <text:p>95.13</text:p>
          </table:table-cell>
          <table:table-cell table:style-name="ce6" table:formula="of:=DATE(2014; MONTH([.A529]);DAY([.A529]))" office:value-type="date" office:date-value="2014-02-10" calcext:value-type="date">
            <text:p>02/10/14</text:p>
          </table:table-cell>
        </table:table-row>
        <table:table-row table:style-name="ro1">
          <table:table-cell table:style-name="ce2" office:value-type="date" office:date-value="2004-02-03" calcext:value-type="date">
            <text:p>03-Feb-04</text:p>
          </table:table-cell>
          <table:table-cell table:style-name="ce5" office:value-type="float" office:value="95.4" calcext:value-type="float">
            <text:p>95.4</text:p>
          </table:table-cell>
          <table:table-cell table:style-name="ce6" table:formula="of:=DATE(2014; MONTH([.A530]);DAY([.A530]))" office:value-type="date" office:date-value="2014-02-03" calcext:value-type="date">
            <text:p>02/03/14</text:p>
          </table:table-cell>
        </table:table-row>
        <table:table-row table:style-name="ro1">
          <table:table-cell table:style-name="ce2" office:value-type="date" office:date-value="2004-01-27" calcext:value-type="date">
            <text:p>27-Jan-04</text:p>
          </table:table-cell>
          <table:table-cell table:style-name="ce5" office:value-type="float" office:value="95.4" calcext:value-type="float">
            <text:p>95.4</text:p>
          </table:table-cell>
          <table:table-cell table:style-name="ce6" table:formula="of:=DATE(2014; MONTH([.A531]);DAY([.A531]))" office:value-type="date" office:date-value="2014-01-27" calcext:value-type="date">
            <text:p>01/27/14</text:p>
          </table:table-cell>
        </table:table-row>
        <table:table-row table:style-name="ro1">
          <table:table-cell table:style-name="ce2" office:value-type="date" office:date-value="2004-01-20" calcext:value-type="date">
            <text:p>20-Jan-04</text:p>
          </table:table-cell>
          <table:table-cell table:style-name="ce5" office:value-type="float" office:value="95.3" calcext:value-type="float">
            <text:p>95.3</text:p>
          </table:table-cell>
          <table:table-cell table:style-name="ce6" table:formula="of:=DATE(2014; MONTH([.A532]);DAY([.A532]))" office:value-type="date" office:date-value="2014-01-20" calcext:value-type="date">
            <text:p>01/20/14</text:p>
          </table:table-cell>
        </table:table-row>
        <table:table-row table:style-name="ro1">
          <table:table-cell table:style-name="ce2" office:value-type="date" office:date-value="2004-01-13" calcext:value-type="date">
            <text:p>13-Jan-04</text:p>
          </table:table-cell>
          <table:table-cell table:style-name="ce5" office:value-type="float" office:value="95.2" calcext:value-type="float">
            <text:p>95.2</text:p>
          </table:table-cell>
          <table:table-cell table:style-name="ce6" table:formula="of:=DATE(2014; MONTH([.A533]);DAY([.A533]))" office:value-type="date" office:date-value="2014-01-13" calcext:value-type="date">
            <text:p>01/13/14</text:p>
          </table:table-cell>
        </table:table-row>
        <table:table-row table:style-name="ro1">
          <table:table-cell table:style-name="ce2" office:value-type="date" office:date-value="2004-01-06" calcext:value-type="date">
            <text:p>06-Jan-04</text:p>
          </table:table-cell>
          <table:table-cell table:style-name="ce5" office:value-type="float" office:value="95.74" calcext:value-type="float">
            <text:p>95.74</text:p>
          </table:table-cell>
          <table:table-cell table:style-name="ce6" table:formula="of:=DATE(2014; MONTH([.A534]);DAY([.A534]))" office:value-type="date" office:date-value="2014-01-06" calcext:value-type="date">
            <text:p>01/06/14</text:p>
          </table:table-cell>
        </table:table-row>
        <table:table-row table:style-name="ro1">
          <table:table-cell table:style-name="ce2" office:value-type="date" office:date-value="2003-12-30" calcext:value-type="date">
            <text:p>30-Dec-03</text:p>
          </table:table-cell>
          <table:table-cell table:style-name="ce5" office:value-type="float" office:value="95.77" calcext:value-type="float">
            <text:p>95.77</text:p>
          </table:table-cell>
          <table:table-cell table:style-name="ce6" table:formula="of:=DATE(2014; MONTH([.A535]);DAY([.A535]))" office:value-type="date" office:date-value="2014-12-30" calcext:value-type="date">
            <text:p>12/30/14</text:p>
          </table:table-cell>
        </table:table-row>
        <table:table-row table:style-name="ro1">
          <table:table-cell table:style-name="ce2" office:value-type="date" office:date-value="2003-12-23" calcext:value-type="date">
            <text:p>23-Dec-03</text:p>
          </table:table-cell>
          <table:table-cell table:style-name="ce5" office:value-type="float" office:value="96.14" calcext:value-type="float">
            <text:p>96.14</text:p>
          </table:table-cell>
          <table:table-cell table:style-name="ce6" table:formula="of:=DATE(2014; MONTH([.A536]);DAY([.A536]))" office:value-type="date" office:date-value="2014-12-23" calcext:value-type="date">
            <text:p>12/23/14</text:p>
          </table:table-cell>
        </table:table-row>
        <table:table-row table:style-name="ro1">
          <table:table-cell table:style-name="ce2" office:value-type="date" office:date-value="2003-12-16" calcext:value-type="date">
            <text:p>16-Dec-03</text:p>
          </table:table-cell>
          <table:table-cell table:style-name="ce5" office:value-type="float" office:value="95.22" calcext:value-type="float">
            <text:p>95.22</text:p>
          </table:table-cell>
          <table:table-cell table:style-name="ce6" table:formula="of:=DATE(2014; MONTH([.A537]);DAY([.A537]))" office:value-type="date" office:date-value="2014-12-16" calcext:value-type="date">
            <text:p>12/16/14</text:p>
          </table:table-cell>
        </table:table-row>
        <table:table-row table:style-name="ro1">
          <table:table-cell table:style-name="ce2" office:value-type="date" office:date-value="2003-12-09" calcext:value-type="date">
            <text:p>09-Dec-03</text:p>
          </table:table-cell>
          <table:table-cell table:style-name="ce5" office:value-type="float" office:value="96.11" calcext:value-type="float">
            <text:p>96.11</text:p>
          </table:table-cell>
          <table:table-cell table:style-name="ce6" table:formula="of:=DATE(2014; MONTH([.A538]);DAY([.A538]))" office:value-type="date" office:date-value="2014-12-09" calcext:value-type="date">
            <text:p>12/09/14</text:p>
          </table:table-cell>
        </table:table-row>
        <table:table-row table:style-name="ro1">
          <table:table-cell table:style-name="ce2" office:value-type="date" office:date-value="2003-12-02" calcext:value-type="date">
            <text:p>02-Dec-03</text:p>
          </table:table-cell>
          <table:table-cell table:style-name="ce5" office:value-type="float" office:value="96.18" calcext:value-type="float">
            <text:p>96.18</text:p>
          </table:table-cell>
          <table:table-cell table:style-name="ce6" table:formula="of:=DATE(2014; MONTH([.A539]);DAY([.A539]))" office:value-type="date" office:date-value="2014-12-02" calcext:value-type="date">
            <text:p>12/02/14</text:p>
          </table:table-cell>
        </table:table-row>
        <table:table-row table:style-name="ro1">
          <table:table-cell table:style-name="ce2" office:value-type="date" office:date-value="2003-11-25" calcext:value-type="date">
            <text:p>25-Nov-03</text:p>
          </table:table-cell>
          <table:table-cell table:style-name="ce5" office:value-type="float" office:value="96.44" calcext:value-type="float">
            <text:p>96.44</text:p>
          </table:table-cell>
          <table:table-cell table:style-name="ce6" table:formula="of:=DATE(2014; MONTH([.A540]);DAY([.A540]))" office:value-type="date" office:date-value="2014-11-25" calcext:value-type="date">
            <text:p>11/25/14</text:p>
          </table:table-cell>
        </table:table-row>
        <table:table-row table:style-name="ro1">
          <table:table-cell table:style-name="ce2" office:value-type="date" office:date-value="2003-11-18" calcext:value-type="date">
            <text:p>18-Nov-03</text:p>
          </table:table-cell>
          <table:table-cell table:style-name="ce5" office:value-type="float" office:value="96.51" calcext:value-type="float">
            <text:p>96.51</text:p>
          </table:table-cell>
          <table:table-cell table:style-name="ce6" table:formula="of:=DATE(2014; MONTH([.A541]);DAY([.A541]))" office:value-type="date" office:date-value="2014-11-18" calcext:value-type="date">
            <text:p>11/18/14</text:p>
          </table:table-cell>
        </table:table-row>
        <table:table-row table:style-name="ro1">
          <table:table-cell table:style-name="ce2" office:value-type="date" office:date-value="2003-11-11" calcext:value-type="date">
            <text:p>11-Nov-03</text:p>
          </table:table-cell>
          <table:table-cell table:style-name="ce5" office:value-type="float" office:value="96.5" calcext:value-type="float">
            <text:p>96.5</text:p>
          </table:table-cell>
          <table:table-cell table:style-name="ce6" table:formula="of:=DATE(2014; MONTH([.A542]);DAY([.A542]))" office:value-type="date" office:date-value="2014-11-11" calcext:value-type="date">
            <text:p>11/11/14</text:p>
          </table:table-cell>
        </table:table-row>
        <table:table-row table:style-name="ro1">
          <table:table-cell table:style-name="ce2" office:value-type="date" office:date-value="2003-11-04" calcext:value-type="date">
            <text:p>04-Nov-03</text:p>
          </table:table-cell>
          <table:table-cell table:style-name="ce5" office:value-type="float" office:value="96.37" calcext:value-type="float">
            <text:p>96.37</text:p>
          </table:table-cell>
          <table:table-cell table:style-name="ce6" table:formula="of:=DATE(2014; MONTH([.A543]);DAY([.A543]))" office:value-type="date" office:date-value="2014-11-04" calcext:value-type="date">
            <text:p>11/04/14</text:p>
          </table:table-cell>
        </table:table-row>
        <table:table-row table:style-name="ro1">
          <table:table-cell table:style-name="ce2" office:value-type="date" office:date-value="2003-10-28" calcext:value-type="date">
            <text:p>28-Oct-03</text:p>
          </table:table-cell>
          <table:table-cell table:style-name="ce5" office:value-type="float" office:value="96.42" calcext:value-type="float">
            <text:p>96.42</text:p>
          </table:table-cell>
          <table:table-cell table:style-name="ce6" table:formula="of:=DATE(2014; MONTH([.A544]);DAY([.A544]))" office:value-type="date" office:date-value="2014-10-28" calcext:value-type="date">
            <text:p>10/28/14</text:p>
          </table:table-cell>
        </table:table-row>
        <table:table-row table:style-name="ro1">
          <table:table-cell table:style-name="ce2" office:value-type="date" office:date-value="2003-10-21" calcext:value-type="date">
            <text:p>21-Oct-03</text:p>
          </table:table-cell>
          <table:table-cell table:style-name="ce5" office:value-type="float" office:value="96.54" calcext:value-type="float">
            <text:p>96.54</text:p>
          </table:table-cell>
          <table:table-cell table:style-name="ce6" table:formula="of:=DATE(2014; MONTH([.A545]);DAY([.A545]))" office:value-type="date" office:date-value="2014-10-21" calcext:value-type="date">
            <text:p>10/21/14</text:p>
          </table:table-cell>
        </table:table-row>
        <table:table-row table:style-name="ro1">
          <table:table-cell table:style-name="ce2" office:value-type="date" office:date-value="2003-10-14" calcext:value-type="date">
            <text:p>14-Oct-03</text:p>
          </table:table-cell>
          <table:table-cell table:style-name="ce5" office:value-type="float" office:value="96.55" calcext:value-type="float">
            <text:p>96.55</text:p>
          </table:table-cell>
          <table:table-cell table:style-name="ce6" table:formula="of:=DATE(2014; MONTH([.A546]);DAY([.A546]))" office:value-type="date" office:date-value="2014-10-14" calcext:value-type="date">
            <text:p>10/14/14</text:p>
          </table:table-cell>
        </table:table-row>
        <table:table-row table:style-name="ro1">
          <table:table-cell table:style-name="ce2" office:value-type="date" office:date-value="2003-10-07" calcext:value-type="date">
            <text:p>07-Oct-03</text:p>
          </table:table-cell>
          <table:table-cell table:style-name="ce5" office:value-type="float" office:value="96.8" calcext:value-type="float">
            <text:p>96.8</text:p>
          </table:table-cell>
          <table:table-cell table:style-name="ce6" table:formula="of:=DATE(2014; MONTH([.A547]);DAY([.A547]))" office:value-type="date" office:date-value="2014-10-07" calcext:value-type="date">
            <text:p>10/07/14</text:p>
          </table:table-cell>
        </table:table-row>
        <table:table-row table:style-name="ro1">
          <table:table-cell table:style-name="ce2" office:value-type="date" office:date-value="2003-09-30" calcext:value-type="date">
            <text:p>30-Sep-03</text:p>
          </table:table-cell>
          <table:table-cell table:style-name="ce5" office:value-type="float" office:value="98.05" calcext:value-type="float">
            <text:p>98.05</text:p>
          </table:table-cell>
          <table:table-cell table:style-name="ce6" table:formula="of:=DATE(2014; MONTH([.A548]);DAY([.A548]))" office:value-type="date" office:date-value="2014-09-30" calcext:value-type="date">
            <text:p>09/30/14</text:p>
          </table:table-cell>
        </table:table-row>
        <table:table-row table:style-name="ro1">
          <table:table-cell table:style-name="ce2" office:value-type="date" office:date-value="2003-09-23" calcext:value-type="date">
            <text:p>23-Sep-03</text:p>
          </table:table-cell>
          <table:table-cell table:style-name="ce5" office:value-type="float" office:value="97.95" calcext:value-type="float">
            <text:p>97.95</text:p>
          </table:table-cell>
          <table:table-cell table:style-name="ce6" table:formula="of:=DATE(2014; MONTH([.A549]);DAY([.A549]))" office:value-type="date" office:date-value="2014-09-23" calcext:value-type="date">
            <text:p>09/23/14</text:p>
          </table:table-cell>
        </table:table-row>
        <table:table-row table:style-name="ro1">
          <table:table-cell table:style-name="ce2" office:value-type="date" office:date-value="2003-09-16" calcext:value-type="date">
            <text:p>16-Sep-03</text:p>
          </table:table-cell>
          <table:table-cell table:style-name="ce5" office:value-type="float" office:value="97.75" calcext:value-type="float">
            <text:p>97.75</text:p>
          </table:table-cell>
          <table:table-cell table:style-name="ce6" table:formula="of:=DATE(2014; MONTH([.A550]);DAY([.A550]))" office:value-type="date" office:date-value="2014-09-16" calcext:value-type="date">
            <text:p>09/16/14</text:p>
          </table:table-cell>
        </table:table-row>
        <table:table-row table:style-name="ro1">
          <table:table-cell table:style-name="ce2" office:value-type="date" office:date-value="2003-09-09" calcext:value-type="date">
            <text:p>09-Sep-03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551]);DAY([.A551]))" office:value-type="date" office:date-value="2014-09-09" calcext:value-type="date">
            <text:p>09/09/14</text:p>
          </table:table-cell>
        </table:table-row>
        <table:table-row table:style-name="ro1">
          <table:table-cell table:style-name="ce2" office:value-type="date" office:date-value="2003-09-02" calcext:value-type="date">
            <text:p>02-Sep-03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552]);DAY([.A552]))" office:value-type="date" office:date-value="2014-09-02" calcext:value-type="date">
            <text:p>09/02/14</text:p>
          </table:table-cell>
        </table:table-row>
        <table:table-row table:style-name="ro1">
          <table:table-cell table:style-name="ce2" office:value-type="date" office:date-value="2003-08-26" calcext:value-type="date">
            <text:p>26-Aug-03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553]);DAY([.A553]))" office:value-type="date" office:date-value="2014-08-26" calcext:value-type="date">
            <text:p>08/26/14</text:p>
          </table:table-cell>
        </table:table-row>
        <table:table-row table:style-name="ro1">
          <table:table-cell table:style-name="ce2" office:value-type="date" office:date-value="2003-08-19" calcext:value-type="date">
            <text:p>19-Aug-03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DATE(2014; MONTH([.A554]);DAY([.A554]))" office:value-type="date" office:date-value="2014-08-19" calcext:value-type="date">
            <text:p>08/19/14</text:p>
          </table:table-cell>
        </table:table-row>
        <table:table-row table:style-name="ro1">
          <table:table-cell table:style-name="ce2" office:value-type="date" office:date-value="2003-08-12" calcext:value-type="date">
            <text:p>12-Aug-03</text:p>
          </table:table-cell>
          <table:table-cell table:style-name="ce5" office:value-type="float" office:value="86.59" calcext:value-type="float">
            <text:p>86.59</text:p>
          </table:table-cell>
          <table:table-cell table:style-name="ce6" table:formula="of:=DATE(2014; MONTH([.A555]);DAY([.A555]))" office:value-type="date" office:date-value="2014-08-12" calcext:value-type="date">
            <text:p>08/12/14</text:p>
          </table:table-cell>
        </table:table-row>
        <table:table-row table:style-name="ro1">
          <table:table-cell table:style-name="ce2" office:value-type="date" office:date-value="2003-08-05" calcext:value-type="date">
            <text:p>05-Aug-03</text:p>
          </table:table-cell>
          <table:table-cell table:style-name="ce5" office:value-type="float" office:value="87.7" calcext:value-type="float">
            <text:p>87.7</text:p>
          </table:table-cell>
          <table:table-cell table:style-name="ce6" table:formula="of:=DATE(2014; MONTH([.A556]);DAY([.A556]))" office:value-type="date" office:date-value="2014-08-05" calcext:value-type="date">
            <text:p>08/05/14</text:p>
          </table:table-cell>
        </table:table-row>
        <table:table-row table:style-name="ro1">
          <table:table-cell table:style-name="ce2" office:value-type="date" office:date-value="2003-07-29" calcext:value-type="date">
            <text:p>29-Jul-03</text:p>
          </table:table-cell>
          <table:table-cell table:style-name="ce5" office:value-type="float" office:value="82.79" calcext:value-type="float">
            <text:p>82.79</text:p>
          </table:table-cell>
          <table:table-cell table:style-name="ce6" table:formula="of:=DATE(2014; MONTH([.A557]);DAY([.A557]))" office:value-type="date" office:date-value="2014-07-29" calcext:value-type="date">
            <text:p>07/29/14</text:p>
          </table:table-cell>
        </table:table-row>
        <table:table-row table:style-name="ro1">
          <table:table-cell table:style-name="ce2" office:value-type="date" office:date-value="2003-07-22" calcext:value-type="date">
            <text:p>22-Jul-03</text:p>
          </table:table-cell>
          <table:table-cell table:style-name="ce5" office:value-type="float" office:value="81.59" calcext:value-type="float">
            <text:p>81.59</text:p>
          </table:table-cell>
          <table:table-cell table:style-name="ce6" table:formula="of:=DATE(2014; MONTH([.A558]);DAY([.A558]))" office:value-type="date" office:date-value="2014-07-22" calcext:value-type="date">
            <text:p>07/22/14</text:p>
          </table:table-cell>
        </table:table-row>
        <table:table-row table:style-name="ro1">
          <table:table-cell table:style-name="ce2" office:value-type="date" office:date-value="2003-07-15" calcext:value-type="date">
            <text:p>15-Jul-03</text:p>
          </table:table-cell>
          <table:table-cell table:style-name="ce5" office:value-type="float" office:value="78.24" calcext:value-type="float">
            <text:p>78.24</text:p>
          </table:table-cell>
          <table:table-cell table:style-name="ce6" table:formula="of:=DATE(2014; MONTH([.A559]);DAY([.A559]))" office:value-type="date" office:date-value="2014-07-15" calcext:value-type="date">
            <text:p>07/15/14</text:p>
          </table:table-cell>
        </table:table-row>
        <table:table-row table:style-name="ro1">
          <table:table-cell table:style-name="ce2" office:value-type="date" office:date-value="2003-07-08" calcext:value-type="date">
            <text:p>08-Jul-03</text:p>
          </table:table-cell>
          <table:table-cell table:style-name="ce5" office:value-type="float" office:value="61.78" calcext:value-type="float">
            <text:p>61.78</text:p>
          </table:table-cell>
          <table:table-cell table:style-name="ce6" table:formula="of:=DATE(2014; MONTH([.A560]);DAY([.A560]))" office:value-type="date" office:date-value="2014-07-08" calcext:value-type="date">
            <text:p>07/08/14</text:p>
          </table:table-cell>
        </table:table-row>
        <table:table-row table:style-name="ro1">
          <table:table-cell table:style-name="ce2" office:value-type="date" office:date-value="2003-07-01" calcext:value-type="date">
            <text:p>01-Jul-03</text:p>
          </table:table-cell>
          <table:table-cell table:style-name="ce5" office:value-type="float" office:value="55.52" calcext:value-type="float">
            <text:p>55.52</text:p>
          </table:table-cell>
          <table:table-cell table:style-name="ce6" table:formula="of:=DATE(2014; MONTH([.A561]);DAY([.A561]))" office:value-type="date" office:date-value="2014-07-01" calcext:value-type="date">
            <text:p>07/01/14</text:p>
          </table:table-cell>
        </table:table-row>
        <table:table-row table:style-name="ro1">
          <table:table-cell table:style-name="ce2" office:value-type="date" office:date-value="2003-06-24" calcext:value-type="date">
            <text:p>24-Jun-03</text:p>
          </table:table-cell>
          <table:table-cell table:style-name="ce5" office:value-type="float" office:value="61.96" calcext:value-type="float">
            <text:p>61.96</text:p>
          </table:table-cell>
          <table:table-cell table:style-name="ce6" table:formula="of:=DATE(2014; MONTH([.A562]);DAY([.A562]))" office:value-type="date" office:date-value="2014-06-24" calcext:value-type="date">
            <text:p>06/24/14</text:p>
          </table:table-cell>
        </table:table-row>
        <table:table-row table:style-name="ro1">
          <table:table-cell table:style-name="ce2" office:value-type="date" office:date-value="2003-06-17" calcext:value-type="date">
            <text:p>17-Jun-03</text:p>
          </table:table-cell>
          <table:table-cell table:style-name="ce5" office:value-type="float" office:value="71.92" calcext:value-type="float">
            <text:p>71.92</text:p>
          </table:table-cell>
          <table:table-cell table:style-name="ce6" table:formula="of:=DATE(2014; MONTH([.A563]);DAY([.A563]))" office:value-type="date" office:date-value="2014-06-17" calcext:value-type="date">
            <text:p>06/17/14</text:p>
          </table:table-cell>
        </table:table-row>
        <table:table-row table:style-name="ro1">
          <table:table-cell table:style-name="ce2" office:value-type="date" office:date-value="2003-06-10" calcext:value-type="date">
            <text:p>10-Jun-03</text:p>
          </table:table-cell>
          <table:table-cell table:style-name="ce5" office:value-type="float" office:value="74.07" calcext:value-type="float">
            <text:p>74.07</text:p>
          </table:table-cell>
          <table:table-cell table:style-name="ce6" table:formula="of:=DATE(2014; MONTH([.A564]);DAY([.A564]))" office:value-type="date" office:date-value="2014-06-10" calcext:value-type="date">
            <text:p>06/10/14</text:p>
          </table:table-cell>
        </table:table-row>
        <table:table-row table:style-name="ro1">
          <table:table-cell table:style-name="ce2" office:value-type="date" office:date-value="2003-06-03" calcext:value-type="date">
            <text:p>03-Jun-03</text:p>
          </table:table-cell>
          <table:table-cell table:style-name="ce5" office:value-type="float" office:value="77.16" calcext:value-type="float">
            <text:p>77.16</text:p>
          </table:table-cell>
          <table:table-cell table:style-name="ce6" table:formula="of:=DATE(2014; MONTH([.A565]);DAY([.A565]))" office:value-type="date" office:date-value="2014-06-03" calcext:value-type="date">
            <text:p>06/03/14</text:p>
          </table:table-cell>
        </table:table-row>
        <table:table-row table:style-name="ro1">
          <table:table-cell table:style-name="ce2" office:value-type="date" office:date-value="2003-05-27" calcext:value-type="date">
            <text:p>27-May-03</text:p>
          </table:table-cell>
          <table:table-cell table:style-name="ce5" office:value-type="float" office:value="78.45" calcext:value-type="float">
            <text:p>78.45</text:p>
          </table:table-cell>
          <table:table-cell table:style-name="ce6" table:formula="of:=DATE(2014; MONTH([.A566]);DAY([.A566]))" office:value-type="date" office:date-value="2014-05-27" calcext:value-type="date">
            <text:p>05/27/14</text:p>
          </table:table-cell>
        </table:table-row>
        <table:table-row table:style-name="ro1">
          <table:table-cell table:style-name="ce2" office:value-type="date" office:date-value="2003-05-20" calcext:value-type="date">
            <text:p>20-May-03</text:p>
          </table:table-cell>
          <table:table-cell table:style-name="ce5" office:value-type="float" office:value="77.37" calcext:value-type="float">
            <text:p>77.37</text:p>
          </table:table-cell>
          <table:table-cell table:style-name="ce6" table:formula="of:=DATE(2014; MONTH([.A567]);DAY([.A567]))" office:value-type="date" office:date-value="2014-05-20" calcext:value-type="date">
            <text:p>05/20/14</text:p>
          </table:table-cell>
        </table:table-row>
        <table:table-row table:style-name="ro1">
          <table:table-cell table:style-name="ce2" office:value-type="date" office:date-value="2003-05-13" calcext:value-type="date">
            <text:p>13-May-03</text:p>
          </table:table-cell>
          <table:table-cell table:style-name="ce5" office:value-type="float" office:value="81.48" calcext:value-type="float">
            <text:p>81.48</text:p>
          </table:table-cell>
          <table:table-cell table:style-name="ce6" table:formula="of:=DATE(2014; MONTH([.A568]);DAY([.A568]))" office:value-type="date" office:date-value="2014-05-13" calcext:value-type="date">
            <text:p>05/13/14</text:p>
          </table:table-cell>
        </table:table-row>
        <table:table-row table:style-name="ro1">
          <table:table-cell table:style-name="ce2" office:value-type="date" office:date-value="2003-05-06" calcext:value-type="date">
            <text:p>06-May-03</text:p>
          </table:table-cell>
          <table:table-cell table:style-name="ce5" office:value-type="float" office:value="88.59" calcext:value-type="float">
            <text:p>88.59</text:p>
          </table:table-cell>
          <table:table-cell table:style-name="ce6" table:formula="of:=DATE(2014; MONTH([.A569]);DAY([.A569]))" office:value-type="date" office:date-value="2014-05-06" calcext:value-type="date">
            <text:p>05/06/14</text:p>
          </table:table-cell>
        </table:table-row>
        <table:table-row table:style-name="ro1">
          <table:table-cell table:style-name="ce2" office:value-type="date" office:date-value="2003-04-29" calcext:value-type="date">
            <text:p>29-Apr-03</text:p>
          </table:table-cell>
          <table:table-cell table:style-name="ce5" office:value-type="float" office:value="91.65" calcext:value-type="float">
            <text:p>91.65</text:p>
          </table:table-cell>
          <table:table-cell table:style-name="ce6" table:formula="of:=DATE(2014; MONTH([.A570]);DAY([.A570]))" office:value-type="date" office:date-value="2014-04-29" calcext:value-type="date">
            <text:p>04/29/14</text:p>
          </table:table-cell>
        </table:table-row>
        <table:table-row table:style-name="ro1">
          <table:table-cell table:style-name="ce2" office:value-type="date" office:date-value="2003-04-22" calcext:value-type="date">
            <text:p>22-Apr-03</text:p>
          </table:table-cell>
          <table:table-cell table:style-name="ce5" office:value-type="float" office:value="91.81" calcext:value-type="float">
            <text:p>91.81</text:p>
          </table:table-cell>
          <table:table-cell table:style-name="ce6" table:formula="of:=DATE(2014; MONTH([.A571]);DAY([.A571]))" office:value-type="date" office:date-value="2014-04-22" calcext:value-type="date">
            <text:p>04/22/14</text:p>
          </table:table-cell>
        </table:table-row>
        <table:table-row table:style-name="ro1">
          <table:table-cell table:style-name="ce2" office:value-type="date" office:date-value="2003-04-15" calcext:value-type="date">
            <text:p>15-Apr-03</text:p>
          </table:table-cell>
          <table:table-cell table:style-name="ce5" office:value-type="float" office:value="93.43" calcext:value-type="float">
            <text:p>93.43</text:p>
          </table:table-cell>
          <table:table-cell table:style-name="ce6" table:formula="of:=DATE(2014; MONTH([.A572]);DAY([.A572]))" office:value-type="date" office:date-value="2014-04-15" calcext:value-type="date">
            <text:p>04/15/14</text:p>
          </table:table-cell>
        </table:table-row>
        <table:table-row table:style-name="ro1">
          <table:table-cell table:style-name="ce2" office:value-type="date" office:date-value="2003-04-08" calcext:value-type="date">
            <text:p>08-Apr-03</text:p>
          </table:table-cell>
          <table:table-cell table:style-name="ce5" office:value-type="float" office:value="92.7" calcext:value-type="float">
            <text:p>92.7</text:p>
          </table:table-cell>
          <table:table-cell table:style-name="ce6" table:formula="of:=DATE(2014; MONTH([.A573]);DAY([.A573]))" office:value-type="date" office:date-value="2014-04-08" calcext:value-type="date">
            <text:p>04/08/14</text:p>
          </table:table-cell>
        </table:table-row>
        <table:table-row table:style-name="ro1">
          <table:table-cell table:style-name="ce2" office:value-type="date" office:date-value="2003-04-01" calcext:value-type="date">
            <text:p>01-Apr-03</text:p>
          </table:table-cell>
          <table:table-cell table:style-name="ce5" office:value-type="float" office:value="93.38" calcext:value-type="float">
            <text:p>93.38</text:p>
          </table:table-cell>
          <table:table-cell table:style-name="ce6" table:formula="of:=DATE(2014; MONTH([.A574]);DAY([.A574]))" office:value-type="date" office:date-value="2014-04-01" calcext:value-type="date">
            <text:p>04/01/14</text:p>
          </table:table-cell>
        </table:table-row>
        <table:table-row table:style-name="ro1">
          <table:table-cell table:style-name="ce2" office:value-type="date" office:date-value="2003-03-25" calcext:value-type="date">
            <text:p>25-Mar-03</text:p>
          </table:table-cell>
          <table:table-cell table:style-name="ce5" office:value-type="float" office:value="94.73" calcext:value-type="float">
            <text:p>94.73</text:p>
          </table:table-cell>
          <table:table-cell table:style-name="ce6" table:formula="of:=DATE(2014; MONTH([.A575]);DAY([.A575]))" office:value-type="date" office:date-value="2014-03-25" calcext:value-type="date">
            <text:p>03/25/14</text:p>
          </table:table-cell>
        </table:table-row>
        <table:table-row table:style-name="ro1">
          <table:table-cell table:style-name="ce2" office:value-type="date" office:date-value="2003-03-18" calcext:value-type="date">
            <text:p>18-Mar-03</text:p>
          </table:table-cell>
          <table:table-cell table:style-name="ce5" office:value-type="float" office:value="98.35" calcext:value-type="float">
            <text:p>98.35</text:p>
          </table:table-cell>
          <table:table-cell table:style-name="ce6" table:formula="of:=DATE(2014; MONTH([.A576]);DAY([.A576]))" office:value-type="date" office:date-value="2014-03-18" calcext:value-type="date">
            <text:p>03/18/14</text:p>
          </table:table-cell>
        </table:table-row>
        <table:table-row table:style-name="ro1">
          <table:table-cell table:style-name="ce2" office:value-type="date" office:date-value="2003-03-11" calcext:value-type="date">
            <text:p>11-Mar-03</text:p>
          </table:table-cell>
          <table:table-cell table:style-name="ce5" office:value-type="float" office:value="98.31" calcext:value-type="float">
            <text:p>98.31</text:p>
          </table:table-cell>
          <table:table-cell table:style-name="ce6" table:formula="of:=DATE(2014; MONTH([.A577]);DAY([.A577]))" office:value-type="date" office:date-value="2014-03-11" calcext:value-type="date">
            <text:p>03/11/14</text:p>
          </table:table-cell>
        </table:table-row>
        <table:table-row table:style-name="ro1">
          <table:table-cell table:style-name="ce2" office:value-type="date" office:date-value="2003-03-04" calcext:value-type="date">
            <text:p>04-Mar-03</text:p>
          </table:table-cell>
          <table:table-cell table:style-name="ce5" office:value-type="float" office:value="94.07" calcext:value-type="float">
            <text:p>94.07</text:p>
          </table:table-cell>
          <table:table-cell table:style-name="ce6" table:formula="of:=DATE(2014; MONTH([.A578]);DAY([.A578]))" office:value-type="date" office:date-value="2014-03-04" calcext:value-type="date">
            <text:p>03/04/14</text:p>
          </table:table-cell>
        </table:table-row>
        <table:table-row table:style-name="ro1">
          <table:table-cell table:style-name="ce2" office:value-type="date" office:date-value="2003-02-25" calcext:value-type="date">
            <text:p>25-Feb-03</text:p>
          </table:table-cell>
          <table:table-cell table:style-name="ce5" office:value-type="float" office:value="94.08" calcext:value-type="float">
            <text:p>94.08</text:p>
          </table:table-cell>
          <table:table-cell table:style-name="ce6" table:formula="of:=DATE(2014; MONTH([.A579]);DAY([.A579]))" office:value-type="date" office:date-value="2014-02-25" calcext:value-type="date">
            <text:p>02/25/14</text:p>
          </table:table-cell>
        </table:table-row>
        <table:table-row table:style-name="ro1">
          <table:table-cell table:style-name="ce2" office:value-type="date" office:date-value="2003-02-18" calcext:value-type="date">
            <text:p>18-Feb-03</text:p>
          </table:table-cell>
          <table:table-cell table:style-name="ce5" office:value-type="float" office:value="96.32" calcext:value-type="float">
            <text:p>96.32</text:p>
          </table:table-cell>
          <table:table-cell table:style-name="ce6" table:formula="of:=DATE(2014; MONTH([.A580]);DAY([.A580]))" office:value-type="date" office:date-value="2014-02-18" calcext:value-type="date">
            <text:p>02/18/14</text:p>
          </table:table-cell>
        </table:table-row>
        <table:table-row table:style-name="ro1">
          <table:table-cell table:style-name="ce2" office:value-type="date" office:date-value="2003-02-11" calcext:value-type="date">
            <text:p>11-Feb-03</text:p>
          </table:table-cell>
          <table:table-cell table:style-name="ce5" office:value-type="float" office:value="96.39" calcext:value-type="float">
            <text:p>96.39</text:p>
          </table:table-cell>
          <table:table-cell table:style-name="ce6" table:formula="of:=DATE(2014; MONTH([.A581]);DAY([.A581]))" office:value-type="date" office:date-value="2014-02-11" calcext:value-type="date">
            <text:p>02/11/14</text:p>
          </table:table-cell>
        </table:table-row>
        <table:table-row table:style-name="ro1">
          <table:table-cell table:style-name="ce2" office:value-type="date" office:date-value="2003-02-04" calcext:value-type="date">
            <text:p>04-Feb-03</text:p>
          </table:table-cell>
          <table:table-cell table:style-name="ce5" office:value-type="float" office:value="96.2" calcext:value-type="float">
            <text:p>96.2</text:p>
          </table:table-cell>
          <table:table-cell table:style-name="ce6" table:formula="of:=DATE(2014; MONTH([.A582]);DAY([.A582]))" office:value-type="date" office:date-value="2014-02-04" calcext:value-type="date">
            <text:p>02/04/14</text:p>
          </table:table-cell>
        </table:table-row>
        <table:table-row table:style-name="ro1">
          <table:table-cell table:style-name="ce2" office:value-type="date" office:date-value="2003-01-28" calcext:value-type="date">
            <text:p>28-Jan-03</text:p>
          </table:table-cell>
          <table:table-cell table:style-name="ce5" office:value-type="float" office:value="96.38" calcext:value-type="float">
            <text:p>96.38</text:p>
          </table:table-cell>
          <table:table-cell table:style-name="ce6" table:formula="of:=DATE(2014; MONTH([.A583]);DAY([.A583]))" office:value-type="date" office:date-value="2014-01-28" calcext:value-type="date">
            <text:p>01/28/14</text:p>
          </table:table-cell>
        </table:table-row>
        <table:table-row table:style-name="ro1">
          <table:table-cell table:style-name="ce2" office:value-type="date" office:date-value="2003-01-21" calcext:value-type="date">
            <text:p>21-Jan-03</text:p>
          </table:table-cell>
          <table:table-cell table:style-name="ce5" office:value-type="float" office:value="95.84" calcext:value-type="float">
            <text:p>95.84</text:p>
          </table:table-cell>
          <table:table-cell table:style-name="ce6" table:formula="of:=DATE(2014; MONTH([.A584]);DAY([.A584]))" office:value-type="date" office:date-value="2014-01-21" calcext:value-type="date">
            <text:p>01/21/14</text:p>
          </table:table-cell>
        </table:table-row>
        <table:table-row table:style-name="ro1">
          <table:table-cell table:style-name="ce2" office:value-type="date" office:date-value="2003-01-14" calcext:value-type="date">
            <text:p>14-Jan-03</text:p>
          </table:table-cell>
          <table:table-cell table:style-name="ce5" office:value-type="float" office:value="93.24" calcext:value-type="float">
            <text:p>93.24</text:p>
          </table:table-cell>
          <table:table-cell table:style-name="ce6" table:formula="of:=DATE(2014; MONTH([.A585]);DAY([.A585]))" office:value-type="date" office:date-value="2014-01-14" calcext:value-type="date">
            <text:p>01/14/14</text:p>
          </table:table-cell>
        </table:table-row>
        <table:table-row table:style-name="ro1">
          <table:table-cell table:style-name="ce2" office:value-type="date" office:date-value="2003-01-07" calcext:value-type="date">
            <text:p>07-Jan-03</text:p>
          </table:table-cell>
          <table:table-cell table:style-name="ce5" office:value-type="float" office:value="93.09" calcext:value-type="float">
            <text:p>93.09</text:p>
          </table:table-cell>
          <table:table-cell table:style-name="ce6" table:formula="of:=DATE(2014; MONTH([.A586]);DAY([.A586]))" office:value-type="date" office:date-value="2014-01-07" calcext:value-type="date">
            <text:p>01/07/14</text:p>
          </table:table-cell>
        </table:table-row>
        <table:table-row table:style-name="ro1">
          <table:table-cell table:style-name="ce2" office:value-type="date" office:date-value="2002-12-31" calcext:value-type="date">
            <text:p>31-Dec-02</text:p>
          </table:table-cell>
          <table:table-cell table:style-name="ce5" office:value-type="float" office:value="88.59" calcext:value-type="float">
            <text:p>88.59</text:p>
          </table:table-cell>
          <table:table-cell table:style-name="ce6" table:formula="of:=DATE(2014; MONTH([.A587]);DAY([.A587]))" office:value-type="date" office:date-value="2014-12-31" calcext:value-type="date">
            <text:p>12/31/14</text:p>
          </table:table-cell>
        </table:table-row>
        <table:table-row table:style-name="ro1">
          <table:table-cell table:style-name="ce2" office:value-type="date" office:date-value="2002-12-24" calcext:value-type="date">
            <text:p>24-Dec-02</text:p>
          </table:table-cell>
          <table:table-cell table:style-name="ce5" office:value-type="float" office:value="87.9" calcext:value-type="float">
            <text:p>87.9</text:p>
          </table:table-cell>
          <table:table-cell table:style-name="ce6" table:formula="of:=DATE(2014; MONTH([.A588]);DAY([.A588]))" office:value-type="date" office:date-value="2014-12-24" calcext:value-type="date">
            <text:p>12/24/14</text:p>
          </table:table-cell>
        </table:table-row>
        <table:table-row table:style-name="ro1">
          <table:table-cell table:style-name="ce2" office:value-type="date" office:date-value="2002-12-17" calcext:value-type="date">
            <text:p>17-Dec-02</text:p>
          </table:table-cell>
          <table:table-cell table:style-name="ce5" office:value-type="float" office:value="88.11" calcext:value-type="float">
            <text:p>88.11</text:p>
          </table:table-cell>
          <table:table-cell table:style-name="ce6" table:formula="of:=DATE(2014; MONTH([.A589]);DAY([.A589]))" office:value-type="date" office:date-value="2014-12-17" calcext:value-type="date">
            <text:p>12/17/14</text:p>
          </table:table-cell>
        </table:table-row>
        <table:table-row table:style-name="ro1">
          <table:table-cell table:style-name="ce2" office:value-type="date" office:date-value="2002-12-10" calcext:value-type="date">
            <text:p>10-Dec-02</text:p>
          </table:table-cell>
          <table:table-cell table:style-name="ce5" office:value-type="float" office:value="87.05" calcext:value-type="float">
            <text:p>87.05</text:p>
          </table:table-cell>
          <table:table-cell table:style-name="ce6" table:formula="of:=DATE(2014; MONTH([.A590]);DAY([.A590]))" office:value-type="date" office:date-value="2014-12-10" calcext:value-type="date">
            <text:p>12/10/14</text:p>
          </table:table-cell>
        </table:table-row>
        <table:table-row table:style-name="ro1">
          <table:table-cell table:style-name="ce2" office:value-type="date" office:date-value="2002-12-03" calcext:value-type="date">
            <text:p>03-Dec-02</text:p>
          </table:table-cell>
          <table:table-cell table:style-name="ce5" office:value-type="float" office:value="82.12" calcext:value-type="float">
            <text:p>82.12</text:p>
          </table:table-cell>
          <table:table-cell table:style-name="ce6" table:formula="of:=DATE(2014; MONTH([.A591]);DAY([.A591]))" office:value-type="date" office:date-value="2014-12-03" calcext:value-type="date">
            <text:p>12/03/14</text:p>
          </table:table-cell>
        </table:table-row>
        <table:table-row table:style-name="ro1">
          <table:table-cell table:style-name="ce2" office:value-type="date" office:date-value="2002-11-26" calcext:value-type="date">
            <text:p>26-Nov-02</text:p>
          </table:table-cell>
          <table:table-cell table:style-name="ce5" office:value-type="float" office:value="81.97" calcext:value-type="float">
            <text:p>81.97</text:p>
          </table:table-cell>
          <table:table-cell table:style-name="ce6" table:formula="of:=DATE(2014; MONTH([.A592]);DAY([.A592]))" office:value-type="date" office:date-value="2014-11-26" calcext:value-type="date">
            <text:p>11/26/14</text:p>
          </table:table-cell>
        </table:table-row>
        <table:table-row table:style-name="ro1">
          <table:table-cell table:style-name="ce2" office:value-type="date" office:date-value="2002-11-19" calcext:value-type="date">
            <text:p>19-Nov-02</text:p>
          </table:table-cell>
          <table:table-cell table:style-name="ce5" office:value-type="float" office:value="82.53" calcext:value-type="float">
            <text:p>82.53</text:p>
          </table:table-cell>
          <table:table-cell table:style-name="ce6" table:formula="of:=DATE(2014; MONTH([.A593]);DAY([.A593]))" office:value-type="date" office:date-value="2014-11-19" calcext:value-type="date">
            <text:p>11/19/14</text:p>
          </table:table-cell>
        </table:table-row>
        <table:table-row table:style-name="ro1">
          <table:table-cell table:style-name="ce2" office:value-type="date" office:date-value="2002-11-12" calcext:value-type="date">
            <text:p>12-Nov-02</text:p>
          </table:table-cell>
          <table:table-cell table:style-name="ce5" office:value-type="float" office:value="82.39" calcext:value-type="float">
            <text:p>82.39</text:p>
          </table:table-cell>
          <table:table-cell table:style-name="ce6" table:formula="of:=DATE(2014; MONTH([.A594]);DAY([.A594]))" office:value-type="date" office:date-value="2014-11-12" calcext:value-type="date">
            <text:p>11/12/14</text:p>
          </table:table-cell>
        </table:table-row>
        <table:table-row table:style-name="ro1">
          <table:table-cell table:style-name="ce2" office:value-type="date" office:date-value="2002-11-05" calcext:value-type="date">
            <text:p>05-Nov-02</text:p>
          </table:table-cell>
          <table:table-cell table:style-name="ce5" office:value-type="float" office:value="82.39" calcext:value-type="float">
            <text:p>82.39</text:p>
          </table:table-cell>
          <table:table-cell table:style-name="ce6" table:formula="of:=DATE(2014; MONTH([.A595]);DAY([.A595]))" office:value-type="date" office:date-value="2014-11-05" calcext:value-type="date">
            <text:p>11/05/14</text:p>
          </table:table-cell>
        </table:table-row>
        <table:table-row table:style-name="ro1">
          <table:table-cell table:style-name="ce2" office:value-type="date" office:date-value="2002-10-29" calcext:value-type="date">
            <text:p>29-Oct-02</text:p>
          </table:table-cell>
          <table:table-cell table:style-name="ce5" office:value-type="float" office:value="82.82" calcext:value-type="float">
            <text:p>82.82</text:p>
          </table:table-cell>
          <table:table-cell table:style-name="ce6" table:formula="of:=DATE(2014; MONTH([.A596]);DAY([.A596]))" office:value-type="date" office:date-value="2014-10-29" calcext:value-type="date">
            <text:p>10/29/14</text:p>
          </table:table-cell>
        </table:table-row>
        <table:table-row table:style-name="ro1">
          <table:table-cell table:style-name="ce2" office:value-type="date" office:date-value="2002-10-22" calcext:value-type="date">
            <text:p>22-Oct-02</text:p>
          </table:table-cell>
          <table:table-cell table:style-name="ce5" office:value-type="float" office:value="84.81" calcext:value-type="float">
            <text:p>84.81</text:p>
          </table:table-cell>
          <table:table-cell table:style-name="ce6" table:formula="of:=DATE(2014; MONTH([.A597]);DAY([.A597]))" office:value-type="date" office:date-value="2014-10-22" calcext:value-type="date">
            <text:p>10/22/14</text:p>
          </table:table-cell>
        </table:table-row>
        <table:table-row table:style-name="ro1">
          <table:table-cell table:style-name="ce2" office:value-type="date" office:date-value="2002-10-15" calcext:value-type="date">
            <text:p>15-Oct-02</text:p>
          </table:table-cell>
          <table:table-cell table:style-name="ce5" office:value-type="float" office:value="84.56" calcext:value-type="float">
            <text:p>84.56</text:p>
          </table:table-cell>
          <table:table-cell table:style-name="ce6" table:formula="of:=DATE(2014; MONTH([.A598]);DAY([.A598]))" office:value-type="date" office:date-value="2014-10-15" calcext:value-type="date">
            <text:p>10/15/14</text:p>
          </table:table-cell>
        </table:table-row>
        <table:table-row table:style-name="ro1">
          <table:table-cell table:style-name="ce2" office:value-type="date" office:date-value="2002-10-08" calcext:value-type="date">
            <text:p>08-Oct-02</text:p>
          </table:table-cell>
          <table:table-cell table:style-name="ce5" office:value-type="float" office:value="84.27" calcext:value-type="float">
            <text:p>84.27</text:p>
          </table:table-cell>
          <table:table-cell table:style-name="ce6" table:formula="of:=DATE(2014; MONTH([.A599]);DAY([.A599]))" office:value-type="date" office:date-value="2014-10-08" calcext:value-type="date">
            <text:p>10/08/14</text:p>
          </table:table-cell>
        </table:table-row>
        <table:table-row table:style-name="ro1">
          <table:table-cell table:style-name="ce2" office:value-type="date" office:date-value="2002-10-01" calcext:value-type="date">
            <text:p>01-Oct-02</text:p>
          </table:table-cell>
          <table:table-cell table:style-name="ce5" office:value-type="float" office:value="83.59" calcext:value-type="float">
            <text:p>83.59</text:p>
          </table:table-cell>
          <table:table-cell table:style-name="ce6" table:formula="of:=DATE(2014; MONTH([.A600]);DAY([.A600]))" office:value-type="date" office:date-value="2014-10-01" calcext:value-type="date">
            <text:p>10/01/14</text:p>
          </table:table-cell>
        </table:table-row>
        <table:table-row table:style-name="ro1">
          <table:table-cell table:style-name="ce2" office:value-type="date" office:date-value="2002-09-24" calcext:value-type="date">
            <text:p>24-Sep-02</text:p>
          </table:table-cell>
          <table:table-cell table:style-name="ce5" office:value-type="float" office:value="78.6" calcext:value-type="float">
            <text:p>78.6</text:p>
          </table:table-cell>
          <table:table-cell table:style-name="ce6" table:formula="of:=DATE(2014; MONTH([.A601]);DAY([.A601]))" office:value-type="date" office:date-value="2014-09-24" calcext:value-type="date">
            <text:p>09/24/14</text:p>
          </table:table-cell>
        </table:table-row>
        <table:table-row table:style-name="ro1">
          <table:table-cell table:style-name="ce2" office:value-type="date" office:date-value="2002-09-17" calcext:value-type="date">
            <text:p>17-Sep-02</text:p>
          </table:table-cell>
          <table:table-cell table:style-name="ce5" office:value-type="float" office:value="79.18" calcext:value-type="float">
            <text:p>79.18</text:p>
          </table:table-cell>
          <table:table-cell table:style-name="ce6" table:formula="of:=DATE(2014; MONTH([.A602]);DAY([.A602]))" office:value-type="date" office:date-value="2014-09-17" calcext:value-type="date">
            <text:p>09/17/14</text:p>
          </table:table-cell>
        </table:table-row>
        <table:table-row table:style-name="ro1">
          <table:table-cell table:style-name="ce2" office:value-type="date" office:date-value="2002-09-10" calcext:value-type="date">
            <text:p>10-Sep-02</text:p>
          </table:table-cell>
          <table:table-cell table:style-name="ce5" office:value-type="float" office:value="80.09" calcext:value-type="float">
            <text:p>80.09</text:p>
          </table:table-cell>
          <table:table-cell table:style-name="ce6" table:formula="of:=DATE(2014; MONTH([.A603]);DAY([.A603]))" office:value-type="date" office:date-value="2014-09-10" calcext:value-type="date">
            <text:p>09/10/14</text:p>
          </table:table-cell>
        </table:table-row>
        <table:table-row table:style-name="ro1">
          <table:table-cell table:style-name="ce2" office:value-type="date" office:date-value="2002-09-03" calcext:value-type="date">
            <text:p>03-Sep-02</text:p>
          </table:table-cell>
          <table:table-cell table:style-name="ce5" office:value-type="float" office:value="80.27" calcext:value-type="float">
            <text:p>80.27</text:p>
          </table:table-cell>
          <table:table-cell table:style-name="ce6" table:formula="of:=DATE(2014; MONTH([.A604]);DAY([.A604]))" office:value-type="date" office:date-value="2014-09-03" calcext:value-type="date">
            <text:p>09/03/14</text:p>
          </table:table-cell>
        </table:table-row>
        <table:table-row table:style-name="ro1">
          <table:table-cell table:style-name="ce2" office:value-type="date" office:date-value="2002-08-27" calcext:value-type="date">
            <text:p>27-Aug-02</text:p>
          </table:table-cell>
          <table:table-cell table:style-name="ce5" office:value-type="float" office:value="78.97" calcext:value-type="float">
            <text:p>78.97</text:p>
          </table:table-cell>
          <table:table-cell table:style-name="ce6" table:formula="of:=DATE(2014; MONTH([.A605]);DAY([.A605]))" office:value-type="date" office:date-value="2014-08-27" calcext:value-type="date">
            <text:p>08/27/14</text:p>
          </table:table-cell>
        </table:table-row>
        <table:table-row table:style-name="ro1">
          <table:table-cell table:style-name="ce2" office:value-type="date" office:date-value="2002-08-20" calcext:value-type="date">
            <text:p>20-Aug-02</text:p>
          </table:table-cell>
          <table:table-cell table:style-name="ce5" office:value-type="float" office:value="79.78" calcext:value-type="float">
            <text:p>79.78</text:p>
          </table:table-cell>
          <table:table-cell table:style-name="ce6" table:formula="of:=DATE(2014; MONTH([.A606]);DAY([.A606]))" office:value-type="date" office:date-value="2014-08-20" calcext:value-type="date">
            <text:p>08/20/14</text:p>
          </table:table-cell>
        </table:table-row>
        <table:table-row table:style-name="ro1">
          <table:table-cell table:style-name="ce2" office:value-type="date" office:date-value="2002-08-13" calcext:value-type="date">
            <text:p>13-Aug-02</text:p>
          </table:table-cell>
          <table:table-cell table:style-name="ce5" office:value-type="float" office:value="79.98" calcext:value-type="float">
            <text:p>79.98</text:p>
          </table:table-cell>
          <table:table-cell table:style-name="ce6" table:formula="of:=DATE(2014; MONTH([.A607]);DAY([.A607]))" office:value-type="date" office:date-value="2014-08-13" calcext:value-type="date">
            <text:p>08/13/14</text:p>
          </table:table-cell>
        </table:table-row>
        <table:table-row table:style-name="ro1">
          <table:table-cell table:style-name="ce2" office:value-type="date" office:date-value="2002-08-06" calcext:value-type="date">
            <text:p>06-Aug-02</text:p>
          </table:table-cell>
          <table:table-cell table:style-name="ce5" office:value-type="float" office:value="87.19" calcext:value-type="float">
            <text:p>87.19</text:p>
          </table:table-cell>
          <table:table-cell table:style-name="ce6" table:formula="of:=DATE(2014; MONTH([.A608]);DAY([.A608]))" office:value-type="date" office:date-value="2014-08-06" calcext:value-type="date">
            <text:p>08/06/14</text:p>
          </table:table-cell>
        </table:table-row>
        <table:table-row table:style-name="ro1">
          <table:table-cell table:style-name="ce2" office:value-type="date" office:date-value="2002-07-30" calcext:value-type="date">
            <text:p>30-Jul-02</text:p>
          </table:table-cell>
          <table:table-cell table:style-name="ce5" office:value-type="float" office:value="87.76" calcext:value-type="float">
            <text:p>87.76</text:p>
          </table:table-cell>
          <table:table-cell table:style-name="ce6" table:formula="of:=DATE(2014; MONTH([.A609]);DAY([.A609]))" office:value-type="date" office:date-value="2014-07-30" calcext:value-type="date">
            <text:p>07/30/14</text:p>
          </table:table-cell>
        </table:table-row>
        <table:table-row table:style-name="ro1">
          <table:table-cell table:style-name="ce2" office:value-type="date" office:date-value="2002-07-23" calcext:value-type="date">
            <text:p>23-Jul-02</text:p>
          </table:table-cell>
          <table:table-cell table:style-name="ce5" office:value-type="float" office:value="86.7" calcext:value-type="float">
            <text:p>86.7</text:p>
          </table:table-cell>
          <table:table-cell table:style-name="ce6" table:formula="of:=DATE(2014; MONTH([.A610]);DAY([.A610]))" office:value-type="date" office:date-value="2014-07-23" calcext:value-type="date">
            <text:p>07/23/14</text:p>
          </table:table-cell>
        </table:table-row>
        <table:table-row table:style-name="ro1">
          <table:table-cell table:style-name="ce2" office:value-type="date" office:date-value="2002-07-16" calcext:value-type="date">
            <text:p>16-Jul-02</text:p>
          </table:table-cell>
          <table:table-cell table:style-name="ce5" office:value-type="float" office:value="83.64" calcext:value-type="float">
            <text:p>83.64</text:p>
          </table:table-cell>
          <table:table-cell table:style-name="ce6" table:formula="of:=DATE(2014; MONTH([.A611]);DAY([.A611]))" office:value-type="date" office:date-value="2014-07-16" calcext:value-type="date">
            <text:p>07/16/14</text:p>
          </table:table-cell>
        </table:table-row>
        <table:table-row table:style-name="ro1">
          <table:table-cell table:style-name="ce2" office:value-type="date" office:date-value="2002-07-09" calcext:value-type="date">
            <text:p>09-Jul-02</text:p>
          </table:table-cell>
          <table:table-cell table:style-name="ce5" office:value-type="float" office:value="84.25" calcext:value-type="float">
            <text:p>84.25</text:p>
          </table:table-cell>
          <table:table-cell table:style-name="ce6" table:formula="of:=DATE(2014; MONTH([.A612]);DAY([.A612]))" office:value-type="date" office:date-value="2014-07-09" calcext:value-type="date">
            <text:p>07/09/14</text:p>
          </table:table-cell>
        </table:table-row>
        <table:table-row table:style-name="ro1">
          <table:table-cell table:style-name="ce2" office:value-type="date" office:date-value="2002-07-02" calcext:value-type="date">
            <text:p>02-Jul-02</text:p>
          </table:table-cell>
          <table:table-cell table:style-name="ce5" office:value-type="float" office:value="84.9" calcext:value-type="float">
            <text:p>84.9</text:p>
          </table:table-cell>
          <table:table-cell table:style-name="ce6" table:formula="of:=DATE(2014; MONTH([.A613]);DAY([.A613]))" office:value-type="date" office:date-value="2014-07-02" calcext:value-type="date">
            <text:p>07/02/14</text:p>
          </table:table-cell>
        </table:table-row>
        <table:table-row table:style-name="ro1">
          <table:table-cell table:style-name="ce2" office:value-type="date" office:date-value="2002-06-25" calcext:value-type="date">
            <text:p>25-Jun-02</text:p>
          </table:table-cell>
          <table:table-cell table:style-name="ce5" office:value-type="float" office:value="80.53" calcext:value-type="float">
            <text:p>80.53</text:p>
          </table:table-cell>
          <table:table-cell table:style-name="ce6" table:formula="of:=DATE(2014; MONTH([.A614]);DAY([.A614]))" office:value-type="date" office:date-value="2014-06-25" calcext:value-type="date">
            <text:p>06/25/14</text:p>
          </table:table-cell>
        </table:table-row>
        <table:table-row table:style-name="ro1">
          <table:table-cell table:style-name="ce2" office:value-type="date" office:date-value="2002-06-18" calcext:value-type="date">
            <text:p>18-Jun-02</text:p>
          </table:table-cell>
          <table:table-cell table:style-name="ce5" office:value-type="float" office:value="81.8" calcext:value-type="float">
            <text:p>81.8</text:p>
          </table:table-cell>
          <table:table-cell table:style-name="ce6" table:formula="of:=DATE(2014; MONTH([.A615]);DAY([.A615]))" office:value-type="date" office:date-value="2014-06-18" calcext:value-type="date">
            <text:p>06/18/14</text:p>
          </table:table-cell>
        </table:table-row>
        <table:table-row table:style-name="ro1">
          <table:table-cell table:style-name="ce2" office:value-type="date" office:date-value="2002-06-11" calcext:value-type="date">
            <text:p>11-Jun-02</text:p>
          </table:table-cell>
          <table:table-cell table:style-name="ce5" office:value-type="float" office:value="79.09" calcext:value-type="float">
            <text:p>79.09</text:p>
          </table:table-cell>
          <table:table-cell table:style-name="ce6" table:formula="of:=DATE(2014; MONTH([.A616]);DAY([.A616]))" office:value-type="date" office:date-value="2014-06-11" calcext:value-type="date">
            <text:p>06/11/14</text:p>
          </table:table-cell>
        </table:table-row>
        <table:table-row table:style-name="ro1">
          <table:table-cell table:style-name="ce2" office:value-type="date" office:date-value="2002-06-04" calcext:value-type="date">
            <text:p>04-Jun-02</text:p>
          </table:table-cell>
          <table:table-cell table:style-name="ce5" office:value-type="float" office:value="81.34" calcext:value-type="float">
            <text:p>81.34</text:p>
          </table:table-cell>
          <table:table-cell table:style-name="ce6" table:formula="of:=DATE(2014; MONTH([.A617]);DAY([.A617]))" office:value-type="date" office:date-value="2014-06-04" calcext:value-type="date">
            <text:p>06/04/14</text:p>
          </table:table-cell>
        </table:table-row>
        <table:table-row table:style-name="ro1">
          <table:table-cell table:style-name="ce2" office:value-type="date" office:date-value="2002-05-28" calcext:value-type="date">
            <text:p>28-May-02</text:p>
          </table:table-cell>
          <table:table-cell table:style-name="ce5" office:value-type="float" office:value="83.37" calcext:value-type="float">
            <text:p>83.37</text:p>
          </table:table-cell>
          <table:table-cell table:style-name="ce6" table:formula="of:=DATE(2014; MONTH([.A618]);DAY([.A618]))" office:value-type="date" office:date-value="2014-05-28" calcext:value-type="date">
            <text:p>05/28/14</text:p>
          </table:table-cell>
        </table:table-row>
        <table:table-row table:style-name="ro1">
          <table:table-cell table:style-name="ce2" office:value-type="date" office:date-value="2002-05-21" calcext:value-type="date">
            <text:p>21-May-0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formula="of:=DATE(2014; MONTH([.A619]);DAY([.A619]))" office:value-type="date" office:date-value="2014-05-21" calcext:value-type="date">
            <text:p>05/21/14</text:p>
          </table:table-cell>
        </table:table-row>
        <table:table-row table:style-name="ro1">
          <table:table-cell table:style-name="ce2" office:value-type="date" office:date-value="2002-05-14" calcext:value-type="date">
            <text:p>14-May-02</text:p>
          </table:table-cell>
          <table:table-cell table:style-name="ce5" office:value-type="float" office:value="84.78" calcext:value-type="float">
            <text:p>84.78</text:p>
          </table:table-cell>
          <table:table-cell table:style-name="ce6" table:formula="of:=DATE(2014; MONTH([.A620]);DAY([.A620]))" office:value-type="date" office:date-value="2014-05-14" calcext:value-type="date">
            <text:p>05/14/14</text:p>
          </table:table-cell>
        </table:table-row>
        <table:table-row table:style-name="ro1">
          <table:table-cell table:style-name="ce2" office:value-type="date" office:date-value="2002-05-07" calcext:value-type="date">
            <text:p>07-May-02</text:p>
          </table:table-cell>
          <table:table-cell table:style-name="ce5" office:value-type="float" office:value="94.91" calcext:value-type="float">
            <text:p>94.91</text:p>
          </table:table-cell>
          <table:table-cell table:style-name="ce6" table:formula="of:=DATE(2014; MONTH([.A621]);DAY([.A621]))" office:value-type="date" office:date-value="2014-05-07" calcext:value-type="date">
            <text:p>05/07/14</text:p>
          </table:table-cell>
        </table:table-row>
        <table:table-row table:style-name="ro1">
          <table:table-cell table:style-name="ce2" office:value-type="date" office:date-value="2002-04-30" calcext:value-type="date">
            <text:p>30-Apr-02</text:p>
          </table:table-cell>
          <table:table-cell table:style-name="ce5" office:value-type="float" office:value="94.19" calcext:value-type="float">
            <text:p>94.19</text:p>
          </table:table-cell>
          <table:table-cell table:style-name="ce6" table:formula="of:=DATE(2014; MONTH([.A622]);DAY([.A622]))" office:value-type="date" office:date-value="2014-04-30" calcext:value-type="date">
            <text:p>04/30/14</text:p>
          </table:table-cell>
        </table:table-row>
        <table:table-row table:style-name="ro1">
          <table:table-cell table:style-name="ce2" office:value-type="date" office:date-value="2002-04-23" calcext:value-type="date">
            <text:p>23-Apr-02</text:p>
          </table:table-cell>
          <table:table-cell table:style-name="ce5" office:value-type="float" office:value="96.04" calcext:value-type="float">
            <text:p>96.04</text:p>
          </table:table-cell>
          <table:table-cell table:style-name="ce6" table:formula="of:=DATE(2014; MONTH([.A623]);DAY([.A623]))" office:value-type="date" office:date-value="2014-04-23" calcext:value-type="date">
            <text:p>04/23/14</text:p>
          </table:table-cell>
        </table:table-row>
        <table:table-row table:style-name="ro1">
          <table:table-cell table:style-name="ce2" office:value-type="date" office:date-value="2002-04-16" calcext:value-type="date">
            <text:p>16-Apr-02</text:p>
          </table:table-cell>
          <table:table-cell table:style-name="ce5" office:value-type="float" office:value="99.69" calcext:value-type="float">
            <text:p>99.69</text:p>
          </table:table-cell>
          <table:table-cell table:style-name="ce6" table:formula="of:=DATE(2014; MONTH([.A624]);DAY([.A624]))" office:value-type="date" office:date-value="2014-04-16" calcext:value-type="date">
            <text:p>04/16/14</text:p>
          </table:table-cell>
        </table:table-row>
        <table:table-row table:style-name="ro1">
          <table:table-cell table:style-name="ce2" office:value-type="date" office:date-value="2002-04-09" calcext:value-type="date">
            <text:p>09-Apr-02</text:p>
          </table:table-cell>
          <table:table-cell table:style-name="ce5" office:value-type="float" office:value="98.82" calcext:value-type="float">
            <text:p>98.82</text:p>
          </table:table-cell>
          <table:table-cell table:style-name="ce6" table:formula="of:=DATE(2014; MONTH([.A625]);DAY([.A625]))" office:value-type="date" office:date-value="2014-04-09" calcext:value-type="date">
            <text:p>04/09/14</text:p>
          </table:table-cell>
        </table:table-row>
        <table:table-row table:style-name="ro1">
          <table:table-cell table:style-name="ce2" office:value-type="date" office:date-value="2002-04-02" calcext:value-type="date">
            <text:p>02-Apr-02</text:p>
          </table:table-cell>
          <table:table-cell table:style-name="ce5" office:value-type="float" office:value="99.05" calcext:value-type="float">
            <text:p>99.05</text:p>
          </table:table-cell>
          <table:table-cell table:style-name="ce6" table:formula="of:=DATE(2014; MONTH([.A626]);DAY([.A626]))" office:value-type="date" office:date-value="2014-04-02" calcext:value-type="date">
            <text:p>04/02/14</text:p>
          </table:table-cell>
        </table:table-row>
        <table:table-row table:style-name="ro1">
          <table:table-cell table:style-name="ce2" office:value-type="date" office:date-value="2002-03-26" calcext:value-type="date">
            <text:p>26-Mar-02</text:p>
          </table:table-cell>
          <table:table-cell table:style-name="ce5" office:value-type="float" office:value="93.63" calcext:value-type="float">
            <text:p>93.63</text:p>
          </table:table-cell>
          <table:table-cell table:style-name="ce6" table:formula="of:=DATE(2014; MONTH([.A627]);DAY([.A627]))" office:value-type="date" office:date-value="2014-03-26" calcext:value-type="date">
            <text:p>03/26/14</text:p>
          </table:table-cell>
        </table:table-row>
        <table:table-row table:style-name="ro1">
          <table:table-cell table:style-name="ce2" office:value-type="date" office:date-value="2002-03-19" calcext:value-type="date">
            <text:p>19-Mar-02</text:p>
          </table:table-cell>
          <table:table-cell table:style-name="ce5" office:value-type="float" office:value="90.04" calcext:value-type="float">
            <text:p>90.04</text:p>
          </table:table-cell>
          <table:table-cell table:style-name="ce6" table:formula="of:=DATE(2014; MONTH([.A628]);DAY([.A628]))" office:value-type="date" office:date-value="2014-03-19" calcext:value-type="date">
            <text:p>03/19/14</text:p>
          </table:table-cell>
        </table:table-row>
        <table:table-row table:style-name="ro1">
          <table:table-cell table:style-name="ce2" office:value-type="date" office:date-value="2002-03-12" calcext:value-type="date">
            <text:p>12-Mar-02</text:p>
          </table:table-cell>
          <table:table-cell table:style-name="ce5" office:value-type="float" office:value="89.89" calcext:value-type="float">
            <text:p>89.89</text:p>
          </table:table-cell>
          <table:table-cell table:style-name="ce6" table:formula="of:=DATE(2014; MONTH([.A629]);DAY([.A629]))" office:value-type="date" office:date-value="2014-03-12" calcext:value-type="date">
            <text:p>03/12/14</text:p>
          </table:table-cell>
        </table:table-row>
        <table:table-row table:style-name="ro1">
          <table:table-cell table:style-name="ce2" office:value-type="date" office:date-value="2002-03-05" calcext:value-type="date">
            <text:p>05-Mar-02</text:p>
          </table:table-cell>
          <table:table-cell table:style-name="ce5" office:value-type="float" office:value="86.96" calcext:value-type="float">
            <text:p>86.96</text:p>
          </table:table-cell>
          <table:table-cell table:style-name="ce6" table:formula="of:=DATE(2014; MONTH([.A630]);DAY([.A630]))" office:value-type="date" office:date-value="2014-03-05" calcext:value-type="date">
            <text:p>03/05/14</text:p>
          </table:table-cell>
        </table:table-row>
        <table:table-row table:style-name="ro1">
          <table:table-cell table:style-name="ce2" office:value-type="date" office:date-value="2002-02-26" calcext:value-type="date">
            <text:p>26-Feb-02</text:p>
          </table:table-cell>
          <table:table-cell table:style-name="ce5" office:value-type="float" office:value="87.65" calcext:value-type="float">
            <text:p>87.65</text:p>
          </table:table-cell>
          <table:table-cell table:style-name="ce6" table:formula="of:=DATE(2014; MONTH([.A631]);DAY([.A631]))" office:value-type="date" office:date-value="2014-02-26" calcext:value-type="date">
            <text:p>02/26/14</text:p>
          </table:table-cell>
        </table:table-row>
        <table:table-row table:style-name="ro1">
          <table:table-cell table:style-name="ce2" office:value-type="date" office:date-value="2002-02-19" calcext:value-type="date">
            <text:p>19-Feb-02</text:p>
          </table:table-cell>
          <table:table-cell table:style-name="ce5" office:value-type="float" office:value="81.11" calcext:value-type="float">
            <text:p>81.11</text:p>
          </table:table-cell>
          <table:table-cell table:style-name="ce6" table:formula="of:=DATE(2014; MONTH([.A632]);DAY([.A632]))" office:value-type="date" office:date-value="2014-02-19" calcext:value-type="date">
            <text:p>02/19/14</text:p>
          </table:table-cell>
        </table:table-row>
        <table:table-row table:style-name="ro1">
          <table:table-cell table:style-name="ce2" office:value-type="date" office:date-value="2002-02-12" calcext:value-type="date">
            <text:p>12-Feb-02</text:p>
          </table:table-cell>
          <table:table-cell table:style-name="ce5" office:value-type="float" office:value="81.22" calcext:value-type="float">
            <text:p>81.22</text:p>
          </table:table-cell>
          <table:table-cell table:style-name="ce6" table:formula="of:=DATE(2014; MONTH([.A633]);DAY([.A633]))" office:value-type="date" office:date-value="2014-02-12" calcext:value-type="date">
            <text:p>02/12/14</text:p>
          </table:table-cell>
        </table:table-row>
        <table:table-row table:style-name="ro1">
          <table:table-cell table:style-name="ce2" office:value-type="date" office:date-value="2002-02-05" calcext:value-type="date">
            <text:p>05-Feb-02</text:p>
          </table:table-cell>
          <table:table-cell table:style-name="ce5" office:value-type="float" office:value="79.49" calcext:value-type="float">
            <text:p>79.49</text:p>
          </table:table-cell>
          <table:table-cell table:style-name="ce6" table:formula="of:=DATE(2014; MONTH([.A634]);DAY([.A634]))" office:value-type="date" office:date-value="2014-02-05" calcext:value-type="date">
            <text:p>02/05/14</text:p>
          </table:table-cell>
        </table:table-row>
        <table:table-row table:style-name="ro1">
          <table:table-cell table:style-name="ce2" office:value-type="date" office:date-value="2002-01-29" calcext:value-type="date">
            <text:p>29-Jan-02</text:p>
          </table:table-cell>
          <table:table-cell table:style-name="ce5" office:value-type="float" office:value="77.02" calcext:value-type="float">
            <text:p>77.02</text:p>
          </table:table-cell>
          <table:table-cell table:style-name="ce6" table:formula="of:=DATE(2014; MONTH([.A635]);DAY([.A635]))" office:value-type="date" office:date-value="2014-01-29" calcext:value-type="date">
            <text:p>01/29/14</text:p>
          </table:table-cell>
        </table:table-row>
        <table:table-row table:style-name="ro1">
          <table:table-cell table:style-name="ce2" office:value-type="date" office:date-value="2002-01-22" calcext:value-type="date">
            <text:p>22-Jan-02</text:p>
          </table:table-cell>
          <table:table-cell table:style-name="ce5" office:value-type="float" office:value="76.73" calcext:value-type="float">
            <text:p>76.73</text:p>
          </table:table-cell>
          <table:table-cell table:style-name="ce6" table:formula="of:=DATE(2014; MONTH([.A636]);DAY([.A636]))" office:value-type="date" office:date-value="2014-01-22" calcext:value-type="date">
            <text:p>01/22/14</text:p>
          </table:table-cell>
        </table:table-row>
        <table:table-row table:style-name="ro1">
          <table:table-cell table:style-name="ce2" office:value-type="date" office:date-value="2002-01-15" calcext:value-type="date">
            <text:p>15-Jan-02</text:p>
          </table:table-cell>
          <table:table-cell table:style-name="ce5" office:value-type="float" office:value="76.33" calcext:value-type="float">
            <text:p>76.33</text:p>
          </table:table-cell>
          <table:table-cell table:style-name="ce6" table:formula="of:=DATE(2014; MONTH([.A637]);DAY([.A637]))" office:value-type="date" office:date-value="2014-01-15" calcext:value-type="date">
            <text:p>01/15/14</text:p>
          </table:table-cell>
        </table:table-row>
        <table:table-row table:style-name="ro1">
          <table:table-cell table:style-name="ce2" office:value-type="date" office:date-value="2002-01-08" calcext:value-type="date">
            <text:p>08-Jan-02</text:p>
          </table:table-cell>
          <table:table-cell table:style-name="ce5" office:value-type="float" office:value="72.92" calcext:value-type="float">
            <text:p>72.92</text:p>
          </table:table-cell>
          <table:table-cell table:style-name="ce6" table:formula="of:=DATE(2014; MONTH([.A638]);DAY([.A638]))" office:value-type="date" office:date-value="2014-01-08" calcext:value-type="date">
            <text:p>01/08/14</text:p>
          </table:table-cell>
        </table:table-row>
        <table:table-row table:style-name="ro1">
          <table:table-cell table:style-name="ce2" office:value-type="date" office:date-value="2002-01-01" calcext:value-type="date">
            <text:p>01-Jan-02</text:p>
          </table:table-cell>
          <table:table-cell table:style-name="ce5" office:value-type="float" office:value="63.6" calcext:value-type="float">
            <text:p>63.6</text:p>
          </table:table-cell>
          <table:table-cell table:style-name="ce6" table:formula="of:=DATE(2014; MONTH([.A639]);DAY([.A639]))" office:value-type="date" office:date-value="2014-01-01" calcext:value-type="date">
            <text:p>01/01/14</text:p>
          </table:table-cell>
        </table:table-row>
        <table:table-row table:style-name="ro1">
          <table:table-cell table:style-name="ce2" office:value-type="date" office:date-value="2001-12-25" calcext:value-type="date">
            <text:p>25-Dec-01</text:p>
          </table:table-cell>
          <table:table-cell table:style-name="ce5" office:value-type="float" office:value="61.7" calcext:value-type="float">
            <text:p>61.7</text:p>
          </table:table-cell>
          <table:table-cell table:style-name="ce6" table:formula="of:=DATE(2014; MONTH([.A640]);DAY([.A640]))" office:value-type="date" office:date-value="2014-12-25" calcext:value-type="date">
            <text:p>12/25/14</text:p>
          </table:table-cell>
        </table:table-row>
        <table:table-row table:style-name="ro1">
          <table:table-cell table:style-name="ce2" office:value-type="date" office:date-value="2001-12-18" calcext:value-type="date">
            <text:p>18-Dec-01</text:p>
          </table:table-cell>
          <table:table-cell table:style-name="ce5" office:value-type="float" office:value="61.58" calcext:value-type="float">
            <text:p>61.58</text:p>
          </table:table-cell>
          <table:table-cell table:style-name="ce6" table:formula="of:=DATE(2014; MONTH([.A641]);DAY([.A641]))" office:value-type="date" office:date-value="2014-12-18" calcext:value-type="date">
            <text:p>12/18/14</text:p>
          </table:table-cell>
        </table:table-row>
        <table:table-row table:style-name="ro1">
          <table:table-cell table:style-name="ce2" office:value-type="date" office:date-value="2001-12-11" calcext:value-type="date">
            <text:p>11-Dec-01</text:p>
          </table:table-cell>
          <table:table-cell table:style-name="ce5" office:value-type="float" office:value="61.74" calcext:value-type="float">
            <text:p>61.74</text:p>
          </table:table-cell>
          <table:table-cell table:style-name="ce6" table:formula="of:=DATE(2014; MONTH([.A642]);DAY([.A642]))" office:value-type="date" office:date-value="2014-12-11" calcext:value-type="date">
            <text:p>12/11/14</text:p>
          </table:table-cell>
        </table:table-row>
        <table:table-row table:style-name="ro1">
          <table:table-cell table:style-name="ce2" office:value-type="date" office:date-value="2001-12-04" calcext:value-type="date">
            <text:p>04-Dec-01</text:p>
          </table:table-cell>
          <table:table-cell table:style-name="ce5" office:value-type="float" office:value="61.49" calcext:value-type="float">
            <text:p>61.49</text:p>
          </table:table-cell>
          <table:table-cell table:style-name="ce6" table:formula="of:=DATE(2014; MONTH([.A643]);DAY([.A643]))" office:value-type="date" office:date-value="2014-12-04" calcext:value-type="date">
            <text:p>12/04/14</text:p>
          </table:table-cell>
        </table:table-row>
        <table:table-row table:style-name="ro1">
          <table:table-cell table:style-name="ce2" office:value-type="date" office:date-value="2001-11-27" calcext:value-type="date">
            <text:p>27-Nov-01</text:p>
          </table:table-cell>
          <table:table-cell table:style-name="ce5" office:value-type="float" office:value="57.31" calcext:value-type="float">
            <text:p>57.31</text:p>
          </table:table-cell>
          <table:table-cell table:style-name="ce6" table:formula="of:=DATE(2014; MONTH([.A644]);DAY([.A644]))" office:value-type="date" office:date-value="2014-11-27" calcext:value-type="date">
            <text:p>11/27/14</text:p>
          </table:table-cell>
        </table:table-row>
        <table:table-row table:style-name="ro1">
          <table:table-cell table:style-name="ce2" office:value-type="date" office:date-value="2001-11-20" calcext:value-type="date">
            <text:p>20-Nov-01</text:p>
          </table:table-cell>
          <table:table-cell table:style-name="ce5" office:value-type="float" office:value="67.67" calcext:value-type="float">
            <text:p>67.67</text:p>
          </table:table-cell>
          <table:table-cell table:style-name="ce6" table:formula="of:=DATE(2014; MONTH([.A645]);DAY([.A645]))" office:value-type="date" office:date-value="2014-11-20" calcext:value-type="date">
            <text:p>11/20/14</text:p>
          </table:table-cell>
        </table:table-row>
        <table:table-row table:style-name="ro1">
          <table:table-cell table:style-name="ce2" office:value-type="date" office:date-value="2001-11-13" calcext:value-type="date">
            <text:p>13-Nov-01</text:p>
          </table:table-cell>
          <table:table-cell table:style-name="ce5" office:value-type="float" office:value="67.69" calcext:value-type="float">
            <text:p>67.69</text:p>
          </table:table-cell>
          <table:table-cell table:style-name="ce6" table:formula="of:=DATE(2014; MONTH([.A646]);DAY([.A646]))" office:value-type="date" office:date-value="2014-11-13" calcext:value-type="date">
            <text:p>11/13/14</text:p>
          </table:table-cell>
        </table:table-row>
        <table:table-row table:style-name="ro1">
          <table:table-cell table:style-name="ce2" office:value-type="date" office:date-value="2001-11-06" calcext:value-type="date">
            <text:p>06-Nov-01</text:p>
          </table:table-cell>
          <table:table-cell table:style-name="ce5" office:value-type="float" office:value="56.46" calcext:value-type="float">
            <text:p>56.46</text:p>
          </table:table-cell>
          <table:table-cell table:style-name="ce6" table:formula="of:=DATE(2014; MONTH([.A647]);DAY([.A647]))" office:value-type="date" office:date-value="2014-11-06" calcext:value-type="date">
            <text:p>11/06/14</text:p>
          </table:table-cell>
        </table:table-row>
        <table:table-row table:style-name="ro1">
          <table:table-cell table:style-name="ce2" office:value-type="date" office:date-value="2001-10-30" calcext:value-type="date">
            <text:p>30-Oct-01</text:p>
          </table:table-cell>
          <table:table-cell table:style-name="ce5" office:value-type="float" office:value="53.32" calcext:value-type="float">
            <text:p>53.32</text:p>
          </table:table-cell>
          <table:table-cell table:style-name="ce6" table:formula="of:=DATE(2014; MONTH([.A648]);DAY([.A648]))" office:value-type="date" office:date-value="2014-10-30" calcext:value-type="date">
            <text:p>10/30/14</text:p>
          </table:table-cell>
        </table:table-row>
        <table:table-row table:style-name="ro1">
          <table:table-cell table:style-name="ce2" office:value-type="date" office:date-value="2001-10-23" calcext:value-type="date">
            <text:p>23-Oct-01</text:p>
          </table:table-cell>
          <table:table-cell table:style-name="ce5" office:value-type="float" office:value="49.18" calcext:value-type="float">
            <text:p>49.18</text:p>
          </table:table-cell>
          <table:table-cell table:style-name="ce6" table:formula="of:=DATE(2014; MONTH([.A649]);DAY([.A649]))" office:value-type="date" office:date-value="2014-10-23" calcext:value-type="date">
            <text:p>10/23/14</text:p>
          </table:table-cell>
        </table:table-row>
        <table:table-row table:style-name="ro1">
          <table:table-cell table:style-name="ce2" office:value-type="date" office:date-value="2001-10-16" calcext:value-type="date">
            <text:p>16-Oct-01</text:p>
          </table:table-cell>
          <table:table-cell table:style-name="ce5" office:value-type="float" office:value="41.41" calcext:value-type="float">
            <text:p>41.41</text:p>
          </table:table-cell>
          <table:table-cell table:style-name="ce6" table:formula="of:=DATE(2014; MONTH([.A650]);DAY([.A650]))" office:value-type="date" office:date-value="2014-10-16" calcext:value-type="date">
            <text:p>10/16/14</text:p>
          </table:table-cell>
        </table:table-row>
        <table:table-row table:style-name="ro1">
          <table:table-cell table:style-name="ce2" office:value-type="date" office:date-value="2001-10-09" calcext:value-type="date">
            <text:p>09-Oct-01</text:p>
          </table:table-cell>
          <table:table-cell table:style-name="ce5" office:value-type="float" office:value="41.79" calcext:value-type="float">
            <text:p>41.79</text:p>
          </table:table-cell>
          <table:table-cell table:style-name="ce6" table:formula="of:=DATE(2014; MONTH([.A651]);DAY([.A651]))" office:value-type="date" office:date-value="2014-10-09" calcext:value-type="date">
            <text:p>10/09/14</text:p>
          </table:table-cell>
        </table:table-row>
        <table:table-row table:style-name="ro1">
          <table:table-cell table:style-name="ce2" office:value-type="date" office:date-value="2001-10-02" calcext:value-type="date">
            <text:p>02-Oct-01</text:p>
          </table:table-cell>
          <table:table-cell table:style-name="ce5" office:value-type="float" office:value="37.79" calcext:value-type="float">
            <text:p>37.79</text:p>
          </table:table-cell>
          <table:table-cell table:style-name="ce6" table:formula="of:=DATE(2014; MONTH([.A652]);DAY([.A652]))" office:value-type="date" office:date-value="2014-10-02" calcext:value-type="date">
            <text:p>10/02/14</text:p>
          </table:table-cell>
        </table:table-row>
        <table:table-row table:style-name="ro1">
          <table:table-cell table:style-name="ce2" office:value-type="date" office:date-value="2001-09-25" calcext:value-type="date">
            <text:p>25-Sep-01</text:p>
          </table:table-cell>
          <table:table-cell table:style-name="ce5" office:value-type="float" office:value="34.26" calcext:value-type="float">
            <text:p>34.26</text:p>
          </table:table-cell>
          <table:table-cell table:style-name="ce6" table:formula="of:=DATE(2014; MONTH([.A653]);DAY([.A653]))" office:value-type="date" office:date-value="2014-09-25" calcext:value-type="date">
            <text:p>09/25/14</text:p>
          </table:table-cell>
        </table:table-row>
        <table:table-row table:style-name="ro1">
          <table:table-cell table:style-name="ce2" office:value-type="date" office:date-value="2001-09-18" calcext:value-type="date">
            <text:p>18-Sep-01</text:p>
          </table:table-cell>
          <table:table-cell table:style-name="ce5" office:value-type="float" office:value="38.9" calcext:value-type="float">
            <text:p>38.9</text:p>
          </table:table-cell>
          <table:table-cell table:style-name="ce6" table:formula="of:=DATE(2014; MONTH([.A654]);DAY([.A654]))" office:value-type="date" office:date-value="2014-09-18" calcext:value-type="date">
            <text:p>09/18/14</text:p>
          </table:table-cell>
        </table:table-row>
        <table:table-row table:style-name="ro1">
          <table:table-cell table:style-name="ce2" office:value-type="date" office:date-value="2001-09-11" calcext:value-type="date">
            <text:p>11-Sep-01</text:p>
          </table:table-cell>
          <table:table-cell table:style-name="ce5" office:value-type="float" office:value="53.71" calcext:value-type="float">
            <text:p>53.71</text:p>
          </table:table-cell>
          <table:table-cell table:style-name="ce6" table:formula="of:=DATE(2014; MONTH([.A655]);DAY([.A655]))" office:value-type="date" office:date-value="2014-09-11" calcext:value-type="date">
            <text:p>09/11/14</text:p>
          </table:table-cell>
        </table:table-row>
        <table:table-row table:style-name="ro1">
          <table:table-cell table:style-name="ce2" office:value-type="date" office:date-value="2001-09-04" calcext:value-type="date">
            <text:p>04-Sep-01</text:p>
          </table:table-cell>
          <table:table-cell table:style-name="ce5" office:value-type="float" office:value="42.45" calcext:value-type="float">
            <text:p>42.45</text:p>
          </table:table-cell>
          <table:table-cell table:style-name="ce6" table:formula="of:=DATE(2014; MONTH([.A656]);DAY([.A656]))" office:value-type="date" office:date-value="2014-09-04" calcext:value-type="date">
            <text:p>09/04/14</text:p>
          </table:table-cell>
        </table:table-row>
        <table:table-row table:style-name="ro1">
          <table:table-cell table:style-name="ce2" office:value-type="date" office:date-value="2001-08-28" calcext:value-type="date">
            <text:p>28-Aug-01</text:p>
          </table:table-cell>
          <table:table-cell table:style-name="ce5" office:value-type="float" office:value="30.96" calcext:value-type="float">
            <text:p>30.96</text:p>
          </table:table-cell>
          <table:table-cell table:style-name="ce6" table:formula="of:=DATE(2014; MONTH([.A657]);DAY([.A657]))" office:value-type="date" office:date-value="2014-08-28" calcext:value-type="date">
            <text:p>08/28/14</text:p>
          </table:table-cell>
        </table:table-row>
        <table:table-row table:style-name="ro1">
          <table:table-cell table:style-name="ce2" office:value-type="date" office:date-value="2001-08-21" calcext:value-type="date">
            <text:p>21-Aug-01</text:p>
          </table:table-cell>
          <table:table-cell table:style-name="ce5" office:value-type="float" office:value="27.67" calcext:value-type="float">
            <text:p>27.67</text:p>
          </table:table-cell>
          <table:table-cell table:style-name="ce6" table:formula="of:=DATE(2014; MONTH([.A658]);DAY([.A658]))" office:value-type="date" office:date-value="2014-08-21" calcext:value-type="date">
            <text:p>08/21/14</text:p>
          </table:table-cell>
        </table:table-row>
        <table:table-row table:style-name="ro1">
          <table:table-cell table:style-name="ce2" office:value-type="date" office:date-value="2001-08-14" calcext:value-type="date">
            <text:p>14-Aug-01</text:p>
          </table:table-cell>
          <table:table-cell table:style-name="ce5" office:value-type="float" office:value="30.17" calcext:value-type="float">
            <text:p>30.17</text:p>
          </table:table-cell>
          <table:table-cell table:style-name="ce6" table:formula="of:=DATE(2014; MONTH([.A659]);DAY([.A659]))" office:value-type="date" office:date-value="2014-08-14" calcext:value-type="date">
            <text:p>08/14/14</text:p>
          </table:table-cell>
        </table:table-row>
        <table:table-row table:style-name="ro1">
          <table:table-cell table:style-name="ce2" office:value-type="date" office:date-value="2001-08-07" calcext:value-type="date">
            <text:p>07-Aug-01</text:p>
          </table:table-cell>
          <table:table-cell table:style-name="ce5" office:value-type="float" office:value="32.39" calcext:value-type="float">
            <text:p>32.39</text:p>
          </table:table-cell>
          <table:table-cell table:style-name="ce6" table:formula="of:=DATE(2014; MONTH([.A660]);DAY([.A660]))" office:value-type="date" office:date-value="2014-08-07" calcext:value-type="date">
            <text:p>08/07/14</text:p>
          </table:table-cell>
        </table:table-row>
        <table:table-row table:style-name="ro1">
          <table:table-cell table:style-name="ce2" office:value-type="date" office:date-value="2001-07-31" calcext:value-type="date">
            <text:p>31-Jul-01</text:p>
          </table:table-cell>
          <table:table-cell table:style-name="ce5" office:value-type="float" office:value="28.28" calcext:value-type="float">
            <text:p>28.28</text:p>
          </table:table-cell>
          <table:table-cell table:style-name="ce6" table:formula="of:=DATE(2014; MONTH([.A661]);DAY([.A661]))" office:value-type="date" office:date-value="2014-07-31" calcext:value-type="date">
            <text:p>07/31/14</text:p>
          </table:table-cell>
        </table:table-row>
        <table:table-row table:style-name="ro1">
          <table:table-cell table:style-name="ce2" office:value-type="date" office:date-value="2001-07-24" calcext:value-type="date">
            <text:p>24-Jul-01</text:p>
          </table:table-cell>
          <table:table-cell table:style-name="ce5" office:value-type="float" office:value="34.43" calcext:value-type="float">
            <text:p>34.43</text:p>
          </table:table-cell>
          <table:table-cell table:style-name="ce6" table:formula="of:=DATE(2014; MONTH([.A662]);DAY([.A662]))" office:value-type="date" office:date-value="2014-07-24" calcext:value-type="date">
            <text:p>07/24/14</text:p>
          </table:table-cell>
        </table:table-row>
        <table:table-row table:style-name="ro1">
          <table:table-cell table:style-name="ce2" office:value-type="date" office:date-value="2001-07-17" calcext:value-type="date">
            <text:p>17-Jul-01</text:p>
          </table:table-cell>
          <table:table-cell table:style-name="ce5" office:value-type="float" office:value="31.25" calcext:value-type="float">
            <text:p>31.25</text:p>
          </table:table-cell>
          <table:table-cell table:style-name="ce6" table:formula="of:=DATE(2014; MONTH([.A663]);DAY([.A663]))" office:value-type="date" office:date-value="2014-07-17" calcext:value-type="date">
            <text:p>07/17/14</text:p>
          </table:table-cell>
        </table:table-row>
        <table:table-row table:style-name="ro1">
          <table:table-cell table:style-name="ce2" office:value-type="date" office:date-value="2001-07-10" calcext:value-type="date">
            <text:p>10-Jul-01</text:p>
          </table:table-cell>
          <table:table-cell table:style-name="ce5" office:value-type="float" office:value="34.25" calcext:value-type="float">
            <text:p>34.25</text:p>
          </table:table-cell>
          <table:table-cell table:style-name="ce6" table:formula="of:=DATE(2014; MONTH([.A664]);DAY([.A664]))" office:value-type="date" office:date-value="2014-07-10" calcext:value-type="date">
            <text:p>07/10/14</text:p>
          </table:table-cell>
        </table:table-row>
        <table:table-row table:style-name="ro1">
          <table:table-cell table:style-name="ce2" office:value-type="date" office:date-value="2001-07-03" calcext:value-type="date">
            <text:p>03-Jul-01</text:p>
          </table:table-cell>
          <table:table-cell table:style-name="ce5" office:value-type="float" office:value="36.7" calcext:value-type="float">
            <text:p>36.7</text:p>
          </table:table-cell>
          <table:table-cell table:style-name="ce6" table:formula="of:=DATE(2014; MONTH([.A665]);DAY([.A665]))" office:value-type="date" office:date-value="2014-07-03" calcext:value-type="date">
            <text:p>07/03/14</text:p>
          </table:table-cell>
        </table:table-row>
        <table:table-row table:style-name="ro1">
          <table:table-cell table:style-name="ce2" office:value-type="date" office:date-value="2001-06-26" calcext:value-type="date">
            <text:p>26-Jun-01</text:p>
          </table:table-cell>
          <table:table-cell table:style-name="ce5" office:value-type="float" office:value="28.29" calcext:value-type="float">
            <text:p>28.29</text:p>
          </table:table-cell>
          <table:table-cell table:style-name="ce6" table:formula="of:=DATE(2014; MONTH([.A666]);DAY([.A666]))" office:value-type="date" office:date-value="2014-06-26" calcext:value-type="date">
            <text:p>06/26/14</text:p>
          </table:table-cell>
        </table:table-row>
        <table:table-row table:style-name="ro1">
          <table:table-cell table:style-name="ce2" office:value-type="date" office:date-value="2001-06-19" calcext:value-type="date">
            <text:p>19-Jun-01</text:p>
          </table:table-cell>
          <table:table-cell table:style-name="ce5" office:value-type="float" office:value="22.55" calcext:value-type="float">
            <text:p>22.55</text:p>
          </table:table-cell>
          <table:table-cell table:style-name="ce6" table:formula="of:=DATE(2014; MONTH([.A667]);DAY([.A667]))" office:value-type="date" office:date-value="2014-06-19" calcext:value-type="date">
            <text:p>06/19/14</text:p>
          </table:table-cell>
        </table:table-row>
        <table:table-row table:style-name="ro1">
          <table:table-cell table:style-name="ce2" office:value-type="date" office:date-value="2001-06-12" calcext:value-type="date">
            <text:p>12-Jun-01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DATE(2014; MONTH([.A668]);DAY([.A668]))" office:value-type="date" office:date-value="2014-06-12" calcext:value-type="date">
            <text:p>06/12/14</text:p>
          </table:table-cell>
        </table:table-row>
        <table:table-row table:style-name="ro1">
          <table:table-cell table:style-name="ce2" office:value-type="date" office:date-value="2001-06-05" calcext:value-type="date">
            <text:p>05-Jun-01</text:p>
          </table:table-cell>
          <table:table-cell table:style-name="ce5" office:value-type="float" office:value="14.28" calcext:value-type="float">
            <text:p>14.28</text:p>
          </table:table-cell>
          <table:table-cell table:style-name="ce6" table:formula="of:=DATE(2014; MONTH([.A669]);DAY([.A669]))" office:value-type="date" office:date-value="2014-06-05" calcext:value-type="date">
            <text:p>06/05/14</text:p>
          </table:table-cell>
        </table:table-row>
        <table:table-row table:style-name="ro1">
          <table:table-cell table:style-name="ce2" office:value-type="date" office:date-value="2001-05-29" calcext:value-type="date">
            <text:p>29-May-01</text:p>
          </table:table-cell>
          <table:table-cell table:style-name="ce5" office:value-type="float" office:value="14.26" calcext:value-type="float">
            <text:p>14.26</text:p>
          </table:table-cell>
          <table:table-cell table:style-name="ce6" table:formula="of:=DATE(2014; MONTH([.A670]);DAY([.A670]))" office:value-type="date" office:date-value="2014-05-29" calcext:value-type="date">
            <text:p>05/29/14</text:p>
          </table:table-cell>
        </table:table-row>
        <table:table-row table:style-name="ro1">
          <table:table-cell table:style-name="ce2" office:value-type="date" office:date-value="2001-05-22" calcext:value-type="date">
            <text:p>22-May-01</text:p>
          </table:table-cell>
          <table:table-cell table:style-name="ce5" office:value-type="float" office:value="14.26" calcext:value-type="float">
            <text:p>14.26</text:p>
          </table:table-cell>
          <table:table-cell table:style-name="ce6" table:formula="of:=DATE(2014; MONTH([.A671]);DAY([.A671]))" office:value-type="date" office:date-value="2014-05-22" calcext:value-type="date">
            <text:p>05/22/14</text:p>
          </table:table-cell>
        </table:table-row>
        <table:table-row table:style-name="ro1">
          <table:table-cell table:style-name="ce2" office:value-type="date" office:date-value="2001-05-15" calcext:value-type="date">
            <text:p>15-May-01</text:p>
          </table:table-cell>
          <table:table-cell table:style-name="ce5" office:value-type="float" office:value="14.32" calcext:value-type="float">
            <text:p>14.32</text:p>
          </table:table-cell>
          <table:table-cell table:style-name="ce6" table:formula="of:=DATE(2014; MONTH([.A672]);DAY([.A672]))" office:value-type="date" office:date-value="2014-05-15" calcext:value-type="date">
            <text:p>05/15/14</text:p>
          </table:table-cell>
        </table:table-row>
        <table:table-row table:style-name="ro1">
          <table:table-cell table:style-name="ce2" office:value-type="date" office:date-value="2001-05-08" calcext:value-type="date">
            <text:p>08-May-01</text:p>
          </table:table-cell>
          <table:table-cell table:style-name="ce5" office:value-type="float" office:value="13.74" calcext:value-type="float">
            <text:p>13.74</text:p>
          </table:table-cell>
          <table:table-cell table:style-name="ce6" table:formula="of:=DATE(2014; MONTH([.A673]);DAY([.A673]))" office:value-type="date" office:date-value="2014-05-08" calcext:value-type="date">
            <text:p>05/08/14</text:p>
          </table:table-cell>
        </table:table-row>
        <table:table-row table:style-name="ro1">
          <table:table-cell table:style-name="ce2" office:value-type="date" office:date-value="2001-05-01" calcext:value-type="date">
            <text:p>01-May-01</text:p>
          </table:table-cell>
          <table:table-cell table:style-name="ce5" office:value-type="float" office:value="14.48" calcext:value-type="float">
            <text:p>14.48</text:p>
          </table:table-cell>
          <table:table-cell table:style-name="ce6" table:formula="of:=DATE(2014; MONTH([.A674]);DAY([.A674]))" office:value-type="date" office:date-value="2014-05-01" calcext:value-type="date">
            <text:p>05/01/14</text:p>
          </table:table-cell>
        </table:table-row>
        <table:table-row table:style-name="ro1">
          <table:table-cell table:style-name="ce2" office:value-type="date" office:date-value="2001-04-24" calcext:value-type="date">
            <text:p>24-Apr-01</text:p>
          </table:table-cell>
          <table:table-cell table:style-name="ce5" office:value-type="float" office:value="16.67" calcext:value-type="float">
            <text:p>16.67</text:p>
          </table:table-cell>
          <table:table-cell table:style-name="ce6" table:formula="of:=DATE(2014; MONTH([.A675]);DAY([.A675]))" office:value-type="date" office:date-value="2014-04-24" calcext:value-type="date">
            <text:p>04/24/14</text:p>
          </table:table-cell>
        </table:table-row>
        <table:table-row table:style-name="ro1">
          <table:table-cell table:style-name="ce2" office:value-type="date" office:date-value="2001-04-17" calcext:value-type="date">
            <text:p>17-Apr-01</text:p>
          </table:table-cell>
          <table:table-cell table:style-name="ce5" office:value-type="float" office:value="19.48" calcext:value-type="float">
            <text:p>19.48</text:p>
          </table:table-cell>
          <table:table-cell table:style-name="ce6" table:formula="of:=DATE(2014; MONTH([.A676]);DAY([.A676]))" office:value-type="date" office:date-value="2014-04-17" calcext:value-type="date">
            <text:p>04/17/14</text:p>
          </table:table-cell>
        </table:table-row>
        <table:table-row table:style-name="ro1">
          <table:table-cell table:style-name="ce2" office:value-type="date" office:date-value="2001-04-10" calcext:value-type="date">
            <text:p>10-Apr-01</text:p>
          </table:table-cell>
          <table:table-cell table:style-name="ce5" office:value-type="float" office:value="23.54" calcext:value-type="float">
            <text:p>23.54</text:p>
          </table:table-cell>
          <table:table-cell table:style-name="ce6" table:formula="of:=DATE(2014; MONTH([.A677]);DAY([.A677]))" office:value-type="date" office:date-value="2014-04-10" calcext:value-type="date">
            <text:p>04/10/14</text:p>
          </table:table-cell>
        </table:table-row>
        <table:table-row table:style-name="ro1">
          <table:table-cell table:style-name="ce2" office:value-type="date" office:date-value="2001-04-03" calcext:value-type="date">
            <text:p>03-Apr-01</text:p>
          </table:table-cell>
          <table:table-cell table:style-name="ce5" office:value-type="float" office:value="26.18" calcext:value-type="float">
            <text:p>26.18</text:p>
          </table:table-cell>
          <table:table-cell table:style-name="ce6" table:formula="of:=DATE(2014; MONTH([.A678]);DAY([.A678]))" office:value-type="date" office:date-value="2014-04-03" calcext:value-type="date">
            <text:p>04/03/14</text:p>
          </table:table-cell>
        </table:table-row>
        <table:table-row table:style-name="ro1">
          <table:table-cell table:style-name="ce2" office:value-type="date" office:date-value="2001-03-27" calcext:value-type="date">
            <text:p>27-Mar-01</text:p>
          </table:table-cell>
          <table:table-cell table:style-name="ce5" office:value-type="float" office:value="26.28" calcext:value-type="float">
            <text:p>26.28</text:p>
          </table:table-cell>
          <table:table-cell table:style-name="ce6" table:formula="of:=DATE(2014; MONTH([.A679]);DAY([.A679]))" office:value-type="date" office:date-value="2014-03-27" calcext:value-type="date">
            <text:p>03/27/14</text:p>
          </table:table-cell>
        </table:table-row>
        <table:table-row table:style-name="ro1">
          <table:table-cell table:style-name="ce2" office:value-type="date" office:date-value="2001-03-20" calcext:value-type="date">
            <text:p>20-Mar-01</text:p>
          </table:table-cell>
          <table:table-cell table:style-name="ce5" office:value-type="float" office:value="26.28" calcext:value-type="float">
            <text:p>26.28</text:p>
          </table:table-cell>
          <table:table-cell table:style-name="ce6" table:formula="of:=DATE(2014; MONTH([.A680]);DAY([.A680]))" office:value-type="date" office:date-value="2014-03-20" calcext:value-type="date">
            <text:p>03/20/14</text:p>
          </table:table-cell>
        </table:table-row>
        <table:table-row table:style-name="ro1">
          <table:table-cell table:style-name="ce2" office:value-type="date" office:date-value="2001-03-13" calcext:value-type="date">
            <text:p>13-Mar-01</text:p>
          </table:table-cell>
          <table:table-cell table:style-name="ce5" office:value-type="float" office:value="26.52" calcext:value-type="float">
            <text:p>26.52</text:p>
          </table:table-cell>
          <table:table-cell table:style-name="ce6" table:formula="of:=DATE(2014; MONTH([.A681]);DAY([.A681]))" office:value-type="date" office:date-value="2014-03-13" calcext:value-type="date">
            <text:p>03/13/14</text:p>
          </table:table-cell>
        </table:table-row>
        <table:table-row table:style-name="ro1">
          <table:table-cell table:style-name="ce2" office:value-type="date" office:date-value="2001-03-06" calcext:value-type="date">
            <text:p>06-Mar-01</text:p>
          </table:table-cell>
          <table:table-cell table:style-name="ce5" office:value-type="float" office:value="23.42" calcext:value-type="float">
            <text:p>23.42</text:p>
          </table:table-cell>
          <table:table-cell table:style-name="ce6" table:formula="of:=DATE(2014; MONTH([.A682]);DAY([.A682]))" office:value-type="date" office:date-value="2014-03-06" calcext:value-type="date">
            <text:p>03/06/14</text:p>
          </table:table-cell>
        </table:table-row>
        <table:table-row table:style-name="ro1">
          <table:table-cell table:style-name="ce2" office:value-type="date" office:date-value="2001-02-27" calcext:value-type="date">
            <text:p>27-Feb-01</text:p>
          </table:table-cell>
          <table:table-cell table:style-name="ce5" office:value-type="float" office:value="23.99" calcext:value-type="float">
            <text:p>23.99</text:p>
          </table:table-cell>
          <table:table-cell table:style-name="ce6" table:formula="of:=DATE(2014; MONTH([.A683]);DAY([.A683]))" office:value-type="date" office:date-value="2014-02-27" calcext:value-type="date">
            <text:p>02/27/14</text:p>
          </table:table-cell>
        </table:table-row>
        <table:table-row table:style-name="ro1">
          <table:table-cell table:style-name="ce2" office:value-type="date" office:date-value="2001-02-20" calcext:value-type="date">
            <text:p>20-Feb-01</text:p>
          </table:table-cell>
          <table:table-cell table:style-name="ce5" office:value-type="float" office:value="27.39" calcext:value-type="float">
            <text:p>27.39</text:p>
          </table:table-cell>
          <table:table-cell table:style-name="ce6" table:formula="of:=DATE(2014; MONTH([.A684]);DAY([.A684]))" office:value-type="date" office:date-value="2014-02-20" calcext:value-type="date">
            <text:p>02/20/14</text:p>
          </table:table-cell>
        </table:table-row>
        <table:table-row table:style-name="ro1">
          <table:table-cell table:style-name="ce2" office:value-type="date" office:date-value="2001-02-13" calcext:value-type="date">
            <text:p>13-Feb-01</text:p>
          </table:table-cell>
          <table:table-cell table:style-name="ce5" office:value-type="float" office:value="27.24" calcext:value-type="float">
            <text:p>27.24</text:p>
          </table:table-cell>
          <table:table-cell table:style-name="ce6" table:formula="of:=DATE(2014; MONTH([.A685]);DAY([.A685]))" office:value-type="date" office:date-value="2014-02-13" calcext:value-type="date">
            <text:p>02/13/14</text:p>
          </table:table-cell>
        </table:table-row>
        <table:table-row table:style-name="ro1">
          <table:table-cell table:style-name="ce2" office:value-type="date" office:date-value="2001-02-06" calcext:value-type="date">
            <text:p>06-Feb-01</text:p>
          </table:table-cell>
          <table:table-cell table:style-name="ce5" office:value-type="float" office:value="31.46" calcext:value-type="float">
            <text:p>31.46</text:p>
          </table:table-cell>
          <table:table-cell table:style-name="ce6" table:formula="of:=DATE(2014; MONTH([.A686]);DAY([.A686]))" office:value-type="date" office:date-value="2014-02-06" calcext:value-type="date">
            <text:p>02/06/14</text:p>
          </table:table-cell>
        </table:table-row>
        <table:table-row table:style-name="ro1">
          <table:table-cell table:style-name="ce2" office:value-type="date" office:date-value="2001-01-30" calcext:value-type="date">
            <text:p>30-Jan-01</text:p>
          </table:table-cell>
          <table:table-cell table:style-name="ce5" office:value-type="float" office:value="33.81" calcext:value-type="float">
            <text:p>33.81</text:p>
          </table:table-cell>
          <table:table-cell table:style-name="ce6" table:formula="of:=DATE(2014; MONTH([.A687]);DAY([.A687]))" office:value-type="date" office:date-value="2014-01-30" calcext:value-type="date">
            <text:p>01/30/14</text:p>
          </table:table-cell>
        </table:table-row>
        <table:table-row table:style-name="ro1">
          <table:table-cell table:style-name="ce2" office:value-type="date" office:date-value="2001-01-23" calcext:value-type="date">
            <text:p>23-Jan-01</text:p>
          </table:table-cell>
          <table:table-cell table:style-name="ce5" office:value-type="float" office:value="42.57" calcext:value-type="float">
            <text:p>42.57</text:p>
          </table:table-cell>
          <table:table-cell table:style-name="ce6" table:formula="of:=DATE(2014; MONTH([.A688]);DAY([.A688]))" office:value-type="date" office:date-value="2014-01-23" calcext:value-type="date">
            <text:p>01/23/14</text:p>
          </table:table-cell>
        </table:table-row>
        <table:table-row table:style-name="ro1">
          <table:table-cell table:style-name="ce2" office:value-type="date" office:date-value="2001-01-16" calcext:value-type="date">
            <text:p>16-Jan-01</text:p>
          </table:table-cell>
          <table:table-cell table:style-name="ce5" office:value-type="float" office:value="26.93" calcext:value-type="float">
            <text:p>26.93</text:p>
          </table:table-cell>
          <table:table-cell table:style-name="ce6" table:formula="of:=DATE(2014; MONTH([.A689]);DAY([.A689]))" office:value-type="date" office:date-value="2014-01-16" calcext:value-type="date">
            <text:p>01/16/14</text:p>
          </table:table-cell>
        </table:table-row>
        <table:table-row table:style-name="ro1">
          <table:table-cell table:style-name="ce2" office:value-type="date" office:date-value="2001-01-09" calcext:value-type="date">
            <text:p>09-Jan-01</text:p>
          </table:table-cell>
          <table:table-cell table:style-name="ce5" office:value-type="float" office:value="26.93" calcext:value-type="float">
            <text:p>26.93</text:p>
          </table:table-cell>
          <table:table-cell table:style-name="ce6" table:formula="of:=DATE(2014; MONTH([.A690]);DAY([.A690]))" office:value-type="date" office:date-value="2014-01-09" calcext:value-type="date">
            <text:p>01/09/14</text:p>
          </table:table-cell>
        </table:table-row>
        <table:table-row table:style-name="ro1">
          <table:table-cell table:style-name="ce2" office:value-type="date" office:date-value="2001-01-02" calcext:value-type="date">
            <text:p>02-Jan-01</text:p>
          </table:table-cell>
          <table:table-cell table:style-name="ce5" office:value-type="float" office:value="32.69" calcext:value-type="float">
            <text:p>32.69</text:p>
          </table:table-cell>
          <table:table-cell table:style-name="ce6" table:formula="of:=DATE(2014; MONTH([.A691]);DAY([.A691]))" office:value-type="date" office:date-value="2014-01-02" calcext:value-type="date">
            <text:p>01/02/14</text:p>
          </table:table-cell>
        </table:table-row>
        <table:table-row table:style-name="ro1">
          <table:table-cell table:style-name="ce2" office:value-type="date" office:date-value="2000-12-26" calcext:value-type="date">
            <text:p>26-Dec-00</text:p>
          </table:table-cell>
          <table:table-cell table:style-name="ce5" office:value-type="float" office:value="32.69" calcext:value-type="float">
            <text:p>32.69</text:p>
          </table:table-cell>
          <table:table-cell table:style-name="ce6" table:formula="of:=DATE(2014; MONTH([.A692]);DAY([.A692]))" office:value-type="date" office:date-value="2014-12-26" calcext:value-type="date">
            <text:p>12/26/14</text:p>
          </table:table-cell>
        </table:table-row>
        <table:table-row table:style-name="ro1">
          <table:table-cell table:style-name="ce2" office:value-type="date" office:date-value="2000-12-19" calcext:value-type="date">
            <text:p>19-Dec-00</text:p>
          </table:table-cell>
          <table:table-cell table:style-name="ce5" office:value-type="float" office:value="37.19" calcext:value-type="float">
            <text:p>37.19</text:p>
          </table:table-cell>
          <table:table-cell table:style-name="ce6" table:formula="of:=DATE(2014; MONTH([.A693]);DAY([.A693]))" office:value-type="date" office:date-value="2014-12-19" calcext:value-type="date">
            <text:p>12/19/14</text:p>
          </table:table-cell>
        </table:table-row>
        <table:table-row table:style-name="ro1">
          <table:table-cell table:style-name="ce2" office:value-type="date" office:date-value="2000-12-12" calcext:value-type="date">
            <text:p>12-Dec-00</text:p>
          </table:table-cell>
          <table:table-cell table:style-name="ce5" office:value-type="float" office:value="40.79" calcext:value-type="float">
            <text:p>40.79</text:p>
          </table:table-cell>
          <table:table-cell table:style-name="ce6" table:formula="of:=DATE(2014; MONTH([.A694]);DAY([.A694]))" office:value-type="date" office:date-value="2014-12-12" calcext:value-type="date">
            <text:p>12/12/14</text:p>
          </table:table-cell>
        </table:table-row>
        <table:table-row table:style-name="ro1">
          <table:table-cell table:style-name="ce2" office:value-type="date" office:date-value="2000-12-05" calcext:value-type="date">
            <text:p>05-Dec-00</text:p>
          </table:table-cell>
          <table:table-cell table:style-name="ce5" office:value-type="float" office:value="42.89" calcext:value-type="float">
            <text:p>42.89</text:p>
          </table:table-cell>
          <table:table-cell table:style-name="ce6" table:formula="of:=DATE(2014; MONTH([.A695]);DAY([.A695]))" office:value-type="date" office:date-value="2014-12-05" calcext:value-type="date">
            <text:p>12/05/14</text:p>
          </table:table-cell>
        </table:table-row>
        <table:table-row table:style-name="ro1">
          <table:table-cell table:style-name="ce2" office:value-type="date" office:date-value="2000-11-28" calcext:value-type="date">
            <text:p>28-Nov-00</text:p>
          </table:table-cell>
          <table:table-cell table:style-name="ce5" office:value-type="float" office:value="46.66" calcext:value-type="float">
            <text:p>46.66</text:p>
          </table:table-cell>
          <table:table-cell table:style-name="ce6" table:formula="of:=DATE(2014; MONTH([.A696]);DAY([.A696]))" office:value-type="date" office:date-value="2014-11-28" calcext:value-type="date">
            <text:p>11/28/14</text:p>
          </table:table-cell>
        </table:table-row>
        <table:table-row table:style-name="ro1">
          <table:table-cell table:style-name="ce2" office:value-type="date" office:date-value="2000-11-21" calcext:value-type="date">
            <text:p>21-Nov-00</text:p>
          </table:table-cell>
          <table:table-cell table:style-name="ce5" office:value-type="float" office:value="46.48" calcext:value-type="float">
            <text:p>46.48</text:p>
          </table:table-cell>
          <table:table-cell table:style-name="ce6" table:formula="of:=DATE(2014; MONTH([.A697]);DAY([.A697]))" office:value-type="date" office:date-value="2014-11-21" calcext:value-type="date">
            <text:p>11/21/14</text:p>
          </table:table-cell>
        </table:table-row>
        <table:table-row table:style-name="ro1">
          <table:table-cell table:style-name="ce2" office:value-type="date" office:date-value="2000-11-14" calcext:value-type="date">
            <text:p>14-Nov-00</text:p>
          </table:table-cell>
          <table:table-cell table:style-name="ce5" office:value-type="float" office:value="47.14" calcext:value-type="float">
            <text:p>47.14</text:p>
          </table:table-cell>
          <table:table-cell table:style-name="ce6" table:formula="of:=DATE(2014; MONTH([.A698]);DAY([.A698]))" office:value-type="date" office:date-value="2014-11-14" calcext:value-type="date">
            <text:p>11/14/14</text:p>
          </table:table-cell>
        </table:table-row>
        <table:table-row table:style-name="ro1">
          <table:table-cell table:style-name="ce2" office:value-type="date" office:date-value="2000-11-07" calcext:value-type="date">
            <text:p>07-Nov-00</text:p>
          </table:table-cell>
          <table:table-cell table:style-name="ce5" office:value-type="float" office:value="55.03" calcext:value-type="float">
            <text:p>55.03</text:p>
          </table:table-cell>
          <table:table-cell table:style-name="ce6" table:formula="of:=DATE(2014; MONTH([.A699]);DAY([.A699]))" office:value-type="date" office:date-value="2014-11-07" calcext:value-type="date">
            <text:p>11/07/14</text:p>
          </table:table-cell>
        </table:table-row>
        <table:table-row table:style-name="ro1">
          <table:table-cell table:style-name="ce2" office:value-type="date" office:date-value="2000-10-31" calcext:value-type="date">
            <text:p>31-Oct-00</text:p>
          </table:table-cell>
          <table:table-cell table:style-name="ce5" office:value-type="float" office:value="81.12" calcext:value-type="float">
            <text:p>81.12</text:p>
          </table:table-cell>
          <table:table-cell table:style-name="ce6" table:formula="of:=DATE(2014; MONTH([.A700]);DAY([.A700]))" office:value-type="date" office:date-value="2014-10-31" calcext:value-type="date">
            <text:p>10/31/14</text:p>
          </table:table-cell>
        </table:table-row>
        <table:table-row table:style-name="ro1">
          <table:table-cell table:style-name="ce2" office:value-type="date" office:date-value="2000-10-24" calcext:value-type="date">
            <text:p>24-Oct-00</text:p>
          </table:table-cell>
          <table:table-cell table:style-name="ce5" office:value-type="float" office:value="86.96" calcext:value-type="float">
            <text:p>86.96</text:p>
          </table:table-cell>
          <table:table-cell table:style-name="ce6" table:formula="of:=DATE(2014; MONTH([.A701]);DAY([.A701]))" office:value-type="date" office:date-value="2014-10-24" calcext:value-type="date">
            <text:p>10/24/14</text:p>
          </table:table-cell>
        </table:table-row>
        <table:table-row table:style-name="ro1">
          <table:table-cell table:style-name="ce2" office:value-type="date" office:date-value="2000-10-17" calcext:value-type="date">
            <text:p>17-Oct-00</text:p>
          </table:table-cell>
          <table:table-cell table:style-name="ce5" office:value-type="float" office:value="76.63" calcext:value-type="float">
            <text:p>76.63</text:p>
          </table:table-cell>
          <table:table-cell table:style-name="ce6" table:formula="of:=DATE(2014; MONTH([.A702]);DAY([.A702]))" office:value-type="date" office:date-value="2014-10-17" calcext:value-type="date">
            <text:p>10/17/14</text:p>
          </table:table-cell>
        </table:table-row>
        <table:table-row table:style-name="ro1">
          <table:table-cell table:style-name="ce2" office:value-type="date" office:date-value="2000-10-10" calcext:value-type="date">
            <text:p>10-Oct-00</text:p>
          </table:table-cell>
          <table:table-cell table:style-name="ce5" office:value-type="float" office:value="71.46" calcext:value-type="float">
            <text:p>71.46</text:p>
          </table:table-cell>
          <table:table-cell table:style-name="ce6" table:formula="of:=DATE(2014; MONTH([.A703]);DAY([.A703]))" office:value-type="date" office:date-value="2014-10-10" calcext:value-type="date">
            <text:p>10/10/14</text:p>
          </table:table-cell>
        </table:table-row>
        <table:table-row table:style-name="ro1">
          <table:table-cell table:style-name="ce2" office:value-type="date" office:date-value="2000-10-03" calcext:value-type="date">
            <text:p>03-Oct-00</text:p>
          </table:table-cell>
          <table:table-cell table:style-name="ce5" office:value-type="float" office:value="73.63" calcext:value-type="float">
            <text:p>73.63</text:p>
          </table:table-cell>
          <table:table-cell table:style-name="ce6" table:formula="of:=DATE(2014; MONTH([.A704]);DAY([.A704]))" office:value-type="date" office:date-value="2014-10-03" calcext:value-type="date">
            <text:p>10/03/14</text:p>
          </table:table-cell>
        </table:table-row>
        <table:table-row table:style-name="ro1">
          <table:table-cell table:style-name="ce2" office:value-type="date" office:date-value="2000-09-26" calcext:value-type="date">
            <text:p>26-Sep-00</text:p>
          </table:table-cell>
          <table:table-cell table:style-name="ce5" office:value-type="float" office:value="74.78" calcext:value-type="float">
            <text:p>74.78</text:p>
          </table:table-cell>
          <table:table-cell table:style-name="ce6" table:formula="of:=DATE(2014; MONTH([.A705]);DAY([.A705]))" office:value-type="date" office:date-value="2014-09-26" calcext:value-type="date">
            <text:p>09/26/14</text:p>
          </table:table-cell>
        </table:table-row>
        <table:table-row table:style-name="ro1">
          <table:table-cell table:style-name="ce2" office:value-type="date" office:date-value="2000-09-19" calcext:value-type="date">
            <text:p>19-Sep-00</text:p>
          </table:table-cell>
          <table:table-cell table:style-name="ce5" office:value-type="float" office:value="73.29" calcext:value-type="float">
            <text:p>73.29</text:p>
          </table:table-cell>
          <table:table-cell table:style-name="ce6" table:formula="of:=DATE(2014; MONTH([.A706]);DAY([.A706]))" office:value-type="date" office:date-value="2014-09-19" calcext:value-type="date">
            <text:p>09/19/14</text:p>
          </table:table-cell>
        </table:table-row>
        <table:table-row table:style-name="ro1">
          <table:table-cell table:style-name="ce2" office:value-type="date" office:date-value="2000-09-12" calcext:value-type="date">
            <text:p>12-Sep-00</text:p>
          </table:table-cell>
          <table:table-cell table:style-name="ce5" office:value-type="float" office:value="70.07" calcext:value-type="float">
            <text:p>70.07</text:p>
          </table:table-cell>
          <table:table-cell table:style-name="ce6" table:formula="of:=DATE(2014; MONTH([.A707]);DAY([.A707]))" office:value-type="date" office:date-value="2014-09-12" calcext:value-type="date">
            <text:p>09/12/14</text:p>
          </table:table-cell>
        </table:table-row>
        <table:table-row table:style-name="ro1">
          <table:table-cell table:style-name="ce2" office:value-type="date" office:date-value="2000-09-05" calcext:value-type="date">
            <text:p>05-Sep-00</text:p>
          </table:table-cell>
          <table:table-cell table:style-name="ce5" office:value-type="float" office:value="67.79" calcext:value-type="float">
            <text:p>67.79</text:p>
          </table:table-cell>
          <table:table-cell table:style-name="ce6" table:formula="of:=DATE(2014; MONTH([.A708]);DAY([.A708]))" office:value-type="date" office:date-value="2014-09-05" calcext:value-type="date">
            <text:p>09/05/14</text:p>
          </table:table-cell>
        </table:table-row>
        <table:table-row table:style-name="ro1">
          <table:table-cell table:style-name="ce2" office:value-type="date" office:date-value="2000-08-29" calcext:value-type="date">
            <text:p>29-Aug-00</text:p>
          </table:table-cell>
          <table:table-cell table:style-name="ce5" office:value-type="float" office:value="55.71" calcext:value-type="float">
            <text:p>55.71</text:p>
          </table:table-cell>
          <table:table-cell table:style-name="ce6" table:formula="of:=DATE(2014; MONTH([.A709]);DAY([.A709]))" office:value-type="date" office:date-value="2014-08-29" calcext:value-type="date">
            <text:p>08/29/14</text:p>
          </table:table-cell>
        </table:table-row>
        <table:table-row table:style-name="ro1">
          <table:table-cell table:style-name="ce2" office:value-type="date" office:date-value="2000-08-22" calcext:value-type="date">
            <text:p>22-Aug-00</text:p>
          </table:table-cell>
          <table:table-cell table:style-name="ce5" office:value-type="float" office:value="46.79" calcext:value-type="float">
            <text:p>46.79</text:p>
          </table:table-cell>
          <table:table-cell table:style-name="ce6" table:formula="of:=DATE(2014; MONTH([.A710]);DAY([.A710]))" office:value-type="date" office:date-value="2014-08-22" calcext:value-type="date">
            <text:p>08/22/14</text:p>
          </table:table-cell>
        </table:table-row>
        <table:table-row table:style-name="ro1">
          <table:table-cell table:style-name="ce2" office:value-type="date" office:date-value="2000-08-15" calcext:value-type="date">
            <text:p>15-Aug-00</text:p>
          </table:table-cell>
          <table:table-cell table:style-name="ce5" office:value-type="float" office:value="53.93" calcext:value-type="float">
            <text:p>53.93</text:p>
          </table:table-cell>
          <table:table-cell table:style-name="ce6" table:formula="of:=DATE(2014; MONTH([.A711]);DAY([.A711]))" office:value-type="date" office:date-value="2014-08-15" calcext:value-type="date">
            <text:p>08/15/14</text:p>
          </table:table-cell>
        </table:table-row>
        <table:table-row table:style-name="ro1">
          <table:table-cell table:style-name="ce2" office:value-type="date" office:date-value="2000-08-08" calcext:value-type="date">
            <text:p>08-Aug-00</text:p>
          </table:table-cell>
          <table:table-cell table:style-name="ce5" office:value-type="float" office:value="53.05" calcext:value-type="float">
            <text:p>53.05</text:p>
          </table:table-cell>
          <table:table-cell table:style-name="ce6" table:formula="of:=DATE(2014; MONTH([.A712]);DAY([.A712]))" office:value-type="date" office:date-value="2014-08-08" calcext:value-type="date">
            <text:p>08/08/14</text:p>
          </table:table-cell>
        </table:table-row>
        <table:table-row table:style-name="ro1">
          <table:table-cell table:style-name="ce2" office:value-type="date" office:date-value="2000-08-01" calcext:value-type="date">
            <text:p>01-Aug-00</text:p>
          </table:table-cell>
          <table:table-cell table:style-name="ce5" office:value-type="float" office:value="57.18" calcext:value-type="float">
            <text:p>57.18</text:p>
          </table:table-cell>
          <table:table-cell table:style-name="ce6" table:formula="of:=DATE(2014; MONTH([.A713]);DAY([.A713]))" office:value-type="date" office:date-value="2014-08-01" calcext:value-type="date">
            <text:p>08/01/14</text:p>
          </table:table-cell>
        </table:table-row>
        <table:table-row table:style-name="ro1">
          <table:table-cell table:style-name="ce2" office:value-type="date" office:date-value="2000-07-25" calcext:value-type="date">
            <text:p>25-Jul-00</text:p>
          </table:table-cell>
          <table:table-cell table:style-name="ce5" office:value-type="float" office:value="57.9" calcext:value-type="float">
            <text:p>57.9</text:p>
          </table:table-cell>
          <table:table-cell table:style-name="ce6" table:formula="of:=DATE(2014; MONTH([.A714]);DAY([.A714]))" office:value-type="date" office:date-value="2014-07-25" calcext:value-type="date">
            <text:p>07/25/14</text:p>
          </table:table-cell>
        </table:table-row>
        <table:table-row table:style-name="ro1">
          <table:table-cell table:style-name="ce2" office:value-type="date" office:date-value="2000-07-18" calcext:value-type="date">
            <text:p>18-Jul-00</text:p>
          </table:table-cell>
          <table:table-cell table:style-name="ce5" office:value-type="float" office:value="61.78" calcext:value-type="float">
            <text:p>61.78</text:p>
          </table:table-cell>
          <table:table-cell table:style-name="ce6" table:formula="of:=DATE(2014; MONTH([.A715]);DAY([.A715]))" office:value-type="date" office:date-value="2014-07-18" calcext:value-type="date">
            <text:p>07/18/14</text:p>
          </table:table-cell>
        </table:table-row>
        <table:table-row table:style-name="ro1">
          <table:table-cell table:style-name="ce2" office:value-type="date" office:date-value="2000-07-11" calcext:value-type="date">
            <text:p>11-Jul-00</text:p>
          </table:table-cell>
          <table:table-cell table:style-name="ce5" office:value-type="float" office:value="62.33" calcext:value-type="float">
            <text:p>62.33</text:p>
          </table:table-cell>
          <table:table-cell table:style-name="ce6" table:formula="of:=DATE(2014; MONTH([.A716]);DAY([.A716]))" office:value-type="date" office:date-value="2014-07-11" calcext:value-type="date">
            <text:p>07/11/14</text:p>
          </table:table-cell>
        </table:table-row>
        <table:table-row table:style-name="ro1">
          <table:table-cell table:style-name="ce2" office:value-type="date" office:date-value="2000-07-04" calcext:value-type="date">
            <text:p>04-Jul-00</text:p>
          </table:table-cell>
          <table:table-cell table:style-name="ce5" office:value-type="float" office:value="61.47" calcext:value-type="float">
            <text:p>61.47</text:p>
          </table:table-cell>
          <table:table-cell table:style-name="ce6" table:formula="of:=DATE(2014; MONTH([.A717]);DAY([.A717]))" office:value-type="date" office:date-value="2014-07-04" calcext:value-type="date">
            <text:p>07/04/14</text:p>
          </table:table-cell>
        </table:table-row>
        <table:table-row table:style-name="ro1">
          <table:table-cell table:style-name="ce2" office:value-type="date" office:date-value="2000-06-27" calcext:value-type="date">
            <text:p>27-Jun-00</text:p>
          </table:table-cell>
          <table:table-cell table:style-name="ce5" office:value-type="float" office:value="55.42" calcext:value-type="float">
            <text:p>55.42</text:p>
          </table:table-cell>
          <table:table-cell table:style-name="ce6" table:formula="of:=DATE(2014; MONTH([.A718]);DAY([.A718]))" office:value-type="date" office:date-value="2014-06-27" calcext:value-type="date">
            <text:p>06/27/14</text:p>
          </table:table-cell>
        </table:table-row>
        <table:table-row table:style-name="ro1">
          <table:table-cell table:style-name="ce2" office:value-type="date" office:date-value="2000-06-20" calcext:value-type="date">
            <text:p>20-Jun-00</text:p>
          </table:table-cell>
          <table:table-cell table:style-name="ce5" office:value-type="float" office:value="51.7" calcext:value-type="float">
            <text:p>51.7</text:p>
          </table:table-cell>
          <table:table-cell table:style-name="ce6" table:formula="of:=DATE(2014; MONTH([.A719]);DAY([.A719]))" office:value-type="date" office:date-value="2014-06-20" calcext:value-type="date">
            <text:p>06/20/14</text:p>
          </table:table-cell>
        </table:table-row>
        <table:table-row table:style-name="ro1">
          <table:table-cell table:style-name="ce2" office:value-type="date" office:date-value="2000-06-13" calcext:value-type="date">
            <text:p>13-Jun-00</text:p>
          </table:table-cell>
          <table:table-cell table:style-name="ce5" office:value-type="float" office:value="47.28" calcext:value-type="float">
            <text:p>47.28</text:p>
          </table:table-cell>
          <table:table-cell table:style-name="ce6" table:formula="of:=DATE(2014; MONTH([.A720]);DAY([.A720]))" office:value-type="date" office:date-value="2014-06-13" calcext:value-type="date">
            <text:p>06/13/14</text:p>
          </table:table-cell>
        </table:table-row>
        <table:table-row table:style-name="ro1">
          <table:table-cell table:style-name="ce2" office:value-type="date" office:date-value="2000-06-06" calcext:value-type="date">
            <text:p>06-Jun-00</text:p>
          </table:table-cell>
          <table:table-cell table:style-name="ce5" office:value-type="float" office:value="29.84" calcext:value-type="float">
            <text:p>29.84</text:p>
          </table:table-cell>
          <table:table-cell table:style-name="ce6" table:formula="of:=DATE(2014; MONTH([.A721]);DAY([.A721]))" office:value-type="date" office:date-value="2014-06-06" calcext:value-type="date">
            <text:p>06/06/14</text:p>
          </table:table-cell>
        </table:table-row>
        <table:table-row table:style-name="ro1">
          <table:table-cell table:style-name="ce2" office:value-type="date" office:date-value="2000-05-30" calcext:value-type="date">
            <text:p>30-May-00</text:p>
          </table:table-cell>
          <table:table-cell table:style-name="ce5" office:value-type="float" office:value="21.66" calcext:value-type="float">
            <text:p>21.66</text:p>
          </table:table-cell>
          <table:table-cell table:style-name="ce6" table:formula="of:=DATE(2014; MONTH([.A722]);DAY([.A722]))" office:value-type="date" office:date-value="2014-05-30" calcext:value-type="date">
            <text:p>05/30/14</text:p>
          </table:table-cell>
        </table:table-row>
        <table:table-row table:style-name="ro1">
          <table:table-cell table:style-name="ce2" office:value-type="date" office:date-value="2000-05-23" calcext:value-type="date">
            <text:p>23-May-00</text:p>
          </table:table-cell>
          <table:table-cell table:style-name="ce5" office:value-type="float" office:value="26.35" calcext:value-type="float">
            <text:p>26.35</text:p>
          </table:table-cell>
          <table:table-cell table:style-name="ce6" table:formula="of:=DATE(2014; MONTH([.A723]);DAY([.A723]))" office:value-type="date" office:date-value="2014-05-23" calcext:value-type="date">
            <text:p>05/23/14</text:p>
          </table:table-cell>
        </table:table-row>
        <table:table-row table:style-name="ro1">
          <table:table-cell table:style-name="ce2" office:value-type="date" office:date-value="2000-05-16" calcext:value-type="date">
            <text:p>16-May-00</text:p>
          </table:table-cell>
          <table:table-cell table:style-name="ce5" office:value-type="float" office:value="28.1" calcext:value-type="float">
            <text:p>28.1</text:p>
          </table:table-cell>
          <table:table-cell table:style-name="ce6" table:formula="of:=DATE(2014; MONTH([.A724]);DAY([.A724]))" office:value-type="date" office:date-value="2014-05-16" calcext:value-type="date">
            <text:p>05/16/14</text:p>
          </table:table-cell>
        </table:table-row>
        <table:table-row table:style-name="ro1">
          <table:table-cell table:style-name="ce2" office:value-type="date" office:date-value="2000-05-09" calcext:value-type="date">
            <text:p>09-May-00</text:p>
          </table:table-cell>
          <table:table-cell table:style-name="ce5" office:value-type="float" office:value="29.27" calcext:value-type="float">
            <text:p>29.27</text:p>
          </table:table-cell>
          <table:table-cell table:style-name="ce6" table:formula="of:=DATE(2014; MONTH([.A725]);DAY([.A725]))" office:value-type="date" office:date-value="2014-05-09" calcext:value-type="date">
            <text:p>05/09/14</text:p>
          </table:table-cell>
        </table:table-row>
        <table:table-row table:style-name="ro1">
          <table:table-cell table:style-name="ce2" office:value-type="date" office:date-value="2000-05-02" calcext:value-type="date">
            <text:p>02-May-00</text:p>
          </table:table-cell>
          <table:table-cell table:style-name="ce5" office:value-type="float" office:value="30.83" calcext:value-type="float">
            <text:p>30.83</text:p>
          </table:table-cell>
          <table:table-cell table:style-name="ce6" table:formula="of:=DATE(2014; MONTH([.A726]);DAY([.A726]))" office:value-type="date" office:date-value="2014-05-02" calcext:value-type="date">
            <text:p>05/02/14</text:p>
          </table:table-cell>
        </table:table-row>
        <table:table-row table:style-name="ro1">
          <table:table-cell table:style-name="ce2" office:value-type="date" office:date-value="2000-04-25" calcext:value-type="date">
            <text:p>25-Apr-00</text:p>
          </table:table-cell>
          <table:table-cell table:style-name="ce5" office:value-type="float" office:value="30.67" calcext:value-type="float">
            <text:p>30.67</text:p>
          </table:table-cell>
          <table:table-cell table:style-name="ce6" table:formula="of:=DATE(2014; MONTH([.A727]);DAY([.A727]))" office:value-type="date" office:date-value="2014-04-25" calcext:value-type="date">
            <text:p>04/25/14</text:p>
          </table:table-cell>
        </table:table-row>
        <table:table-row table:style-name="ro1">
          <table:table-cell table:style-name="ce2" office:value-type="date" office:date-value="2000-04-18" calcext:value-type="date">
            <text:p>18-Apr-00</text:p>
          </table:table-cell>
          <table:table-cell table:style-name="ce5" office:value-type="float" office:value="43.46" calcext:value-type="float">
            <text:p>43.46</text:p>
          </table:table-cell>
          <table:table-cell table:style-name="ce6" table:formula="of:=DATE(2014; MONTH([.A728]);DAY([.A728]))" office:value-type="date" office:date-value="2014-04-18" calcext:value-type="date">
            <text:p>04/18/14</text:p>
          </table:table-cell>
        </table:table-row>
        <table:table-row table:style-name="ro1">
          <table:table-cell table:style-name="ce2" office:value-type="date" office:date-value="2000-04-11" calcext:value-type="date">
            <text:p>11-Apr-00</text:p>
          </table:table-cell>
          <table:table-cell table:style-name="ce5" office:value-type="float" office:value="32.56" calcext:value-type="float">
            <text:p>32.56</text:p>
          </table:table-cell>
          <table:table-cell table:style-name="ce6" table:formula="of:=DATE(2014; MONTH([.A729]);DAY([.A729]))" office:value-type="date" office:date-value="2014-04-11" calcext:value-type="date">
            <text:p>04/11/14</text:p>
          </table:table-cell>
        </table:table-row>
        <table:table-row table:style-name="ro1">
          <table:table-cell table:style-name="ce2" office:value-type="date" office:date-value="2000-04-04" calcext:value-type="date">
            <text:p>04-Apr-00</text:p>
          </table:table-cell>
          <table:table-cell table:style-name="ce5" office:value-type="float" office:value="31.06" calcext:value-type="float">
            <text:p>31.06</text:p>
          </table:table-cell>
          <table:table-cell table:style-name="ce6" table:formula="of:=DATE(2014; MONTH([.A730]);DAY([.A730]))" office:value-type="date" office:date-value="2014-04-04" calcext:value-type="date">
            <text:p>04/04/14</text:p>
          </table:table-cell>
        </table:table-row>
        <table:table-row table:style-name="ro1">
          <table:table-cell table:style-name="ce2" office:value-type="date" office:date-value="2000-03-28" calcext:value-type="date">
            <text:p>28-Mar-00</text:p>
          </table:table-cell>
          <table:table-cell table:style-name="ce5" office:value-type="float" office:value="30.62" calcext:value-type="float">
            <text:p>30.62</text:p>
          </table:table-cell>
          <table:table-cell table:style-name="ce6" table:formula="of:=DATE(2014; MONTH([.A731]);DAY([.A731]))" office:value-type="date" office:date-value="2014-03-28" calcext:value-type="date">
            <text:p>03/28/14</text:p>
          </table:table-cell>
        </table:table-row>
        <table:table-row table:style-name="ro1">
          <table:table-cell table:style-name="ce2" office:value-type="date" office:date-value="2000-03-21" calcext:value-type="date">
            <text:p>21-Mar-00</text:p>
          </table:table-cell>
          <table:table-cell table:style-name="ce5" office:value-type="float" office:value="35.22" calcext:value-type="float">
            <text:p>35.22</text:p>
          </table:table-cell>
          <table:table-cell table:style-name="ce6" table:formula="of:=DATE(2014; MONTH([.A732]);DAY([.A732]))" office:value-type="date" office:date-value="2014-03-21" calcext:value-type="date">
            <text:p>03/21/14</text:p>
          </table:table-cell>
        </table:table-row>
        <table:table-row table:style-name="ro1">
          <table:table-cell table:style-name="ce2" office:value-type="date" office:date-value="2000-03-14" calcext:value-type="date">
            <text:p>14-Mar-00</text:p>
          </table:table-cell>
          <table:table-cell table:style-name="ce5" office:value-type="float" office:value="35.88" calcext:value-type="float">
            <text:p>35.88</text:p>
          </table:table-cell>
          <table:table-cell table:style-name="ce6" table:formula="of:=DATE(2014; MONTH([.A733]);DAY([.A733]))" office:value-type="date" office:date-value="2014-03-14" calcext:value-type="date">
            <text:p>03/14/14</text:p>
          </table:table-cell>
        </table:table-row>
        <table:table-row table:style-name="ro1">
          <table:table-cell table:style-name="ce2" office:value-type="date" office:date-value="2000-03-07" calcext:value-type="date">
            <text:p>07-Mar-00</text:p>
          </table:table-cell>
          <table:table-cell table:style-name="ce5" office:value-type="float" office:value="50.31" calcext:value-type="float">
            <text:p>50.31</text:p>
          </table:table-cell>
          <table:table-cell table:style-name="ce6" table:formula="of:=DATE(2014; MONTH([.A734]);DAY([.A734]))" office:value-type="date" office:date-value="2014-03-07" calcext:value-type="date">
            <text:p>03/07/14</text:p>
          </table:table-cell>
        </table:table-row>
        <table:table-row table:style-name="ro1">
          <table:table-cell table:style-name="ce2" office:value-type="date" office:date-value="2000-02-29" calcext:value-type="date">
            <text:p>29-Feb-00</text:p>
          </table:table-cell>
          <table:table-cell table:style-name="ce5" office:value-type="float" office:value="51.9" calcext:value-type="float">
            <text:p>51.9</text:p>
          </table:table-cell>
          <table:table-cell table:style-name="ce6" table:formula="of:=DATE(2014; MONTH([.A735]);DAY([.A735]))" office:value-type="date" office:date-value="2014-03-01" calcext:value-type="date">
            <text:p>03/01/14</text:p>
          </table:table-cell>
        </table:table-row>
        <table:table-row table:style-name="ro1">
          <table:table-cell table:style-name="ce2" office:value-type="date" office:date-value="2000-02-22" calcext:value-type="date">
            <text:p>22-Feb-00</text:p>
          </table:table-cell>
          <table:table-cell table:style-name="ce5" office:value-type="float" office:value="56.96" calcext:value-type="float">
            <text:p>56.96</text:p>
          </table:table-cell>
          <table:table-cell table:style-name="ce6" table:formula="of:=DATE(2014; MONTH([.A736]);DAY([.A736]))" office:value-type="date" office:date-value="2014-02-22" calcext:value-type="date">
            <text:p>02/22/14</text:p>
          </table:table-cell>
        </table:table-row>
        <table:table-row table:style-name="ro1">
          <table:table-cell table:style-name="ce2" office:value-type="date" office:date-value="2000-02-15" calcext:value-type="date">
            <text:p>15-Feb-00</text:p>
          </table:table-cell>
          <table:table-cell table:style-name="ce5" office:value-type="float" office:value="59.34" calcext:value-type="float">
            <text:p>59.34</text:p>
          </table:table-cell>
          <table:table-cell table:style-name="ce6" table:formula="of:=DATE(2014; MONTH([.A737]);DAY([.A737]))" office:value-type="date" office:date-value="2014-02-15" calcext:value-type="date">
            <text:p>02/15/14</text:p>
          </table:table-cell>
        </table:table-row>
        <table:table-row table:style-name="ro1">
          <table:table-cell table:style-name="ce2" office:value-type="date" office:date-value="2000-02-08" calcext:value-type="date">
            <text:p>08-Feb-00</text:p>
          </table:table-cell>
          <table:table-cell table:style-name="ce5" office:value-type="float" office:value="60.88" calcext:value-type="float">
            <text:p>60.88</text:p>
          </table:table-cell>
          <table:table-cell table:style-name="ce6" table:formula="of:=DATE(2014; MONTH([.A738]);DAY([.A738]))" office:value-type="date" office:date-value="2014-02-08" calcext:value-type="date">
            <text:p>02/08/14</text:p>
          </table:table-cell>
        </table:table-row>
        <table:table-row table:style-name="ro1">
          <table:table-cell table:style-name="ce2" office:value-type="date" office:date-value="2000-02-01" calcext:value-type="date">
            <text:p>01-Feb-00</text:p>
          </table:table-cell>
          <table:table-cell table:style-name="ce5" office:value-type="float" office:value="61.81" calcext:value-type="float">
            <text:p>61.81</text:p>
          </table:table-cell>
          <table:table-cell table:style-name="ce6" table:formula="of:=DATE(2014; MONTH([.A739]);DAY([.A739]))" office:value-type="date" office:date-value="2014-02-01" calcext:value-type="date">
            <text:p>02/01/14</text:p>
          </table:table-cell>
        </table:table-row>
        <table:table-row table:style-name="ro1">
          <table:table-cell table:style-name="ce2" office:value-type="date" office:date-value="2000-01-25" calcext:value-type="date">
            <text:p>25-Jan-00</text:p>
          </table:table-cell>
          <table:table-cell table:style-name="ce5" office:value-type="float" office:value="74.5" calcext:value-type="float">
            <text:p>74.5</text:p>
          </table:table-cell>
          <table:table-cell table:style-name="ce6" table:formula="of:=DATE(2014; MONTH([.A740]);DAY([.A740]))" office:value-type="date" office:date-value="2014-01-25" calcext:value-type="date">
            <text:p>01/25/14</text:p>
          </table:table-cell>
        </table:table-row>
        <table:table-row table:style-name="ro1">
          <table:table-cell table:style-name="ce2" office:value-type="date" office:date-value="2000-01-18" calcext:value-type="date">
            <text:p>18-Jan-00</text:p>
          </table:table-cell>
          <table:table-cell table:style-name="ce5" office:value-type="float" office:value="70.45" calcext:value-type="float">
            <text:p>70.45</text:p>
          </table:table-cell>
          <table:table-cell table:style-name="ce6" table:formula="of:=DATE(2014; MONTH([.A741]);DAY([.A741]))" office:value-type="date" office:date-value="2014-01-18" calcext:value-type="date">
            <text:p>01/18/14</text:p>
          </table:table-cell>
        </table:table-row>
        <table:table-row table:style-name="ro1">
          <table:table-cell table:style-name="ce2" office:value-type="date" office:date-value="2000-01-11" calcext:value-type="date">
            <text:p>11-Jan-00</text:p>
          </table:table-cell>
          <table:table-cell table:style-name="ce5" office:value-type="float" office:value="57.15" calcext:value-type="float">
            <text:p>57.15</text:p>
          </table:table-cell>
          <table:table-cell table:style-name="ce6" table:formula="of:=DATE(2014; MONTH([.A742]);DAY([.A742]))" office:value-type="date" office:date-value="2014-01-11" calcext:value-type="date">
            <text:p>01/11/14</text:p>
          </table:table-cell>
        </table:table-row>
        <table:table-row table:style-name="ro1">
          <table:table-cell table:style-name="ce2" office:value-type="date" office:date-value="2000-01-04" calcext:value-type="date">
            <text:p>04-Jan-00</text:p>
          </table:table-cell>
          <table:table-cell table:style-name="ce5" office:value-type="float" office:value="52.77" calcext:value-type="float">
            <text:p>52.77</text:p>
          </table:table-cell>
          <table:table-cell table:style-name="ce6" table:formula="of:=DATE(2014; MONTH([.A743]);DAY([.A743]))" office:value-type="date" office:date-value="2014-01-04" calcext:value-type="date">
            <text:p>01/04/14</text:p>
          </table:table-cell>
        </table:table-row>
        <table:table-row table:style-name="ro2" table:number-rows-repeated="104783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20">
      <number:day number:style="long"/>
      <number:text>-Jan-</number:text>
      <number:year/>
    </number:date-style>
    <number:date-style style:name="N121">
      <number:day number:style="long"/>
      <number:text>-</number:text>
      <number:month number:textual="true"/>
      <number:text>-</number:text>
      <number:year/>
    </number:date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6T20:00:07.296186000</meta:creation-date>
    <dc:date>2014-03-26T20:30:44.868158000</dc:date>
    <meta:editing-duration>PT8M</meta:editing-duration>
    <meta:editing-cycles>1</meta:editing-cycles>
    <meta:document-statistic meta:table-count="1" meta:cell-count="2229" meta:object-count="0"/>
    <meta:generator>LibreOffice/4.1.3.2$MacOSX_x86 LibreOffice_project/70feb7d99726f064edab4605a8ab840c50ec57a</meta:generator>
  </office:meta>
</office:document-meta>
</file>